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GoogleOpenSans" svg:font-family="GoogleOpenSan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061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RemuneracaoServidoresInativos-m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9000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GoogleOpenSans" fo:font-size="5pt" fo:font-style="normal" fo:text-shadow="none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OpenSans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000000" fo:background-color="#99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GoogleOpenSans" fo:font-size="5pt" fo:font-style="normal" fo:text-shadow="none" style:text-underline-style="none" fo:font-weight="bold" style:font-size-asian="5pt" style:font-style-asian="normal" style:font-weight-asian="bold" style:font-size-complex="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muneracaoServidoresInativos-m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7" table:default-cell-style-name="ce6"/>
        <table:table-column table:style-name="co1" table:number-columns-repeated="16366" table:default-cell-style-name="Default"/>
        <table:table-row table:style-name="ro1">
          <table:table-cell office:value-type="string" calcext:value-type="string">
            <text:p>matricul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lotacao</text:p>
          </table:table-cell>
          <table:table-cell table:style-name="ce1" office:value-type="string" calcext:value-type="string">
            <text:p>remuneracao</text:p>
          </table:table-cell>
          <table:table-cell table:style-name="ce1" office:value-type="string" calcext:value-type="string">
            <text:p>outras_verbas</text:p>
          </table:table-cell>
          <table:table-cell table:style-name="ce1" office:value-type="string" calcext:value-type="string">
            <text:p>fc_cc</text:p>
          </table:table-cell>
          <table:table-cell table:style-name="ce1" office:value-type="string" calcext:value-type="string">
            <text:p>gratificacao_natalina</text:p>
          </table:table-cell>
          <table:table-cell table:style-name="ce1" office:value-type="string" calcext:value-type="string">
            <text:p>terco_ferias</text:p>
          </table:table-cell>
          <table:table-cell table:style-name="ce1" office:value-type="string" calcext:value-type="string">
            <text:p>abono_permanencia</text:p>
          </table:table-cell>
          <table:table-cell table:style-name="ce8" office:value-type="string" calcext:value-type="string">
            <text:p>outras_remuneracoes_temporarias</text:p>
          </table:table-cell>
          <table:table-cell table:style-name="ce1" office:value-type="string" calcext:value-type="string">
            <text:p>verbas_indenizatorias</text:p>
          </table:table-cell>
          <table:table-cell table:style-name="ce1" office:value-type="string" calcext:value-type="string">
            <text:p>total_rendimentos</text:p>
          </table:table-cell>
          <table:table-cell table:style-name="ce1" office:value-type="string" calcext:value-type="string">
            <text:p>contribuicao_previdenciaria</text:p>
          </table:table-cell>
          <table:table-cell table:style-name="ce1" office:value-type="string" calcext:value-type="string">
            <text:p>irrf</text:p>
          </table:table-cell>
          <table:table-cell table:style-name="ce1" office:value-type="string" calcext:value-type="string">
            <text:p>abate_teto</text:p>
          </table:table-cell>
          <table:table-cell table:style-name="ce1" office:value-type="string" calcext:value-type="string">
            <text:p>total_descontos</text:p>
          </table:table-cell>
          <table:table-cell table:style-name="ce1" office:value-type="string" calcext:value-type="string">
            <text:p>rendimento_liquido</text:p>
          </table:table-cell>
          <table:table-cell table:number-columns-repeated="16366"/>
        </table:table-row>
        <table:table-row table:style-name="ro1">
          <table:table-cell office:value-type="float" office:value="6001937" calcext:value-type="float">
            <text:p>6001937</text:p>
          </table:table-cell>
          <table:table-cell table:style-name="Default" office:value-type="string" calcext:value-type="string">
            <text:p>ADEMILDE MARIA MACHADO POLIDO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ADMINISTRAÇÃO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5889.75" calcext:value-type="float">
            <text:p>5889,7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7559.43" calcext:value-type="float">
            <text:p>27559,43</text:p>
          </table:table-cell>
          <table:table-cell table:style-name="Default" office:value-type="float" office:value="-3173.97" calcext:value-type="float">
            <text:p>-3173,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173.97" calcext:value-type="float">
            <text:p>-3173,97</text:p>
          </table:table-cell>
          <table:table-cell table:style-name="Default" office:value-type="float" office:value="24385.46" calcext:value-type="float">
            <text:p>24385,46</text:p>
          </table:table-cell>
          <table:table-cell table:number-columns-repeated="16366"/>
        </table:table-row>
        <table:table-row table:style-name="ro1">
          <table:table-cell office:value-type="float" office:value="6005351" calcext:value-type="float">
            <text:p>6005351</text:p>
          </table:table-cell>
          <table:table-cell table:style-name="Default" office:value-type="string" calcext:value-type="string">
            <text:p>ADEMIR DE SOUSA SILV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GESTÃO DE CONTRATOS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1822.64" calcext:value-type="float">
            <text:p>1822,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298.37" calcext:value-type="float">
            <text:p>20298,37</text:p>
          </table:table-cell>
          <table:table-cell table:style-name="Default" office:value-type="float" office:value="3690.89" calcext:value-type="float">
            <text:p>3690,89</text:p>
          </table:table-cell>
          <table:table-cell table:style-name="Default" office:value-type="float" office:value="9647.96" calcext:value-type="float">
            <text:p>9647,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472.89" calcext:value-type="float">
            <text:p>56472,89</text:p>
          </table:table-cell>
          <table:table-cell table:style-name="Default" office:value-type="float" office:value="-2372.24" calcext:value-type="float">
            <text:p>-2372,24</text:p>
          </table:table-cell>
          <table:table-cell table:style-name="Default" office:value-type="float" office:value="-4679.3" calcext:value-type="float">
            <text:p>-4679,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444.65" calcext:value-type="float">
            <text:p>-8444,65</text:p>
          </table:table-cell>
          <table:table-cell table:style-name="Default" office:value-type="float" office:value="48028.24" calcext:value-type="float">
            <text:p>48028,24</text:p>
          </table:table-cell>
          <table:table-cell table:number-columns-repeated="16366"/>
        </table:table-row>
        <table:table-row table:style-name="ro1">
          <table:table-cell office:value-type="float" office:value="6000112" calcext:value-type="float">
            <text:p>6000112</text:p>
          </table:table-cell>
          <table:table-cell table:style-name="Default" office:value-type="string" calcext:value-type="string">
            <text:p>ADILSON CELSO OLIVEIRA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853.81" calcext:value-type="float">
            <text:p>853,8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061.27" calcext:value-type="float">
            <text:p>14061,27</text:p>
          </table:table-cell>
          <table:table-cell table:style-name="Default" office:value-type="float" office:value="-924.46" calcext:value-type="float">
            <text:p>-924,46</text:p>
          </table:table-cell>
          <table:table-cell table:style-name="Default" office:value-type="float" office:value="-2088.75" calcext:value-type="float">
            <text:p>-2088,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013.21" calcext:value-type="float">
            <text:p>-3013,21</text:p>
          </table:table-cell>
          <table:table-cell table:style-name="Default" office:value-type="float" office:value="11048.06" calcext:value-type="float">
            <text:p>11048,06</text:p>
          </table:table-cell>
          <table:table-cell table:number-columns-repeated="16366"/>
        </table:table-row>
        <table:table-row table:style-name="ro1">
          <table:table-cell office:value-type="float" office:value="6000360" calcext:value-type="float">
            <text:p>6000360</text:p>
          </table:table-cell>
          <table:table-cell table:style-name="Default" office:value-type="string" calcext:value-type="string">
            <text:p>AGNALDO VIEIRA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ADMINISTRATIVA DA COORDENADORIA DE ÓRGÃO INTERVENIENTE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5469.44" calcext:value-type="float">
            <text:p>5469,4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276.68" calcext:value-type="float">
            <text:p>18276,68</text:p>
          </table:table-cell>
          <table:table-cell table:style-name="Default" office:value-type="float" office:value="-1620.01" calcext:value-type="float">
            <text:p>-1620,01</text:p>
          </table:table-cell>
          <table:table-cell table:style-name="Default" office:value-type="float" office:value="-2720.55" calcext:value-type="float">
            <text:p>-2720,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340.56" calcext:value-type="float">
            <text:p>-4340,56</text:p>
          </table:table-cell>
          <table:table-cell table:style-name="Default" office:value-type="float" office:value="13936.12" calcext:value-type="float">
            <text:p>13936,12</text:p>
          </table:table-cell>
          <table:table-cell table:number-columns-repeated="16366"/>
        </table:table-row>
        <table:table-row table:style-name="ro1">
          <table:table-cell office:value-type="float" office:value="6000017" calcext:value-type="float">
            <text:p>6000017</text:p>
          </table:table-cell>
          <table:table-cell table:style-name="Default" office:value-type="string" calcext:value-type="string">
            <text:p>AJAX DE ANDRADE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COORDENAÇÃO PROCESSUAL</text:p>
          </table:table-cell>
          <table:table-cell table:style-name="Default" office:value-type="float" office:value="10457.81" calcext:value-type="float">
            <text:p>10457,81</text:p>
          </table:table-cell>
          <table:table-cell table:style-name="Default" office:value-type="float" office:value="2676.91" calcext:value-type="float">
            <text:p>2676,9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134.72" calcext:value-type="float">
            <text:p>13134,72</text:p>
          </table:table-cell>
          <table:table-cell table:style-name="Default" office:value-type="float" office:value="-775.56" calcext:value-type="float">
            <text:p>-775,56</text:p>
          </table:table-cell>
          <table:table-cell table:style-name="Default" office:value-type="float" office:value="-1979.17" calcext:value-type="float">
            <text:p>-1979,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754.73" calcext:value-type="float">
            <text:p>-2754,73</text:p>
          </table:table-cell>
          <table:table-cell table:style-name="Default" office:value-type="float" office:value="10379.99" calcext:value-type="float">
            <text:p>10379,99</text:p>
          </table:table-cell>
          <table:table-cell table:number-columns-repeated="16366"/>
        </table:table-row>
        <table:table-row table:style-name="ro1">
          <table:table-cell office:value-type="float" office:value="6000609" calcext:value-type="float">
            <text:p>6000609</text:p>
          </table:table-cell>
          <table:table-cell table:style-name="Default" office:value-type="string" calcext:value-type="string">
            <text:p>ALAIDE CANTUARIA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907.17" calcext:value-type="float">
            <text:p>907,1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714.41" calcext:value-type="float">
            <text:p>13714,41</text:p>
          </table:table-cell>
          <table:table-cell table:style-name="Default" office:value-type="float" office:value="-867.23" calcext:value-type="float">
            <text:p>-867,23</text:p>
          </table:table-cell>
          <table:table-cell table:style-name="Default" office:value-type="float" office:value="-2113.38" calcext:value-type="float">
            <text:p>-2113,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980.61" calcext:value-type="float">
            <text:p>-2980,61</text:p>
          </table:table-cell>
          <table:table-cell table:style-name="Default" office:value-type="float" office:value="10733.8" calcext:value-type="float">
            <text:p>10733,8</text:p>
          </table:table-cell>
          <table:table-cell table:number-columns-repeated="16366"/>
        </table:table-row>
        <table:table-row table:style-name="ro1">
          <table:table-cell office:value-type="float" office:value="6003701" calcext:value-type="float">
            <text:p>6003701</text:p>
          </table:table-cell>
          <table:table-cell table:style-name="Default" office:value-type="string" calcext:value-type="string">
            <text:p>ALBERTO DOMINGOS VALMÓRBID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PERÍCIAS DE ENGENHARIA E SEGURANÇA DO TRABALHO</text:p>
          </table:table-cell>
          <table:table-cell table:style-name="Default" office:value-type="float" office:value="21669.68" calcext:value-type="float">
            <text:p>21669,6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-2179.85" calcext:value-type="float">
            <text:p>-2179,85</text:p>
          </table:table-cell>
          <table:table-cell table:style-name="Default" office:value-type="float" office:value="-3940.1" calcext:value-type="float">
            <text:p>-3940,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19.95" calcext:value-type="float">
            <text:p>-6119,95</text:p>
          </table:table-cell>
          <table:table-cell table:style-name="Default" office:value-type="float" office:value="15549.73" calcext:value-type="float">
            <text:p>15549,73</text:p>
          </table:table-cell>
          <table:table-cell table:number-columns-repeated="16366"/>
        </table:table-row>
        <table:table-row table:style-name="ro1">
          <table:table-cell office:value-type="float" office:value="6000617" calcext:value-type="float">
            <text:p>6000617</text:p>
          </table:table-cell>
          <table:table-cell table:style-name="Default" office:value-type="string" calcext:value-type="string">
            <text:p>ALBINA ALMEIDA ROCHA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853.81" calcext:value-type="float">
            <text:p>853,8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661.05" calcext:value-type="float">
            <text:p>13661,05</text:p>
          </table:table-cell>
          <table:table-cell table:style-name="Default" office:value-type="float" office:value="-858.43" calcext:value-type="float">
            <text:p>-858,43</text:p>
          </table:table-cell>
          <table:table-cell table:style-name="Default" office:value-type="float" office:value="-2101.12" calcext:value-type="float">
            <text:p>-2101,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959.55" calcext:value-type="float">
            <text:p>-2959,55</text:p>
          </table:table-cell>
          <table:table-cell table:style-name="Default" office:value-type="float" office:value="10701.5" calcext:value-type="float">
            <text:p>10701,5</text:p>
          </table:table-cell>
          <table:table-cell table:number-columns-repeated="1636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ALCY PEREIRA DE MORA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4674.63" calcext:value-type="float">
            <text:p>4674,6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481.87" calcext:value-type="float">
            <text:p>17481,87</text:p>
          </table:table-cell>
          <table:table-cell table:style-name="Default" office:value-type="float" office:value="-1488.86" calcext:value-type="float">
            <text:p>-1488,86</text:p>
          </table:table-cell>
          <table:table-cell table:style-name="Default" office:value-type="float" office:value="-2926.34" calcext:value-type="float">
            <text:p>-2926,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415.2" calcext:value-type="float">
            <text:p>-4415,2</text:p>
          </table:table-cell>
          <table:table-cell table:style-name="Default" office:value-type="float" office:value="13066.67" calcext:value-type="float">
            <text:p>13066,67</text:p>
          </table:table-cell>
          <table:table-cell table:number-columns-repeated="16366"/>
        </table:table-row>
        <table:table-row table:style-name="ro1">
          <table:table-cell office:value-type="float" office:value="6000368" calcext:value-type="float">
            <text:p>6000368</text:p>
          </table:table-cell>
          <table:table-cell table:style-name="Default" office:value-type="string" calcext:value-type="string">
            <text:p>ALDA MARIA ALV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-GERAL</text:p>
          </table:table-cell>
          <table:table-cell table:style-name="Default" office:value-type="float" office:value="10895.04" calcext:value-type="float">
            <text:p>10895,04</text:p>
          </table:table-cell>
          <table:table-cell table:style-name="Default" office:value-type="float" office:value="2839.33" calcext:value-type="float">
            <text:p>2839,3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734.37" calcext:value-type="float">
            <text:p>13734,37</text:p>
          </table:table-cell>
          <table:table-cell table:style-name="Default" office:value-type="float" office:value="-870.53" calcext:value-type="float">
            <text:p>-870,53</text:p>
          </table:table-cell>
          <table:table-cell table:style-name="Default" office:value-type="float" office:value="-2117.96" calcext:value-type="float">
            <text:p>-2117,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988.49" calcext:value-type="float">
            <text:p>-2988,49</text:p>
          </table:table-cell>
          <table:table-cell table:style-name="Default" office:value-type="float" office:value="10745.88" calcext:value-type="float">
            <text:p>10745,88</text:p>
          </table:table-cell>
          <table:table-cell table:number-columns-repeated="16366"/>
        </table:table-row>
        <table:table-row table:style-name="ro1">
          <table:table-cell office:value-type="float" office:value="6001552" calcext:value-type="float">
            <text:p>6001552</text:p>
          </table:table-cell>
          <table:table-cell table:style-name="Default" office:value-type="string" calcext:value-type="string">
            <text:p>ALESSANDRA SATIE SUZUK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27º OFÍCIO GERAL DA PRT DA 2ª REGIÃO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1050.65" calcext:value-type="float">
            <text:p>1050,6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720.33" calcext:value-type="float">
            <text:p>22720,33</text:p>
          </table:table-cell>
          <table:table-cell table:style-name="Default" office:value-type="float" office:value="-2353.21" calcext:value-type="float">
            <text:p>-2353,21</text:p>
          </table:table-cell>
          <table:table-cell table:style-name="Default" office:value-type="float" office:value="-4652.82" calcext:value-type="float">
            <text:p>-4652,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006.03" calcext:value-type="float">
            <text:p>-7006,03</text:p>
          </table:table-cell>
          <table:table-cell table:style-name="Default" office:value-type="float" office:value="15714.3" calcext:value-type="float">
            <text:p>15714,3</text:p>
          </table:table-cell>
          <table:table-cell table:number-columns-repeated="16366"/>
        </table:table-row>
        <table:table-row table:style-name="ro2">
          <table:table-cell office:value-type="float" office:value="6000427" calcext:value-type="float">
            <text:p>6000427</text:p>
          </table:table-cell>
          <table:table-cell table:style-name="Default" office:value-type="string" calcext:value-type="string">
            <text:p>ALEX JONE BRAGA DOS SANTO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SECRETARIA EXECUTIVA DE TECNOLOGIA DA INFORMAÇÃO E COMUNICAÇÃO DA SETIC DO GPGT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412.19" calcext:value-type="float">
            <text:p>2412,1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486.24" calcext:value-type="float">
            <text:p>15486,24</text:p>
          </table:table-cell>
          <table:table-cell table:style-name="Default" office:value-type="float" office:value="-1159.58" calcext:value-type="float">
            <text:p>-1159,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159.58" calcext:value-type="float">
            <text:p>-1159,58</text:p>
          </table:table-cell>
          <table:table-cell table:style-name="Default" office:value-type="float" office:value="14326.66" calcext:value-type="float">
            <text:p>14326,66</text:p>
          </table:table-cell>
          <table:table-cell table:number-columns-repeated="16366"/>
        </table:table-row>
        <table:table-row table:style-name="ro1">
          <table:table-cell office:value-type="float" office:value="6000412" calcext:value-type="float">
            <text:p>6000412</text:p>
          </table:table-cell>
          <table:table-cell table:style-name="Default" office:value-type="string" calcext:value-type="string">
            <text:p>ALEXANDRE ZAHN TRINDAD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TECNOLOGIA DA INFORMAÇÃ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718.93" calcext:value-type="float">
            <text:p>1718,9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526.17" calcext:value-type="float">
            <text:p>14526,17</text:p>
          </table:table-cell>
          <table:table-cell table:style-name="Default" office:value-type="float" office:value="-1001.17" calcext:value-type="float">
            <text:p>-1001,17</text:p>
          </table:table-cell>
          <table:table-cell table:style-name="Default" office:value-type="float" office:value="-2299.78" calcext:value-type="float">
            <text:p>-2299,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300.95" calcext:value-type="float">
            <text:p>-3300,95</text:p>
          </table:table-cell>
          <table:table-cell table:style-name="Default" office:value-type="float" office:value="11225.22" calcext:value-type="float">
            <text:p>11225,22</text:p>
          </table:table-cell>
          <table:table-cell table:number-columns-repeated="16366"/>
        </table:table-row>
        <table:table-row table:style-name="ro1">
          <table:table-cell office:value-type="float" office:value="6000346" calcext:value-type="float">
            <text:p>6000346</text:p>
          </table:table-cell>
          <table:table-cell table:style-name="Default" office:value-type="string" calcext:value-type="string">
            <text:p>ALOISIO FERREIRA DE VASCONCEL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ORÇAMENTO E FINANÇAS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14278.41" calcext:value-type="float">
            <text:p>14278,4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35291.44" calcext:value-type="float">
            <text:p>35291,44</text:p>
          </table:table-cell>
          <table:table-cell table:style-name="Default" office:value-type="float" office:value="-4643.05" calcext:value-type="float">
            <text:p>-4643,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4643.05" calcext:value-type="float">
            <text:p>-4643,05</text:p>
          </table:table-cell>
          <table:table-cell table:style-name="Default" office:value-type="float" office:value="30648.39" calcext:value-type="float">
            <text:p>30648,39</text:p>
          </table:table-cell>
          <table:table-cell table:number-columns-repeated="16366"/>
        </table:table-row>
        <table:table-row table:style-name="ro1">
          <table:table-cell office:value-type="float" office:value="6000179" calcext:value-type="float">
            <text:p>6000179</text:p>
          </table:table-cell>
          <table:table-cell table:style-name="Default" office:value-type="string" calcext:value-type="string">
            <text:p>ALTAMIRA CARDOSO FEITOS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DIRETO AOS PROCURADORES - PRT01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747.08" calcext:value-type="float">
            <text:p>747,0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554.32" calcext:value-type="float">
            <text:p>13554,32</text:p>
          </table:table-cell>
          <table:table-cell table:style-name="Default" office:value-type="float" office:value="-840.82" calcext:value-type="float">
            <text:p>-840,82</text:p>
          </table:table-cell>
          <table:table-cell table:style-name="Default" office:value-type="float" office:value="-2600.21" calcext:value-type="float">
            <text:p>-2600,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441.03" calcext:value-type="float">
            <text:p>-3441,03</text:p>
          </table:table-cell>
          <table:table-cell table:style-name="Default" office:value-type="float" office:value="10113.29" calcext:value-type="float">
            <text:p>10113,29</text:p>
          </table:table-cell>
          <table:table-cell table:number-columns-repeated="16366"/>
        </table:table-row>
        <table:table-row table:style-name="ro1">
          <table:table-cell office:value-type="float" office:value="6000576" calcext:value-type="float">
            <text:p>6000576</text:p>
          </table:table-cell>
          <table:table-cell table:style-name="Default" office:value-type="string" calcext:value-type="string">
            <text:p>ALVINO LISBOA LEITE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TRANSPORTES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4153.85" calcext:value-type="float">
            <text:p>4153,8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961.09" calcext:value-type="float">
            <text:p>16961,09</text:p>
          </table:table-cell>
          <table:table-cell table:style-name="Default" office:value-type="float" office:value="-1402.93" calcext:value-type="float">
            <text:p>-1402,93</text:p>
          </table:table-cell>
          <table:table-cell table:style-name="Default" office:value-type="float" office:value="-2858.89" calcext:value-type="float">
            <text:p>-2858,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261.82" calcext:value-type="float">
            <text:p>-4261,82</text:p>
          </table:table-cell>
          <table:table-cell table:style-name="Default" office:value-type="float" office:value="12699.27" calcext:value-type="float">
            <text:p>12699,27</text:p>
          </table:table-cell>
          <table:table-cell table:number-columns-repeated="16366"/>
        </table:table-row>
        <table:table-row table:style-name="ro1">
          <table:table-cell office:value-type="float" office:value="6000246" calcext:value-type="float">
            <text:p>6000246</text:p>
          </table:table-cell>
          <table:table-cell table:style-name="Default" office:value-type="string" calcext:value-type="string">
            <text:p>AMELIA SATIKO KIKUTI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8488.78" calcext:value-type="float">
            <text:p>8488,7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296.02" calcext:value-type="float">
            <text:p>21296,02</text:p>
          </table:table-cell>
          <table:table-cell table:style-name="Default" office:value-type="float" office:value="-2118.2" calcext:value-type="float">
            <text:p>-2118,2</text:p>
          </table:table-cell>
          <table:table-cell table:style-name="Default" office:value-type="float" office:value="-3854.3" calcext:value-type="float">
            <text:p>-3854,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972.5" calcext:value-type="float">
            <text:p>-5972,5</text:p>
          </table:table-cell>
          <table:table-cell table:style-name="Default" office:value-type="float" office:value="15323.52" calcext:value-type="float">
            <text:p>15323,52</text:p>
          </table:table-cell>
          <table:table-cell table:number-columns-repeated="16366"/>
        </table:table-row>
        <table:table-row table:style-name="ro1">
          <table:table-cell office:value-type="float" office:value="6006973" calcext:value-type="float">
            <text:p>6006973</text:p>
          </table:table-cell>
          <table:table-cell table:style-name="Default" office:value-type="string" calcext:value-type="string">
            <text:p>ANA CLELIA FERRAREZ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7º OFÍCIO GERAL DA PRT DA 13ª REGIÃO</text:p>
          </table:table-cell>
          <table:table-cell table:style-name="Default" office:value-type="float" office:value="13074.05" calcext:value-type="float">
            <text:p>13074,0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-766.76" calcext:value-type="float">
            <text:p>-766,76</text:p>
          </table:table-cell>
          <table:table-cell table:style-name="Default" office:value-type="float" office:value="-2488.5" calcext:value-type="float">
            <text:p>-2488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255.26" calcext:value-type="float">
            <text:p>-3255,26</text:p>
          </table:table-cell>
          <table:table-cell table:style-name="Default" office:value-type="float" office:value="9818.79" calcext:value-type="float">
            <text:p>9818,79</text:p>
          </table:table-cell>
          <table:table-cell table:number-columns-repeated="16366"/>
        </table:table-row>
        <table:table-row table:style-name="ro1">
          <table:table-cell office:value-type="float" office:value="6005446" calcext:value-type="float">
            <text:p>6005446</text:p>
          </table:table-cell>
          <table:table-cell table:style-name="Default" office:value-type="string" calcext:value-type="string">
            <text:p>ANA CRISTINA ALMEIDA SANTAN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6º OFÍCIO GERAL DA PRT DA 20ª REGIÃO</text:p>
          </table:table-cell>
          <table:table-cell table:style-name="Default" office:value-type="float" office:value="13340.87" calcext:value-type="float">
            <text:p>13340,87</text:p>
          </table:table-cell>
          <table:table-cell table:style-name="Default" office:value-type="float" office:value="5383.98" calcext:value-type="float">
            <text:p>5383,9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724.85" calcext:value-type="float">
            <text:p>18724,85</text:p>
          </table:table-cell>
          <table:table-cell table:style-name="Default" office:value-type="float" office:value="-1693.96" calcext:value-type="float">
            <text:p>-1693,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693.96" calcext:value-type="float">
            <text:p>-1693,96</text:p>
          </table:table-cell>
          <table:table-cell table:style-name="Default" office:value-type="float" office:value="17030.89" calcext:value-type="float">
            <text:p>17030,89</text:p>
          </table:table-cell>
          <table:table-cell table:number-columns-repeated="16366"/>
        </table:table-row>
        <table:table-row table:style-name="ro1">
          <table:table-cell office:value-type="float" office:value="6000435" calcext:value-type="float">
            <text:p>6000435</text:p>
          </table:table-cell>
          <table:table-cell table:style-name="Default" office:value-type="string" calcext:value-type="string">
            <text:p>ANA IVETE ANTONIO DE OLIVEIR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907.17" calcext:value-type="float">
            <text:p>907,1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714.41" calcext:value-type="float">
            <text:p>13714,41</text:p>
          </table:table-cell>
          <table:table-cell table:style-name="Default" office:value-type="float" office:value="-867.23" calcext:value-type="float">
            <text:p>-867,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67.23" calcext:value-type="float">
            <text:p>-867,23</text:p>
          </table:table-cell>
          <table:table-cell table:style-name="Default" office:value-type="float" office:value="12847.18" calcext:value-type="float">
            <text:p>12847,18</text:p>
          </table:table-cell>
          <table:table-cell table:number-columns-repeated="16366"/>
        </table:table-row>
        <table:table-row table:style-name="ro1">
          <table:table-cell office:value-type="float" office:value="6002364" calcext:value-type="float">
            <text:p>6002364</text:p>
          </table:table-cell>
          <table:table-cell table:style-name="Default" office:value-type="string" calcext:value-type="string">
            <text:p>ANA LUIZA CRESPO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DIRETORIA REGIONAL</text:p>
          </table:table-cell>
          <table:table-cell table:style-name="Default" office:value-type="float" office:value="13074.05" calcext:value-type="float">
            <text:p>13074,0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-766.76" calcext:value-type="float">
            <text:p>-766,76</text:p>
          </table:table-cell>
          <table:table-cell table:style-name="Default" office:value-type="float" office:value="-2488.5" calcext:value-type="float">
            <text:p>-2488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255.26" calcext:value-type="float">
            <text:p>-3255,26</text:p>
          </table:table-cell>
          <table:table-cell table:style-name="Default" office:value-type="float" office:value="9818.79" calcext:value-type="float">
            <text:p>9818,79</text:p>
          </table:table-cell>
          <table:table-cell table:number-columns-repeated="16366"/>
        </table:table-row>
        <table:table-row table:style-name="ro1">
          <table:table-cell office:value-type="float" office:value="6002650" calcext:value-type="float">
            <text:p>6002650</text:p>
          </table:table-cell>
          <table:table-cell table:style-name="Default" office:value-type="string" calcext:value-type="string">
            <text:p>ANA MARIA BICA MEDEIROS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SEÇÃO DE ACERVO E ATENDIMENTO</text:p>
          </table:table-cell>
          <table:table-cell table:style-name="Default" office:value-type="float" office:value="13265.7" calcext:value-type="float">
            <text:p>13265,7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3265.7" calcext:value-type="float">
            <text:p>13265,7</text:p>
          </table:table-cell>
          <table:table-cell table:style-name="Default" office:value-type="float" office:value="-794.55" calcext:value-type="float">
            <text:p>-794,55</text:p>
          </table:table-cell>
          <table:table-cell table:style-name="Default" office:value-type="float" office:value="-2009.97" calcext:value-type="float">
            <text:p>-2009,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804.52" calcext:value-type="float">
            <text:p>-2804,52</text:p>
          </table:table-cell>
          <table:table-cell table:style-name="Default" office:value-type="float" office:value="10461.18" calcext:value-type="float">
            <text:p>10461,18</text:p>
          </table:table-cell>
          <table:table-cell table:number-columns-repeated="16366"/>
        </table:table-row>
        <table:table-row table:style-name="ro1">
          <table:table-cell office:value-type="float" office:value="6001971" calcext:value-type="float">
            <text:p>6001971</text:p>
          </table:table-cell>
          <table:table-cell table:style-name="Default" office:value-type="string" calcext:value-type="string">
            <text:p>ANA MARIA CAMELO DE ALMEID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87.55" calcext:value-type="float">
            <text:p>87,5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757.23" calcext:value-type="float">
            <text:p>21757,23</text:p>
          </table:table-cell>
          <table:table-cell table:style-name="Default" office:value-type="float" office:value="-2194.3" calcext:value-type="float">
            <text:p>-2194,3</text:p>
          </table:table-cell>
          <table:table-cell table:style-name="Default" office:value-type="float" office:value="-3960.21" calcext:value-type="float">
            <text:p>-3960,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54.51" calcext:value-type="float">
            <text:p>-6154,51</text:p>
          </table:table-cell>
          <table:table-cell table:style-name="Default" office:value-type="float" office:value="15602.72" calcext:value-type="float">
            <text:p>15602,72</text:p>
          </table:table-cell>
          <table:table-cell table:number-columns-repeated="16366"/>
        </table:table-row>
        <table:table-row table:style-name="ro1">
          <table:table-cell office:value-type="float" office:value="6000146" calcext:value-type="float">
            <text:p>6000146</text:p>
          </table:table-cell>
          <table:table-cell table:style-name="Default" office:value-type="string" calcext:value-type="string">
            <text:p>ANA MARIA DE SOUZ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Default" office:value-type="float" office:value="10672.7" calcext:value-type="float">
            <text:p>10672,7</text:p>
          </table:table-cell>
          <table:table-cell table:style-name="Default" office:value-type="float" office:value="4381.98" calcext:value-type="float">
            <text:p>4381,9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054.68" calcext:value-type="float">
            <text:p>15054,68</text:p>
          </table:table-cell>
          <table:table-cell table:style-name="Default" office:value-type="float" office:value="-1088.38" calcext:value-type="float">
            <text:p>-1088,38</text:p>
          </table:table-cell>
          <table:table-cell table:style-name="Default" office:value-type="float" office:value="-2369" calcext:value-type="float">
            <text:p>-23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457.38" calcext:value-type="float">
            <text:p>-3457,38</text:p>
          </table:table-cell>
          <table:table-cell table:style-name="Default" office:value-type="float" office:value="11597.3" calcext:value-type="float">
            <text:p>11597,3</text:p>
          </table:table-cell>
          <table:table-cell table:number-columns-repeated="16366"/>
        </table:table-row>
        <table:table-row table:style-name="ro1">
          <table:table-cell office:value-type="float" office:value="6000534" calcext:value-type="float">
            <text:p>6000534</text:p>
          </table:table-cell>
          <table:table-cell table:style-name="Default" office:value-type="string" calcext:value-type="string">
            <text:p>ANA MARIA GARBOGGINI LOUREIRO FILH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CHEFIA DE GABINETE DO PROCURADOR-CHEFE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853.81" calcext:value-type="float">
            <text:p>853,8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661.05" calcext:value-type="float">
            <text:p>13661,05</text:p>
          </table:table-cell>
          <table:table-cell table:style-name="Default" office:value-type="float" office:value="-858.43" calcext:value-type="float">
            <text:p>-858,43</text:p>
          </table:table-cell>
          <table:table-cell table:style-name="Default" office:value-type="float" office:value="-2624.72" calcext:value-type="float">
            <text:p>-2624,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483.15" calcext:value-type="float">
            <text:p>-3483,15</text:p>
          </table:table-cell>
          <table:table-cell table:style-name="Default" office:value-type="float" office:value="10177.9" calcext:value-type="float">
            <text:p>10177,9</text:p>
          </table:table-cell>
          <table:table-cell table:number-columns-repeated="16366"/>
        </table:table-row>
        <table:table-row table:style-name="ro1">
          <table:table-cell office:value-type="float" office:value="2095734" calcext:value-type="float">
            <text:p>2095734</text:p>
          </table:table-cell>
          <table:table-cell table:style-name="Default" office:value-type="string" calcext:value-type="string">
            <text:p>ANA MARIA GARCIA LOP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14050.21" calcext:value-type="float">
            <text:p>14050,2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35063.24" calcext:value-type="float">
            <text:p>35063,24</text:p>
          </table:table-cell>
          <table:table-cell table:style-name="Default" office:value-type="float" office:value="-4599.69" calcext:value-type="float">
            <text:p>-4599,69</text:p>
          </table:table-cell>
          <table:table-cell table:style-name="Default" office:value-type="float" office:value="-6957.88" calcext:value-type="float">
            <text:p>-6957,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557.57" calcext:value-type="float">
            <text:p>-11557,57</text:p>
          </table:table-cell>
          <table:table-cell table:style-name="Default" office:value-type="float" office:value="23505.67" calcext:value-type="float">
            <text:p>23505,67</text:p>
          </table:table-cell>
          <table:table-cell table:number-columns-repeated="16366"/>
        </table:table-row>
        <table:table-row table:style-name="ro1">
          <table:table-cell office:value-type="float" office:value="6000902" calcext:value-type="float">
            <text:p>6000902</text:p>
          </table:table-cell>
          <table:table-cell table:style-name="Default" office:value-type="string" calcext:value-type="string">
            <text:p>ANA MARIA LUCHESI </text:p>
          </table:table-cell>
          <table:table-cell table:style-name="ce2" office:value-type="string" calcext:value-type="string">
            <text:p>INATIVO PROPOR. COMPULSORIO - IDADE</text:p>
          </table:table-cell>
          <table:table-cell table:style-name="ce2" office:value-type="string" calcext:value-type="string">
            <text:p>SECRETARIA DA CHEFIA DE GABINETE DO PROCURADOR-CHEFE</text:p>
          </table:table-cell>
          <table:table-cell table:style-name="Default" office:value-type="float" office:value="14773.09" calcext:value-type="float">
            <text:p>14773,09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4773.09" calcext:value-type="float">
            <text:p>14773,09</text:p>
          </table:table-cell>
          <table:table-cell table:style-name="Default" office:value-type="float" office:value="-1041.91" calcext:value-type="float">
            <text:p>-1041,91</text:p>
          </table:table-cell>
          <table:table-cell table:style-name="Default" office:value-type="float" office:value="-2356.48" calcext:value-type="float">
            <text:p>-2356,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398.39" calcext:value-type="float">
            <text:p>-3398,39</text:p>
          </table:table-cell>
          <table:table-cell table:style-name="Default" office:value-type="float" office:value="11374.7" calcext:value-type="float">
            <text:p>11374,7</text:p>
          </table:table-cell>
          <table:table-cell table:number-columns-repeated="16366"/>
        </table:table-row>
        <table:table-row table:style-name="ro1">
          <table:table-cell office:value-type="float" office:value="6002105" calcext:value-type="float">
            <text:p>6002105</text:p>
          </table:table-cell>
          <table:table-cell table:style-name="Default" office:value-type="string" calcext:value-type="string">
            <text:p>ANA PAULA MARANGHETTI ARI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SSISTÊNCIA À SAÚDE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87.55" calcext:value-type="float">
            <text:p>87,5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757.23" calcext:value-type="float">
            <text:p>21757,23</text:p>
          </table:table-cell>
          <table:table-cell table:style-name="Default" office:value-type="float" office:value="-2194.3" calcext:value-type="float">
            <text:p>-2194,3</text:p>
          </table:table-cell>
          <table:table-cell table:style-name="Default" office:value-type="float" office:value="-4483.8" calcext:value-type="float">
            <text:p>-4483,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678.1" calcext:value-type="float">
            <text:p>-6678,1</text:p>
          </table:table-cell>
          <table:table-cell table:style-name="Default" office:value-type="float" office:value="15079.13" calcext:value-type="float">
            <text:p>15079,13</text:p>
          </table:table-cell>
          <table:table-cell table:number-columns-repeated="16366"/>
        </table:table-row>
        <table:table-row table:style-name="ro1">
          <table:table-cell office:value-type="float" office:value="6007658" calcext:value-type="float">
            <text:p>6007658</text:p>
          </table:table-cell>
          <table:table-cell table:style-name="Default" office:value-type="string" calcext:value-type="string">
            <text:p>ANA VALÉRIA SILVA BRATKOWSK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ACERVO E ATENDIMENTO</text:p>
          </table:table-cell>
          <table:table-cell table:style-name="Default" office:value-type="float" office:value="12575.05" calcext:value-type="float">
            <text:p>12575,0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2575.05" calcext:value-type="float">
            <text:p>12575,05</text:p>
          </table:table-cell>
          <table:table-cell table:style-name="Default" office:value-type="float" office:value="-694.41" calcext:value-type="float">
            <text:p>-694,41</text:p>
          </table:table-cell>
          <table:table-cell table:style-name="Default" office:value-type="float" office:value="-1847.58" calcext:value-type="float">
            <text:p>-1847,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541.99" calcext:value-type="float">
            <text:p>-2541,99</text:p>
          </table:table-cell>
          <table:table-cell table:style-name="Default" office:value-type="float" office:value="10033.06" calcext:value-type="float">
            <text:p>10033,06</text:p>
          </table:table-cell>
          <table:table-cell table:number-columns-repeated="16366"/>
        </table:table-row>
        <table:table-row table:style-name="ro1">
          <table:table-cell office:value-type="float" office:value="6000851" calcext:value-type="float">
            <text:p>6000851</text:p>
          </table:table-cell>
          <table:table-cell table:style-name="Default" office:value-type="string" calcext:value-type="string">
            <text:p>ANALICE MOURA VEL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GESTÃO PREDIAL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437.77" calcext:value-type="float">
            <text:p>437,7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107.45" calcext:value-type="float">
            <text:p>22107,45</text:p>
          </table:table-cell>
          <table:table-cell table:style-name="Default" office:value-type="float" office:value="-2252.08" calcext:value-type="float">
            <text:p>-2252,08</text:p>
          </table:table-cell>
          <table:table-cell table:style-name="Default" office:value-type="float" office:value="-4564.22" calcext:value-type="float">
            <text:p>-4564,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816.3" calcext:value-type="float">
            <text:p>-6816,3</text:p>
          </table:table-cell>
          <table:table-cell table:style-name="Default" office:value-type="float" office:value="15291.15" calcext:value-type="float">
            <text:p>15291,15</text:p>
          </table:table-cell>
          <table:table-cell table:number-columns-repeated="16366"/>
        </table:table-row>
        <table:table-row table:style-name="ro1">
          <table:table-cell office:value-type="float" office:value="6005691" calcext:value-type="float">
            <text:p>6005691</text:p>
          </table:table-cell>
          <table:table-cell table:style-name="Default" office:value-type="string" calcext:value-type="string">
            <text:p>ANFILÓQUIO GARCIA DA CUNH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A PTM DE NOVA IGUAÇU</text:p>
          </table:table-cell>
          <table:table-cell table:style-name="Default" office:value-type="float" office:value="21669.68" calcext:value-type="float">
            <text:p>21669,6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-2179.85" calcext:value-type="float">
            <text:p>-2179,85</text:p>
          </table:table-cell>
          <table:table-cell table:style-name="Default" office:value-type="float" office:value="-3887.97" calcext:value-type="float">
            <text:p>-3887,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067.82" calcext:value-type="float">
            <text:p>-6067,82</text:p>
          </table:table-cell>
          <table:table-cell table:style-name="Default" office:value-type="float" office:value="15601.86" calcext:value-type="float">
            <text:p>15601,86</text:p>
          </table:table-cell>
          <table:table-cell table:number-columns-repeated="16366"/>
        </table:table-row>
        <table:table-row table:style-name="ro1">
          <table:table-cell office:value-type="float" office:value="6000443" calcext:value-type="float">
            <text:p>6000443</text:p>
          </table:table-cell>
          <table:table-cell table:style-name="Default" office:value-type="string" calcext:value-type="string">
            <text:p>ANGELA MARIA DE MORA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Default" office:value-type="float" office:value="10895.04" calcext:value-type="float">
            <text:p>10895,04</text:p>
          </table:table-cell>
          <table:table-cell table:style-name="Default" office:value-type="float" office:value="2321.22" calcext:value-type="float">
            <text:p>2321,2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216.26" calcext:value-type="float">
            <text:p>13216,26</text:p>
          </table:table-cell>
          <table:table-cell table:style-name="Default" office:value-type="float" office:value="-787.38" calcext:value-type="float">
            <text:p>-787,38</text:p>
          </table:table-cell>
          <table:table-cell table:style-name="Default" office:value-type="float" office:value="-1998.34" calcext:value-type="float">
            <text:p>-1998,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785.72" calcext:value-type="float">
            <text:p>-2785,72</text:p>
          </table:table-cell>
          <table:table-cell table:style-name="Default" office:value-type="float" office:value="10430.54" calcext:value-type="float">
            <text:p>10430,54</text:p>
          </table:table-cell>
          <table:table-cell table:number-columns-repeated="16366"/>
        </table:table-row>
        <table:table-row table:style-name="ro1">
          <table:table-cell office:value-type="float" office:value="6000170" calcext:value-type="float">
            <text:p>6000170</text:p>
          </table:table-cell>
          <table:table-cell table:style-name="Default" office:value-type="string" calcext:value-type="string">
            <text:p>ANGELA MARTINS CABRAL <text:s text:c="2"/>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373.54" calcext:value-type="float">
            <text:p>373,5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180.78" calcext:value-type="float">
            <text:p>13180,78</text:p>
          </table:table-cell>
          <table:table-cell table:style-name="Default" office:value-type="float" office:value="-782.24" calcext:value-type="float">
            <text:p>-782,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82.24" calcext:value-type="float">
            <text:p>-782,24</text:p>
          </table:table-cell>
          <table:table-cell table:style-name="Default" office:value-type="float" office:value="12398.54" calcext:value-type="float">
            <text:p>12398,54</text:p>
          </table:table-cell>
          <table:table-cell table:number-columns-repeated="16366"/>
        </table:table-row>
        <table:table-row table:style-name="ro1">
          <table:table-cell office:value-type="float" office:value="6000371" calcext:value-type="float">
            <text:p>6000371</text:p>
          </table:table-cell>
          <table:table-cell table:style-name="Default" office:value-type="string" calcext:value-type="string">
            <text:p>ANGELA SARAIVA GONCALVES GUIMARAES</text:p>
          </table:table-cell>
          <table:table-cell table:style-name="ce2" office:value-type="string" calcext:value-type="string">
            <text:p>INATIVO INTEGRAL P/DOENCA E T.SERV.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5847.33" calcext:value-type="float">
            <text:p>5847,3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921.38" calcext:value-type="float">
            <text:p>18921,38</text:p>
          </table:table-cell>
          <table:table-cell table:style-name="Default" office:value-type="float" office:value="-1726.38" calcext:value-type="float">
            <text:p>-1726,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726.38" calcext:value-type="float">
            <text:p>-1726,38</text:p>
          </table:table-cell>
          <table:table-cell table:style-name="Default" office:value-type="float" office:value="17195" calcext:value-type="float">
            <text:p>17195</text:p>
          </table:table-cell>
          <table:table-cell table:number-columns-repeated="16366"/>
        </table:table-row>
        <table:table-row table:style-name="ro1">
          <table:table-cell office:value-type="float" office:value="6000309" calcext:value-type="float">
            <text:p>6000309</text:p>
          </table:table-cell>
          <table:table-cell table:style-name="Default" office:value-type="string" calcext:value-type="string">
            <text:p>ANGELA UMPIERRE DE SOUZA MARINH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EPARTAMENTO DE EXECUÇÃO ORÇAMENTÁRIA E FINANCEIRA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2205.56" calcext:value-type="float">
            <text:p>2205,5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413.02" calcext:value-type="float">
            <text:p>15413,02</text:p>
          </table:table-cell>
          <table:table-cell table:style-name="Default" office:value-type="float" office:value="-1147.5" calcext:value-type="float">
            <text:p>-1147,5</text:p>
          </table:table-cell>
          <table:table-cell table:style-name="Default" office:value-type="float" office:value="-3027.01" calcext:value-type="float">
            <text:p>-3027,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174.51" calcext:value-type="float">
            <text:p>-4174,51</text:p>
          </table:table-cell>
          <table:table-cell table:style-name="Default" office:value-type="float" office:value="11238.51" calcext:value-type="float">
            <text:p>11238,51</text:p>
          </table:table-cell>
          <table:table-cell table:number-columns-repeated="16366"/>
        </table:table-row>
        <table:table-row table:style-name="ro1">
          <table:table-cell office:value-type="float" office:value="6000901" calcext:value-type="float">
            <text:p>6000901</text:p>
          </table:table-cell>
          <table:table-cell table:style-name="Default" office:value-type="string" calcext:value-type="string">
            <text:p>ANGELICA DE JESUS RIBEIRO MEND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ATENDIMENTO AO PÚBLICO E PROTOCOLO-GERAL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66.81" calcext:value-type="float">
            <text:p>266,8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340.86" calcext:value-type="float">
            <text:p>13340,86</text:p>
          </table:table-cell>
          <table:table-cell table:style-name="Default" office:value-type="float" office:value="-805.6" calcext:value-type="float">
            <text:p>-805,6</text:p>
          </table:table-cell>
          <table:table-cell table:style-name="Default" office:value-type="float" office:value="-2551.19" calcext:value-type="float">
            <text:p>-2551,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356.79" calcext:value-type="float">
            <text:p>-3356,79</text:p>
          </table:table-cell>
          <table:table-cell table:style-name="Default" office:value-type="float" office:value="9984.07" calcext:value-type="float">
            <text:p>9984,07</text:p>
          </table:table-cell>
          <table:table-cell table:number-columns-repeated="16366"/>
        </table:table-row>
        <table:table-row table:style-name="ro1">
          <table:table-cell office:value-type="float" office:value="6000404" calcext:value-type="float">
            <text:p>6000404</text:p>
          </table:table-cell>
          <table:table-cell table:style-name="Default" office:value-type="string" calcext:value-type="string">
            <text:p>ANITA ELENA JULIANI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10672.7" calcext:value-type="float">
            <text:p>10672,7</text:p>
          </table:table-cell>
          <table:table-cell table:style-name="Default" office:value-type="float" office:value="12280.22" calcext:value-type="float">
            <text:p>12280,2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952.92" calcext:value-type="float">
            <text:p>22952,92</text:p>
          </table:table-cell>
          <table:table-cell table:style-name="Default" office:value-type="float" office:value="-2391.59" calcext:value-type="float">
            <text:p>-2391,59</text:p>
          </table:table-cell>
          <table:table-cell table:style-name="Default" office:value-type="float" office:value="-4234.77" calcext:value-type="float">
            <text:p>-4234,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626.36" calcext:value-type="float">
            <text:p>-6626,36</text:p>
          </table:table-cell>
          <table:table-cell table:style-name="Default" office:value-type="float" office:value="16326.56" calcext:value-type="float">
            <text:p>16326,56</text:p>
          </table:table-cell>
          <table:table-cell table:number-columns-repeated="16366"/>
        </table:table-row>
        <table:table-row table:style-name="ro1">
          <table:table-cell office:value-type="float" office:value="2012828" calcext:value-type="float">
            <text:p>2012828</text:p>
          </table:table-cell>
          <table:table-cell table:style-name="Default" office:value-type="string" calcext:value-type="string">
            <text:p>ANNA ELZA DA CONCEICAO ARAUJ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5512.35" calcext:value-type="float">
            <text:p>5512,3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319.59" calcext:value-type="float">
            <text:p>18319,59</text:p>
          </table:table-cell>
          <table:table-cell table:style-name="Default" office:value-type="float" office:value="-1627.09" calcext:value-type="float">
            <text:p>-1627,09</text:p>
          </table:table-cell>
          <table:table-cell table:style-name="Default" office:value-type="float" office:value="-2752.38" calcext:value-type="float">
            <text:p>-2752,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379.47" calcext:value-type="float">
            <text:p>-4379,47</text:p>
          </table:table-cell>
          <table:table-cell table:style-name="Default" office:value-type="float" office:value="13940.12" calcext:value-type="float">
            <text:p>13940,12</text:p>
          </table:table-cell>
          <table:table-cell table:number-columns-repeated="16366"/>
        </table:table-row>
        <table:table-row table:style-name="ro1">
          <table:table-cell office:value-type="float" office:value="6000459" calcext:value-type="float">
            <text:p>6000459</text:p>
          </table:table-cell>
          <table:table-cell table:style-name="Default" office:value-type="string" calcext:value-type="string">
            <text:p>ANNA MARIA CORAZZA CABRAL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11953.42" calcext:value-type="float">
            <text:p>11953,42</text:p>
          </table:table-cell>
          <table:table-cell table:style-name="Default" office:value-type="float" office:value="4391.97" calcext:value-type="float">
            <text:p>4391,9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345.39" calcext:value-type="float">
            <text:p>16345,39</text:p>
          </table:table-cell>
          <table:table-cell table:style-name="Default" office:value-type="float" office:value="-1301.34" calcext:value-type="float">
            <text:p>-1301,34</text:p>
          </table:table-cell>
          <table:table-cell table:style-name="Default" office:value-type="float" office:value="-2665.38" calcext:value-type="float">
            <text:p>-2665,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966.72" calcext:value-type="float">
            <text:p>-3966,72</text:p>
          </table:table-cell>
          <table:table-cell table:style-name="Default" office:value-type="float" office:value="12378.67" calcext:value-type="float">
            <text:p>12378,67</text:p>
          </table:table-cell>
          <table:table-cell table:number-columns-repeated="16366"/>
        </table:table-row>
        <table:table-row table:style-name="ro2">
          <table:table-cell office:value-type="float" office:value="6002495" calcext:value-type="float">
            <text:p>6002495</text:p>
          </table:table-cell>
          <table:table-cell table:style-name="Default" office:value-type="string" calcext:value-type="string">
            <text:p>ANSELMO LUIZ MAIOLIN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782.6" calcext:value-type="float">
            <text:p>782,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856.65" calcext:value-type="float">
            <text:p>13856,65</text:p>
          </table:table-cell>
          <table:table-cell table:style-name="Default" office:value-type="float" office:value="-890.7" calcext:value-type="float">
            <text:p>-890,7</text:p>
          </table:table-cell>
          <table:table-cell table:style-name="Default" office:value-type="float" office:value="-2617.49" calcext:value-type="float">
            <text:p>-2617,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508.19" calcext:value-type="float">
            <text:p>-3508,19</text:p>
          </table:table-cell>
          <table:table-cell table:style-name="Default" office:value-type="float" office:value="10348.46" calcext:value-type="float">
            <text:p>10348,46</text:p>
          </table:table-cell>
          <table:table-cell table:number-columns-repeated="16366"/>
        </table:table-row>
        <table:table-row table:style-name="ro1">
          <table:table-cell office:value-type="float" office:value="6005520" calcext:value-type="float">
            <text:p>6005520</text:p>
          </table:table-cell>
          <table:table-cell table:style-name="Default" office:value-type="string" calcext:value-type="string">
            <text:p>ANTONIA ELIANE ALVES CABRAL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ATRIMÔNI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8478.14" calcext:value-type="float">
            <text:p>8478,1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285.38" calcext:value-type="float">
            <text:p>21285,38</text:p>
          </table:table-cell>
          <table:table-cell table:style-name="Default" office:value-type="float" office:value="-2116.44" calcext:value-type="float">
            <text:p>-2116,44</text:p>
          </table:table-cell>
          <table:table-cell table:style-name="Default" office:value-type="float" office:value="-4375.45" calcext:value-type="float">
            <text:p>-4375,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491.89" calcext:value-type="float">
            <text:p>-6491,89</text:p>
          </table:table-cell>
          <table:table-cell table:style-name="Default" office:value-type="float" office:value="14793.49" calcext:value-type="float">
            <text:p>14793,49</text:p>
          </table:table-cell>
          <table:table-cell table:number-columns-repeated="16366"/>
        </table:table-row>
        <table:table-row table:style-name="ro1">
          <table:table-cell office:value-type="float" office:value="6007826" calcext:value-type="float">
            <text:p>6007826</text:p>
          </table:table-cell>
          <table:table-cell table:style-name="Default" office:value-type="string" calcext:value-type="string">
            <text:p>ANTONIO CARLOS SÁ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PTM DE NOVA IGUAÇU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800.45" calcext:value-type="float">
            <text:p>800,4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607.69" calcext:value-type="float">
            <text:p>13607,69</text:p>
          </table:table-cell>
          <table:table-cell table:style-name="Default" office:value-type="float" office:value="-849.62" calcext:value-type="float">
            <text:p>-849,62</text:p>
          </table:table-cell>
          <table:table-cell table:style-name="Default" office:value-type="float" office:value="-1999.81" calcext:value-type="float">
            <text:p>-1999,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849.43" calcext:value-type="float">
            <text:p>-2849,43</text:p>
          </table:table-cell>
          <table:table-cell table:style-name="Default" office:value-type="float" office:value="10758.26" calcext:value-type="float">
            <text:p>10758,26</text:p>
          </table:table-cell>
          <table:table-cell table:number-columns-repeated="16366"/>
        </table:table-row>
        <table:table-row table:style-name="ro1">
          <table:table-cell office:value-type="float" office:value="6001592" calcext:value-type="float">
            <text:p>6001592</text:p>
          </table:table-cell>
          <table:table-cell table:style-name="Default" office:value-type="string" calcext:value-type="string">
            <text:p>ANTONIO CORDEIRO DA NOBREG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ATIVIDADES <text:s/>AUXILIARES - PRT06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320.18" calcext:value-type="float">
            <text:p>320,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394.23" calcext:value-type="float">
            <text:p>13394,23</text:p>
          </table:table-cell>
          <table:table-cell table:style-name="Default" office:value-type="float" office:value="-814.4" calcext:value-type="float">
            <text:p>-814,4</text:p>
          </table:table-cell>
          <table:table-cell table:style-name="Default" office:value-type="float" office:value="-939.1" calcext:value-type="float">
            <text:p>-939,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53.5" calcext:value-type="float">
            <text:p>-1753,5</text:p>
          </table:table-cell>
          <table:table-cell table:style-name="Default" office:value-type="float" office:value="11640.73" calcext:value-type="float">
            <text:p>11640,73</text:p>
          </table:table-cell>
          <table:table-cell table:number-columns-repeated="16366"/>
        </table:table-row>
        <table:table-row table:style-name="ro1">
          <table:table-cell office:value-type="float" office:value="6002671" calcext:value-type="float">
            <text:p>6002671</text:p>
          </table:table-cell>
          <table:table-cell table:style-name="Default" office:value-type="string" calcext:value-type="string">
            <text:p>ANTONIO DELANO TORRES BARBOS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Default" office:value-type="float" office:value="9605.95" calcext:value-type="float">
            <text:p>9605,95</text:p>
          </table:table-cell>
          <table:table-cell table:style-name="Default" office:value-type="float" office:value="350.21" calcext:value-type="float">
            <text:p>350,2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9956.16" calcext:value-type="float">
            <text:p>9956,16</text:p>
          </table:table-cell>
          <table:table-cell table:style-name="Default" office:value-type="float" office:value="-314.67" calcext:value-type="float">
            <text:p>-314,67</text:p>
          </table:table-cell>
          <table:table-cell table:style-name="Default" office:value-type="float" office:value="-1686.62" calcext:value-type="float">
            <text:p>-1686,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01.29" calcext:value-type="float">
            <text:p>-2001,29</text:p>
          </table:table-cell>
          <table:table-cell table:style-name="Default" office:value-type="float" office:value="7954.87" calcext:value-type="float">
            <text:p>7954,87</text:p>
          </table:table-cell>
          <table:table-cell table:number-columns-repeated="16366"/>
        </table:table-row>
        <table:table-row table:style-name="ro1">
          <table:table-cell office:value-type="float" office:value="6001609" calcext:value-type="float">
            <text:p>6001609</text:p>
          </table:table-cell>
          <table:table-cell table:style-name="Default" office:value-type="string" calcext:value-type="string">
            <text:p>ANTONIO EDILBERTO COSTA SANTIAG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REGIONAL</text:p>
          </table:table-cell>
          <table:table-cell table:style-name="Default" office:value-type="float" office:value="21888.57" calcext:value-type="float">
            <text:p>21888,57</text:p>
          </table:table-cell>
          <table:table-cell table:style-name="Default" office:value-type="float" office:value="1208" calcext:value-type="float">
            <text:p>120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3096.57" calcext:value-type="float">
            <text:p>23096,57</text:p>
          </table:table-cell>
          <table:table-cell table:style-name="Default" office:value-type="float" office:value="-2415.29" calcext:value-type="float">
            <text:p>-2415,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415.29" calcext:value-type="float">
            <text:p>-2415,29</text:p>
          </table:table-cell>
          <table:table-cell table:style-name="Default" office:value-type="float" office:value="20681.28" calcext:value-type="float">
            <text:p>20681,28</text:p>
          </table:table-cell>
          <table:table-cell table:number-columns-repeated="16366"/>
        </table:table-row>
        <table:table-row table:style-name="ro1">
          <table:table-cell office:value-type="float" office:value="6000361" calcext:value-type="float">
            <text:p>6000361</text:p>
          </table:table-cell>
          <table:table-cell table:style-name="Default" office:value-type="string" calcext:value-type="string">
            <text:p>ANTONIO GOMES DE OLIVEIRA SOBRIN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11180.41" calcext:value-type="float">
            <text:p>11180,4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32193.44" calcext:value-type="float">
            <text:p>32193,44</text:p>
          </table:table-cell>
          <table:table-cell table:style-name="Default" office:value-type="float" office:value="-4054.43" calcext:value-type="float">
            <text:p>-4054,43</text:p>
          </table:table-cell>
          <table:table-cell table:style-name="Default" office:value-type="float" office:value="-6318.63" calcext:value-type="float">
            <text:p>-6318,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0373.06" calcext:value-type="float">
            <text:p>-10373,06</text:p>
          </table:table-cell>
          <table:table-cell table:style-name="Default" office:value-type="float" office:value="21820.38" calcext:value-type="float">
            <text:p>21820,38</text:p>
          </table:table-cell>
          <table:table-cell table:number-columns-repeated="16366"/>
        </table:table-row>
        <table:table-row table:style-name="ro1">
          <table:table-cell office:value-type="float" office:value="1422118" calcext:value-type="float">
            <text:p>1422118</text:p>
          </table:table-cell>
          <table:table-cell table:style-name="Default" office:value-type="string" calcext:value-type="string">
            <text:p>ANTONIO JOSE DE OLIVEIRA MONT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REGIONAL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8266.43" calcext:value-type="float">
            <text:p>8266,4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340.48" calcext:value-type="float">
            <text:p>21340,48</text:p>
          </table:table-cell>
          <table:table-cell table:style-name="Default" office:value-type="float" office:value="-2125.53" calcext:value-type="float">
            <text:p>-2125,53</text:p>
          </table:table-cell>
          <table:table-cell table:style-name="Default" office:value-type="float" office:value="-3864.51" calcext:value-type="float">
            <text:p>-3864,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990.04" calcext:value-type="float">
            <text:p>-5990,04</text:p>
          </table:table-cell>
          <table:table-cell table:style-name="Default" office:value-type="float" office:value="15350.44" calcext:value-type="float">
            <text:p>15350,44</text:p>
          </table:table-cell>
          <table:table-cell table:number-columns-repeated="16366"/>
        </table:table-row>
        <table:table-row table:style-name="ro1">
          <table:table-cell office:value-type="float" office:value="6004763" calcext:value-type="float">
            <text:p>6004763</text:p>
          </table:table-cell>
          <table:table-cell table:style-name="Default" office:value-type="string" calcext:value-type="string">
            <text:p>ANTONIO LUIZ CRUZ ARAUJ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A PTM DE VARGINHA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570.18" calcext:value-type="float">
            <text:p>2570,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644.23" calcext:value-type="float">
            <text:p>15644,23</text:p>
          </table:table-cell>
          <table:table-cell table:style-name="Default" office:value-type="float" office:value="-1185.65" calcext:value-type="float">
            <text:p>-1185,65</text:p>
          </table:table-cell>
          <table:table-cell table:style-name="Default" office:value-type="float" office:value="-3080.1" calcext:value-type="float">
            <text:p>-3080,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265.75" calcext:value-type="float">
            <text:p>-4265,75</text:p>
          </table:table-cell>
          <table:table-cell table:style-name="Default" office:value-type="float" office:value="11378.48" calcext:value-type="float">
            <text:p>11378,48</text:p>
          </table:table-cell>
          <table:table-cell table:number-columns-repeated="16366"/>
        </table:table-row>
        <table:table-row table:style-name="ro1">
          <table:table-cell office:value-type="float" office:value="6000542" calcext:value-type="float">
            <text:p>6000542</text:p>
          </table:table-cell>
          <table:table-cell table:style-name="Default" office:value-type="string" calcext:value-type="string">
            <text:p>ANTONIO NIMAR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DESLOCAMENTO E SEGURANÇA - PRT 15ª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111.7" calcext:value-type="float">
            <text:p>1111,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918.94" calcext:value-type="float">
            <text:p>13918,94</text:p>
          </table:table-cell>
          <table:table-cell table:style-name="Default" office:value-type="float" office:value="-900.98" calcext:value-type="float">
            <text:p>-900,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900.98" calcext:value-type="float">
            <text:p>-900,98</text:p>
          </table:table-cell>
          <table:table-cell table:style-name="Default" office:value-type="float" office:value="13017.96" calcext:value-type="float">
            <text:p>13017,96</text:p>
          </table:table-cell>
          <table:table-cell table:number-columns-repeated="16366"/>
        </table:table-row>
        <table:table-row table:style-name="ro1">
          <table:table-cell office:value-type="float" office:value="6000867" calcext:value-type="float">
            <text:p>6000867</text:p>
          </table:table-cell>
          <table:table-cell table:style-name="Default" office:value-type="string" calcext:value-type="string">
            <text:p>ANTONIO PAULO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CADASTRAMENTO, DISTRIBUIÇÃO E CONTROLE DE RECURSOS - PRT01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66.81" calcext:value-type="float">
            <text:p>266,8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340.86" calcext:value-type="float">
            <text:p>13340,86</text:p>
          </table:table-cell>
          <table:table-cell table:style-name="Default" office:value-type="float" office:value="-805.6" calcext:value-type="float">
            <text:p>-805,6</text:p>
          </table:table-cell>
          <table:table-cell table:style-name="Default" office:value-type="float" office:value="-2027.6" calcext:value-type="float">
            <text:p>-2027,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833.2" calcext:value-type="float">
            <text:p>-2833,2</text:p>
          </table:table-cell>
          <table:table-cell table:style-name="Default" office:value-type="float" office:value="10507.66" calcext:value-type="float">
            <text:p>10507,66</text:p>
          </table:table-cell>
          <table:table-cell table:number-columns-repeated="16366"/>
        </table:table-row>
        <table:table-row table:style-name="ro1">
          <table:table-cell office:value-type="float" office:value="6001936" calcext:value-type="float">
            <text:p>6001936</text:p>
          </table:table-cell>
          <table:table-cell table:style-name="Default" office:value-type="string" calcext:value-type="string">
            <text:p>ARIOVALDO DONIZETE DE MORAI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PTM DE BARUERI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87.55" calcext:value-type="float">
            <text:p>87,5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100.58" calcext:value-type="float">
            <text:p>21100,58</text:p>
          </table:table-cell>
          <table:table-cell table:style-name="Default" office:value-type="float" office:value="-2085.95" calcext:value-type="float">
            <text:p>-2085,95</text:p>
          </table:table-cell>
          <table:table-cell table:style-name="Default" office:value-type="float" office:value="-3809.42" calcext:value-type="float">
            <text:p>-3809,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895.37" calcext:value-type="float">
            <text:p>-5895,37</text:p>
          </table:table-cell>
          <table:table-cell table:style-name="Default" office:value-type="float" office:value="15205.21" calcext:value-type="float">
            <text:p>15205,21</text:p>
          </table:table-cell>
          <table:table-cell table:number-columns-repeated="16366"/>
        </table:table-row>
        <table:table-row table:style-name="ro1">
          <table:table-cell office:value-type="float" office:value="6000429" calcext:value-type="float">
            <text:p>6000429</text:p>
          </table:table-cell>
          <table:table-cell table:style-name="Default" office:value-type="string" calcext:value-type="string">
            <text:p>ARMANDO CAVION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Default" office:value-type="float" office:value="12075.4" calcext:value-type="float">
            <text:p>12075,4</text:p>
          </table:table-cell>
          <table:table-cell table:style-name="Default" office:value-type="float" office:value="1111.7" calcext:value-type="float">
            <text:p>1111,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187.1" calcext:value-type="float">
            <text:p>13187,1</text:p>
          </table:table-cell>
          <table:table-cell table:style-name="Default" office:value-type="float" office:value="-783.15" calcext:value-type="float">
            <text:p>-783,15</text:p>
          </table:table-cell>
          <table:table-cell table:style-name="Default" office:value-type="float" office:value="-1939.35" calcext:value-type="float">
            <text:p>-1939,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722.5" calcext:value-type="float">
            <text:p>-2722,5</text:p>
          </table:table-cell>
          <table:table-cell table:style-name="Default" office:value-type="float" office:value="10464.6" calcext:value-type="float">
            <text:p>10464,6</text:p>
          </table:table-cell>
          <table:table-cell table:number-columns-repeated="16366"/>
        </table:table-row>
        <table:table-row table:style-name="ro1">
          <table:table-cell office:value-type="float" office:value="6000364" calcext:value-type="float">
            <text:p>6000364</text:p>
          </table:table-cell>
          <table:table-cell table:style-name="Default" office:value-type="string" calcext:value-type="string">
            <text:p>AUGUSTO ROCHA EWALD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Default" office:value-type="float" office:value="16810.42" calcext:value-type="float">
            <text:p>16810,42</text:p>
          </table:table-cell>
          <table:table-cell table:style-name="Default" office:value-type="float" office:value="6834.22" calcext:value-type="float">
            <text:p>6834,2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3644.64" calcext:value-type="float">
            <text:p>23644,64</text:p>
          </table:table-cell>
          <table:table-cell table:style-name="Default" office:value-type="float" office:value="-2505.72" calcext:value-type="float">
            <text:p>-2505,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505.72" calcext:value-type="float">
            <text:p>-2505,72</text:p>
          </table:table-cell>
          <table:table-cell table:style-name="Default" office:value-type="float" office:value="21138.92" calcext:value-type="float">
            <text:p>21138,92</text:p>
          </table:table-cell>
          <table:table-cell table:number-columns-repeated="16366"/>
        </table:table-row>
        <table:table-row table:style-name="ro1">
          <table:table-cell office:value-type="float" office:value="6000655" calcext:value-type="float">
            <text:p>6000655</text:p>
          </table:table-cell>
          <table:table-cell table:style-name="Default" office:value-type="string" calcext:value-type="string">
            <text:p>AZENIR FRANCISCA BATISTA MANENTE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Default" office:value-type="float" office:value="11330.85" calcext:value-type="float">
            <text:p>11330,85</text:p>
          </table:table-cell>
          <table:table-cell table:style-name="Default" office:value-type="float" office:value="3725.66" calcext:value-type="float">
            <text:p>3725,6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056.51" calcext:value-type="float">
            <text:p>15056,51</text:p>
          </table:table-cell>
          <table:table-cell table:style-name="Default" office:value-type="float" office:value="-1088.68" calcext:value-type="float">
            <text:p>-1088,68</text:p>
          </table:table-cell>
          <table:table-cell table:style-name="Default" office:value-type="float" office:value="-2421.55" calcext:value-type="float">
            <text:p>-2421,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510.23" calcext:value-type="float">
            <text:p>-3510,23</text:p>
          </table:table-cell>
          <table:table-cell table:style-name="Default" office:value-type="float" office:value="11546.28" calcext:value-type="float">
            <text:p>11546,28</text:p>
          </table:table-cell>
          <table:table-cell table:number-columns-repeated="16366"/>
        </table:table-row>
        <table:table-row table:style-name="ro1">
          <table:table-cell office:value-type="float" office:value="6002223" calcext:value-type="float">
            <text:p>6002223</text:p>
          </table:table-cell>
          <table:table-cell table:style-name="Default" office:value-type="string" calcext:value-type="string">
            <text:p>BARAK GUEDES MIGUEL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PERÍCIAS</text:p>
          </table:table-cell>
          <table:table-cell table:style-name="Default" office:value-type="float" office:value="21013.03" calcext:value-type="float">
            <text:p>21013,03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-2071.5" calcext:value-type="float">
            <text:p>-2071,5</text:p>
          </table:table-cell>
          <table:table-cell table:style-name="Default" office:value-type="float" office:value="-4208.64" calcext:value-type="float">
            <text:p>-4208,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280.14" calcext:value-type="float">
            <text:p>-6280,14</text:p>
          </table:table-cell>
          <table:table-cell table:style-name="Default" office:value-type="float" office:value="14732.89" calcext:value-type="float">
            <text:p>14732,89</text:p>
          </table:table-cell>
          <table:table-cell table:number-columns-repeated="16366"/>
        </table:table-row>
        <table:table-row table:style-name="ro1">
          <table:table-cell office:value-type="float" office:value="6007744" calcext:value-type="float">
            <text:p>6007744</text:p>
          </table:table-cell>
          <table:table-cell table:style-name="Default" office:value-type="string" calcext:value-type="string">
            <text:p>BEATRIZ NAUFEL DE TOLED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28º OFÍCIO GERAL DA PRT DA 9ª REGIÃO</text:p>
          </table:table-cell>
          <table:table-cell table:style-name="Default" office:value-type="float" office:value="10160.04" calcext:value-type="float">
            <text:p>10160,04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0160.04" calcext:value-type="float">
            <text:p>10160,04</text:p>
          </table:table-cell>
          <table:table-cell table:style-name="Default" office:value-type="float" office:value="-344.23" calcext:value-type="float">
            <text:p>-344,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44.23" calcext:value-type="float">
            <text:p>-344,23</text:p>
          </table:table-cell>
          <table:table-cell table:style-name="Default" office:value-type="float" office:value="9815.81" calcext:value-type="float">
            <text:p>9815,81</text:p>
          </table:table-cell>
          <table:table-cell table:number-columns-repeated="16366"/>
        </table:table-row>
        <table:table-row table:style-name="ro1">
          <table:table-cell office:value-type="float" office:value="6004404" calcext:value-type="float">
            <text:p>6004404</text:p>
          </table:table-cell>
          <table:table-cell table:style-name="Default" office:value-type="string" calcext:value-type="string">
            <text:p>BEN LAM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PERÍCIAS</text:p>
          </table:table-cell>
          <table:table-cell table:style-name="Default" office:value-type="float" office:value="14173.72" calcext:value-type="float">
            <text:p>14173,7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4173.72" calcext:value-type="float">
            <text:p>14173,72</text:p>
          </table:table-cell>
          <table:table-cell table:style-name="Default" office:value-type="float" office:value="-943.02" calcext:value-type="float">
            <text:p>-943,02</text:p>
          </table:table-cell>
          <table:table-cell table:style-name="Default" office:value-type="float" office:value="-2218.84" calcext:value-type="float">
            <text:p>-2218,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161.86" calcext:value-type="float">
            <text:p>-3161,86</text:p>
          </table:table-cell>
          <table:table-cell table:style-name="Default" office:value-type="float" office:value="11011.86" calcext:value-type="float">
            <text:p>11011,86</text:p>
          </table:table-cell>
          <table:table-cell table:number-columns-repeated="16366"/>
        </table:table-row>
        <table:table-row table:style-name="ro1">
          <table:table-cell office:value-type="float" office:value="6000049" calcext:value-type="float">
            <text:p>6000049</text:p>
          </table:table-cell>
          <table:table-cell table:style-name="Default" office:value-type="string" calcext:value-type="string">
            <text:p>BENEDITA DE OLIVEIRA DOS SANTO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Default" office:value-type="float" office:value="11099.61" calcext:value-type="float">
            <text:p>11099,61</text:p>
          </table:table-cell>
          <table:table-cell table:style-name="Default" office:value-type="float" office:value="3962.04" calcext:value-type="float">
            <text:p>3962,0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061.65" calcext:value-type="float">
            <text:p>15061,65</text:p>
          </table:table-cell>
          <table:table-cell table:style-name="Default" office:value-type="float" office:value="-1089.53" calcext:value-type="float">
            <text:p>-1089,53</text:p>
          </table:table-cell>
          <table:table-cell table:style-name="Default" office:value-type="float" office:value="-2422.73" calcext:value-type="float">
            <text:p>-2422,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512.26" calcext:value-type="float">
            <text:p>-3512,26</text:p>
          </table:table-cell>
          <table:table-cell table:style-name="Default" office:value-type="float" office:value="11549.39" calcext:value-type="float">
            <text:p>11549,39</text:p>
          </table:table-cell>
          <table:table-cell table:number-columns-repeated="16366"/>
        </table:table-row>
        <table:table-row table:style-name="ro1">
          <table:table-cell office:value-type="float" office:value="6002197" calcext:value-type="float">
            <text:p>6002197</text:p>
          </table:table-cell>
          <table:table-cell table:style-name="Default" office:value-type="string" calcext:value-type="string">
            <text:p>CARLA FIGUEIREDO GUIMARÃ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10º OFÍCIO GERAL DA PRT DA 19ª REGIÃO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1400.86" calcext:value-type="float">
            <text:p>1400,8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3070.54" calcext:value-type="float">
            <text:p>23070,54</text:p>
          </table:table-cell>
          <table:table-cell table:style-name="Default" office:value-type="float" office:value="-2410.99" calcext:value-type="float">
            <text:p>-2410,99</text:p>
          </table:table-cell>
          <table:table-cell table:style-name="Default" office:value-type="float" office:value="-4785.37" calcext:value-type="float">
            <text:p>-4785,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196.36" calcext:value-type="float">
            <text:p>-7196,36</text:p>
          </table:table-cell>
          <table:table-cell table:style-name="Default" office:value-type="float" office:value="15874.18" calcext:value-type="float">
            <text:p>15874,18</text:p>
          </table:table-cell>
          <table:table-cell table:number-columns-repeated="16366"/>
        </table:table-row>
        <table:table-row table:style-name="ro1">
          <table:table-cell office:value-type="float" office:value="6004019" calcext:value-type="float">
            <text:p>6004019</text:p>
          </table:table-cell>
          <table:table-cell table:style-name="Default" office:value-type="string" calcext:value-type="string">
            <text:p>CARLOS AUGUSTO BELCHIOR BITENCOURT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IRETORIA REGIONAL</text:p>
          </table:table-cell>
          <table:table-cell table:style-name="Default" office:value-type="float" office:value="16450.47" calcext:value-type="float">
            <text:p>16450,47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6450.47" calcext:value-type="float">
            <text:p>16450,47</text:p>
          </table:table-cell>
          <table:table-cell table:style-name="Default" office:value-type="float" office:value="-1318.68" calcext:value-type="float">
            <text:p>-1318,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318.68" calcext:value-type="float">
            <text:p>-1318,68</text:p>
          </table:table-cell>
          <table:table-cell table:style-name="Default" office:value-type="float" office:value="15131.79" calcext:value-type="float">
            <text:p>15131,79</text:p>
          </table:table-cell>
          <table:table-cell table:number-columns-repeated="16366"/>
        </table:table-row>
        <table:table-row table:style-name="ro2">
          <table:table-cell office:value-type="float" office:value="6000061" calcext:value-type="float">
            <text:p>6000061</text:p>
          </table:table-cell>
          <table:table-cell table:style-name="Default" office:value-type="string" calcext:value-type="string">
            <text:p>CARLOS DO ESPIRITO SANTO CO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UPERVISÃO DE CONFORMIDADE DOS REGISTROS DE GESTÃO <text:s/>DA DIRETORIA DE ADMINISTRAÇÃ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3620.21" calcext:value-type="float">
            <text:p>3620,2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427.45" calcext:value-type="float">
            <text:p>16427,45</text:p>
          </table:table-cell>
          <table:table-cell table:style-name="Default" office:value-type="float" office:value="-1314.88" calcext:value-type="float">
            <text:p>-1314,88</text:p>
          </table:table-cell>
          <table:table-cell table:style-name="Default" office:value-type="float" office:value="-2481.1" calcext:value-type="float">
            <text:p>-2481,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795.98" calcext:value-type="float">
            <text:p>-3795,98</text:p>
          </table:table-cell>
          <table:table-cell table:style-name="Default" office:value-type="float" office:value="12631.47" calcext:value-type="float">
            <text:p>12631,47</text:p>
          </table:table-cell>
          <table:table-cell table:number-columns-repeated="16366"/>
        </table:table-row>
        <table:table-row table:style-name="ro1">
          <table:table-cell office:value-type="float" office:value="6006097" calcext:value-type="float">
            <text:p>6006097</text:p>
          </table:table-cell>
          <table:table-cell table:style-name="Default" office:value-type="string" calcext:value-type="string">
            <text:p>CARLOS GONÇALVES JAIME GALVÃO NETO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SECRETARIA DA PTM DE CARUARU</text:p>
          </table:table-cell>
          <table:table-cell table:style-name="Default" office:value-type="float" office:value="9874.76" calcext:value-type="float">
            <text:p>9874,76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9874.76" calcext:value-type="float">
            <text:p>9874,76</text:p>
          </table:table-cell>
          <table:table-cell table:style-name="Default" office:value-type="float" office:value="-302.87" calcext:value-type="float">
            <text:p>-302,87</text:p>
          </table:table-cell>
          <table:table-cell table:style-name="Default" office:value-type="float" office:value="-1406.26" calcext:value-type="float">
            <text:p>-1406,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09.13" calcext:value-type="float">
            <text:p>-1709,13</text:p>
          </table:table-cell>
          <table:table-cell table:style-name="Default" office:value-type="float" office:value="8165.63" calcext:value-type="float">
            <text:p>8165,63</text:p>
          </table:table-cell>
          <table:table-cell table:number-columns-repeated="16366"/>
        </table:table-row>
        <table:table-row table:style-name="ro1">
          <table:table-cell office:value-type="float" office:value="6001987" calcext:value-type="float">
            <text:p>6001987</text:p>
          </table:table-cell>
          <table:table-cell table:style-name="Default" office:value-type="string" calcext:value-type="string">
            <text:p>CARLOS ROBERTO DE OLIVEIRA CO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350.21" calcext:value-type="float">
            <text:p>350,2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019.89" calcext:value-type="float">
            <text:p>22019,89</text:p>
          </table:table-cell>
          <table:table-cell table:style-name="Default" office:value-type="float" office:value="-2237.64" calcext:value-type="float">
            <text:p>-2237,64</text:p>
          </table:table-cell>
          <table:table-cell table:style-name="Default" office:value-type="float" office:value="-3916.24" calcext:value-type="float">
            <text:p>-3916,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53.88" calcext:value-type="float">
            <text:p>-6153,88</text:p>
          </table:table-cell>
          <table:table-cell table:style-name="Default" office:value-type="float" office:value="15866.01" calcext:value-type="float">
            <text:p>15866,01</text:p>
          </table:table-cell>
          <table:table-cell table:number-columns-repeated="16366"/>
        </table:table-row>
        <table:table-row table:style-name="ro1">
          <table:table-cell office:value-type="float" office:value="6003502" calcext:value-type="float">
            <text:p>6003502</text:p>
          </table:table-cell>
          <table:table-cell table:style-name="Default" office:value-type="string" calcext:value-type="string">
            <text:p>CARMEN ENILDA SOUZA BARNECH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2416" calcext:value-type="float">
            <text:p>241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4085.68" calcext:value-type="float">
            <text:p>24085,68</text:p>
          </table:table-cell>
          <table:table-cell table:style-name="Default" office:value-type="float" office:value="-2578.49" calcext:value-type="float">
            <text:p>-2578,49</text:p>
          </table:table-cell>
          <table:table-cell table:style-name="Default" office:value-type="float" office:value="-4494.88" calcext:value-type="float">
            <text:p>-4494,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073.37" calcext:value-type="float">
            <text:p>-7073,37</text:p>
          </table:table-cell>
          <table:table-cell table:style-name="Default" office:value-type="float" office:value="17012.31" calcext:value-type="float">
            <text:p>17012,31</text:p>
          </table:table-cell>
          <table:table-cell table:number-columns-repeated="16366"/>
        </table:table-row>
        <table:table-row table:style-name="ro1">
          <table:table-cell office:value-type="float" office:value="6000100" calcext:value-type="float">
            <text:p>6000100</text:p>
          </table:table-cell>
          <table:table-cell table:style-name="Default" office:value-type="string" calcext:value-type="string">
            <text:p>CARMEN TEREZINHA CERQUEIRA BLANCHART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Default" office:value-type="float" office:value="10672.7" calcext:value-type="float">
            <text:p>10672,7</text:p>
          </table:table-cell>
          <table:table-cell table:style-name="Default" office:value-type="float" office:value="9022.42" calcext:value-type="float">
            <text:p>9022,4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9695.12" calcext:value-type="float">
            <text:p>19695,12</text:p>
          </table:table-cell>
          <table:table-cell table:style-name="Default" office:value-type="float" office:value="-1854.05" calcext:value-type="float">
            <text:p>-1854,05</text:p>
          </table:table-cell>
          <table:table-cell table:style-name="Default" office:value-type="float" office:value="-3486.69" calcext:value-type="float">
            <text:p>-3486,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340.74" calcext:value-type="float">
            <text:p>-5340,74</text:p>
          </table:table-cell>
          <table:table-cell table:style-name="Default" office:value-type="float" office:value="14354.38" calcext:value-type="float">
            <text:p>14354,38</text:p>
          </table:table-cell>
          <table:table-cell table:number-columns-repeated="16366"/>
        </table:table-row>
        <table:table-row table:style-name="ro1">
          <table:table-cell office:value-type="float" office:value="6000572" calcext:value-type="float">
            <text:p>6000572</text:p>
          </table:table-cell>
          <table:table-cell table:style-name="Default" office:value-type="string" calcext:value-type="string">
            <text:p>CATHARINA GORDO BISP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Default" office:value-type="float" office:value="9391.97" calcext:value-type="float">
            <text:p>9391,97</text:p>
          </table:table-cell>
          <table:table-cell table:style-name="Default" office:value-type="float" office:value="907.17" calcext:value-type="float">
            <text:p>907,1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0299.14" calcext:value-type="float">
            <text:p>10299,14</text:p>
          </table:table-cell>
          <table:table-cell table:style-name="Default" office:value-type="float" office:value="-364.4" calcext:value-type="float">
            <text:p>-364,4</text:p>
          </table:table-cell>
          <table:table-cell table:style-name="Default" office:value-type="float" office:value="-1312.45" calcext:value-type="float">
            <text:p>-1312,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76.85" calcext:value-type="float">
            <text:p>-1676,85</text:p>
          </table:table-cell>
          <table:table-cell table:style-name="Default" office:value-type="float" office:value="8622.29" calcext:value-type="float">
            <text:p>8622,29</text:p>
          </table:table-cell>
          <table:table-cell table:number-columns-repeated="16366"/>
        </table:table-row>
        <table:table-row table:style-name="ro1">
          <table:table-cell office:value-type="float" office:value="6000422" calcext:value-type="float">
            <text:p>6000422</text:p>
          </table:table-cell>
          <table:table-cell table:style-name="Default" office:value-type="string" calcext:value-type="string">
            <text:p>CELIA BRITO LIM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10895.04" calcext:value-type="float">
            <text:p>10895,04</text:p>
          </table:table-cell>
          <table:table-cell table:style-name="Default" office:value-type="float" office:value="800.45" calcext:value-type="float">
            <text:p>800,4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1695.49" calcext:value-type="float">
            <text:p>11695,49</text:p>
          </table:table-cell>
          <table:table-cell table:style-name="Default" office:value-type="float" office:value="-566.87" calcext:value-type="float">
            <text:p>-566,87</text:p>
          </table:table-cell>
          <table:table-cell table:style-name="Default" office:value-type="float" office:value="-1588.63" calcext:value-type="float">
            <text:p>-1588,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155.5" calcext:value-type="float">
            <text:p>-2155,5</text:p>
          </table:table-cell>
          <table:table-cell table:style-name="Default" office:value-type="float" office:value="9539.99" calcext:value-type="float">
            <text:p>9539,99</text:p>
          </table:table-cell>
          <table:table-cell table:number-columns-repeated="16366"/>
        </table:table-row>
        <table:table-row table:style-name="ro1">
          <table:table-cell office:value-type="float" office:value="6000395" calcext:value-type="float">
            <text:p>6000395</text:p>
          </table:table-cell>
          <table:table-cell table:style-name="Default" office:value-type="string" calcext:value-type="string">
            <text:p>CELIA FERREIRA CABRAL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4003.13" calcext:value-type="float">
            <text:p>4003,1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810.37" calcext:value-type="float">
            <text:p>16810,37</text:p>
          </table:table-cell>
          <table:table-cell table:style-name="Default" office:value-type="float" office:value="-1378.07" calcext:value-type="float">
            <text:p>-1378,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378.07" calcext:value-type="float">
            <text:p>-1378,07</text:p>
          </table:table-cell>
          <table:table-cell table:style-name="Default" office:value-type="float" office:value="15432.3" calcext:value-type="float">
            <text:p>15432,3</text:p>
          </table:table-cell>
          <table:table-cell table:number-columns-repeated="16366"/>
        </table:table-row>
        <table:table-row table:style-name="ro1">
          <table:table-cell office:value-type="float" office:value="6003223" calcext:value-type="float">
            <text:p>6003223</text:p>
          </table:table-cell>
          <table:table-cell table:style-name="Default" office:value-type="string" calcext:value-type="string">
            <text:p>CELIO ROBERTO PIZZ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PERÍCIAS</text:p>
          </table:table-cell>
          <table:table-cell table:style-name="Default" office:value-type="float" office:value="16149.26" calcext:value-type="float">
            <text:p>16149,26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6149.26" calcext:value-type="float">
            <text:p>16149,26</text:p>
          </table:table-cell>
          <table:table-cell table:style-name="Default" office:value-type="float" office:value="-1268.98" calcext:value-type="float">
            <text:p>-1268,98</text:p>
          </table:table-cell>
          <table:table-cell table:style-name="Default" office:value-type="float" office:value="-2672.48" calcext:value-type="float">
            <text:p>-2672,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941.46" calcext:value-type="float">
            <text:p>-3941,46</text:p>
          </table:table-cell>
          <table:table-cell table:style-name="Default" office:value-type="float" office:value="12207.8" calcext:value-type="float">
            <text:p>12207,8</text:p>
          </table:table-cell>
          <table:table-cell table:number-columns-repeated="16366"/>
        </table:table-row>
        <table:table-row table:style-name="ro1">
          <table:table-cell office:value-type="float" office:value="6002562" calcext:value-type="float">
            <text:p>6002562</text:p>
          </table:table-cell>
          <table:table-cell table:style-name="Default" office:value-type="string" calcext:value-type="string">
            <text:p>CELSO DONIZETE AMANCI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TRANSPORTES</text:p>
          </table:table-cell>
          <table:table-cell table:style-name="Default" office:value-type="float" office:value="13207.46" calcext:value-type="float">
            <text:p>13207,46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-786.11" calcext:value-type="float">
            <text:p>-786,11</text:p>
          </table:table-cell>
          <table:table-cell table:style-name="Default" office:value-type="float" office:value="-2519.87" calcext:value-type="float">
            <text:p>-2519,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305.98" calcext:value-type="float">
            <text:p>-3305,98</text:p>
          </table:table-cell>
          <table:table-cell table:style-name="Default" office:value-type="float" office:value="9901.48" calcext:value-type="float">
            <text:p>9901,48</text:p>
          </table:table-cell>
          <table:table-cell table:number-columns-repeated="16366"/>
        </table:table-row>
        <table:table-row table:style-name="ro1">
          <table:table-cell office:value-type="float" office:value="6000372" calcext:value-type="float">
            <text:p>6000372</text:p>
          </table:table-cell>
          <table:table-cell table:style-name="Default" office:value-type="string" calcext:value-type="string">
            <text:p>CELSO MARQUES DE CARVAL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ESSORIA TÉCNICA DO DEPARTAMENTO DE SUPORTE AO USUÁRI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3196.65" calcext:value-type="float">
            <text:p>3196,6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270.7" calcext:value-type="float">
            <text:p>16270,7</text:p>
          </table:table-cell>
          <table:table-cell table:style-name="Default" office:value-type="float" office:value="-1289.02" calcext:value-type="float">
            <text:p>-1289,02</text:p>
          </table:table-cell>
          <table:table-cell table:style-name="Default" office:value-type="float" office:value="-3223.96" calcext:value-type="float">
            <text:p>-3223,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512.98" calcext:value-type="float">
            <text:p>-4512,98</text:p>
          </table:table-cell>
          <table:table-cell table:style-name="Default" office:value-type="float" office:value="11757.72" calcext:value-type="float">
            <text:p>11757,72</text:p>
          </table:table-cell>
          <table:table-cell table:number-columns-repeated="16366"/>
        </table:table-row>
        <table:table-row table:style-name="ro1">
          <table:table-cell office:value-type="float" office:value="6000527" calcext:value-type="float">
            <text:p>6000527</text:p>
          </table:table-cell>
          <table:table-cell table:style-name="Default" office:value-type="string" calcext:value-type="string">
            <text:p>CERES DE BRITTO DUART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ESSORIA DE COMUNICAÇÃO SOCIAL DO GABINETE DO PROCURADOR-CHEFE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1997.74" calcext:value-type="float">
            <text:p>1997,7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3667.42" calcext:value-type="float">
            <text:p>23667,42</text:p>
          </table:table-cell>
          <table:table-cell table:style-name="Default" office:value-type="float" office:value="-2509.48" calcext:value-type="float">
            <text:p>-2509,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509.48" calcext:value-type="float">
            <text:p>-2509,48</text:p>
          </table:table-cell>
          <table:table-cell table:style-name="Default" office:value-type="float" office:value="21157.94" calcext:value-type="float">
            <text:p>21157,94</text:p>
          </table:table-cell>
          <table:table-cell table:number-columns-repeated="16366"/>
        </table:table-row>
        <table:table-row table:style-name="ro1">
          <table:table-cell office:value-type="float" office:value="6001963" calcext:value-type="float">
            <text:p>6001963</text:p>
          </table:table-cell>
          <table:table-cell table:style-name="Default" office:value-type="string" calcext:value-type="string">
            <text:p>CESAR DA FONSECA FER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PROCESSUAL - PRT21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747.08" calcext:value-type="float">
            <text:p>747,0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821.13" calcext:value-type="float">
            <text:p>13821,13</text:p>
          </table:table-cell>
          <table:table-cell table:style-name="Default" office:value-type="float" office:value="-884.84" calcext:value-type="float">
            <text:p>-884,84</text:p>
          </table:table-cell>
          <table:table-cell table:style-name="Default" office:value-type="float" office:value="-2137.88" calcext:value-type="float">
            <text:p>-2137,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022.72" calcext:value-type="float">
            <text:p>-3022,72</text:p>
          </table:table-cell>
          <table:table-cell table:style-name="Default" office:value-type="float" office:value="10798.41" calcext:value-type="float">
            <text:p>10798,41</text:p>
          </table:table-cell>
          <table:table-cell table:number-columns-repeated="16366"/>
        </table:table-row>
        <table:table-row table:style-name="ro1">
          <table:table-cell office:value-type="float" office:value="6000167" calcext:value-type="float">
            <text:p>6000167</text:p>
          </table:table-cell>
          <table:table-cell table:style-name="Default" office:value-type="string" calcext:value-type="string">
            <text:p>CHRISTIANE ERBANO ROMEIR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ALMOXARIFADO E PATRIMÔNIO - PRT09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5024.78" calcext:value-type="float">
            <text:p>5024,7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232.24" calcext:value-type="float">
            <text:p>18232,24</text:p>
          </table:table-cell>
          <table:table-cell table:style-name="Default" office:value-type="float" office:value="-1612.67" calcext:value-type="float">
            <text:p>-1612,67</text:p>
          </table:table-cell>
          <table:table-cell table:style-name="Default" office:value-type="float" office:value="-3622.24" calcext:value-type="float">
            <text:p>-3622,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234.91" calcext:value-type="float">
            <text:p>-5234,91</text:p>
          </table:table-cell>
          <table:table-cell table:style-name="Default" office:value-type="float" office:value="12997.33" calcext:value-type="float">
            <text:p>12997,33</text:p>
          </table:table-cell>
          <table:table-cell table:number-columns-repeated="16366"/>
        </table:table-row>
        <table:table-row table:style-name="ro1">
          <table:table-cell office:value-type="float" office:value="6003249" calcext:value-type="float">
            <text:p>6003249</text:p>
          </table:table-cell>
          <table:table-cell table:style-name="Default" office:value-type="string" calcext:value-type="string">
            <text:p>CICERO RIBEIRO EVANGELI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PATRIMÔNIO</text:p>
          </table:table-cell>
          <table:table-cell table:style-name="Default" office:value-type="float" office:value="8095.9" calcext:value-type="float">
            <text:p>8095,9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8095.9" calcext:value-type="float">
            <text:p>8095,9</text:p>
          </table:table-cell>
          <table:table-cell table:style-name="Default" office:value-type="float" office:value="-44.93" calcext:value-type="float">
            <text:p>-44,93</text:p>
          </table:table-cell>
          <table:table-cell table:style-name="Default" office:value-type="float" office:value="-794.42" calcext:value-type="float">
            <text:p>-794,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39.35" calcext:value-type="float">
            <text:p>-839,35</text:p>
          </table:table-cell>
          <table:table-cell table:style-name="Default" office:value-type="float" office:value="7256.55" calcext:value-type="float">
            <text:p>7256,55</text:p>
          </table:table-cell>
          <table:table-cell table:number-columns-repeated="16366"/>
        </table:table-row>
        <table:table-row table:style-name="ro1">
          <table:table-cell office:value-type="float" office:value="6005407" calcext:value-type="float">
            <text:p>6005407</text:p>
          </table:table-cell>
          <table:table-cell table:style-name="Default" office:value-type="string" calcext:value-type="string">
            <text:p>CLARICE SCHMITZ PORTZ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PTM DE JOAÇABA</text:p>
          </table:table-cell>
          <table:table-cell table:style-name="Default" office:value-type="float" office:value="21669.68" calcext:value-type="float">
            <text:p>21669,6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-2179.85" calcext:value-type="float">
            <text:p>-2179,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179.85" calcext:value-type="float">
            <text:p>-2179,85</text:p>
          </table:table-cell>
          <table:table-cell table:style-name="Default" office:value-type="float" office:value="19489.83" calcext:value-type="float">
            <text:p>19489,83</text:p>
          </table:table-cell>
          <table:table-cell table:number-columns-repeated="16366"/>
        </table:table-row>
        <table:table-row table:style-name="ro1">
          <table:table-cell office:value-type="float" office:value="6000681" calcext:value-type="float">
            <text:p>6000681</text:p>
          </table:table-cell>
          <table:table-cell table:style-name="Default" office:value-type="string" calcext:value-type="string">
            <text:p>CLAUDIA FERNANDES DE OLIV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REGISTRO E AUTUAÇÃ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6134.36" calcext:value-type="float">
            <text:p>6134,3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9208.41" calcext:value-type="float">
            <text:p>19208,41</text:p>
          </table:table-cell>
          <table:table-cell table:style-name="Default" office:value-type="float" office:value="-1773.74" calcext:value-type="float">
            <text:p>-1773,74</text:p>
          </table:table-cell>
          <table:table-cell table:style-name="Default" office:value-type="float" office:value="-3898.53" calcext:value-type="float">
            <text:p>-3898,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672.27" calcext:value-type="float">
            <text:p>-5672,27</text:p>
          </table:table-cell>
          <table:table-cell table:style-name="Default" office:value-type="float" office:value="13536.14" calcext:value-type="float">
            <text:p>13536,14</text:p>
          </table:table-cell>
          <table:table-cell table:number-columns-repeated="16366"/>
        </table:table-row>
        <table:table-row table:style-name="ro1">
          <table:table-cell office:value-type="float" office:value="6000042" calcext:value-type="float">
            <text:p>6000042</text:p>
          </table:table-cell>
          <table:table-cell table:style-name="Default" office:value-type="string" calcext:value-type="string">
            <text:p>CLAUDIA MARIA GONCALVES GOM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SSESSORIA TÉCNICA DA COORDENADORIA DE ÓRGÃO INTERVENIENTE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9029.22" calcext:value-type="float">
            <text:p>9029,2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236.68" calcext:value-type="float">
            <text:p>22236,68</text:p>
          </table:table-cell>
          <table:table-cell table:style-name="Default" office:value-type="float" office:value="-2273.41" calcext:value-type="float">
            <text:p>-2273,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273.41" calcext:value-type="float">
            <text:p>-2273,41</text:p>
          </table:table-cell>
          <table:table-cell table:style-name="Default" office:value-type="float" office:value="19963.27" calcext:value-type="float">
            <text:p>19963,27</text:p>
          </table:table-cell>
          <table:table-cell table:number-columns-repeated="16366"/>
        </table:table-row>
        <table:table-row table:style-name="ro1">
          <table:table-cell office:value-type="float" office:value="6001004" calcext:value-type="float">
            <text:p>6001004</text:p>
          </table:table-cell>
          <table:table-cell table:style-name="Default" office:value-type="string" calcext:value-type="string">
            <text:p>CLAUDIA MARQU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4903.71" calcext:value-type="float">
            <text:p>4903,7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111.17" calcext:value-type="float">
            <text:p>18111,17</text:p>
          </table:table-cell>
          <table:table-cell table:style-name="Default" office:value-type="float" office:value="-1592.7" calcext:value-type="float">
            <text:p>-1592,7</text:p>
          </table:table-cell>
          <table:table-cell table:style-name="Default" office:value-type="float" office:value="-3646.57" calcext:value-type="float">
            <text:p>-3646,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239.27" calcext:value-type="float">
            <text:p>-5239,27</text:p>
          </table:table-cell>
          <table:table-cell table:style-name="Default" office:value-type="float" office:value="12871.9" calcext:value-type="float">
            <text:p>12871,9</text:p>
          </table:table-cell>
          <table:table-cell table:number-columns-repeated="16366"/>
        </table:table-row>
        <table:table-row table:style-name="ro1">
          <table:table-cell office:value-type="float" office:value="6000116" calcext:value-type="float">
            <text:p>6000116</text:p>
          </table:table-cell>
          <table:table-cell table:style-name="Default" office:value-type="string" calcext:value-type="string">
            <text:p>CLELIA GALAMBA FERNAND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Default" office:value-type="float" office:value="10895.04" calcext:value-type="float">
            <text:p>10895,04</text:p>
          </table:table-cell>
          <table:table-cell table:style-name="Default" office:value-type="float" office:value="9958.5" calcext:value-type="float">
            <text:p>9958,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0853.54" calcext:value-type="float">
            <text:p>20853,54</text:p>
          </table:table-cell>
          <table:table-cell table:style-name="Default" office:value-type="float" office:value="-2045.19" calcext:value-type="float">
            <text:p>-2045,19</text:p>
          </table:table-cell>
          <table:table-cell table:style-name="Default" office:value-type="float" office:value="-3752.7" calcext:value-type="float">
            <text:p>-3752,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797.89" calcext:value-type="float">
            <text:p>-5797,89</text:p>
          </table:table-cell>
          <table:table-cell table:style-name="Default" office:value-type="float" office:value="15055.65" calcext:value-type="float">
            <text:p>15055,65</text:p>
          </table:table-cell>
          <table:table-cell table:number-columns-repeated="16366"/>
        </table:table-row>
        <table:table-row table:style-name="ro1">
          <table:table-cell office:value-type="float" office:value="6000960" calcext:value-type="float">
            <text:p>6000960</text:p>
          </table:table-cell>
          <table:table-cell table:style-name="Default" office:value-type="string" calcext:value-type="string">
            <text:p>CLEUDIVAN SOUSA MARTINS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SEÇÃO DE MANUTENÇÃO E TRANSPORTE - PRT16</text:p>
          </table:table-cell>
          <table:table-cell table:style-name="Default" office:value-type="float" office:value="6952.51" calcext:value-type="float">
            <text:p>6952,51</text:p>
          </table:table-cell>
          <table:table-cell table:style-name="Default" office:value-type="float" office:value="1725.29" calcext:value-type="float">
            <text:p>1725,2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8677.8" calcext:value-type="float">
            <text:p>8677,8</text:p>
          </table:table-cell>
          <table:table-cell table:style-name="Default" office:value-type="float" office:value="-129.31" calcext:value-type="float">
            <text:p>-129,31</text:p>
          </table:table-cell>
          <table:table-cell table:style-name="Default" office:value-type="float" office:value="-855.7" calcext:value-type="float">
            <text:p>-855,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85.01" calcext:value-type="float">
            <text:p>-985,01</text:p>
          </table:table-cell>
          <table:table-cell table:style-name="Default" office:value-type="float" office:value="7692.79" calcext:value-type="float">
            <text:p>7692,79</text:p>
          </table:table-cell>
          <table:table-cell table:number-columns-repeated="16366"/>
        </table:table-row>
        <table:table-row table:style-name="ro1">
          <table:table-cell office:value-type="float" office:value="6000465" calcext:value-type="float">
            <text:p>6000465</text:p>
          </table:table-cell>
          <table:table-cell table:style-name="Default" office:value-type="string" calcext:value-type="string">
            <text:p>COELIS MARIA ARAUJO MARTIN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8755.6" calcext:value-type="float">
            <text:p>8755,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963.06" calcext:value-type="float">
            <text:p>21963,06</text:p>
          </table:table-cell>
          <table:table-cell table:style-name="Default" office:value-type="float" office:value="-2228.26" calcext:value-type="float">
            <text:p>-2228,26</text:p>
          </table:table-cell>
          <table:table-cell table:style-name="Default" office:value-type="float" office:value="-4478.93" calcext:value-type="float">
            <text:p>-4478,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707.19" calcext:value-type="float">
            <text:p>-6707,19</text:p>
          </table:table-cell>
          <table:table-cell table:style-name="Default" office:value-type="float" office:value="15255.87" calcext:value-type="float">
            <text:p>15255,87</text:p>
          </table:table-cell>
          <table:table-cell table:number-columns-repeated="16366"/>
        </table:table-row>
        <table:table-row table:style-name="ro1">
          <table:table-cell office:value-type="float" office:value="6001331" calcext:value-type="float">
            <text:p>6001331</text:p>
          </table:table-cell>
          <table:table-cell table:style-name="Default" office:value-type="string" calcext:value-type="string">
            <text:p>CRISTIANE MARIA DE CARVALHO BEZER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SSISTÊNCIA MÉDICA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350.21" calcext:value-type="float">
            <text:p>350,2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019.89" calcext:value-type="float">
            <text:p>22019,89</text:p>
          </table:table-cell>
          <table:table-cell table:style-name="Default" office:value-type="float" office:value="-2237.64" calcext:value-type="float">
            <text:p>-2237,64</text:p>
          </table:table-cell>
          <table:table-cell table:style-name="Default" office:value-type="float" office:value="-4544.11" calcext:value-type="float">
            <text:p>-4544,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781.75" calcext:value-type="float">
            <text:p>-6781,75</text:p>
          </table:table-cell>
          <table:table-cell table:style-name="Default" office:value-type="float" office:value="15238.14" calcext:value-type="float">
            <text:p>15238,14</text:p>
          </table:table-cell>
          <table:table-cell table:number-columns-repeated="16366"/>
        </table:table-row>
        <table:table-row table:style-name="ro1">
          <table:table-cell office:value-type="float" office:value="6008203" calcext:value-type="float">
            <text:p>6008203</text:p>
          </table:table-cell>
          <table:table-cell table:style-name="Default" office:value-type="string" calcext:value-type="string">
            <text:p>CRISTINA EMIKA MIYOSHI IWAMOT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AOS OFÍCIOS</text:p>
          </table:table-cell>
          <table:table-cell table:style-name="Default" office:value-type="float" office:value="13207.46" calcext:value-type="float">
            <text:p>13207,46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-786.11" calcext:value-type="float">
            <text:p>-786,11</text:p>
          </table:table-cell>
          <table:table-cell table:style-name="Default" office:value-type="float" office:value="-2519.87" calcext:value-type="float">
            <text:p>-2519,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305.98" calcext:value-type="float">
            <text:p>-3305,98</text:p>
          </table:table-cell>
          <table:table-cell table:style-name="Default" office:value-type="float" office:value="9901.48" calcext:value-type="float">
            <text:p>9901,48</text:p>
          </table:table-cell>
          <table:table-cell table:number-columns-repeated="16366"/>
        </table:table-row>
        <table:table-row table:style-name="ro1">
          <table:table-cell office:value-type="float" office:value="6000283" calcext:value-type="float">
            <text:p>6000283</text:p>
          </table:table-cell>
          <table:table-cell table:style-name="Default" office:value-type="string" calcext:value-type="string">
            <text:p>DAICY HELENA ROCCO ROSAT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291.57" calcext:value-type="float">
            <text:p>2291,5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098.81" calcext:value-type="float">
            <text:p>15098,81</text:p>
          </table:table-cell>
          <table:table-cell table:style-name="Default" office:value-type="float" office:value="-1095.66" calcext:value-type="float">
            <text:p>-1095,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095.66" calcext:value-type="float">
            <text:p>-1095,66</text:p>
          </table:table-cell>
          <table:table-cell table:style-name="Default" office:value-type="float" office:value="14003.15" calcext:value-type="float">
            <text:p>14003,15</text:p>
          </table:table-cell>
          <table:table-cell table:number-columns-repeated="16366"/>
        </table:table-row>
        <table:table-row table:style-name="ro1">
          <table:table-cell office:value-type="float" office:value="6001720" calcext:value-type="float">
            <text:p>6001720</text:p>
          </table:table-cell>
          <table:table-cell table:style-name="Default" office:value-type="string" calcext:value-type="string">
            <text:p>DALSIN ANTUNES DOS SANTOS</text:p>
          </table:table-cell>
          <table:table-cell table:style-name="ce2" office:value-type="string" calcext:value-type="string">
            <text:p>INATIVO PROPOR. COMPULSORIO - IDADE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Default" office:value-type="float" office:value="7466.11" calcext:value-type="float">
            <text:p>7466,1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7466.11" calcext:value-type="float">
            <text:p>7466,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33.58" calcext:value-type="float">
            <text:p>-633,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33.58" calcext:value-type="float">
            <text:p>-633,58</text:p>
          </table:table-cell>
          <table:table-cell table:style-name="Default" office:value-type="float" office:value="6832.53" calcext:value-type="float">
            <text:p>6832,53</text:p>
          </table:table-cell>
          <table:table-cell table:number-columns-repeated="16366"/>
        </table:table-row>
        <table:table-row table:style-name="ro1">
          <table:table-cell office:value-type="float" office:value="6001432" calcext:value-type="float">
            <text:p>6001432</text:p>
          </table:table-cell>
          <table:table-cell table:style-name="Default" office:value-type="string" calcext:value-type="string">
            <text:p>DANIEL SOAR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ARQUIVO-PRT-9ª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373.54" calcext:value-type="float">
            <text:p>373,5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180.78" calcext:value-type="float">
            <text:p>13180,78</text:p>
          </table:table-cell>
          <table:table-cell table:style-name="Default" office:value-type="float" office:value="-782.24" calcext:value-type="float">
            <text:p>-782,24</text:p>
          </table:table-cell>
          <table:table-cell table:style-name="Default" office:value-type="float" office:value="-1990" calcext:value-type="float">
            <text:p>-19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772.24" calcext:value-type="float">
            <text:p>-2772,24</text:p>
          </table:table-cell>
          <table:table-cell table:style-name="Default" office:value-type="float" office:value="10408.54" calcext:value-type="float">
            <text:p>10408,54</text:p>
          </table:table-cell>
          <table:table-cell table:number-columns-repeated="16366"/>
        </table:table-row>
        <table:table-row table:style-name="ro1">
          <table:table-cell office:value-type="float" office:value="6003404" calcext:value-type="float">
            <text:p>6003404</text:p>
          </table:table-cell>
          <table:table-cell table:style-name="Default" office:value-type="string" calcext:value-type="string">
            <text:p>DANIELA FERNANDA <text:s/>REZENDE MELO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Default" office:value-type="float" office:value="9447.78" calcext:value-type="float">
            <text:p>9447,7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9447.78" calcext:value-type="float">
            <text:p>9447,78</text:p>
          </table:table-cell>
          <table:table-cell table:style-name="Default" office:value-type="float" office:value="-240.95" calcext:value-type="float">
            <text:p>-240,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40.95" calcext:value-type="float">
            <text:p>-240,95</text:p>
          </table:table-cell>
          <table:table-cell table:style-name="Default" office:value-type="float" office:value="9206.83" calcext:value-type="float">
            <text:p>9206,83</text:p>
          </table:table-cell>
          <table:table-cell table:number-columns-repeated="16366"/>
        </table:table-row>
        <table:table-row table:style-name="ro1">
          <table:table-cell office:value-type="float" office:value="6002340" calcext:value-type="float">
            <text:p>6002340</text:p>
          </table:table-cell>
          <table:table-cell table:style-name="Default" office:value-type="string" calcext:value-type="string">
            <text:p>DELANGE FELINTO PITOMB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Default" office:value-type="float" office:value="21669.68" calcext:value-type="float">
            <text:p>21669,6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-2179.85" calcext:value-type="float">
            <text:p>-2179,85</text:p>
          </table:table-cell>
          <table:table-cell table:style-name="Default" office:value-type="float" office:value="-4463.7" calcext:value-type="float">
            <text:p>-4463,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643.55" calcext:value-type="float">
            <text:p>-6643,55</text:p>
          </table:table-cell>
          <table:table-cell table:style-name="Default" office:value-type="float" office:value="15026.13" calcext:value-type="float">
            <text:p>15026,13</text:p>
          </table:table-cell>
          <table:table-cell table:number-columns-repeated="16366"/>
        </table:table-row>
        <table:table-row table:style-name="ro1">
          <table:table-cell office:value-type="float" office:value="6000618" calcext:value-type="float">
            <text:p>6000618</text:p>
          </table:table-cell>
          <table:table-cell table:style-name="Default" office:value-type="string" calcext:value-type="string">
            <text:p>DENISE CRISTINA FERNANDES GAI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CADASTRAMENTO, DISTRIBUIÇÃO E CONTROLE DE RECURSOS - PRT01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054.4" calcext:value-type="float">
            <text:p>2054,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128.45" calcext:value-type="float">
            <text:p>15128,45</text:p>
          </table:table-cell>
          <table:table-cell table:style-name="Default" office:value-type="float" office:value="-1100.55" calcext:value-type="float">
            <text:p>-1100,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100.55" calcext:value-type="float">
            <text:p>-1100,55</text:p>
          </table:table-cell>
          <table:table-cell table:style-name="Default" office:value-type="float" office:value="14027.9" calcext:value-type="float">
            <text:p>14027,9</text:p>
          </table:table-cell>
          <table:table-cell table:number-columns-repeated="16366"/>
        </table:table-row>
        <table:table-row table:style-name="ro1">
          <table:table-cell office:value-type="float" office:value="6000434" calcext:value-type="float">
            <text:p>6000434</text:p>
          </table:table-cell>
          <table:table-cell table:style-name="Default" office:value-type="string" calcext:value-type="string">
            <text:p>DENISE DANIEL MOREIRA DA CONCEIÇÃ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10672.7" calcext:value-type="float">
            <text:p>10672,7</text:p>
          </table:table-cell>
          <table:table-cell table:style-name="Default" office:value-type="float" office:value="1067.27" calcext:value-type="float">
            <text:p>1067,2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1739.97" calcext:value-type="float">
            <text:p>11739,97</text:p>
          </table:table-cell>
          <table:table-cell table:style-name="Default" office:value-type="float" office:value="-573.32" calcext:value-type="float">
            <text:p>-573,32</text:p>
          </table:table-cell>
          <table:table-cell table:style-name="Default" office:value-type="float" office:value="-1651.23" calcext:value-type="float">
            <text:p>-1651,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224.55" calcext:value-type="float">
            <text:p>-2224,55</text:p>
          </table:table-cell>
          <table:table-cell table:style-name="Default" office:value-type="float" office:value="9515.42" calcext:value-type="float">
            <text:p>9515,42</text:p>
          </table:table-cell>
          <table:table-cell table:number-columns-repeated="16366"/>
        </table:table-row>
        <table:table-row table:style-name="ro1">
          <table:table-cell office:value-type="float" office:value="6001844" calcext:value-type="float">
            <text:p>6001844</text:p>
          </table:table-cell>
          <table:table-cell table:style-name="Default" office:value-type="string" calcext:value-type="string">
            <text:p>DENISE DE FATIMA BRED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CHEFIA DE GABINETE DO PROCURADOR-CHEFE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1565.2" calcext:value-type="float">
            <text:p>1565,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639.25" calcext:value-type="float">
            <text:p>14639,25</text:p>
          </table:table-cell>
          <table:table-cell table:style-name="Default" office:value-type="float" office:value="-1019.83" calcext:value-type="float">
            <text:p>-1019,83</text:p>
          </table:table-cell>
          <table:table-cell table:style-name="Default" office:value-type="float" office:value="-2849.34" calcext:value-type="float">
            <text:p>-2849,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869.17" calcext:value-type="float">
            <text:p>-3869,17</text:p>
          </table:table-cell>
          <table:table-cell table:style-name="Default" office:value-type="float" office:value="10770.08" calcext:value-type="float">
            <text:p>10770,08</text:p>
          </table:table-cell>
          <table:table-cell table:number-columns-repeated="16366"/>
        </table:table-row>
        <table:table-row table:style-name="ro1">
          <table:table-cell office:value-type="float" office:value="6000453" calcext:value-type="float">
            <text:p>6000453</text:p>
          </table:table-cell>
          <table:table-cell table:style-name="Default" office:value-type="string" calcext:value-type="string">
            <text:p>DERMIVAL SEIXAS CARDOS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Default" office:value-type="float" office:value="10977.63" calcext:value-type="float">
            <text:p>10977,63</text:p>
          </table:table-cell>
          <table:table-cell table:style-name="Default" office:value-type="float" office:value="586.99" calcext:value-type="float">
            <text:p>586,9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1564.62" calcext:value-type="float">
            <text:p>11564,62</text:p>
          </table:table-cell>
          <table:table-cell table:style-name="Default" office:value-type="float" office:value="-547.89" calcext:value-type="float">
            <text:p>-547,8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47.89" calcext:value-type="float">
            <text:p>-547,89</text:p>
          </table:table-cell>
          <table:table-cell table:style-name="Default" office:value-type="float" office:value="11016.73" calcext:value-type="float">
            <text:p>11016,73</text:p>
          </table:table-cell>
          <table:table-cell table:number-columns-repeated="16366"/>
        </table:table-row>
        <table:table-row table:style-name="ro1">
          <table:table-cell office:value-type="float" office:value="6000130" calcext:value-type="float">
            <text:p>6000130</text:p>
          </table:table-cell>
          <table:table-cell table:style-name="Default" office:value-type="string" calcext:value-type="string">
            <text:p>DIANA LUCIA RIBEIRO PEREIR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Default" office:value-type="float" office:value="10895.04" calcext:value-type="float">
            <text:p>10895,04</text:p>
          </table:table-cell>
          <table:table-cell table:style-name="Default" office:value-type="float" office:value="9689.1" calcext:value-type="float">
            <text:p>9689,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0584.14" calcext:value-type="float">
            <text:p>20584,14</text:p>
          </table:table-cell>
          <table:table-cell table:style-name="Default" office:value-type="float" office:value="-2000.74" calcext:value-type="float">
            <text:p>-2000,74</text:p>
          </table:table-cell>
          <table:table-cell table:style-name="Default" office:value-type="float" office:value="-3690.84" calcext:value-type="float">
            <text:p>-3690,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691.58" calcext:value-type="float">
            <text:p>-5691,58</text:p>
          </table:table-cell>
          <table:table-cell table:style-name="Default" office:value-type="float" office:value="14892.56" calcext:value-type="float">
            <text:p>14892,56</text:p>
          </table:table-cell>
          <table:table-cell table:number-columns-repeated="16366"/>
        </table:table-row>
        <table:table-row table:style-name="ro1">
          <table:table-cell office:value-type="float" office:value="6000398" calcext:value-type="float">
            <text:p>6000398</text:p>
          </table:table-cell>
          <table:table-cell table:style-name="Default" office:value-type="string" calcext:value-type="string">
            <text:p>DIANA MARCIA RODRIGUES SILV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SSESSORIA TÉCNICA DA DIRETORIA REGIONAL - PRT16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890.37" calcext:value-type="float">
            <text:p>2890,3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697.61" calcext:value-type="float">
            <text:p>15697,61</text:p>
          </table:table-cell>
          <table:table-cell table:style-name="Default" office:value-type="float" office:value="-1194.46" calcext:value-type="float">
            <text:p>-1194,46</text:p>
          </table:table-cell>
          <table:table-cell table:style-name="Default" office:value-type="float" office:value="-2516.63" calcext:value-type="float">
            <text:p>-2516,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711.09" calcext:value-type="float">
            <text:p>-3711,09</text:p>
          </table:table-cell>
          <table:table-cell table:style-name="Default" office:value-type="float" office:value="11986.52" calcext:value-type="float">
            <text:p>11986,52</text:p>
          </table:table-cell>
          <table:table-cell table:number-columns-repeated="16366"/>
        </table:table-row>
        <table:table-row table:style-name="ro1">
          <table:table-cell office:value-type="float" office:value="6002095" calcext:value-type="float">
            <text:p>6002095</text:p>
          </table:table-cell>
          <table:table-cell table:style-name="Default" office:value-type="string" calcext:value-type="string">
            <text:p>DINAMAR RUIZ FERREIRA 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PRIMEIRO GRAU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452.17" calcext:value-type="float">
            <text:p>452,1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465.2" calcext:value-type="float">
            <text:p>21465,2</text:p>
          </table:table-cell>
          <table:table-cell table:style-name="Default" office:value-type="float" office:value="-2146.11" calcext:value-type="float">
            <text:p>-2146,11</text:p>
          </table:table-cell>
          <table:table-cell table:style-name="Default" office:value-type="float" office:value="-3893.15" calcext:value-type="float">
            <text:p>-3893,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039.26" calcext:value-type="float">
            <text:p>-6039,26</text:p>
          </table:table-cell>
          <table:table-cell table:style-name="Default" office:value-type="float" office:value="15425.94" calcext:value-type="float">
            <text:p>15425,94</text:p>
          </table:table-cell>
          <table:table-cell table:number-columns-repeated="16366"/>
        </table:table-row>
        <table:table-row table:style-name="ro1">
          <table:table-cell office:value-type="float" office:value="6000255" calcext:value-type="float">
            <text:p>6000255</text:p>
          </table:table-cell>
          <table:table-cell table:style-name="Default" office:value-type="string" calcext:value-type="string">
            <text:p>DIOLINDA CONCEICAO SAMPAI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MONTAGEM DE PAUTAS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1476.32" calcext:value-type="float">
            <text:p>1476,3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550.37" calcext:value-type="float">
            <text:p>14550,37</text:p>
          </table:table-cell>
          <table:table-cell table:style-name="Default" office:value-type="float" office:value="-1005.17" calcext:value-type="float">
            <text:p>-1005,17</text:p>
          </table:table-cell>
          <table:table-cell table:style-name="Default" office:value-type="float" office:value="-2828.93" calcext:value-type="float">
            <text:p>-2828,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834.1" calcext:value-type="float">
            <text:p>-3834,1</text:p>
          </table:table-cell>
          <table:table-cell table:style-name="Default" office:value-type="float" office:value="10716.27" calcext:value-type="float">
            <text:p>10716,27</text:p>
          </table:table-cell>
          <table:table-cell table:number-columns-repeated="16366"/>
        </table:table-row>
        <table:table-row table:style-name="ro1">
          <table:table-cell office:value-type="float" office:value="6001360" calcext:value-type="float">
            <text:p>6001360</text:p>
          </table:table-cell>
          <table:table-cell table:style-name="Default" office:value-type="string" calcext:value-type="string">
            <text:p>DIRK FEIGL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SEÇÃO DE GERENCIAMENTO DE SERVIÇOS</text:p>
          </table:table-cell>
          <table:table-cell table:style-name="Default" office:value-type="float" office:value="15890.56" calcext:value-type="float">
            <text:p>15890,56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5890.56" calcext:value-type="float">
            <text:p>15890,56</text:p>
          </table:table-cell>
          <table:table-cell table:style-name="Default" office:value-type="float" office:value="-1226.3" calcext:value-type="float">
            <text:p>-1226,3</text:p>
          </table:table-cell>
          <table:table-cell table:style-name="Default" office:value-type="float" office:value="-3084.53" calcext:value-type="float">
            <text:p>-3084,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310.83" calcext:value-type="float">
            <text:p>-4310,83</text:p>
          </table:table-cell>
          <table:table-cell table:style-name="Default" office:value-type="float" office:value="11579.73" calcext:value-type="float">
            <text:p>11579,73</text:p>
          </table:table-cell>
          <table:table-cell table:number-columns-repeated="16366"/>
        </table:table-row>
        <table:table-row table:style-name="ro1">
          <table:table-cell office:value-type="float" office:value="6000072" calcext:value-type="float">
            <text:p>6000072</text:p>
          </table:table-cell>
          <table:table-cell table:style-name="Default" office:value-type="string" calcext:value-type="string">
            <text:p>DOLORES DE JESUS RODRIGUE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6227.07" calcext:value-type="float">
            <text:p>6227,0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9034.31" calcext:value-type="float">
            <text:p>19034,31</text:p>
          </table:table-cell>
          <table:table-cell table:style-name="Default" office:value-type="float" office:value="-1745.02" calcext:value-type="float">
            <text:p>-1745,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745.02" calcext:value-type="float">
            <text:p>-1745,02</text:p>
          </table:table-cell>
          <table:table-cell table:style-name="Default" office:value-type="float" office:value="17289.29" calcext:value-type="float">
            <text:p>17289,29</text:p>
          </table:table-cell>
          <table:table-cell table:number-columns-repeated="16366"/>
        </table:table-row>
        <table:table-row table:style-name="ro1">
          <table:table-cell office:value-type="float" office:value="6000370" calcext:value-type="float">
            <text:p>6000370</text:p>
          </table:table-cell>
          <table:table-cell table:style-name="Default" office:value-type="string" calcext:value-type="string">
            <text:p>DORALICE CELIA ZAG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ADMINISTRATIVA DA COORDENADORIA DE ÓRGÃO INTERVENIENTE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2676.91" calcext:value-type="float">
            <text:p>2676,9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884.37" calcext:value-type="float">
            <text:p>15884,37</text:p>
          </table:table-cell>
          <table:table-cell table:style-name="Default" office:value-type="float" office:value="-1225.28" calcext:value-type="float">
            <text:p>-1225,28</text:p>
          </table:table-cell>
          <table:table-cell table:style-name="Default" office:value-type="float" office:value="-3135.24" calcext:value-type="float">
            <text:p>-3135,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360.52" calcext:value-type="float">
            <text:p>-4360,52</text:p>
          </table:table-cell>
          <table:table-cell table:style-name="Default" office:value-type="float" office:value="11523.85" calcext:value-type="float">
            <text:p>11523,85</text:p>
          </table:table-cell>
          <table:table-cell table:number-columns-repeated="16366"/>
        </table:table-row>
        <table:table-row table:style-name="ro1">
          <table:table-cell office:value-type="float" office:value="6002046" calcext:value-type="float">
            <text:p>6002046</text:p>
          </table:table-cell>
          <table:table-cell table:style-name="Default" office:value-type="string" calcext:value-type="string">
            <text:p>DULCIMAR BARREIRA COSTA CABRAL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GABINETE SUBPROCURADOR CESAR ZACHARIAS MARTYRES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4431.77" calcext:value-type="float">
            <text:p>4431,7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6101.45" calcext:value-type="float">
            <text:p>26101,45</text:p>
          </table:table-cell>
          <table:table-cell table:style-name="Default" office:value-type="float" office:value="-2911.09" calcext:value-type="float">
            <text:p>-2911,0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911.09" calcext:value-type="float">
            <text:p>-2911,09</text:p>
          </table:table-cell>
          <table:table-cell table:style-name="Default" office:value-type="float" office:value="23190.36" calcext:value-type="float">
            <text:p>23190,36</text:p>
          </table:table-cell>
          <table:table-cell table:number-columns-repeated="16366"/>
        </table:table-row>
        <table:table-row table:style-name="ro1">
          <table:table-cell office:value-type="float" office:value="6000611" calcext:value-type="float">
            <text:p>6000611</text:p>
          </table:table-cell>
          <table:table-cell table:style-name="Default" office:value-type="string" calcext:value-type="string">
            <text:p>DULCIMAR LEIT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ADMINISTRAÇÃ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4008.43" calcext:value-type="float">
            <text:p>4008,4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082.48" calcext:value-type="float">
            <text:p>17082,48</text:p>
          </table:table-cell>
          <table:table-cell table:style-name="Default" office:value-type="float" office:value="-1422.96" calcext:value-type="float">
            <text:p>-1422,96</text:p>
          </table:table-cell>
          <table:table-cell table:style-name="Default" office:value-type="float" office:value="-2782.49" calcext:value-type="float">
            <text:p>-2782,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205.45" calcext:value-type="float">
            <text:p>-4205,45</text:p>
          </table:table-cell>
          <table:table-cell table:style-name="Default" office:value-type="float" office:value="12877.03" calcext:value-type="float">
            <text:p>12877,03</text:p>
          </table:table-cell>
          <table:table-cell table:number-columns-repeated="16366"/>
        </table:table-row>
        <table:table-row table:style-name="ro1">
          <table:table-cell office:value-type="float" office:value="6000721" calcext:value-type="float">
            <text:p>6000721</text:p>
          </table:table-cell>
          <table:table-cell table:style-name="Default" office:value-type="string" calcext:value-type="string">
            <text:p>DULCINEA MONTEIRO VASCONCELOS DE QUEIROZ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1ª REGIÃO - RN</text:p>
          </table:table-cell>
          <table:table-cell table:style-name="Default" office:value-type="float" office:value="4962.19" calcext:value-type="float">
            <text:p>4962,19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4962.19" calcext:value-type="float">
            <text:p>4962,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7.29" calcext:value-type="float">
            <text:p>-77,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7.29" calcext:value-type="float">
            <text:p>-77,29</text:p>
          </table:table-cell>
          <table:table-cell table:style-name="Default" office:value-type="float" office:value="4884.9" calcext:value-type="float">
            <text:p>4884,9</text:p>
          </table:table-cell>
          <table:table-cell table:number-columns-repeated="16366"/>
        </table:table-row>
        <table:table-row table:style-name="ro1">
          <table:table-cell office:value-type="float" office:value="6000550" calcext:value-type="float">
            <text:p>6000550</text:p>
          </table:table-cell>
          <table:table-cell table:style-name="Default" office:value-type="string" calcext:value-type="string">
            <text:p>EDIGINALDO FREITAS DE ANDRADE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SUPORTE AO USUÁRI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1369.6" calcext:value-type="float">
            <text:p>1369,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577.06" calcext:value-type="float">
            <text:p>14577,06</text:p>
          </table:table-cell>
          <table:table-cell table:style-name="Default" office:value-type="float" office:value="-1009.57" calcext:value-type="float">
            <text:p>-1009,57</text:p>
          </table:table-cell>
          <table:table-cell table:style-name="Default" office:value-type="float" office:value="-2782.92" calcext:value-type="float">
            <text:p>-2782,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792.49" calcext:value-type="float">
            <text:p>-3792,49</text:p>
          </table:table-cell>
          <table:table-cell table:style-name="Default" office:value-type="float" office:value="10784.57" calcext:value-type="float">
            <text:p>10784,57</text:p>
          </table:table-cell>
          <table:table-cell table:number-columns-repeated="16366"/>
        </table:table-row>
        <table:table-row table:style-name="ro1">
          <table:table-cell office:value-type="float" office:value="6000401" calcext:value-type="float">
            <text:p>6000401</text:p>
          </table:table-cell>
          <table:table-cell table:style-name="Default" office:value-type="string" calcext:value-type="string">
            <text:p>EDILEUSA CONCEICAO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GABINETES DOS SUBPROCURADORES GERAIS DO TRABALH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7955.8" calcext:value-type="float">
            <text:p>7955,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0763.04" calcext:value-type="float">
            <text:p>20763,04</text:p>
          </table:table-cell>
          <table:table-cell table:style-name="Default" office:value-type="float" office:value="-2030.26" calcext:value-type="float">
            <text:p>-2030,26</text:p>
          </table:table-cell>
          <table:table-cell table:style-name="Default" office:value-type="float" office:value="-3731.92" calcext:value-type="float">
            <text:p>-3731,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762.18" calcext:value-type="float">
            <text:p>-5762,18</text:p>
          </table:table-cell>
          <table:table-cell table:style-name="Default" office:value-type="float" office:value="15000.86" calcext:value-type="float">
            <text:p>15000,86</text:p>
          </table:table-cell>
          <table:table-cell table:number-columns-repeated="16366"/>
        </table:table-row>
        <table:table-row table:style-name="ro1">
          <table:table-cell office:value-type="float" office:value="6000596" calcext:value-type="float">
            <text:p>6000596</text:p>
          </table:table-cell>
          <table:table-cell table:style-name="Default" office:value-type="string" calcext:value-type="string">
            <text:p>EDINALDO FERNANDES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PRIMEIRO E SEGUNDO GRAUS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3103.82" calcext:value-type="float">
            <text:p>3103,8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177.87" calcext:value-type="float">
            <text:p>16177,87</text:p>
          </table:table-cell>
          <table:table-cell table:style-name="Default" office:value-type="float" office:value="-1273.7" calcext:value-type="float">
            <text:p>-1273,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273.7" calcext:value-type="float">
            <text:p>-1273,7</text:p>
          </table:table-cell>
          <table:table-cell table:style-name="Default" office:value-type="float" office:value="14904.17" calcext:value-type="float">
            <text:p>14904,17</text:p>
          </table:table-cell>
          <table:table-cell table:number-columns-repeated="16366"/>
        </table:table-row>
        <table:table-row table:style-name="ro1">
          <table:table-cell office:value-type="float" office:value="6000564" calcext:value-type="float">
            <text:p>6000564</text:p>
          </table:table-cell>
          <table:table-cell table:style-name="Default" office:value-type="string" calcext:value-type="string">
            <text:p>EDISON FERREIRA DE MEL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Default" office:value-type="float" office:value="11709.48" calcext:value-type="float">
            <text:p>11709,48</text:p>
          </table:table-cell>
          <table:table-cell table:style-name="Default" office:value-type="float" office:value="1903.23" calcext:value-type="float">
            <text:p>1903,2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612.71" calcext:value-type="float">
            <text:p>13612,71</text:p>
          </table:table-cell>
          <table:table-cell table:style-name="Default" office:value-type="float" office:value="-850.45" calcext:value-type="float">
            <text:p>-850,45</text:p>
          </table:table-cell>
          <table:table-cell table:style-name="Default" office:value-type="float" office:value="-2037.88" calcext:value-type="float">
            <text:p>-2037,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888.33" calcext:value-type="float">
            <text:p>-2888,33</text:p>
          </table:table-cell>
          <table:table-cell table:style-name="Default" office:value-type="float" office:value="10724.38" calcext:value-type="float">
            <text:p>10724,38</text:p>
          </table:table-cell>
          <table:table-cell table:number-columns-repeated="16366"/>
        </table:table-row>
        <table:table-row table:style-name="ro1">
          <table:table-cell office:value-type="float" office:value="6001560" calcext:value-type="float">
            <text:p>6001560</text:p>
          </table:table-cell>
          <table:table-cell table:style-name="Default" office:value-type="string" calcext:value-type="string">
            <text:p>EDLAMAR LEAL SOUSA CAVALCANTI ANTUN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3º OFÍCIO GERAL DA PTM DE ITABUNA</text:p>
          </table:table-cell>
          <table:table-cell table:style-name="Default" office:value-type="float" office:value="21888.57" calcext:value-type="float">
            <text:p>21888,57</text:p>
          </table:table-cell>
          <table:table-cell table:style-name="Default" office:value-type="float" office:value="2085.76" calcext:value-type="float">
            <text:p>2085,7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3974.33" calcext:value-type="float">
            <text:p>23974,33</text:p>
          </table:table-cell>
          <table:table-cell table:style-name="Default" office:value-type="float" office:value="-2560.12" calcext:value-type="float">
            <text:p>-2560,12</text:p>
          </table:table-cell>
          <table:table-cell table:style-name="Default" office:value-type="float" office:value="-4992.9" calcext:value-type="float">
            <text:p>-4992,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553.02" calcext:value-type="float">
            <text:p>-7553,02</text:p>
          </table:table-cell>
          <table:table-cell table:style-name="Default" office:value-type="float" office:value="16421.31" calcext:value-type="float">
            <text:p>16421,31</text:p>
          </table:table-cell>
          <table:table-cell table:number-columns-repeated="16366"/>
        </table:table-row>
        <table:table-row table:style-name="ro1">
          <table:table-cell office:value-type="float" office:value="6007525" calcext:value-type="float">
            <text:p>6007525</text:p>
          </table:table-cell>
          <table:table-cell table:style-name="Default" office:value-type="string" calcext:value-type="string">
            <text:p>EDLEUZA ANANIAS CAVALCANT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20º OFÍCIO GERAL DA PRT DA 06ª REGIÃ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5078.15" calcext:value-type="float">
            <text:p>5078,1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885.39" calcext:value-type="float">
            <text:p>17885,39</text:p>
          </table:table-cell>
          <table:table-cell table:style-name="Default" office:value-type="float" office:value="-1555.44" calcext:value-type="float">
            <text:p>-1555,44</text:p>
          </table:table-cell>
          <table:table-cell table:style-name="Default" office:value-type="float" office:value="-3071.14" calcext:value-type="float">
            <text:p>-3071,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626.58" calcext:value-type="float">
            <text:p>-4626,58</text:p>
          </table:table-cell>
          <table:table-cell table:style-name="Default" office:value-type="float" office:value="13258.81" calcext:value-type="float">
            <text:p>13258,81</text:p>
          </table:table-cell>
          <table:table-cell table:number-columns-repeated="16366"/>
        </table:table-row>
        <table:table-row table:style-name="ro1">
          <table:table-cell office:value-type="float" office:value="6005600" calcext:value-type="float">
            <text:p>6005600</text:p>
          </table:table-cell>
          <table:table-cell table:style-name="Default" office:value-type="string" calcext:value-type="string">
            <text:p>EDMAR NATALINO VI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ANÁLISE DAS DESPESAS</text:p>
          </table:table-cell>
          <table:table-cell table:style-name="Default" office:value-type="float" office:value="23308.42" calcext:value-type="float">
            <text:p>23308,4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23308.42" calcext:value-type="float">
            <text:p>23308,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358.49" calcext:value-type="float">
            <text:p>-5358,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358.49" calcext:value-type="float">
            <text:p>-5358,49</text:p>
          </table:table-cell>
          <table:table-cell table:style-name="Default" office:value-type="float" office:value="17949.93" calcext:value-type="float">
            <text:p>17949,93</text:p>
          </table:table-cell>
          <table:table-cell table:number-columns-repeated="16366"/>
        </table:table-row>
        <table:table-row table:style-name="ro1">
          <table:table-cell office:value-type="float" office:value="6005475" calcext:value-type="float">
            <text:p>6005475</text:p>
          </table:table-cell>
          <table:table-cell table:style-name="Default" office:value-type="string" calcext:value-type="string">
            <text:p>EDMILSON MARTINS DE ALCANTA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3949.73" calcext:value-type="float">
            <text:p>3949,7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157.19" calcext:value-type="float">
            <text:p>17157,19</text:p>
          </table:table-cell>
          <table:table-cell table:style-name="Default" office:value-type="float" office:value="-1435.29" calcext:value-type="float">
            <text:p>-1435,29</text:p>
          </table:table-cell>
          <table:table-cell table:style-name="Default" office:value-type="float" office:value="-2851.79" calcext:value-type="float">
            <text:p>-2851,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287.08" calcext:value-type="float">
            <text:p>-4287,08</text:p>
          </table:table-cell>
          <table:table-cell table:style-name="Default" office:value-type="float" office:value="12870.11" calcext:value-type="float">
            <text:p>12870,11</text:p>
          </table:table-cell>
          <table:table-cell table:number-columns-repeated="16366"/>
        </table:table-row>
        <table:table-row table:style-name="ro1">
          <table:table-cell office:value-type="float" office:value="6007483" calcext:value-type="float">
            <text:p>6007483</text:p>
          </table:table-cell>
          <table:table-cell table:style-name="Default" office:value-type="string" calcext:value-type="string">
            <text:p>EDSON LUIZ MATEU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A PTM DE JI-PARANÁ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729.24" calcext:value-type="float">
            <text:p>729,2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536.48" calcext:value-type="float">
            <text:p>13536,48</text:p>
          </table:table-cell>
          <table:table-cell table:style-name="Default" office:value-type="float" office:value="-837.87" calcext:value-type="float">
            <text:p>-837,87</text:p>
          </table:table-cell>
          <table:table-cell table:style-name="Default" office:value-type="float" office:value="-2020.38" calcext:value-type="float">
            <text:p>-2020,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858.25" calcext:value-type="float">
            <text:p>-2858,25</text:p>
          </table:table-cell>
          <table:table-cell table:style-name="Default" office:value-type="float" office:value="10678.23" calcext:value-type="float">
            <text:p>10678,23</text:p>
          </table:table-cell>
          <table:table-cell table:number-columns-repeated="16366"/>
        </table:table-row>
        <table:table-row table:style-name="ro1">
          <table:table-cell office:value-type="float" office:value="1199652" calcext:value-type="float">
            <text:p>1199652</text:p>
          </table:table-cell>
          <table:table-cell table:style-name="Default" office:value-type="string" calcext:value-type="string">
            <text:p>EDSON TEIXEIRA DA CO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18855.1" calcext:value-type="float">
            <text:p>18855,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39868.13" calcext:value-type="float">
            <text:p>39868,13</text:p>
          </table:table-cell>
          <table:table-cell table:style-name="Default" office:value-type="float" office:value="-5512.62" calcext:value-type="float">
            <text:p>-5512,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512.62" calcext:value-type="float">
            <text:p>-5512,62</text:p>
          </table:table-cell>
          <table:table-cell table:style-name="Default" office:value-type="float" office:value="34355.51" calcext:value-type="float">
            <text:p>34355,51</text:p>
          </table:table-cell>
          <table:table-cell table:number-columns-repeated="16366"/>
        </table:table-row>
        <table:table-row table:style-name="ro1">
          <table:table-cell office:value-type="float" office:value="6006427" calcext:value-type="float">
            <text:p>6006427</text:p>
          </table:table-cell>
          <table:table-cell table:style-name="Default" office:value-type="string" calcext:value-type="string">
            <text:p>EDUARDO ALBERTO PEREIRA MARQUES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SEÇÃO DE PERÍCIAS DA PTM DE PALMAS</text:p>
          </table:table-cell>
          <table:table-cell table:style-name="Default" office:value-type="float" office:value="6866.52" calcext:value-type="float">
            <text:p>6866,5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6866.52" calcext:value-type="float">
            <text:p>6866,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36.97" calcext:value-type="float">
            <text:p>-836,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30.97" calcext:value-type="float">
            <text:p>-1530,97</text:p>
          </table:table-cell>
          <table:table-cell table:style-name="Default" office:value-type="float" office:value="5335.55" calcext:value-type="float">
            <text:p>5335,55</text:p>
          </table:table-cell>
          <table:table-cell table:number-columns-repeated="16366"/>
        </table:table-row>
        <table:table-row table:style-name="ro1">
          <table:table-cell office:value-type="float" office:value="6002522" calcext:value-type="float">
            <text:p>6002522</text:p>
          </table:table-cell>
          <table:table-cell table:style-name="Default" office:value-type="string" calcext:value-type="string">
            <text:p>EDUARDO AUGUSTO FONTENELLE FRAG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Default" office:value-type="float" office:value="21669.68" calcext:value-type="float">
            <text:p>21669,6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-2179.85" calcext:value-type="float">
            <text:p>-2179,85</text:p>
          </table:table-cell>
          <table:table-cell table:style-name="Default" office:value-type="float" office:value="-4411.56" calcext:value-type="float">
            <text:p>-4411,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591.41" calcext:value-type="float">
            <text:p>-6591,41</text:p>
          </table:table-cell>
          <table:table-cell table:style-name="Default" office:value-type="float" office:value="15078.27" calcext:value-type="float">
            <text:p>15078,27</text:p>
          </table:table-cell>
          <table:table-cell table:number-columns-repeated="16366"/>
        </table:table-row>
        <table:table-row table:style-name="ro1">
          <table:table-cell office:value-type="float" office:value="2095920" calcext:value-type="float">
            <text:p>2095920</text:p>
          </table:table-cell>
          <table:table-cell table:style-name="Default" office:value-type="string" calcext:value-type="string">
            <text:p>EDUARDO JORGE NOGUEIRA BAEN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15951.52" calcext:value-type="float">
            <text:p>15951,5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36964.55" calcext:value-type="float">
            <text:p>36964,55</text:p>
          </table:table-cell>
          <table:table-cell table:style-name="Default" office:value-type="float" office:value="-4960.94" calcext:value-type="float">
            <text:p>-4960,94</text:p>
          </table:table-cell>
          <table:table-cell table:style-name="Default" office:value-type="float" office:value="-7381.39" calcext:value-type="float">
            <text:p>-7381,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2342.33" calcext:value-type="float">
            <text:p>-12342,33</text:p>
          </table:table-cell>
          <table:table-cell table:style-name="Default" office:value-type="float" office:value="24622.22" calcext:value-type="float">
            <text:p>24622,22</text:p>
          </table:table-cell>
          <table:table-cell table:number-columns-repeated="16366"/>
        </table:table-row>
        <table:table-row table:style-name="ro1">
          <table:table-cell office:value-type="float" office:value="6006581" calcext:value-type="float">
            <text:p>6006581</text:p>
          </table:table-cell>
          <table:table-cell table:style-name="Default" office:value-type="string" calcext:value-type="string">
            <text:p>ELAYNNE MANUELLE BRAGA NEILSON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SECRETARIA ADMINISTRATIVA DA DIRETORIA REGIONAL</text:p>
          </table:table-cell>
          <table:table-cell table:style-name="Default" office:value-type="float" office:value="8936.5" calcext:value-type="float">
            <text:p>8936,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8936.5" calcext:value-type="float">
            <text:p>8936,5</text:p>
          </table:table-cell>
          <table:table-cell table:style-name="Default" office:value-type="float" office:value="-166.82" calcext:value-type="float">
            <text:p>-166,82</text:p>
          </table:table-cell>
          <table:table-cell table:style-name="Default" office:value-type="float" office:value="-1406.21" calcext:value-type="float">
            <text:p>-1406,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73.03" calcext:value-type="float">
            <text:p>-1573,03</text:p>
          </table:table-cell>
          <table:table-cell table:style-name="Default" office:value-type="float" office:value="7363.47" calcext:value-type="float">
            <text:p>7363,47</text:p>
          </table:table-cell>
          <table:table-cell table:number-columns-repeated="16366"/>
        </table:table-row>
        <table:table-row table:style-name="ro1">
          <table:table-cell office:value-type="float" office:value="6002098" calcext:value-type="float">
            <text:p>6002098</text:p>
          </table:table-cell>
          <table:table-cell table:style-name="Default" office:value-type="string" calcext:value-type="string">
            <text:p>ELDIMAR DE CARVALHO RODRIGUE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53.36" calcext:value-type="float">
            <text:p>53,3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2860.6" calcext:value-type="float">
            <text:p>12860,6</text:p>
          </table:table-cell>
          <table:table-cell table:style-name="Default" office:value-type="float" office:value="-735.81" calcext:value-type="float">
            <text:p>-735,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35.81" calcext:value-type="float">
            <text:p>-735,81</text:p>
          </table:table-cell>
          <table:table-cell table:style-name="Default" office:value-type="float" office:value="12124.79" calcext:value-type="float">
            <text:p>12124,79</text:p>
          </table:table-cell>
          <table:table-cell table:number-columns-repeated="16366"/>
        </table:table-row>
        <table:table-row table:style-name="ro1">
          <table:table-cell office:value-type="float" office:value="6005387" calcext:value-type="float">
            <text:p>6005387</text:p>
          </table:table-cell>
          <table:table-cell table:style-name="Default" office:value-type="string" calcext:value-type="string">
            <text:p>ELEONORA MARIA DINIZ DA SILV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SECRETARIA DA PTM DE PETRÓPOLIS</text:p>
          </table:table-cell>
          <table:table-cell table:style-name="Default" office:value-type="float" office:value="7787.3" calcext:value-type="float">
            <text:p>7787,3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7787.3" calcext:value-type="float">
            <text:p>7787,3</text:p>
          </table:table-cell>
          <table:table-cell table:style-name="Default" office:value-type="float" office:value="-0.18" calcext:value-type="float">
            <text:p>-0,18</text:p>
          </table:table-cell>
          <table:table-cell table:style-name="Default" office:value-type="float" office:value="-721.86" calcext:value-type="float">
            <text:p>-721,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22.04" calcext:value-type="float">
            <text:p>-722,04</text:p>
          </table:table-cell>
          <table:table-cell table:style-name="Default" office:value-type="float" office:value="7065.26" calcext:value-type="float">
            <text:p>7065,26</text:p>
          </table:table-cell>
          <table:table-cell table:number-columns-repeated="16366"/>
        </table:table-row>
        <table:table-row table:style-name="ro1">
          <table:table-cell office:value-type="float" office:value="6001569" calcext:value-type="float">
            <text:p>6001569</text:p>
          </table:table-cell>
          <table:table-cell table:style-name="Default" office:value-type="string" calcext:value-type="string">
            <text:p>ELEOSINA PAULA RIBEIRO DE OLIV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4993.56" calcext:value-type="float">
            <text:p>4993,5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6006.59" calcext:value-type="float">
            <text:p>26006,59</text:p>
          </table:table-cell>
          <table:table-cell table:style-name="Default" office:value-type="float" office:value="-2895.44" calcext:value-type="float">
            <text:p>-2895,44</text:p>
          </table:table-cell>
          <table:table-cell table:style-name="Default" office:value-type="float" office:value="-4935.97" calcext:value-type="float">
            <text:p>-4935,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831.41" calcext:value-type="float">
            <text:p>-7831,41</text:p>
          </table:table-cell>
          <table:table-cell table:style-name="Default" office:value-type="float" office:value="18175.18" calcext:value-type="float">
            <text:p>18175,18</text:p>
          </table:table-cell>
          <table:table-cell table:number-columns-repeated="16366"/>
        </table:table-row>
        <table:table-row table:style-name="ro1">
          <table:table-cell office:value-type="float" office:value="6001542" calcext:value-type="float">
            <text:p>6001542</text:p>
          </table:table-cell>
          <table:table-cell table:style-name="Default" office:value-type="string" calcext:value-type="string">
            <text:p>ELIANA DOS SANTOS LIMA 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6º OFÍCIO GERAL DA PRT DA 13ª REGIÃO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262.66" calcext:value-type="float">
            <text:p>262,6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275.69" calcext:value-type="float">
            <text:p>21275,69</text:p>
          </table:table-cell>
          <table:table-cell table:style-name="Default" office:value-type="float" office:value="-2114.84" calcext:value-type="float">
            <text:p>-2114,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114.84" calcext:value-type="float">
            <text:p>-2114,84</text:p>
          </table:table-cell>
          <table:table-cell table:style-name="Default" office:value-type="float" office:value="19160.85" calcext:value-type="float">
            <text:p>19160,85</text:p>
          </table:table-cell>
          <table:table-cell table:number-columns-repeated="16366"/>
        </table:table-row>
        <table:table-row table:style-name="ro1">
          <table:table-cell office:value-type="float" office:value="6007932" calcext:value-type="float">
            <text:p>6007932</text:p>
          </table:table-cell>
          <table:table-cell table:style-name="Default" office:value-type="string" calcext:value-type="string">
            <text:p>ELIANE TINOCO RIBAMAR DA COSTA PEREIR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SECRETARIA PROCESSUAL DA COORDENADORIA DE PRIMEIRO GRAU</text:p>
          </table:table-cell>
          <table:table-cell table:style-name="Default" office:value-type="float" office:value="8323.95" calcext:value-type="float">
            <text:p>8323,9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8323.95" calcext:value-type="float">
            <text:p>8323,95</text:p>
          </table:table-cell>
          <table:table-cell table:style-name="Default" office:value-type="float" office:value="-78" calcext:value-type="float">
            <text:p>-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8" calcext:value-type="float">
            <text:p>-78</text:p>
          </table:table-cell>
          <table:table-cell table:style-name="Default" office:value-type="float" office:value="8245.95" calcext:value-type="float">
            <text:p>8245,95</text:p>
          </table:table-cell>
          <table:table-cell table:number-columns-repeated="16366"/>
        </table:table-row>
        <table:table-row table:style-name="ro1">
          <table:table-cell office:value-type="float" office:value="6000545" calcext:value-type="float">
            <text:p>6000545</text:p>
          </table:table-cell>
          <table:table-cell table:style-name="Default" office:value-type="string" calcext:value-type="string">
            <text:p>ELIAS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EXECUÇÃO FINANCEIRA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067.27" calcext:value-type="float">
            <text:p>1067,2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874.51" calcext:value-type="float">
            <text:p>13874,51</text:p>
          </table:table-cell>
          <table:table-cell table:style-name="Default" office:value-type="float" office:value="-893.65" calcext:value-type="float">
            <text:p>-893,65</text:p>
          </table:table-cell>
          <table:table-cell table:style-name="Default" office:value-type="float" office:value="-2098" calcext:value-type="float">
            <text:p>-2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991.65" calcext:value-type="float">
            <text:p>-2991,65</text:p>
          </table:table-cell>
          <table:table-cell table:style-name="Default" office:value-type="float" office:value="10882.86" calcext:value-type="float">
            <text:p>10882,86</text:p>
          </table:table-cell>
          <table:table-cell table:number-columns-repeated="16366"/>
        </table:table-row>
        <table:table-row table:style-name="ro1">
          <table:table-cell office:value-type="float" office:value="6001312" calcext:value-type="float">
            <text:p>6001312</text:p>
          </table:table-cell>
          <table:table-cell table:style-name="Default" office:value-type="string" calcext:value-type="string">
            <text:p>ELISABETE DO ROCIO ZARD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942.69" calcext:value-type="float">
            <text:p>942,6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749.93" calcext:value-type="float">
            <text:p>13749,93</text:p>
          </table:table-cell>
          <table:table-cell table:style-name="Default" office:value-type="float" office:value="-873.09" calcext:value-type="float">
            <text:p>-873,09</text:p>
          </table:table-cell>
          <table:table-cell table:style-name="Default" office:value-type="float" office:value="-2069.39" calcext:value-type="float">
            <text:p>-2069,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942.48" calcext:value-type="float">
            <text:p>-2942,48</text:p>
          </table:table-cell>
          <table:table-cell table:style-name="Default" office:value-type="float" office:value="10807.45" calcext:value-type="float">
            <text:p>10807,45</text:p>
          </table:table-cell>
          <table:table-cell table:number-columns-repeated="16366"/>
        </table:table-row>
        <table:table-row table:style-name="ro1">
          <table:table-cell office:value-type="float" office:value="6000275" calcext:value-type="float">
            <text:p>6000275</text:p>
          </table:table-cell>
          <table:table-cell table:style-name="Default" office:value-type="string" calcext:value-type="string">
            <text:p>ELIZABETH LOPES ALV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5481.75" calcext:value-type="float">
            <text:p>5481,7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555.8" calcext:value-type="float">
            <text:p>18555,8</text:p>
          </table:table-cell>
          <table:table-cell table:style-name="Default" office:value-type="float" office:value="-1666.06" calcext:value-type="float">
            <text:p>-1666,06</text:p>
          </table:table-cell>
          <table:table-cell table:style-name="Default" office:value-type="float" office:value="-3225.08" calcext:value-type="float">
            <text:p>-3225,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891.14" calcext:value-type="float">
            <text:p>-4891,14</text:p>
          </table:table-cell>
          <table:table-cell table:style-name="Default" office:value-type="float" office:value="13664.66" calcext:value-type="float">
            <text:p>13664,66</text:p>
          </table:table-cell>
          <table:table-cell table:number-columns-repeated="16366"/>
        </table:table-row>
        <table:table-row table:style-name="ro1">
          <table:table-cell office:value-type="float" office:value="6000633" calcext:value-type="float">
            <text:p>6000633</text:p>
          </table:table-cell>
          <table:table-cell table:style-name="Default" office:value-type="string" calcext:value-type="string">
            <text:p>ELIZABETH MARIA DE MELO E SILVA LOBAT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TECNOLOGIA DA INFORMAÇÃO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6215.12" calcext:value-type="float">
            <text:p>6215,1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7884.8" calcext:value-type="float">
            <text:p>27884,8</text:p>
          </table:table-cell>
          <table:table-cell table:style-name="Default" office:value-type="float" office:value="-3235.79" calcext:value-type="float">
            <text:p>-3235,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235.79" calcext:value-type="float">
            <text:p>-3235,79</text:p>
          </table:table-cell>
          <table:table-cell table:style-name="Default" office:value-type="float" office:value="24649.01" calcext:value-type="float">
            <text:p>24649,01</text:p>
          </table:table-cell>
          <table:table-cell table:number-columns-repeated="16366"/>
        </table:table-row>
        <table:table-row table:style-name="ro1">
          <table:table-cell office:value-type="float" office:value="6000450" calcext:value-type="float">
            <text:p>6000450</text:p>
          </table:table-cell>
          <table:table-cell table:style-name="Default" office:value-type="string" calcext:value-type="string">
            <text:p>ELOI MARIA MITTMANN PEREIR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Default" office:value-type="float" office:value="19962.38" calcext:value-type="float">
            <text:p>19962,38</text:p>
          </table:table-cell>
          <table:table-cell table:style-name="Default" office:value-type="float" office:value="3904.42" calcext:value-type="float">
            <text:p>3904,4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3866.8" calcext:value-type="float">
            <text:p>23866,8</text:p>
          </table:table-cell>
          <table:table-cell table:style-name="Default" office:value-type="float" office:value="-2542.38" calcext:value-type="float">
            <text:p>-2542,38</text:p>
          </table:table-cell>
          <table:table-cell table:style-name="Default" office:value-type="float" office:value="-4444.62" calcext:value-type="float">
            <text:p>-4444,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987" calcext:value-type="float">
            <text:p>-6987</text:p>
          </table:table-cell>
          <table:table-cell table:style-name="Default" office:value-type="float" office:value="16879.8" calcext:value-type="float">
            <text:p>16879,8</text:p>
          </table:table-cell>
          <table:table-cell table:number-columns-repeated="16366"/>
        </table:table-row>
        <table:table-row table:style-name="ro1">
          <table:table-cell office:value-type="float" office:value="6000086" calcext:value-type="float">
            <text:p>6000086</text:p>
          </table:table-cell>
          <table:table-cell table:style-name="Default" office:value-type="string" calcext:value-type="string">
            <text:p>ELSON BOUCAS LOUR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ATENDIMENTO AO PÚBLICO E PROTOCOLO-GERAL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5131.51" calcext:value-type="float">
            <text:p>5131,5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938.75" calcext:value-type="float">
            <text:p>17938,75</text:p>
          </table:table-cell>
          <table:table-cell table:style-name="Default" office:value-type="float" office:value="-1564.25" calcext:value-type="float">
            <text:p>-1564,25</text:p>
          </table:table-cell>
          <table:table-cell table:style-name="Default" office:value-type="float" office:value="-3450.57" calcext:value-type="float">
            <text:p>-3450,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014.82" calcext:value-type="float">
            <text:p>-5014,82</text:p>
          </table:table-cell>
          <table:table-cell table:style-name="Default" office:value-type="float" office:value="12923.93" calcext:value-type="float">
            <text:p>12923,93</text:p>
          </table:table-cell>
          <table:table-cell table:number-columns-repeated="16366"/>
        </table:table-row>
        <table:table-row table:style-name="ro1">
          <table:table-cell office:value-type="float" office:value="1197056" calcext:value-type="float">
            <text:p>1197056</text:p>
          </table:table-cell>
          <table:table-cell table:style-name="Default" office:value-type="string" calcext:value-type="string">
            <text:p>ENI DESIDERIO DE FIGUEIREDO</text:p>
          </table:table-cell>
          <table:table-cell table:style-name="ce2" office:value-type="string" calcext:value-type="string">
            <text:p>INATIVO INTEGRAL P/DOENCA E T.SERV.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4546.56" calcext:value-type="float">
            <text:p>4546,5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620.61" calcext:value-type="float">
            <text:p>17620,61</text:p>
          </table:table-cell>
          <table:table-cell table:style-name="Default" office:value-type="float" office:value="-1511.76" calcext:value-type="float">
            <text:p>-1511,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511.76" calcext:value-type="float">
            <text:p>-1511,76</text:p>
          </table:table-cell>
          <table:table-cell table:style-name="Default" office:value-type="float" office:value="16108.85" calcext:value-type="float">
            <text:p>16108,85</text:p>
          </table:table-cell>
          <table:table-cell table:number-columns-repeated="16366"/>
        </table:table-row>
        <table:table-row table:style-name="ro1">
          <table:table-cell office:value-type="float" office:value="6000425" calcext:value-type="float">
            <text:p>6000425</text:p>
          </table:table-cell>
          <table:table-cell table:style-name="Default" office:value-type="string" calcext:value-type="string">
            <text:p>ENOCK NOGUEIRA DE LIMA 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Default" office:value-type="float" office:value="10977.63" calcext:value-type="float">
            <text:p>10977,63</text:p>
          </table:table-cell>
          <table:table-cell table:style-name="Default" office:value-type="float" office:value="3196.65" calcext:value-type="float">
            <text:p>3196,6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174.28" calcext:value-type="float">
            <text:p>14174,28</text:p>
          </table:table-cell>
          <table:table-cell table:style-name="Default" office:value-type="float" office:value="-943.11" calcext:value-type="float">
            <text:p>-943,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943.11" calcext:value-type="float">
            <text:p>-943,11</text:p>
          </table:table-cell>
          <table:table-cell table:style-name="Default" office:value-type="float" office:value="13231.17" calcext:value-type="float">
            <text:p>13231,17</text:p>
          </table:table-cell>
          <table:table-cell table:number-columns-repeated="16366"/>
        </table:table-row>
        <table:table-row table:style-name="ro1">
          <table:table-cell office:value-type="float" office:value="6000079" calcext:value-type="float">
            <text:p>6000079</text:p>
          </table:table-cell>
          <table:table-cell table:style-name="Default" office:value-type="string" calcext:value-type="string">
            <text:p>ERCILIA HIDEKO MOR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AUTUAÇÃO-PRT-2ª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800.45" calcext:value-type="float">
            <text:p>800,4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607.69" calcext:value-type="float">
            <text:p>13607,69</text:p>
          </table:table-cell>
          <table:table-cell table:style-name="Default" office:value-type="float" office:value="-849.62" calcext:value-type="float">
            <text:p>-849,62</text:p>
          </table:table-cell>
          <table:table-cell table:style-name="Default" office:value-type="float" office:value="-2508.19" calcext:value-type="float">
            <text:p>-2508,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357.81" calcext:value-type="float">
            <text:p>-3357,81</text:p>
          </table:table-cell>
          <table:table-cell table:style-name="Default" office:value-type="float" office:value="10249.88" calcext:value-type="float">
            <text:p>10249,88</text:p>
          </table:table-cell>
          <table:table-cell table:number-columns-repeated="16366"/>
        </table:table-row>
        <table:table-row table:style-name="ro1">
          <table:table-cell office:value-type="float" office:value="6001008" calcext:value-type="float">
            <text:p>6001008</text:p>
          </table:table-cell>
          <table:table-cell table:style-name="Default" office:value-type="string" calcext:value-type="string">
            <text:p>ERIBALDO RAMOS DUARTE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23ª REGIÃO - MT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13.45" calcext:value-type="float">
            <text:p>213,4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020.69" calcext:value-type="float">
            <text:p>13020,69</text:p>
          </table:table-cell>
          <table:table-cell table:style-name="Default" office:value-type="float" office:value="-759.03" calcext:value-type="float">
            <text:p>-759,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59.03" calcext:value-type="float">
            <text:p>-759,03</text:p>
          </table:table-cell>
          <table:table-cell table:style-name="Default" office:value-type="float" office:value="12261.66" calcext:value-type="float">
            <text:p>12261,66</text:p>
          </table:table-cell>
          <table:table-cell table:number-columns-repeated="16366"/>
        </table:table-row>
        <table:table-row table:style-name="ro1">
          <table:table-cell office:value-type="float" office:value="6001405" calcext:value-type="float">
            <text:p>6001405</text:p>
          </table:table-cell>
          <table:table-cell table:style-name="Default" office:value-type="string" calcext:value-type="string">
            <text:p>ESMAEL DA COSTA FREIRE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SETOR DE TRANSPORTES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960.54" calcext:value-type="float">
            <text:p>960,5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942.07" calcext:value-type="float">
            <text:p>942,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110.07" calcext:value-type="float">
            <text:p>15110,07</text:p>
          </table:table-cell>
          <table:table-cell table:style-name="Default" office:value-type="float" office:value="-942.08" calcext:value-type="float">
            <text:p>-942,08</text:p>
          </table:table-cell>
          <table:table-cell table:style-name="Default" office:value-type="float" office:value="-2844.88" calcext:value-type="float">
            <text:p>-2844,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786.96" calcext:value-type="float">
            <text:p>-3786,96</text:p>
          </table:table-cell>
          <table:table-cell table:style-name="Default" office:value-type="float" office:value="11323.11" calcext:value-type="float">
            <text:p>11323,11</text:p>
          </table:table-cell>
          <table:table-cell table:number-columns-repeated="16366"/>
        </table:table-row>
        <table:table-row table:style-name="ro1">
          <table:table-cell office:value-type="float" office:value="6000468" calcext:value-type="float">
            <text:p>6000468</text:p>
          </table:table-cell>
          <table:table-cell table:style-name="Default" office:value-type="string" calcext:value-type="string">
            <text:p>EUFRANIO NUNES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ESSORIA TÉCNICA DA COORDENADORIA DE ÓRGÃO INTERVENIENTE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5202.62" calcext:value-type="float">
            <text:p>5202,6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276.67" calcext:value-type="float">
            <text:p>18276,67</text:p>
          </table:table-cell>
          <table:table-cell table:style-name="Default" office:value-type="float" office:value="-1620.01" calcext:value-type="float">
            <text:p>-1620,01</text:p>
          </table:table-cell>
          <table:table-cell table:style-name="Default" office:value-type="float" office:value="-3056.71" calcext:value-type="float">
            <text:p>-3056,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676.72" calcext:value-type="float">
            <text:p>-4676,72</text:p>
          </table:table-cell>
          <table:table-cell table:style-name="Default" office:value-type="float" office:value="13599.95" calcext:value-type="float">
            <text:p>13599,95</text:p>
          </table:table-cell>
          <table:table-cell table:number-columns-repeated="16366"/>
        </table:table-row>
        <table:table-row table:style-name="ro1">
          <table:table-cell office:value-type="float" office:value="6001859" calcext:value-type="float">
            <text:p>6001859</text:p>
          </table:table-cell>
          <table:table-cell table:style-name="Default" office:value-type="string" calcext:value-type="string">
            <text:p>EURENICE DUT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ROCESSAMENTO DE CONTAS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570.18" calcext:value-type="float">
            <text:p>2570,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644.23" calcext:value-type="float">
            <text:p>15644,23</text:p>
          </table:table-cell>
          <table:table-cell table:style-name="Default" office:value-type="float" office:value="-1185.65" calcext:value-type="float">
            <text:p>-1185,65</text:p>
          </table:table-cell>
          <table:table-cell table:style-name="Default" office:value-type="float" office:value="-3027.97" calcext:value-type="float">
            <text:p>-3027,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213.62" calcext:value-type="float">
            <text:p>-4213,62</text:p>
          </table:table-cell>
          <table:table-cell table:style-name="Default" office:value-type="float" office:value="11430.61" calcext:value-type="float">
            <text:p>11430,61</text:p>
          </table:table-cell>
          <table:table-cell table:number-columns-repeated="16366"/>
        </table:table-row>
        <table:table-row table:style-name="ro1">
          <table:table-cell office:value-type="float" office:value="6005344" calcext:value-type="float">
            <text:p>6005344</text:p>
          </table:table-cell>
          <table:table-cell table:style-name="Default" office:value-type="string" calcext:value-type="string">
            <text:p>EVANGEVALDO CARNEIRO M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1º OFÍCIO GERAL DA PTM DE ITABUNA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160.09" calcext:value-type="float">
            <text:p>160,0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234.14" calcext:value-type="float">
            <text:p>13234,14</text:p>
          </table:table-cell>
          <table:table-cell table:style-name="Default" office:value-type="float" office:value="-789.98" calcext:value-type="float">
            <text:p>-789,98</text:p>
          </table:table-cell>
          <table:table-cell table:style-name="Default" office:value-type="float" office:value="-1430.97" calcext:value-type="float">
            <text:p>-1430,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220.95" calcext:value-type="float">
            <text:p>-2220,95</text:p>
          </table:table-cell>
          <table:table-cell table:style-name="Default" office:value-type="float" office:value="11013.19" calcext:value-type="float">
            <text:p>11013,19</text:p>
          </table:table-cell>
          <table:table-cell table:number-columns-repeated="16366"/>
        </table:table-row>
        <table:table-row table:style-name="ro1">
          <table:table-cell office:value-type="float" office:value="6000002" calcext:value-type="float">
            <text:p>6000002</text:p>
          </table:table-cell>
          <table:table-cell table:style-name="Default" office:value-type="string" calcext:value-type="string">
            <text:p>FERNANDO ANTONIO BENEVIDES GOM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FREQUÊNCIA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4730.59" calcext:value-type="float">
            <text:p>4730,5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6400.27" calcext:value-type="float">
            <text:p>26400,27</text:p>
          </table:table-cell>
          <table:table-cell table:style-name="Default" office:value-type="float" office:value="-2960.4" calcext:value-type="float">
            <text:p>-2960,4</text:p>
          </table:table-cell>
          <table:table-cell table:style-name="Default" office:value-type="float" office:value="-5026.36" calcext:value-type="float">
            <text:p>-5026,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986.76" calcext:value-type="float">
            <text:p>-7986,76</text:p>
          </table:table-cell>
          <table:table-cell table:style-name="Default" office:value-type="float" office:value="18413.51" calcext:value-type="float">
            <text:p>18413,51</text:p>
          </table:table-cell>
          <table:table-cell table:number-columns-repeated="16366"/>
        </table:table-row>
        <table:table-row table:style-name="ro1">
          <table:table-cell office:value-type="float" office:value="6008676" calcext:value-type="float">
            <text:p>6008676</text:p>
          </table:table-cell>
          <table:table-cell table:style-name="Default" office:value-type="string" calcext:value-type="string">
            <text:p>FERNANDO JOSE FROTA DE BARROS SILV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Default" office:value-type="float" office:value="4003.38" calcext:value-type="float">
            <text:p>4003,3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4003.38" calcext:value-type="float">
            <text:p>4003,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34.34" calcext:value-type="float">
            <text:p>-134,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34.34" calcext:value-type="float">
            <text:p>-134,34</text:p>
          </table:table-cell>
          <table:table-cell table:style-name="Default" office:value-type="float" office:value="3869.04" calcext:value-type="float">
            <text:p>3869,04</text:p>
          </table:table-cell>
          <table:table-cell table:number-columns-repeated="16366"/>
        </table:table-row>
        <table:table-row table:style-name="ro1">
          <table:table-cell office:value-type="float" office:value="6002665" calcext:value-type="float">
            <text:p>6002665</text:p>
          </table:table-cell>
          <table:table-cell table:style-name="Default" office:value-type="string" calcext:value-type="string">
            <text:p>FLAVIO RAMOS DE SOUZ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DIVISÃO DE GERENCIAMENTO DOS VEÍCULOS - PRT-1ª</text:p>
          </table:table-cell>
          <table:table-cell table:style-name="Default" office:value-type="float" office:value="8217.98" calcext:value-type="float">
            <text:p>8217,98</text:p>
          </table:table-cell>
          <table:table-cell table:style-name="Default" office:value-type="float" office:value="266.81" calcext:value-type="float">
            <text:p>266,8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8484.79" calcext:value-type="float">
            <text:p>8484,79</text:p>
          </table:table-cell>
          <table:table-cell table:style-name="Default" office:value-type="float" office:value="-101.32" calcext:value-type="float">
            <text:p>-101,32</text:p>
          </table:table-cell>
          <table:table-cell table:style-name="Default" office:value-type="float" office:value="-1281.99" calcext:value-type="float">
            <text:p>-1281,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383.31" calcext:value-type="float">
            <text:p>-1383,31</text:p>
          </table:table-cell>
          <table:table-cell table:style-name="Default" office:value-type="float" office:value="7101.48" calcext:value-type="float">
            <text:p>7101,48</text:p>
          </table:table-cell>
          <table:table-cell table:number-columns-repeated="16366"/>
        </table:table-row>
        <table:table-row table:style-name="ro1">
          <table:table-cell office:value-type="float" office:value="6000511" calcext:value-type="float">
            <text:p>6000511</text:p>
          </table:table-cell>
          <table:table-cell table:style-name="Default" office:value-type="string" calcext:value-type="string">
            <text:p>FLORINDA RESENDE NICOLAU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804.54" calcext:value-type="float">
            <text:p>2804,5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611.78" calcext:value-type="float">
            <text:p>15611,78</text:p>
          </table:table-cell>
          <table:table-cell table:style-name="Default" office:value-type="float" office:value="-1180.3" calcext:value-type="float">
            <text:p>-1180,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180.3" calcext:value-type="float">
            <text:p>-1180,3</text:p>
          </table:table-cell>
          <table:table-cell table:style-name="Default" office:value-type="float" office:value="14431.48" calcext:value-type="float">
            <text:p>14431,48</text:p>
          </table:table-cell>
          <table:table-cell table:number-columns-repeated="16366"/>
        </table:table-row>
        <table:table-row table:style-name="ro1">
          <table:table-cell office:value-type="float" office:value="6000397" calcext:value-type="float">
            <text:p>6000397</text:p>
          </table:table-cell>
          <table:table-cell table:style-name="Default" office:value-type="string" calcext:value-type="string">
            <text:p>FRANCISCO ANDRADE DE SANTAN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Default" office:value-type="float" office:value="10977.63" calcext:value-type="float">
            <text:p>10977,63</text:p>
          </table:table-cell>
          <table:table-cell table:style-name="Default" office:value-type="float" office:value="1013.9" calcext:value-type="float">
            <text:p>1013,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1991.53" calcext:value-type="float">
            <text:p>11991,53</text:p>
          </table:table-cell>
          <table:table-cell table:style-name="Default" office:value-type="float" office:value="-609.8" calcext:value-type="float">
            <text:p>-609,8</text:p>
          </table:table-cell>
          <table:table-cell table:style-name="Default" office:value-type="float" office:value="-1658.24" calcext:value-type="float">
            <text:p>-1658,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268.04" calcext:value-type="float">
            <text:p>-2268,04</text:p>
          </table:table-cell>
          <table:table-cell table:style-name="Default" office:value-type="float" office:value="9723.49" calcext:value-type="float">
            <text:p>9723,49</text:p>
          </table:table-cell>
          <table:table-cell table:number-columns-repeated="16366"/>
        </table:table-row>
        <table:table-row table:style-name="ro1">
          <table:table-cell office:value-type="float" office:value="6001582" calcext:value-type="float">
            <text:p>6001582</text:p>
          </table:table-cell>
          <table:table-cell table:style-name="Default" office:value-type="string" calcext:value-type="string">
            <text:p>FRANCISCO CARLOS BECS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DESENVOLVIMENTO DE SISTEMAS DE INFORMAÇÃO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1692.33" calcext:value-type="float">
            <text:p>1692,3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705.36" calcext:value-type="float">
            <text:p>22705,36</text:p>
          </table:table-cell>
          <table:table-cell table:style-name="Default" office:value-type="float" office:value="-2350.74" calcext:value-type="float">
            <text:p>-2350,74</text:p>
          </table:table-cell>
          <table:table-cell table:style-name="Default" office:value-type="float" office:value="-4649.38" calcext:value-type="float">
            <text:p>-4649,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000.12" calcext:value-type="float">
            <text:p>-7000,12</text:p>
          </table:table-cell>
          <table:table-cell table:style-name="Default" office:value-type="float" office:value="15705.24" calcext:value-type="float">
            <text:p>15705,24</text:p>
          </table:table-cell>
          <table:table-cell table:number-columns-repeated="16366"/>
        </table:table-row>
        <table:table-row table:style-name="ro1">
          <table:table-cell office:value-type="float" office:value="6001129" calcext:value-type="float">
            <text:p>6001129</text:p>
          </table:table-cell>
          <table:table-cell table:style-name="Default" office:value-type="string" calcext:value-type="string">
            <text:p>FRANCISCO CLAYTON GOMES DE LIM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LOGÍSTICA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1992.11" calcext:value-type="float">
            <text:p>1992,1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199.57" calcext:value-type="float">
            <text:p>15199,57</text:p>
          </table:table-cell>
          <table:table-cell table:style-name="Default" office:value-type="float" office:value="-1112.28" calcext:value-type="float">
            <text:p>-1112,28</text:p>
          </table:table-cell>
          <table:table-cell table:style-name="Default" office:value-type="float" office:value="-2925.86" calcext:value-type="float">
            <text:p>-2925,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038.14" calcext:value-type="float">
            <text:p>-4038,14</text:p>
          </table:table-cell>
          <table:table-cell table:style-name="Default" office:value-type="float" office:value="11161.43" calcext:value-type="float">
            <text:p>11161,43</text:p>
          </table:table-cell>
          <table:table-cell table:number-columns-repeated="16366"/>
        </table:table-row>
        <table:table-row table:style-name="ro1">
          <table:table-cell office:value-type="float" office:value="6000121" calcext:value-type="float">
            <text:p>6000121</text:p>
          </table:table-cell>
          <table:table-cell table:style-name="Default" office:value-type="string" calcext:value-type="string">
            <text:p>FRANCISCO DE ASSIS DA ROCH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Default" office:value-type="float" office:value="9148.03" calcext:value-type="float">
            <text:p>9148,03</text:p>
          </table:table-cell>
          <table:table-cell table:style-name="Default" office:value-type="float" office:value="960.54" calcext:value-type="float">
            <text:p>960,5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0108.57" calcext:value-type="float">
            <text:p>10108,57</text:p>
          </table:table-cell>
          <table:table-cell table:style-name="Default" office:value-type="float" office:value="-336.77" calcext:value-type="float">
            <text:p>-336,77</text:p>
          </table:table-cell>
          <table:table-cell table:style-name="Default" office:value-type="float" office:value="-1181.49" calcext:value-type="float">
            <text:p>-1181,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18.26" calcext:value-type="float">
            <text:p>-1518,26</text:p>
          </table:table-cell>
          <table:table-cell table:style-name="Default" office:value-type="float" office:value="8590.31" calcext:value-type="float">
            <text:p>8590,31</text:p>
          </table:table-cell>
          <table:table-cell table:number-columns-repeated="16366"/>
        </table:table-row>
        <table:table-row table:style-name="ro1">
          <table:table-cell office:value-type="float" office:value="6000506" calcext:value-type="float">
            <text:p>6000506</text:p>
          </table:table-cell>
          <table:table-cell table:style-name="Default" office:value-type="string" calcext:value-type="string">
            <text:p>FRANCISCO FELIX DE SOUZ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436.87" calcext:value-type="float">
            <text:p>2436,8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244.11" calcext:value-type="float">
            <text:p>15244,11</text:p>
          </table:table-cell>
          <table:table-cell table:style-name="Default" office:value-type="float" office:value="-1119.63" calcext:value-type="float">
            <text:p>-1119,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119.63" calcext:value-type="float">
            <text:p>-1119,63</text:p>
          </table:table-cell>
          <table:table-cell table:style-name="Default" office:value-type="float" office:value="14124.48" calcext:value-type="float">
            <text:p>14124,48</text:p>
          </table:table-cell>
          <table:table-cell table:number-columns-repeated="16366"/>
        </table:table-row>
        <table:table-row table:style-name="ro1">
          <table:table-cell office:value-type="float" office:value="6000669" calcext:value-type="float">
            <text:p>6000669</text:p>
          </table:table-cell>
          <table:table-cell table:style-name="Default" office:value-type="string" calcext:value-type="string">
            <text:p>FRANCISCO PEREIRA MIRAND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BIBLIOTECA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4559.65" calcext:value-type="float">
            <text:p>4559,6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366.89" calcext:value-type="float">
            <text:p>17366,89</text:p>
          </table:table-cell>
          <table:table-cell table:style-name="Default" office:value-type="float" office:value="-1469.89" calcext:value-type="float">
            <text:p>-1469,89</text:p>
          </table:table-cell>
          <table:table-cell table:style-name="Default" office:value-type="float" office:value="-2952.08" calcext:value-type="float">
            <text:p>-2952,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421.97" calcext:value-type="float">
            <text:p>-4421,97</text:p>
          </table:table-cell>
          <table:table-cell table:style-name="Default" office:value-type="float" office:value="12944.92" calcext:value-type="float">
            <text:p>12944,92</text:p>
          </table:table-cell>
          <table:table-cell table:number-columns-repeated="16366"/>
        </table:table-row>
        <table:table-row table:style-name="ro1">
          <table:table-cell office:value-type="float" office:value="6001026" calcext:value-type="float">
            <text:p>6001026</text:p>
          </table:table-cell>
          <table:table-cell table:style-name="Default" office:value-type="string" calcext:value-type="string">
            <text:p>GECI RODRIGUES DOS SANTO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66.81" calcext:value-type="float">
            <text:p>266,8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-766.76" calcext:value-type="float">
            <text:p>-766,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66.76" calcext:value-type="float">
            <text:p>-766,76</text:p>
          </table:table-cell>
          <table:table-cell table:style-name="Default" office:value-type="float" office:value="12307.29" calcext:value-type="float">
            <text:p>12307,29</text:p>
          </table:table-cell>
          <table:table-cell table:number-columns-repeated="16366"/>
        </table:table-row>
        <table:table-row table:style-name="ro2">
          <table:table-cell office:value-type="float" office:value="6002025" calcext:value-type="float">
            <text:p>6002025</text:p>
          </table:table-cell>
          <table:table-cell table:style-name="Default" office:value-type="string" calcext:value-type="string">
            <text:p>GERALDO DE BARROS ALV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53.36" calcext:value-type="float">
            <text:p>53,3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260.82" calcext:value-type="float">
            <text:p>13260,82</text:p>
          </table:table-cell>
          <table:table-cell table:style-name="Default" office:value-type="float" office:value="-793.84" calcext:value-type="float">
            <text:p>-793,84</text:p>
          </table:table-cell>
          <table:table-cell table:style-name="Default" office:value-type="float" office:value="-2008.82" calcext:value-type="float">
            <text:p>-2008,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802.66" calcext:value-type="float">
            <text:p>-2802,66</text:p>
          </table:table-cell>
          <table:table-cell table:style-name="Default" office:value-type="float" office:value="10458.16" calcext:value-type="float">
            <text:p>10458,16</text:p>
          </table:table-cell>
          <table:table-cell table:number-columns-repeated="16366"/>
        </table:table-row>
        <table:table-row table:style-name="ro1">
          <table:table-cell office:value-type="float" office:value="6000562" calcext:value-type="float">
            <text:p>6000562</text:p>
          </table:table-cell>
          <table:table-cell table:style-name="Default" office:value-type="string" calcext:value-type="string">
            <text:p>GILBERTO BENICIO CO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611.75" calcext:value-type="float">
            <text:p>2611,7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418.99" calcext:value-type="float">
            <text:p>15418,99</text:p>
          </table:table-cell>
          <table:table-cell table:style-name="Default" office:value-type="float" office:value="-1148.49" calcext:value-type="float">
            <text:p>-1148,49</text:p>
          </table:table-cell>
          <table:table-cell table:style-name="Default" office:value-type="float" office:value="-2452.65" calcext:value-type="float">
            <text:p>-2452,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601.14" calcext:value-type="float">
            <text:p>-3601,14</text:p>
          </table:table-cell>
          <table:table-cell table:style-name="Default" office:value-type="float" office:value="11817.85" calcext:value-type="float">
            <text:p>11817,85</text:p>
          </table:table-cell>
          <table:table-cell table:number-columns-repeated="16366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Default" office:value-type="string" calcext:value-type="string">
            <text:p>GILBERTO MONTENEGR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11343.55" calcext:value-type="float">
            <text:p>11343,55</text:p>
          </table:table-cell>
          <table:table-cell table:style-name="Default" office:value-type="float" office:value="2694.76" calcext:value-type="float">
            <text:p>2694,7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038.31" calcext:value-type="float">
            <text:p>14038,31</text:p>
          </table:table-cell>
          <table:table-cell table:style-name="Default" office:value-type="float" office:value="-920.68" calcext:value-type="float">
            <text:p>-920,68</text:p>
          </table:table-cell>
          <table:table-cell table:style-name="Default" office:value-type="float" office:value="-1736.89" calcext:value-type="float">
            <text:p>-1736,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657.57" calcext:value-type="float">
            <text:p>-2657,57</text:p>
          </table:table-cell>
          <table:table-cell table:style-name="Default" office:value-type="float" office:value="11380.74" calcext:value-type="float">
            <text:p>11380,74</text:p>
          </table:table-cell>
          <table:table-cell table:number-columns-repeated="16366"/>
        </table:table-row>
        <table:table-row table:style-name="ro1">
          <table:table-cell office:value-type="float" office:value="6000403" calcext:value-type="float">
            <text:p>6000403</text:p>
          </table:table-cell>
          <table:table-cell table:style-name="Default" office:value-type="string" calcext:value-type="string">
            <text:p>GILMAR GHIDORS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TECNOLOGIA DA INFORMAÇÃ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907.17" calcext:value-type="float">
            <text:p>907,1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114.63" calcext:value-type="float">
            <text:p>14114,63</text:p>
          </table:table-cell>
          <table:table-cell table:style-name="Default" office:value-type="float" office:value="-933.27" calcext:value-type="float">
            <text:p>-933,27</text:p>
          </table:table-cell>
          <table:table-cell table:style-name="Default" office:value-type="float" office:value="-2728.87" calcext:value-type="float">
            <text:p>-2728,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662.14" calcext:value-type="float">
            <text:p>-3662,14</text:p>
          </table:table-cell>
          <table:table-cell table:style-name="Default" office:value-type="float" office:value="10452.49" calcext:value-type="float">
            <text:p>10452,49</text:p>
          </table:table-cell>
          <table:table-cell table:number-columns-repeated="16366"/>
        </table:table-row>
        <table:table-row table:style-name="ro2">
          <table:table-cell office:value-type="float" office:value="6000496" calcext:value-type="float">
            <text:p>6000496</text:p>
          </table:table-cell>
          <table:table-cell table:style-name="Default" office:value-type="string" calcext:value-type="string">
            <text:p>GILVAN WALDIR PIR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001.03" calcext:value-type="float">
            <text:p>2001,0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808.27" calcext:value-type="float">
            <text:p>14808,27</text:p>
          </table:table-cell>
          <table:table-cell table:style-name="Default" office:value-type="float" office:value="-1047.72" calcext:value-type="float">
            <text:p>-1047,72</text:p>
          </table:table-cell>
          <table:table-cell table:style-name="Default" office:value-type="float" office:value="-2260.28" calcext:value-type="float">
            <text:p>-2260,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308" calcext:value-type="float">
            <text:p>-3308</text:p>
          </table:table-cell>
          <table:table-cell table:style-name="Default" office:value-type="float" office:value="11500.27" calcext:value-type="float">
            <text:p>11500,27</text:p>
          </table:table-cell>
          <table:table-cell table:number-columns-repeated="16366"/>
        </table:table-row>
        <table:table-row table:style-name="ro1">
          <table:table-cell office:value-type="float" office:value="6001616" calcext:value-type="float">
            <text:p>6001616</text:p>
          </table:table-cell>
          <table:table-cell table:style-name="Default" office:value-type="string" calcext:value-type="string">
            <text:p>GLADYS CARLA MEDEIROS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437.77" calcext:value-type="float">
            <text:p>437,7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107.45" calcext:value-type="float">
            <text:p>22107,45</text:p>
          </table:table-cell>
          <table:table-cell table:style-name="Default" office:value-type="float" office:value="-2252.08" calcext:value-type="float">
            <text:p>-2252,08</text:p>
          </table:table-cell>
          <table:table-cell table:style-name="Default" office:value-type="float" office:value="-4564.22" calcext:value-type="float">
            <text:p>-4564,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816.3" calcext:value-type="float">
            <text:p>-6816,3</text:p>
          </table:table-cell>
          <table:table-cell table:style-name="Default" office:value-type="float" office:value="15291.15" calcext:value-type="float">
            <text:p>15291,15</text:p>
          </table:table-cell>
          <table:table-cell table:number-columns-repeated="16366"/>
        </table:table-row>
        <table:table-row table:style-name="ro1">
          <table:table-cell office:value-type="float" office:value="6001398" calcext:value-type="float">
            <text:p>6001398</text:p>
          </table:table-cell>
          <table:table-cell table:style-name="Default" office:value-type="string" calcext:value-type="string">
            <text:p>GRACE ANNE DUTRA DE ANGELIS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Default" office:value-type="float" office:value="7704.77" calcext:value-type="float">
            <text:p>7704,77</text:p>
          </table:table-cell>
          <table:table-cell table:style-name="Default" office:value-type="float" office:value="262.66" calcext:value-type="float">
            <text:p>262,6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7967.43" calcext:value-type="float">
            <text:p>7967,43</text:p>
          </table:table-cell>
          <table:table-cell table:style-name="Default" office:value-type="float" office:value="-26.3" calcext:value-type="float">
            <text:p>-26,3</text:p>
          </table:table-cell>
          <table:table-cell table:style-name="Default" office:value-type="float" office:value="-1139.72" calcext:value-type="float">
            <text:p>-1139,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66.02" calcext:value-type="float">
            <text:p>-1166,02</text:p>
          </table:table-cell>
          <table:table-cell table:style-name="Default" office:value-type="float" office:value="6801.41" calcext:value-type="float">
            <text:p>6801,41</text:p>
          </table:table-cell>
          <table:table-cell table:number-columns-repeated="16366"/>
        </table:table-row>
        <table:table-row table:style-name="ro1">
          <table:table-cell office:value-type="float" office:value="2153395" calcext:value-type="float">
            <text:p>2153395</text:p>
          </table:table-cell>
          <table:table-cell table:style-name="Default" office:value-type="string" calcext:value-type="string">
            <text:p>HEITOR MACHAD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7038.28" calcext:value-type="float">
            <text:p>7038,2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9845.52" calcext:value-type="float">
            <text:p>19845,52</text:p>
          </table:table-cell>
          <table:table-cell table:style-name="Default" office:value-type="float" office:value="-1878.87" calcext:value-type="float">
            <text:p>-1878,87</text:p>
          </table:table-cell>
          <table:table-cell table:style-name="Default" office:value-type="float" office:value="-3521.23" calcext:value-type="float">
            <text:p>-3521,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400.1" calcext:value-type="float">
            <text:p>-5400,1</text:p>
          </table:table-cell>
          <table:table-cell table:style-name="Default" office:value-type="float" office:value="14445.42" calcext:value-type="float">
            <text:p>14445,42</text:p>
          </table:table-cell>
          <table:table-cell table:number-columns-repeated="16366"/>
        </table:table-row>
        <table:table-row table:style-name="ro1">
          <table:table-cell office:value-type="float" office:value="6001307" calcext:value-type="float">
            <text:p>6001307</text:p>
          </table:table-cell>
          <table:table-cell table:style-name="Default" office:value-type="string" calcext:value-type="string">
            <text:p>HELEN BARBOSA MENDES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COMPRAS E CONTRATOS - PRT05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350.21" calcext:value-type="float">
            <text:p>350,2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363.24" calcext:value-type="float">
            <text:p>21363,24</text:p>
          </table:table-cell>
          <table:table-cell table:style-name="Default" office:value-type="float" office:value="-2129.29" calcext:value-type="float">
            <text:p>-2129,29</text:p>
          </table:table-cell>
          <table:table-cell table:style-name="Default" office:value-type="float" office:value="-3869.74" calcext:value-type="float">
            <text:p>-3869,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999.03" calcext:value-type="float">
            <text:p>-5999,03</text:p>
          </table:table-cell>
          <table:table-cell table:style-name="Default" office:value-type="float" office:value="15364.21" calcext:value-type="float">
            <text:p>15364,21</text:p>
          </table:table-cell>
          <table:table-cell table:number-columns-repeated="16366"/>
        </table:table-row>
        <table:table-row table:style-name="ro1">
          <table:table-cell office:value-type="float" office:value="6000356" calcext:value-type="float">
            <text:p>6000356</text:p>
          </table:table-cell>
          <table:table-cell table:style-name="Default" office:value-type="string" calcext:value-type="string">
            <text:p>HELENICE MIRANDA CUNH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18º OFÍCIO GERAL DA PROCURADORIA GERAL DO TRABALH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3088.07" calcext:value-type="float">
            <text:p>3088,0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295.53" calcext:value-type="float">
            <text:p>16295,53</text:p>
          </table:table-cell>
          <table:table-cell table:style-name="Default" office:value-type="float" office:value="-1293.12" calcext:value-type="float">
            <text:p>-1293,12</text:p>
          </table:table-cell>
          <table:table-cell table:style-name="Default" office:value-type="float" office:value="-3177.52" calcext:value-type="float">
            <text:p>-3177,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470.64" calcext:value-type="float">
            <text:p>-4470,64</text:p>
          </table:table-cell>
          <table:table-cell table:style-name="Default" office:value-type="float" office:value="11824.89" calcext:value-type="float">
            <text:p>11824,89</text:p>
          </table:table-cell>
          <table:table-cell table:number-columns-repeated="16366"/>
        </table:table-row>
        <table:table-row table:style-name="ro1">
          <table:table-cell office:value-type="float" office:value="3142566" calcext:value-type="float">
            <text:p>3142566</text:p>
          </table:table-cell>
          <table:table-cell table:style-name="Default" office:value-type="string" calcext:value-type="string">
            <text:p>HELENICE PERES DE MORA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4354.45" calcext:value-type="float">
            <text:p>4354,4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161.69" calcext:value-type="float">
            <text:p>17161,69</text:p>
          </table:table-cell>
          <table:table-cell table:style-name="Default" office:value-type="float" office:value="-1436.03" calcext:value-type="float">
            <text:p>-1436,03</text:p>
          </table:table-cell>
          <table:table-cell table:style-name="Default" office:value-type="float" office:value="-2904.96" calcext:value-type="float">
            <text:p>-2904,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340.99" calcext:value-type="float">
            <text:p>-4340,99</text:p>
          </table:table-cell>
          <table:table-cell table:style-name="Default" office:value-type="float" office:value="12820.7" calcext:value-type="float">
            <text:p>12820,7</text:p>
          </table:table-cell>
          <table:table-cell table:number-columns-repeated="16366"/>
        </table:table-row>
        <table:table-row table:style-name="ro1">
          <table:table-cell office:value-type="float" office:value="6000541" calcext:value-type="float">
            <text:p>6000541</text:p>
          </table:table-cell>
          <table:table-cell table:style-name="Default" office:value-type="string" calcext:value-type="string">
            <text:p>HELIO DOS SANTO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PAUTAS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419.02" calcext:value-type="float">
            <text:p>2419,0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226.26" calcext:value-type="float">
            <text:p>15226,26</text:p>
          </table:table-cell>
          <table:table-cell table:style-name="Default" office:value-type="float" office:value="-1116.69" calcext:value-type="float">
            <text:p>-1116,69</text:p>
          </table:table-cell>
          <table:table-cell table:style-name="Default" office:value-type="float" office:value="-2408.4" calcext:value-type="float">
            <text:p>-2408,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525.09" calcext:value-type="float">
            <text:p>-3525,09</text:p>
          </table:table-cell>
          <table:table-cell table:style-name="Default" office:value-type="float" office:value="11701.17" calcext:value-type="float">
            <text:p>11701,17</text:p>
          </table:table-cell>
          <table:table-cell table:number-columns-repeated="16366"/>
        </table:table-row>
        <table:table-row table:style-name="ro1">
          <table:table-cell office:value-type="float" office:value="6000070" calcext:value-type="float">
            <text:p>6000070</text:p>
          </table:table-cell>
          <table:table-cell table:style-name="Default" office:value-type="string" calcext:value-type="string">
            <text:p>HELIO PEREIRA GOM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7068.99" calcext:value-type="float">
            <text:p>7068,9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9876.23" calcext:value-type="float">
            <text:p>19876,23</text:p>
          </table:table-cell>
          <table:table-cell table:style-name="Default" office:value-type="float" office:value="-1883.93" calcext:value-type="float">
            <text:p>-1883,93</text:p>
          </table:table-cell>
          <table:table-cell table:style-name="Default" office:value-type="float" office:value="-3528.28" calcext:value-type="float">
            <text:p>-3528,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412.21" calcext:value-type="float">
            <text:p>-5412,21</text:p>
          </table:table-cell>
          <table:table-cell table:style-name="Default" office:value-type="float" office:value="14464.02" calcext:value-type="float">
            <text:p>14464,02</text:p>
          </table:table-cell>
          <table:table-cell table:number-columns-repeated="16366"/>
        </table:table-row>
        <table:table-row table:style-name="ro1">
          <table:table-cell office:value-type="float" office:value="6000556" calcext:value-type="float">
            <text:p>6000556</text:p>
          </table:table-cell>
          <table:table-cell table:style-name="Default" office:value-type="string" calcext:value-type="string">
            <text:p>HELOISA HELENA SILVERIO LAGUN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UTUAÇÃO, ANÁLISE E DISTRIBUIÇÃ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907.17" calcext:value-type="float">
            <text:p>907,1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114.63" calcext:value-type="float">
            <text:p>14114,63</text:p>
          </table:table-cell>
          <table:table-cell table:style-name="Default" office:value-type="float" office:value="-933.27" calcext:value-type="float">
            <text:p>-933,27</text:p>
          </table:table-cell>
          <table:table-cell table:style-name="Default" office:value-type="float" office:value="-2728.87" calcext:value-type="float">
            <text:p>-2728,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662.14" calcext:value-type="float">
            <text:p>-3662,14</text:p>
          </table:table-cell>
          <table:table-cell table:style-name="Default" office:value-type="float" office:value="10452.49" calcext:value-type="float">
            <text:p>10452,49</text:p>
          </table:table-cell>
          <table:table-cell table:number-columns-repeated="16366"/>
        </table:table-row>
        <table:table-row table:style-name="ro1">
          <table:table-cell office:value-type="float" office:value="6002470" calcext:value-type="float">
            <text:p>6002470</text:p>
          </table:table-cell>
          <table:table-cell table:style-name="Default" office:value-type="string" calcext:value-type="string">
            <text:p>HENRIQUE EDUARDO DA SILV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IVISÃO PROCESSUAL - PRT21</text:p>
          </table:table-cell>
          <table:table-cell table:style-name="Default" office:value-type="float" office:value="13074.05" calcext:value-type="float">
            <text:p>13074,0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-766.76" calcext:value-type="float">
            <text:p>-766,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66.76" calcext:value-type="float">
            <text:p>-766,76</text:p>
          </table:table-cell>
          <table:table-cell table:style-name="Default" office:value-type="float" office:value="12307.29" calcext:value-type="float">
            <text:p>12307,29</text:p>
          </table:table-cell>
          <table:table-cell table:number-columns-repeated="16366"/>
        </table:table-row>
        <table:table-row table:style-name="ro1">
          <table:table-cell office:value-type="float" office:value="6000510" calcext:value-type="float">
            <text:p>6000510</text:p>
          </table:table-cell>
          <table:table-cell table:style-name="Default" office:value-type="string" calcext:value-type="string">
            <text:p>HERMINIA TADEU DA SILVA MESQUI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5344.97" calcext:value-type="float">
            <text:p>5344,9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419.02" calcext:value-type="float">
            <text:p>18419,02</text:p>
          </table:table-cell>
          <table:table-cell table:style-name="Default" office:value-type="float" office:value="-1643.49" calcext:value-type="float">
            <text:p>-1643,49</text:p>
          </table:table-cell>
          <table:table-cell table:style-name="Default" office:value-type="float" office:value="-3193.67" calcext:value-type="float">
            <text:p>-3193,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837.16" calcext:value-type="float">
            <text:p>-4837,16</text:p>
          </table:table-cell>
          <table:table-cell table:style-name="Default" office:value-type="float" office:value="13581.86" calcext:value-type="float">
            <text:p>13581,86</text:p>
          </table:table-cell>
          <table:table-cell table:number-columns-repeated="16366"/>
        </table:table-row>
        <table:table-row table:style-name="ro1">
          <table:table-cell office:value-type="float" office:value="6003652" calcext:value-type="float">
            <text:p>6003652</text:p>
          </table:table-cell>
          <table:table-cell table:style-name="Default" office:value-type="string" calcext:value-type="string">
            <text:p>HILDA HELENA SOARES BENT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DO TRABALHO NO MUNICÍPIO DE NOVA FRIBURGO</text:p>
          </table:table-cell>
          <table:table-cell table:style-name="Default" office:value-type="float" office:value="22107.45" calcext:value-type="float">
            <text:p>22107,45</text:p>
          </table:table-cell>
          <table:table-cell table:style-name="Default" office:value-type="float" office:value="175.1" calcext:value-type="float">
            <text:p>175,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282.55" calcext:value-type="float">
            <text:p>22282,55</text:p>
          </table:table-cell>
          <table:table-cell table:style-name="Default" office:value-type="float" office:value="-2280.98" calcext:value-type="float">
            <text:p>-2280,98</text:p>
          </table:table-cell>
          <table:table-cell table:style-name="Default" office:value-type="float" office:value="-4080.83" calcext:value-type="float">
            <text:p>-4080,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361.81" calcext:value-type="float">
            <text:p>-6361,81</text:p>
          </table:table-cell>
          <table:table-cell table:style-name="Default" office:value-type="float" office:value="15920.74" calcext:value-type="float">
            <text:p>15920,74</text:p>
          </table:table-cell>
          <table:table-cell table:number-columns-repeated="16366"/>
        </table:table-row>
        <table:table-row table:style-name="ro1">
          <table:table-cell office:value-type="float" office:value="6000267" calcext:value-type="float">
            <text:p>6000267</text:p>
          </table:table-cell>
          <table:table-cell table:style-name="Default" office:value-type="string" calcext:value-type="string">
            <text:p>HILDA MARIA SARAIVA DE ALBUQUERQU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4ª REGIÃO - RO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10353.31" calcext:value-type="float">
            <text:p>10353,3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31366.34" calcext:value-type="float">
            <text:p>31366,34</text:p>
          </table:table-cell>
          <table:table-cell table:style-name="Default" office:value-type="float" office:value="-3897.28" calcext:value-type="float">
            <text:p>-3897,28</text:p>
          </table:table-cell>
          <table:table-cell table:style-name="Default" office:value-type="float" office:value="-6134.39" calcext:value-type="float">
            <text:p>-6134,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0031.67" calcext:value-type="float">
            <text:p>-10031,67</text:p>
          </table:table-cell>
          <table:table-cell table:style-name="Default" office:value-type="float" office:value="21334.67" calcext:value-type="float">
            <text:p>21334,67</text:p>
          </table:table-cell>
          <table:table-cell table:number-columns-repeated="16366"/>
        </table:table-row>
        <table:table-row table:style-name="ro1">
          <table:table-cell office:value-type="float" office:value="6001924" calcext:value-type="float">
            <text:p>6001924</text:p>
          </table:table-cell>
          <table:table-cell table:style-name="Default" office:value-type="string" calcext:value-type="string">
            <text:p>HOBEGAIL ANTORI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REGIONAL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175.1" calcext:value-type="float">
            <text:p>175,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188.13" calcext:value-type="float">
            <text:p>21188,13</text:p>
          </table:table-cell>
          <table:table-cell table:style-name="Default" office:value-type="float" office:value="-2100.4" calcext:value-type="float">
            <text:p>-2100,4</text:p>
          </table:table-cell>
          <table:table-cell table:style-name="Default" office:value-type="float" office:value="-3777.39" calcext:value-type="float">
            <text:p>-3777,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877.79" calcext:value-type="float">
            <text:p>-5877,79</text:p>
          </table:table-cell>
          <table:table-cell table:style-name="Default" office:value-type="float" office:value="15310.34" calcext:value-type="float">
            <text:p>15310,34</text:p>
          </table:table-cell>
          <table:table-cell table:number-columns-repeated="16366"/>
        </table:table-row>
        <table:table-row table:style-name="ro1">
          <table:table-cell office:value-type="float" office:value="6004923" calcext:value-type="float">
            <text:p>6004923</text:p>
          </table:table-cell>
          <table:table-cell table:style-name="Default" office:value-type="string" calcext:value-type="string">
            <text:p>HOMERO DA SILVA FLOR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3254.65" calcext:value-type="float">
            <text:p>3254,6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328.7" calcext:value-type="float">
            <text:p>16328,7</text:p>
          </table:table-cell>
          <table:table-cell table:style-name="Default" office:value-type="float" office:value="-1298.59" calcext:value-type="float">
            <text:p>-1298,59</text:p>
          </table:table-cell>
          <table:table-cell table:style-name="Default" office:value-type="float" office:value="-2661.54" calcext:value-type="float">
            <text:p>-2661,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960.13" calcext:value-type="float">
            <text:p>-3960,13</text:p>
          </table:table-cell>
          <table:table-cell table:style-name="Default" office:value-type="float" office:value="12368.57" calcext:value-type="float">
            <text:p>12368,57</text:p>
          </table:table-cell>
          <table:table-cell table:number-columns-repeated="16366"/>
        </table:table-row>
        <table:table-row table:style-name="ro1">
          <table:table-cell office:value-type="float" office:value="2119986" calcext:value-type="float">
            <text:p>2119986</text:p>
          </table:table-cell>
          <table:table-cell table:style-name="Default" office:value-type="string" calcext:value-type="string">
            <text:p>IARA CAMARGO SOAR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4418.49" calcext:value-type="float">
            <text:p>4418,4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225.73" calcext:value-type="float">
            <text:p>17225,73</text:p>
          </table:table-cell>
          <table:table-cell table:style-name="Default" office:value-type="float" office:value="-1446.6" calcext:value-type="float">
            <text:p>-1446,6</text:p>
          </table:table-cell>
          <table:table-cell table:style-name="Default" office:value-type="float" office:value="-2919.66" calcext:value-type="float">
            <text:p>-2919,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366.26" calcext:value-type="float">
            <text:p>-4366,26</text:p>
          </table:table-cell>
          <table:table-cell table:style-name="Default" office:value-type="float" office:value="12859.47" calcext:value-type="float">
            <text:p>12859,47</text:p>
          </table:table-cell>
          <table:table-cell table:number-columns-repeated="16366"/>
        </table:table-row>
        <table:table-row table:style-name="ro1">
          <table:table-cell office:value-type="float" office:value="6000162" calcext:value-type="float">
            <text:p>6000162</text:p>
          </table:table-cell>
          <table:table-cell table:style-name="Default" office:value-type="string" calcext:value-type="string">
            <text:p>ILA ALVERINA DOLENG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9075.78" calcext:value-type="float">
            <text:p>9075,7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283.24" calcext:value-type="float">
            <text:p>22283,24</text:p>
          </table:table-cell>
          <table:table-cell table:style-name="Default" office:value-type="float" office:value="-2281.09" calcext:value-type="float">
            <text:p>-2281,09</text:p>
          </table:table-cell>
          <table:table-cell table:style-name="Default" office:value-type="float" office:value="-4080.99" calcext:value-type="float">
            <text:p>-4080,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362.08" calcext:value-type="float">
            <text:p>-6362,08</text:p>
          </table:table-cell>
          <table:table-cell table:style-name="Default" office:value-type="float" office:value="15921.16" calcext:value-type="float">
            <text:p>15921,16</text:p>
          </table:table-cell>
          <table:table-cell table:number-columns-repeated="16366"/>
        </table:table-row>
        <table:table-row table:style-name="ro1">
          <table:table-cell office:value-type="float" office:value="6000577" calcext:value-type="float">
            <text:p>6000577</text:p>
          </table:table-cell>
          <table:table-cell table:style-name="Default" office:value-type="string" calcext:value-type="string">
            <text:p>INÁCIA MARIA DE LIM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EPARTAMENTO DE REGISTRO E INFORMAÇÕES FUNCIONAIS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165.07" calcext:value-type="float">
            <text:p>1165,0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972.31" calcext:value-type="float">
            <text:p>13972,31</text:p>
          </table:table-cell>
          <table:table-cell table:style-name="Default" office:value-type="float" office:value="-909.79" calcext:value-type="float">
            <text:p>-909,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909.79" calcext:value-type="float">
            <text:p>-909,79</text:p>
          </table:table-cell>
          <table:table-cell table:style-name="Default" office:value-type="float" office:value="13062.52" calcext:value-type="float">
            <text:p>13062,52</text:p>
          </table:table-cell>
          <table:table-cell table:number-columns-repeated="16366"/>
        </table:table-row>
        <table:table-row table:style-name="ro1">
          <table:table-cell office:value-type="float" office:value="6000165" calcext:value-type="float">
            <text:p>6000165</text:p>
          </table:table-cell>
          <table:table-cell table:style-name="Default" office:value-type="string" calcext:value-type="string">
            <text:p>INEZ CELIA LOPES RIB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8755.6" calcext:value-type="float">
            <text:p>8755,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562.84" calcext:value-type="float">
            <text:p>21562,84</text:p>
          </table:table-cell>
          <table:table-cell table:style-name="Default" office:value-type="float" office:value="-2162.22" calcext:value-type="float">
            <text:p>-2162,22</text:p>
          </table:table-cell>
          <table:table-cell table:style-name="Default" office:value-type="float" office:value="-4439.17" calcext:value-type="float">
            <text:p>-4439,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601.39" calcext:value-type="float">
            <text:p>-6601,39</text:p>
          </table:table-cell>
          <table:table-cell table:style-name="Default" office:value-type="float" office:value="14961.45" calcext:value-type="float">
            <text:p>14961,45</text:p>
          </table:table-cell>
          <table:table-cell table:number-columns-repeated="16366"/>
        </table:table-row>
        <table:table-row table:style-name="ro1">
          <table:table-cell office:value-type="float" office:value="6001172" calcext:value-type="float">
            <text:p>6001172</text:p>
          </table:table-cell>
          <table:table-cell table:style-name="Default" office:value-type="string" calcext:value-type="string">
            <text:p>IRENE SETAL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SEÇÃO DE GESTÃO DE DESEMPENHO</text:p>
          </table:table-cell>
          <table:table-cell table:style-name="Default" office:value-type="float" office:value="5976.72" calcext:value-type="float">
            <text:p>5976,72</text:p>
          </table:table-cell>
          <table:table-cell table:style-name="Default" office:value-type="float" office:value="942.69" calcext:value-type="float">
            <text:p>942,6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6919.41" calcext:value-type="float">
            <text:p>6919,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51.51" calcext:value-type="float">
            <text:p>-851,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51.51" calcext:value-type="float">
            <text:p>-851,51</text:p>
          </table:table-cell>
          <table:table-cell table:style-name="Default" office:value-type="float" office:value="6067.9" calcext:value-type="float">
            <text:p>6067,9</text:p>
          </table:table-cell>
          <table:table-cell table:number-columns-repeated="16366"/>
        </table:table-row>
        <table:table-row table:style-name="ro1">
          <table:table-cell office:value-type="float" office:value="6000136" calcext:value-type="float">
            <text:p>6000136</text:p>
          </table:table-cell>
          <table:table-cell table:style-name="Default" office:value-type="string" calcext:value-type="string">
            <text:p>IRINEIA MARIA COST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Default" office:value-type="float" office:value="10672.7" calcext:value-type="float">
            <text:p>10672,7</text:p>
          </table:table-cell>
          <table:table-cell table:style-name="Default" office:value-type="float" office:value="9545.93" calcext:value-type="float">
            <text:p>9545,9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0218.63" calcext:value-type="float">
            <text:p>20218,63</text:p>
          </table:table-cell>
          <table:table-cell table:style-name="Default" office:value-type="float" office:value="-1940.43" calcext:value-type="float">
            <text:p>-1940,43</text:p>
          </table:table-cell>
          <table:table-cell table:style-name="Default" office:value-type="float" office:value="-3606.91" calcext:value-type="float">
            <text:p>-3606,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547.34" calcext:value-type="float">
            <text:p>-5547,34</text:p>
          </table:table-cell>
          <table:table-cell table:style-name="Default" office:value-type="float" office:value="14671.29" calcext:value-type="float">
            <text:p>14671,29</text:p>
          </table:table-cell>
          <table:table-cell table:number-columns-repeated="16366"/>
        </table:table-row>
        <table:table-row table:style-name="ro1">
          <table:table-cell office:value-type="float" office:value="6001755" calcext:value-type="float">
            <text:p>6001755</text:p>
          </table:table-cell>
          <table:table-cell table:style-name="Default" office:value-type="string" calcext:value-type="string">
            <text:p>ISABEL ARAUJO CARVALHO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262.66" calcext:value-type="float">
            <text:p>262,6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275.69" calcext:value-type="float">
            <text:p>21275,69</text:p>
          </table:table-cell>
          <table:table-cell table:style-name="Default" office:value-type="float" office:value="-2114.84" calcext:value-type="float">
            <text:p>-2114,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114.84" calcext:value-type="float">
            <text:p>-2114,84</text:p>
          </table:table-cell>
          <table:table-cell table:style-name="Default" office:value-type="float" office:value="19160.85" calcext:value-type="float">
            <text:p>19160,85</text:p>
          </table:table-cell>
          <table:table-cell table:number-columns-repeated="16366"/>
        </table:table-row>
        <table:table-row table:style-name="ro1">
          <table:table-cell office:value-type="float" office:value="6000120" calcext:value-type="float">
            <text:p>6000120</text:p>
          </table:table-cell>
          <table:table-cell table:style-name="Default" office:value-type="string" calcext:value-type="string">
            <text:p>ISABEL SIMOES MAI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967.45" calcext:value-type="float">
            <text:p>2967,4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774.69" calcext:value-type="float">
            <text:p>15774,69</text:p>
          </table:table-cell>
          <table:table-cell table:style-name="Default" office:value-type="float" office:value="-1207.18" calcext:value-type="float">
            <text:p>-1207,18</text:p>
          </table:table-cell>
          <table:table-cell table:style-name="Default" office:value-type="float" office:value="-2586.47" calcext:value-type="float">
            <text:p>-2586,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793.65" calcext:value-type="float">
            <text:p>-3793,65</text:p>
          </table:table-cell>
          <table:table-cell table:style-name="Default" office:value-type="float" office:value="11981.04" calcext:value-type="float">
            <text:p>11981,04</text:p>
          </table:table-cell>
          <table:table-cell table:number-columns-repeated="16366"/>
        </table:table-row>
        <table:table-row table:style-name="ro1">
          <table:table-cell office:value-type="float" office:value="6000308" calcext:value-type="float">
            <text:p>6000308</text:p>
          </table:table-cell>
          <table:table-cell table:style-name="Default" office:value-type="string" calcext:value-type="string">
            <text:p>ISABELA FIOROT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À ATIVIDADE DE ÓRGÃO INTERVENIENTE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4811.33" calcext:value-type="float">
            <text:p>4811,3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885.38" calcext:value-type="float">
            <text:p>17885,38</text:p>
          </table:table-cell>
          <table:table-cell table:style-name="Default" office:value-type="float" office:value="-1555.44" calcext:value-type="float">
            <text:p>-1555,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555.44" calcext:value-type="float">
            <text:p>-1555,44</text:p>
          </table:table-cell>
          <table:table-cell table:style-name="Default" office:value-type="float" office:value="16329.94" calcext:value-type="float">
            <text:p>16329,94</text:p>
          </table:table-cell>
          <table:table-cell table:number-columns-repeated="16366"/>
        </table:table-row>
        <table:table-row table:style-name="ro1">
          <table:table-cell office:value-type="float" office:value="6002926" calcext:value-type="float">
            <text:p>6002926</text:p>
          </table:table-cell>
          <table:table-cell table:style-name="Default" office:value-type="string" calcext:value-type="string">
            <text:p>ISALETE LOURDES BERLANDA WAGNER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Default" office:value-type="float" office:value="12822.77" calcext:value-type="float">
            <text:p>12822,77</text:p>
          </table:table-cell>
          <table:table-cell table:style-name="Default" office:value-type="float" office:value="207.23" calcext:value-type="float">
            <text:p>207,2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030" calcext:value-type="float">
            <text:p>13030</text:p>
          </table:table-cell>
          <table:table-cell table:style-name="Default" office:value-type="float" office:value="-760.38" calcext:value-type="float">
            <text:p>-760,38</text:p>
          </table:table-cell>
          <table:table-cell table:style-name="Default" office:value-type="float" office:value="-1954.55" calcext:value-type="float">
            <text:p>-1954,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714.93" calcext:value-type="float">
            <text:p>-2714,93</text:p>
          </table:table-cell>
          <table:table-cell table:style-name="Default" office:value-type="float" office:value="10315.07" calcext:value-type="float">
            <text:p>10315,07</text:p>
          </table:table-cell>
          <table:table-cell table:number-columns-repeated="16366"/>
        </table:table-row>
        <table:table-row table:style-name="ro1">
          <table:table-cell office:value-type="float" office:value="6000177" calcext:value-type="float">
            <text:p>6000177</text:p>
          </table:table-cell>
          <table:table-cell table:style-name="Default" office:value-type="string" calcext:value-type="string">
            <text:p>ISOLINA SOARES DE OLIVEIRA SILV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3901.7" calcext:value-type="float">
            <text:p>3901,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975.75" calcext:value-type="float">
            <text:p>16975,75</text:p>
          </table:table-cell>
          <table:table-cell table:style-name="Default" office:value-type="float" office:value="-1405.35" calcext:value-type="float">
            <text:p>-1405,35</text:p>
          </table:table-cell>
          <table:table-cell table:style-name="Default" office:value-type="float" office:value="-2862.26" calcext:value-type="float">
            <text:p>-2862,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267.61" calcext:value-type="float">
            <text:p>-4267,61</text:p>
          </table:table-cell>
          <table:table-cell table:style-name="Default" office:value-type="float" office:value="12708.14" calcext:value-type="float">
            <text:p>12708,14</text:p>
          </table:table-cell>
          <table:table-cell table:number-columns-repeated="16366"/>
        </table:table-row>
        <table:table-row table:style-name="ro1">
          <table:table-cell office:value-type="float" office:value="6003986" calcext:value-type="float">
            <text:p>6003986</text:p>
          </table:table-cell>
          <table:table-cell table:style-name="Default" office:value-type="string" calcext:value-type="string">
            <text:p>IVAN FARIA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514.53" calcext:value-type="float">
            <text:p>2514,5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321.77" calcext:value-type="float">
            <text:p>15321,77</text:p>
          </table:table-cell>
          <table:table-cell table:style-name="Default" office:value-type="float" office:value="-1132.45" calcext:value-type="float">
            <text:p>-1132,45</text:p>
          </table:table-cell>
          <table:table-cell table:style-name="Default" office:value-type="float" office:value="-2430.33" calcext:value-type="float">
            <text:p>-2430,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562.78" calcext:value-type="float">
            <text:p>-3562,78</text:p>
          </table:table-cell>
          <table:table-cell table:style-name="Default" office:value-type="float" office:value="11758.99" calcext:value-type="float">
            <text:p>11758,99</text:p>
          </table:table-cell>
          <table:table-cell table:number-columns-repeated="16366"/>
        </table:table-row>
        <table:table-row table:style-name="ro1">
          <table:table-cell office:value-type="float" office:value="6000285" calcext:value-type="float">
            <text:p>6000285</text:p>
          </table:table-cell>
          <table:table-cell table:style-name="Default" office:value-type="string" calcext:value-type="string">
            <text:p>IVETE APARECIDA ROSSIN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291.57" calcext:value-type="float">
            <text:p>2291,5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098.81" calcext:value-type="float">
            <text:p>15098,81</text:p>
          </table:table-cell>
          <table:table-cell table:style-name="Default" office:value-type="float" office:value="-1095.66" calcext:value-type="float">
            <text:p>-1095,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095.66" calcext:value-type="float">
            <text:p>-1095,66</text:p>
          </table:table-cell>
          <table:table-cell table:style-name="Default" office:value-type="float" office:value="14003.15" calcext:value-type="float">
            <text:p>14003,15</text:p>
          </table:table-cell>
          <table:table-cell table:number-columns-repeated="16366"/>
        </table:table-row>
        <table:table-row table:style-name="ro1">
          <table:table-cell office:value-type="float" office:value="6000573" calcext:value-type="float">
            <text:p>6000573</text:p>
          </table:table-cell>
          <table:table-cell table:style-name="Default" office:value-type="string" calcext:value-type="string">
            <text:p>IVETE DE LIMA BARCELO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Default" office:value-type="float" office:value="11099.61" calcext:value-type="float">
            <text:p>11099,61</text:p>
          </table:table-cell>
          <table:table-cell table:style-name="Default" office:value-type="float" office:value="960.54" calcext:value-type="float">
            <text:p>960,5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2060.15" calcext:value-type="float">
            <text:p>12060,15</text:p>
          </table:table-cell>
          <table:table-cell table:style-name="Default" office:value-type="float" office:value="-619.75" calcext:value-type="float">
            <text:p>-619,75</text:p>
          </table:table-cell>
          <table:table-cell table:style-name="Default" office:value-type="float" office:value="-1726.51" calcext:value-type="float">
            <text:p>-1726,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346.26" calcext:value-type="float">
            <text:p>-2346,26</text:p>
          </table:table-cell>
          <table:table-cell table:style-name="Default" office:value-type="float" office:value="9713.89" calcext:value-type="float">
            <text:p>9713,89</text:p>
          </table:table-cell>
          <table:table-cell table:number-columns-repeated="16366"/>
        </table:table-row>
        <table:table-row table:style-name="ro1">
          <table:table-cell office:value-type="float" office:value="6000026" calcext:value-type="float">
            <text:p>6000026</text:p>
          </table:table-cell>
          <table:table-cell table:style-name="Default" office:value-type="string" calcext:value-type="string">
            <text:p>IVO RAMOS DA COST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3617.89" calcext:value-type="float">
            <text:p>3617,8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425.13" calcext:value-type="float">
            <text:p>16425,13</text:p>
          </table:table-cell>
          <table:table-cell table:style-name="Default" office:value-type="float" office:value="-1314.5" calcext:value-type="float">
            <text:p>-1314,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314.5" calcext:value-type="float">
            <text:p>-1314,5</text:p>
          </table:table-cell>
          <table:table-cell table:style-name="Default" office:value-type="float" office:value="15110.63" calcext:value-type="float">
            <text:p>15110,63</text:p>
          </table:table-cell>
          <table:table-cell table:number-columns-repeated="16366"/>
        </table:table-row>
        <table:table-row table:style-name="ro1">
          <table:table-cell office:value-type="float" office:value="6006291" calcext:value-type="float">
            <text:p>6006291</text:p>
          </table:table-cell>
          <table:table-cell table:style-name="Default" office:value-type="string" calcext:value-type="string">
            <text:p>IVONETE VIEIRA DA SILVA VIDAL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CONSELHO NACIONAL DO MINISTÉRIO PÚBLIC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4849.41" calcext:value-type="float">
            <text:p>4849,4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923.46" calcext:value-type="float">
            <text:p>17923,46</text:p>
          </table:table-cell>
          <table:table-cell table:style-name="Default" office:value-type="float" office:value="-1561.73" calcext:value-type="float">
            <text:p>-1561,73</text:p>
          </table:table-cell>
          <table:table-cell table:style-name="Default" office:value-type="float" office:value="-3603.47" calcext:value-type="float">
            <text:p>-3603,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165.2" calcext:value-type="float">
            <text:p>-5165,2</text:p>
          </table:table-cell>
          <table:table-cell table:style-name="Default" office:value-type="float" office:value="12758.26" calcext:value-type="float">
            <text:p>12758,26</text:p>
          </table:table-cell>
          <table:table-cell table:number-columns-repeated="16366"/>
        </table:table-row>
        <table:table-row table:style-name="ro1">
          <table:table-cell office:value-type="float" office:value="2230519" calcext:value-type="float">
            <text:p>2230519</text:p>
          </table:table-cell>
          <table:table-cell table:style-name="Default" office:value-type="string" calcext:value-type="string">
            <text:p>JACINTO ERNESTO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611.75" calcext:value-type="float">
            <text:p>2611,7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418.99" calcext:value-type="float">
            <text:p>15418,99</text:p>
          </table:table-cell>
          <table:table-cell table:style-name="Default" office:value-type="float" office:value="-1148.49" calcext:value-type="float">
            <text:p>-1148,49</text:p>
          </table:table-cell>
          <table:table-cell table:style-name="Default" office:value-type="float" office:value="-2452.65" calcext:value-type="float">
            <text:p>-2452,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601.14" calcext:value-type="float">
            <text:p>-3601,14</text:p>
          </table:table-cell>
          <table:table-cell table:style-name="Default" office:value-type="float" office:value="11817.85" calcext:value-type="float">
            <text:p>11817,85</text:p>
          </table:table-cell>
          <table:table-cell table:number-columns-repeated="16366"/>
        </table:table-row>
        <table:table-row table:style-name="ro1">
          <table:table-cell office:value-type="float" office:value="6000437" calcext:value-type="float">
            <text:p>6000437</text:p>
          </table:table-cell>
          <table:table-cell table:style-name="Default" office:value-type="string" calcext:value-type="string">
            <text:p>JACY FRANCA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131.48" calcext:value-type="float">
            <text:p>2131,4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938.72" calcext:value-type="float">
            <text:p>14938,72</text:p>
          </table:table-cell>
          <table:table-cell table:style-name="Default" office:value-type="float" office:value="-1069.24" calcext:value-type="float">
            <text:p>-1069,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069.24" calcext:value-type="float">
            <text:p>-1069,24</text:p>
          </table:table-cell>
          <table:table-cell table:style-name="Default" office:value-type="float" office:value="13869.48" calcext:value-type="float">
            <text:p>13869,48</text:p>
          </table:table-cell>
          <table:table-cell table:number-columns-repeated="16366"/>
        </table:table-row>
        <table:table-row table:style-name="ro1">
          <table:table-cell office:value-type="float" office:value="6002462" calcext:value-type="float">
            <text:p>6002462</text:p>
          </table:table-cell>
          <table:table-cell table:style-name="Default" office:value-type="string" calcext:value-type="string">
            <text:p>JAIME CORREA DO BOMFIM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CHEFIA DE GABINETE DO PROCURADOR-CHEFE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2855.79" calcext:value-type="float">
            <text:p>2855,7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4525.47" calcext:value-type="float">
            <text:p>24525,47</text:p>
          </table:table-cell>
          <table:table-cell table:style-name="Default" office:value-type="float" office:value="-2651.06" calcext:value-type="float">
            <text:p>-2651,06</text:p>
          </table:table-cell>
          <table:table-cell table:style-name="Default" office:value-type="float" office:value="-4595.86" calcext:value-type="float">
            <text:p>-4595,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246.92" calcext:value-type="float">
            <text:p>-7246,92</text:p>
          </table:table-cell>
          <table:table-cell table:style-name="Default" office:value-type="float" office:value="17278.55" calcext:value-type="float">
            <text:p>17278,55</text:p>
          </table:table-cell>
          <table:table-cell table:number-columns-repeated="16366"/>
        </table:table-row>
        <table:table-row table:style-name="ro1">
          <table:table-cell office:value-type="float" office:value="6000620" calcext:value-type="float">
            <text:p>6000620</text:p>
          </table:table-cell>
          <table:table-cell table:style-name="Default" office:value-type="string" calcext:value-type="string">
            <text:p>JANETE CAVALCANTI DE ALBUQUERQU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6952.01" calcext:value-type="float">
            <text:p>6952,0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0026.06" calcext:value-type="float">
            <text:p>20026,06</text:p>
          </table:table-cell>
          <table:table-cell table:style-name="Default" office:value-type="float" office:value="-1908.65" calcext:value-type="float">
            <text:p>-1908,65</text:p>
          </table:table-cell>
          <table:table-cell table:style-name="Default" office:value-type="float" office:value="-3562.69" calcext:value-type="float">
            <text:p>-3562,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471.34" calcext:value-type="float">
            <text:p>-5471,34</text:p>
          </table:table-cell>
          <table:table-cell table:style-name="Default" office:value-type="float" office:value="14554.72" calcext:value-type="float">
            <text:p>14554,72</text:p>
          </table:table-cell>
          <table:table-cell table:number-columns-repeated="16366"/>
        </table:table-row>
        <table:table-row table:style-name="ro2">
          <table:table-cell office:value-type="float" office:value="6001122" calcext:value-type="float">
            <text:p>6001122</text:p>
          </table:table-cell>
          <table:table-cell table:style-name="Default" office:value-type="string" calcext:value-type="string">
            <text:p>JEREMIAS MARTINS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533.63" calcext:value-type="float">
            <text:p>533,6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741.09" calcext:value-type="float">
            <text:p>13741,09</text:p>
          </table:table-cell>
          <table:table-cell table:style-name="Default" office:value-type="float" office:value="-871.63" calcext:value-type="float">
            <text:p>-871,63</text:p>
          </table:table-cell>
          <table:table-cell table:style-name="Default" office:value-type="float" office:value="-2590.96" calcext:value-type="float">
            <text:p>-2590,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462.59" calcext:value-type="float">
            <text:p>-3462,59</text:p>
          </table:table-cell>
          <table:table-cell table:style-name="Default" office:value-type="float" office:value="10278.5" calcext:value-type="float">
            <text:p>10278,5</text:p>
          </table:table-cell>
          <table:table-cell table:number-columns-repeated="16366"/>
        </table:table-row>
        <table:table-row table:style-name="ro1">
          <table:table-cell office:value-type="float" office:value="2138075" calcext:value-type="float">
            <text:p>2138075</text:p>
          </table:table-cell>
          <table:table-cell table:style-name="Default" office:value-type="string" calcext:value-type="string">
            <text:p>JOAO ALAMY DELASCAR NETT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EPARTAMENTO PROCESSUAL - PRT-3ª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296.35" calcext:value-type="float">
            <text:p>2296,3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103.59" calcext:value-type="float">
            <text:p>15103,59</text:p>
          </table:table-cell>
          <table:table-cell table:style-name="Default" office:value-type="float" office:value="-1096.45" calcext:value-type="float">
            <text:p>-1096,45</text:p>
          </table:table-cell>
          <table:table-cell table:style-name="Default" office:value-type="float" office:value="-2380.23" calcext:value-type="float">
            <text:p>-2380,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476.68" calcext:value-type="float">
            <text:p>-3476,68</text:p>
          </table:table-cell>
          <table:table-cell table:style-name="Default" office:value-type="float" office:value="11626.91" calcext:value-type="float">
            <text:p>11626,91</text:p>
          </table:table-cell>
          <table:table-cell table:number-columns-repeated="16366"/>
        </table:table-row>
        <table:table-row table:style-name="ro1">
          <table:table-cell office:value-type="float" office:value="2039140" calcext:value-type="float">
            <text:p>2039140</text:p>
          </table:table-cell>
          <table:table-cell table:style-name="Default" office:value-type="string" calcext:value-type="string">
            <text:p>JOAO ALBERTO ARAUJ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7249.49" calcext:value-type="float">
            <text:p>7249,4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8262.52" calcext:value-type="float">
            <text:p>28262,52</text:p>
          </table:table-cell>
          <table:table-cell table:style-name="Default" office:value-type="float" office:value="-3307.55" calcext:value-type="float">
            <text:p>-3307,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307.55" calcext:value-type="float">
            <text:p>-3307,55</text:p>
          </table:table-cell>
          <table:table-cell table:style-name="Default" office:value-type="float" office:value="24954.97" calcext:value-type="float">
            <text:p>24954,97</text:p>
          </table:table-cell>
          <table:table-cell table:number-columns-repeated="16366"/>
        </table:table-row>
        <table:table-row table:style-name="ro1">
          <table:table-cell office:value-type="float" office:value="6001487" calcext:value-type="float">
            <text:p>6001487</text:p>
          </table:table-cell>
          <table:table-cell table:style-name="Default" office:value-type="string" calcext:value-type="string">
            <text:p>JOAO ALFREDO GONCALVES PEREIRA FIL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DOCUMENTAÇÃO E INFORMAÇÃO - PRT09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262.66" calcext:value-type="float">
            <text:p>262,6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275.69" calcext:value-type="float">
            <text:p>21275,69</text:p>
          </table:table-cell>
          <table:table-cell table:style-name="Default" office:value-type="float" office:value="-2114.84" calcext:value-type="float">
            <text:p>-2114,84</text:p>
          </table:table-cell>
          <table:table-cell table:style-name="Default" office:value-type="float" office:value="-3849.63" calcext:value-type="float">
            <text:p>-3849,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964.47" calcext:value-type="float">
            <text:p>-5964,47</text:p>
          </table:table-cell>
          <table:table-cell table:style-name="Default" office:value-type="float" office:value="15311.22" calcext:value-type="float">
            <text:p>15311,22</text:p>
          </table:table-cell>
          <table:table-cell table:number-columns-repeated="16366"/>
        </table:table-row>
        <table:table-row table:style-name="ro1">
          <table:table-cell office:value-type="float" office:value="6000486" calcext:value-type="float">
            <text:p>6000486</text:p>
          </table:table-cell>
          <table:table-cell table:style-name="Default" office:value-type="string" calcext:value-type="string">
            <text:p>JOÃO ALVES DE ALMEID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Default" office:value-type="float" office:value="10611.72" calcext:value-type="float">
            <text:p>10611,72</text:p>
          </table:table-cell>
          <table:table-cell table:style-name="Default" office:value-type="float" office:value="5833.72" calcext:value-type="float">
            <text:p>5833,7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445.44" calcext:value-type="float">
            <text:p>16445,44</text:p>
          </table:table-cell>
          <table:table-cell table:style-name="Default" office:value-type="float" office:value="-1317.85" calcext:value-type="float">
            <text:p>-1317,85</text:p>
          </table:table-cell>
          <table:table-cell table:style-name="Default" office:value-type="float" office:value="-2740.49" calcext:value-type="float">
            <text:p>-2740,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058.34" calcext:value-type="float">
            <text:p>-4058,34</text:p>
          </table:table-cell>
          <table:table-cell table:style-name="Default" office:value-type="float" office:value="12387.1" calcext:value-type="float">
            <text:p>12387,1</text:p>
          </table:table-cell>
          <table:table-cell table:number-columns-repeated="16366"/>
        </table:table-row>
        <table:table-row table:style-name="ro1">
          <table:table-cell office:value-type="float" office:value="6000227" calcext:value-type="float">
            <text:p>6000227</text:p>
          </table:table-cell>
          <table:table-cell table:style-name="Default" office:value-type="string" calcext:value-type="string">
            <text:p>JOAO AQUINO DE PAI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NUCLEO DE TRANSPORTES E EXPEDIÇÕES - PRT 13ª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098.84" calcext:value-type="float">
            <text:p>2098,8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906.08" calcext:value-type="float">
            <text:p>14906,08</text:p>
          </table:table-cell>
          <table:table-cell table:style-name="Default" office:value-type="float" office:value="-1063.86" calcext:value-type="float">
            <text:p>-1063,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063.86" calcext:value-type="float">
            <text:p>-1063,86</text:p>
          </table:table-cell>
          <table:table-cell table:style-name="Default" office:value-type="float" office:value="13842.22" calcext:value-type="float">
            <text:p>13842,22</text:p>
          </table:table-cell>
          <table:table-cell table:number-columns-repeated="16366"/>
        </table:table-row>
        <table:table-row table:style-name="ro1">
          <table:table-cell office:value-type="float" office:value="6002455" calcext:value-type="float">
            <text:p>6002455</text:p>
          </table:table-cell>
          <table:table-cell table:style-name="Default" office:value-type="string" calcext:value-type="string">
            <text:p>JOÃO BATISTA DE MEDEIRO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A PTM DE CAICÓ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13.45" calcext:value-type="float">
            <text:p>213,4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287.5" calcext:value-type="float">
            <text:p>13287,5</text:p>
          </table:table-cell>
          <table:table-cell table:style-name="Default" office:value-type="float" office:value="-797.71" calcext:value-type="float">
            <text:p>-797,71</text:p>
          </table:table-cell>
          <table:table-cell table:style-name="Default" office:value-type="float" office:value="-1962.96" calcext:value-type="float">
            <text:p>-1962,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760.67" calcext:value-type="float">
            <text:p>-2760,67</text:p>
          </table:table-cell>
          <table:table-cell table:style-name="Default" office:value-type="float" office:value="10526.83" calcext:value-type="float">
            <text:p>10526,83</text:p>
          </table:table-cell>
          <table:table-cell table:number-columns-repeated="16366"/>
        </table:table-row>
        <table:table-row table:style-name="ro1">
          <table:table-cell office:value-type="float" office:value="6000644" calcext:value-type="float">
            <text:p>6000644</text:p>
          </table:table-cell>
          <table:table-cell table:style-name="Default" office:value-type="string" calcext:value-type="string">
            <text:p>JOAO BOSCO FACUNDO SEVER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Default" office:value-type="float" office:value="10977.63" calcext:value-type="float">
            <text:p>10977,63</text:p>
          </table:table-cell>
          <table:table-cell table:style-name="Default" office:value-type="float" office:value="747.08" calcext:value-type="float">
            <text:p>747,0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1724.71" calcext:value-type="float">
            <text:p>11724,71</text:p>
          </table:table-cell>
          <table:table-cell table:style-name="Default" office:value-type="float" office:value="-571.11" calcext:value-type="float">
            <text:p>-571,11</text:p>
          </table:table-cell>
          <table:table-cell table:style-name="Default" office:value-type="float" office:value="-1647.64" calcext:value-type="float">
            <text:p>-1647,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218.75" calcext:value-type="float">
            <text:p>-2218,75</text:p>
          </table:table-cell>
          <table:table-cell table:style-name="Default" office:value-type="float" office:value="9505.96" calcext:value-type="float">
            <text:p>9505,96</text:p>
          </table:table-cell>
          <table:table-cell table:number-columns-repeated="16366"/>
        </table:table-row>
        <table:table-row table:style-name="ro1">
          <table:table-cell office:value-type="float" office:value="6006641" calcext:value-type="float">
            <text:p>6006641</text:p>
          </table:table-cell>
          <table:table-cell table:style-name="Default" office:value-type="string" calcext:value-type="string">
            <text:p>JOÃO JOSÉ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LICITAÇÕES E COMPRAS 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160.09" calcext:value-type="float">
            <text:p>160,0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234.14" calcext:value-type="float">
            <text:p>13234,14</text:p>
          </table:table-cell>
          <table:table-cell table:style-name="Default" office:value-type="float" office:value="-789.98" calcext:value-type="float">
            <text:p>-789,98</text:p>
          </table:table-cell>
          <table:table-cell table:style-name="Default" office:value-type="float" office:value="-1950.41" calcext:value-type="float">
            <text:p>-1950,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740.39" calcext:value-type="float">
            <text:p>-2740,39</text:p>
          </table:table-cell>
          <table:table-cell table:style-name="Default" office:value-type="float" office:value="10493.75" calcext:value-type="float">
            <text:p>10493,75</text:p>
          </table:table-cell>
          <table:table-cell table:number-columns-repeated="16366"/>
        </table:table-row>
        <table:table-row table:style-name="ro1">
          <table:table-cell office:value-type="float" office:value="6001792" calcext:value-type="float">
            <text:p>6001792</text:p>
          </table:table-cell>
          <table:table-cell table:style-name="Default" office:value-type="string" calcext:value-type="string">
            <text:p>JOAO PAULO DOS SANTOS NOGU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350.21" calcext:value-type="float">
            <text:p>350,2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019.89" calcext:value-type="float">
            <text:p>22019,89</text:p>
          </table:table-cell>
          <table:table-cell table:style-name="Default" office:value-type="float" office:value="-2237.64" calcext:value-type="float">
            <text:p>-2237,64</text:p>
          </table:table-cell>
          <table:table-cell table:style-name="Default" office:value-type="float" office:value="-3968.38" calcext:value-type="float">
            <text:p>-3968,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206.02" calcext:value-type="float">
            <text:p>-6206,02</text:p>
          </table:table-cell>
          <table:table-cell table:style-name="Default" office:value-type="float" office:value="15813.87" calcext:value-type="float">
            <text:p>15813,87</text:p>
          </table:table-cell>
          <table:table-cell table:number-columns-repeated="16366"/>
        </table:table-row>
        <table:table-row table:style-name="ro1">
          <table:table-cell office:value-type="float" office:value="6000492" calcext:value-type="float">
            <text:p>6000492</text:p>
          </table:table-cell>
          <table:table-cell table:style-name="Default" office:value-type="string" calcext:value-type="string">
            <text:p>JOÃO PEREIRA NET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Default" office:value-type="float" office:value="11206.33" calcext:value-type="float">
            <text:p>11206,33</text:p>
          </table:table-cell>
          <table:table-cell table:style-name="Default" office:value-type="float" office:value="9247.44" calcext:value-type="float">
            <text:p>9247,4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0453.77" calcext:value-type="float">
            <text:p>20453,77</text:p>
          </table:table-cell>
          <table:table-cell table:style-name="Default" office:value-type="float" office:value="-1979.23" calcext:value-type="float">
            <text:p>-1979,23</text:p>
          </table:table-cell>
          <table:table-cell table:style-name="Default" office:value-type="float" office:value="-3660.9" calcext:value-type="float">
            <text:p>-3660,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640.13" calcext:value-type="float">
            <text:p>-5640,13</text:p>
          </table:table-cell>
          <table:table-cell table:style-name="Default" office:value-type="float" office:value="14813.64" calcext:value-type="float">
            <text:p>14813,64</text:p>
          </table:table-cell>
          <table:table-cell table:number-columns-repeated="16366"/>
        </table:table-row>
        <table:table-row table:style-name="ro1">
          <table:table-cell office:value-type="float" office:value="6000342" calcext:value-type="float">
            <text:p>6000342</text:p>
          </table:table-cell>
          <table:table-cell table:style-name="Default" office:value-type="string" calcext:value-type="string">
            <text:p>JOÃO RAIMUNDO DA SILVA REG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EPARTAMENTO DE PROGRAMAÇÃO FINANCEIRA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4535.13" calcext:value-type="float">
            <text:p>4535,1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742.59" calcext:value-type="float">
            <text:p>17742,59</text:p>
          </table:table-cell>
          <table:table-cell table:style-name="Default" office:value-type="float" office:value="-1531.88" calcext:value-type="float">
            <text:p>-1531,88</text:p>
          </table:table-cell>
          <table:table-cell table:style-name="Default" office:value-type="float" office:value="-3561.94" calcext:value-type="float">
            <text:p>-3561,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093.82" calcext:value-type="float">
            <text:p>-5093,82</text:p>
          </table:table-cell>
          <table:table-cell table:style-name="Default" office:value-type="float" office:value="12648.77" calcext:value-type="float">
            <text:p>12648,77</text:p>
          </table:table-cell>
          <table:table-cell table:number-columns-repeated="16366"/>
        </table:table-row>
        <table:table-row table:style-name="ro1">
          <table:table-cell office:value-type="float" office:value="6007284" calcext:value-type="float">
            <text:p>6007284</text:p>
          </table:table-cell>
          <table:table-cell table:style-name="Default" office:value-type="string" calcext:value-type="string">
            <text:p>JOÃO ROSA FIGUEIRED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1º OFÍCIO GERAL DA PTM DE BAURU</text:p>
          </table:table-cell>
          <table:table-cell table:style-name="Default" office:value-type="float" office:value="12807.24" calcext:value-type="float">
            <text:p>12807,24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-728.07" calcext:value-type="float">
            <text:p>-728,07</text:p>
          </table:table-cell>
          <table:table-cell table:style-name="Default" office:value-type="float" office:value="-2425.77" calcext:value-type="float">
            <text:p>-2425,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153.84" calcext:value-type="float">
            <text:p>-3153,84</text:p>
          </table:table-cell>
          <table:table-cell table:style-name="Default" office:value-type="float" office:value="9653.4" calcext:value-type="float">
            <text:p>9653,4</text:p>
          </table:table-cell>
          <table:table-cell table:number-columns-repeated="16366"/>
        </table:table-row>
        <table:table-row table:style-name="ro1">
          <table:table-cell office:value-type="float" office:value="6000454" calcext:value-type="float">
            <text:p>6000454</text:p>
          </table:table-cell>
          <table:table-cell table:style-name="Default" office:value-type="string" calcext:value-type="string">
            <text:p>JOCUNDO GOMES DE FIGUEIRED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REGISTRO E AUTUAÇÃ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796.51" calcext:value-type="float">
            <text:p>1796,5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603.75" calcext:value-type="float">
            <text:p>14603,75</text:p>
          </table:table-cell>
          <table:table-cell table:style-name="Default" office:value-type="float" office:value="-1013.97" calcext:value-type="float">
            <text:p>-1013,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013.97" calcext:value-type="float">
            <text:p>-1013,97</text:p>
          </table:table-cell>
          <table:table-cell table:style-name="Default" office:value-type="float" office:value="13589.78" calcext:value-type="float">
            <text:p>13589,78</text:p>
          </table:table-cell>
          <table:table-cell table:number-columns-repeated="16366"/>
        </table:table-row>
        <table:table-row table:style-name="ro1">
          <table:table-cell office:value-type="float" office:value="6000292" calcext:value-type="float">
            <text:p>6000292</text:p>
          </table:table-cell>
          <table:table-cell table:style-name="Default" office:value-type="string" calcext:value-type="string">
            <text:p>JORGE LACERDA TORR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8414.12" calcext:value-type="float">
            <text:p>8414,1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221.36" calcext:value-type="float">
            <text:p>21221,36</text:p>
          </table:table-cell>
          <table:table-cell table:style-name="Default" office:value-type="float" office:value="-2105.88" calcext:value-type="float">
            <text:p>-2105,88</text:p>
          </table:table-cell>
          <table:table-cell table:style-name="Default" office:value-type="float" office:value="-3837.16" calcext:value-type="float">
            <text:p>-3837,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943.04" calcext:value-type="float">
            <text:p>-5943,04</text:p>
          </table:table-cell>
          <table:table-cell table:style-name="Default" office:value-type="float" office:value="15278.32" calcext:value-type="float">
            <text:p>15278,32</text:p>
          </table:table-cell>
          <table:table-cell table:number-columns-repeated="16366"/>
        </table:table-row>
        <table:table-row table:style-name="ro1">
          <table:table-cell office:value-type="float" office:value="6002603" calcext:value-type="float">
            <text:p>6002603</text:p>
          </table:table-cell>
          <table:table-cell table:style-name="Default" office:value-type="string" calcext:value-type="string">
            <text:p>JORGE LUIS DA SILVA AGUIAR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INFRAESTRUTURA LOCAL</text:p>
          </table:table-cell>
          <table:table-cell table:style-name="Default" office:value-type="float" office:value="14327.87" calcext:value-type="float">
            <text:p>14327,87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4327.87" calcext:value-type="float">
            <text:p>14327,87</text:p>
          </table:table-cell>
          <table:table-cell table:style-name="Default" office:value-type="float" office:value="-968.45" calcext:value-type="float">
            <text:p>-968,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968.45" calcext:value-type="float">
            <text:p>-968,45</text:p>
          </table:table-cell>
          <table:table-cell table:style-name="Default" office:value-type="float" office:value="13359.42" calcext:value-type="float">
            <text:p>13359,42</text:p>
          </table:table-cell>
          <table:table-cell table:number-columns-repeated="16366"/>
        </table:table-row>
        <table:table-row table:style-name="ro1">
          <table:table-cell office:value-type="float" office:value="6001624" calcext:value-type="float">
            <text:p>6001624</text:p>
          </table:table-cell>
          <table:table-cell table:style-name="Default" office:value-type="string" calcext:value-type="string">
            <text:p>JORGE LUIZ PAES RI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ERÍCIAS DE ENGENHARIA E SEGURANÇA DO TRABALHO</text:p>
          </table:table-cell>
          <table:table-cell table:style-name="Default" office:value-type="float" office:value="21888.57" calcext:value-type="float">
            <text:p>21888,57</text:p>
          </table:table-cell>
          <table:table-cell table:style-name="Default" office:value-type="float" office:value="525.32" calcext:value-type="float">
            <text:p>525,3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413.89" calcext:value-type="float">
            <text:p>22413,89</text:p>
          </table:table-cell>
          <table:table-cell table:style-name="Default" office:value-type="float" office:value="-2302.65" calcext:value-type="float">
            <text:p>-2302,65</text:p>
          </table:table-cell>
          <table:table-cell table:style-name="Default" office:value-type="float" office:value="-4110.99" calcext:value-type="float">
            <text:p>-4110,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413.64" calcext:value-type="float">
            <text:p>-6413,64</text:p>
          </table:table-cell>
          <table:table-cell table:style-name="Default" office:value-type="float" office:value="16000.25" calcext:value-type="float">
            <text:p>16000,25</text:p>
          </table:table-cell>
          <table:table-cell table:number-columns-repeated="16366"/>
        </table:table-row>
        <table:table-row table:style-name="ro1">
          <table:table-cell office:value-type="float" office:value="6001219" calcext:value-type="float">
            <text:p>6001219</text:p>
          </table:table-cell>
          <table:table-cell table:style-name="Default" office:value-type="string" calcext:value-type="string">
            <text:p>JORGE LUIZ VALADAR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Default" office:value-type="float" office:value="9061.16" calcext:value-type="float">
            <text:p>9061,16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9061.16" calcext:value-type="float">
            <text:p>9061,16</text:p>
          </table:table-cell>
          <table:table-cell table:style-name="Default" office:value-type="float" office:value="-184.89" calcext:value-type="float">
            <text:p>-184,8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84.89" calcext:value-type="float">
            <text:p>-184,89</text:p>
          </table:table-cell>
          <table:table-cell table:style-name="Default" office:value-type="float" office:value="8876.27" calcext:value-type="float">
            <text:p>8876,27</text:p>
          </table:table-cell>
          <table:table-cell table:number-columns-repeated="16366"/>
        </table:table-row>
        <table:table-row table:style-name="ro1">
          <table:table-cell office:value-type="float" office:value="6001273" calcext:value-type="float">
            <text:p>6001273</text:p>
          </table:table-cell>
          <table:table-cell table:style-name="Default" office:value-type="string" calcext:value-type="string">
            <text:p>JOSE ANTONIO BARBOS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RETORIA REGIONAL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631.43" calcext:value-type="float">
            <text:p>631,4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705.48" calcext:value-type="float">
            <text:p>13705,48</text:p>
          </table:table-cell>
          <table:table-cell table:style-name="Default" office:value-type="float" office:value="-865.76" calcext:value-type="float">
            <text:p>-865,76</text:p>
          </table:table-cell>
          <table:table-cell table:style-name="Default" office:value-type="float" office:value="-2059.19" calcext:value-type="float">
            <text:p>-2059,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924.95" calcext:value-type="float">
            <text:p>-2924,95</text:p>
          </table:table-cell>
          <table:table-cell table:style-name="Default" office:value-type="float" office:value="10780.53" calcext:value-type="float">
            <text:p>10780,53</text:p>
          </table:table-cell>
          <table:table-cell table:number-columns-repeated="16366"/>
        </table:table-row>
        <table:table-row table:style-name="ro1">
          <table:table-cell office:value-type="float" office:value="6007228" calcext:value-type="float">
            <text:p>6007228</text:p>
          </table:table-cell>
          <table:table-cell table:style-name="Default" office:value-type="string" calcext:value-type="string">
            <text:p>JOSÉ AUGUSTO RODRIGUES PASSO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GESTÃO DE CONTRATOS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87.55" calcext:value-type="float">
            <text:p>87,5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757.23" calcext:value-type="float">
            <text:p>21757,23</text:p>
          </table:table-cell>
          <table:table-cell table:style-name="Default" office:value-type="float" office:value="-2194.3" calcext:value-type="float">
            <text:p>-2194,3</text:p>
          </table:table-cell>
          <table:table-cell table:style-name="Default" office:value-type="float" office:value="-4483.8" calcext:value-type="float">
            <text:p>-4483,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678.1" calcext:value-type="float">
            <text:p>-6678,1</text:p>
          </table:table-cell>
          <table:table-cell table:style-name="Default" office:value-type="float" office:value="15079.13" calcext:value-type="float">
            <text:p>15079,13</text:p>
          </table:table-cell>
          <table:table-cell table:number-columns-repeated="16366"/>
        </table:table-row>
        <table:table-row table:style-name="ro1">
          <table:table-cell office:value-type="float" office:value="1197156" calcext:value-type="float">
            <text:p>1197156</text:p>
          </table:table-cell>
          <table:table-cell table:style-name="Default" office:value-type="string" calcext:value-type="string">
            <text:p>JOSE FELIX DE FREIT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9380.68" calcext:value-type="float">
            <text:p>9380,6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187.92" calcext:value-type="float">
            <text:p>22187,92</text:p>
          </table:table-cell>
          <table:table-cell table:style-name="Default" office:value-type="float" office:value="-2265.36" calcext:value-type="float">
            <text:p>-2265,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265.36" calcext:value-type="float">
            <text:p>-2265,36</text:p>
          </table:table-cell>
          <table:table-cell table:style-name="Default" office:value-type="float" office:value="19922.56" calcext:value-type="float">
            <text:p>19922,56</text:p>
          </table:table-cell>
          <table:table-cell table:number-columns-repeated="16366"/>
        </table:table-row>
        <table:table-row table:style-name="ro1">
          <table:table-cell office:value-type="float" office:value="6005516" calcext:value-type="float">
            <text:p>6005516</text:p>
          </table:table-cell>
          <table:table-cell table:style-name="Default" office:value-type="string" calcext:value-type="string">
            <text:p>JOSÉ LADIMIR LOPES STEFAN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Default" office:value-type="float" office:value="8331.02" calcext:value-type="float">
            <text:p>8331,0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8331.02" calcext:value-type="float">
            <text:p>8331,02</text:p>
          </table:table-cell>
          <table:table-cell table:style-name="Default" office:value-type="float" office:value="-79.02" calcext:value-type="float">
            <text:p>-79,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9.02" calcext:value-type="float">
            <text:p>-79,02</text:p>
          </table:table-cell>
          <table:table-cell table:style-name="Default" office:value-type="float" office:value="8252" calcext:value-type="float">
            <text:p>8252</text:p>
          </table:table-cell>
          <table:table-cell table:number-columns-repeated="16366"/>
        </table:table-row>
        <table:table-row table:style-name="ro1">
          <table:table-cell office:value-type="float" office:value="6000374" calcext:value-type="float">
            <text:p>6000374</text:p>
          </table:table-cell>
          <table:table-cell table:style-name="Default" office:value-type="string" calcext:value-type="string">
            <text:p>JOSE LUIS DA SILV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6591.88" calcext:value-type="float">
            <text:p>6591,8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8261.56" calcext:value-type="float">
            <text:p>28261,56</text:p>
          </table:table-cell>
          <table:table-cell table:style-name="Default" office:value-type="float" office:value="-3307.37" calcext:value-type="float">
            <text:p>-3307,37</text:p>
          </table:table-cell>
          <table:table-cell table:style-name="Default" office:value-type="float" office:value="-5338.53" calcext:value-type="float">
            <text:p>-5338,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645.9" calcext:value-type="float">
            <text:p>-8645,9</text:p>
          </table:table-cell>
          <table:table-cell table:style-name="Default" office:value-type="float" office:value="19615.66" calcext:value-type="float">
            <text:p>19615,66</text:p>
          </table:table-cell>
          <table:table-cell table:number-columns-repeated="16366"/>
        </table:table-row>
        <table:table-row table:style-name="ro1">
          <table:table-cell office:value-type="float" office:value="6000586" calcext:value-type="float">
            <text:p>6000586</text:p>
          </table:table-cell>
          <table:table-cell table:style-name="Default" office:value-type="string" calcext:value-type="string">
            <text:p>JOSE MARCIO LUIZ ROZENBAUM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5541.86" calcext:value-type="float">
            <text:p>5541,8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6554.89" calcext:value-type="float">
            <text:p>26554,89</text:p>
          </table:table-cell>
          <table:table-cell table:style-name="Default" office:value-type="float" office:value="-2985.91" calcext:value-type="float">
            <text:p>-2985,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985.91" calcext:value-type="float">
            <text:p>-2985,91</text:p>
          </table:table-cell>
          <table:table-cell table:style-name="Default" office:value-type="float" office:value="23568.98" calcext:value-type="float">
            <text:p>23568,98</text:p>
          </table:table-cell>
          <table:table-cell table:number-columns-repeated="16366"/>
        </table:table-row>
        <table:table-row table:style-name="ro1">
          <table:table-cell office:value-type="float" office:value="6001232" calcext:value-type="float">
            <text:p>6001232</text:p>
          </table:table-cell>
          <table:table-cell table:style-name="Default" office:value-type="string" calcext:value-type="string">
            <text:p>JOSE NATAL DE PAIV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13.45" calcext:value-type="float">
            <text:p>213,4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020.69" calcext:value-type="float">
            <text:p>13020,69</text:p>
          </table:table-cell>
          <table:table-cell table:style-name="Default" office:value-type="float" office:value="-759.03" calcext:value-type="float">
            <text:p>-759,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59.03" calcext:value-type="float">
            <text:p>-759,03</text:p>
          </table:table-cell>
          <table:table-cell table:style-name="Default" office:value-type="float" office:value="12261.66" calcext:value-type="float">
            <text:p>12261,66</text:p>
          </table:table-cell>
          <table:table-cell table:number-columns-repeated="16366"/>
        </table:table-row>
        <table:table-row table:style-name="ro1">
          <table:table-cell office:value-type="float" office:value="6000236" calcext:value-type="float">
            <text:p>6000236</text:p>
          </table:table-cell>
          <table:table-cell table:style-name="Default" office:value-type="string" calcext:value-type="string">
            <text:p>JOSÉ NELSON LOURINHO DA SILVA</text:p>
          </table:table-cell>
          <table:table-cell table:style-name="ce2" office:value-type="string" calcext:value-type="string">
            <text:p>TÉCNICO(A) DO MPU/ADMINISTRAÇÃO</text:p>
          </table:table-cell>
          <table:table-cell table:style-name="ce2" office:value-type="string" calcext:value-type="string">
            <text:p>SEÇÃO DE LOGÍSTICA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4063.54" calcext:value-type="float">
            <text:p>4063,54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393.11" calcext:value-type="float">
            <text:p>1393,11</text:p>
          </table:table-cell>
          <table:table-cell table:style-name="Default" office:value-type="float" office:value="18263.89" calcext:value-type="float">
            <text:p>18263,89</text:p>
          </table:table-cell>
          <table:table-cell table:style-name="Default" office:value-type="float" office:value="-2296.89" calcext:value-type="float">
            <text:p>-2296,89</text:p>
          </table:table-cell>
          <table:table-cell table:style-name="Default" office:value-type="float" office:value="-3059.68" calcext:value-type="float">
            <text:p>-3059,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356.57" calcext:value-type="float">
            <text:p>-5356,57</text:p>
          </table:table-cell>
          <table:table-cell table:style-name="Default" office:value-type="float" office:value="12907.32" calcext:value-type="float">
            <text:p>12907,32</text:p>
          </table:table-cell>
          <table:table-cell table:number-columns-repeated="16366"/>
        </table:table-row>
        <table:table-row table:style-name="ro2">
          <table:table-cell office:value-type="float" office:value="6000018" calcext:value-type="float">
            <text:p>6000018</text:p>
          </table:table-cell>
          <table:table-cell table:style-name="Default" office:value-type="string" calcext:value-type="string">
            <text:p>JOSE NIVALDO PINH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OPERACIONAL DA CHEFIA DE GABINETE DO PROCURADOR GERAL DO TRABALH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4008.43" calcext:value-type="float">
            <text:p>4008,4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815.67" calcext:value-type="float">
            <text:p>16815,67</text:p>
          </table:table-cell>
          <table:table-cell table:style-name="Default" office:value-type="float" office:value="-1378.94" calcext:value-type="float">
            <text:p>-1378,94</text:p>
          </table:table-cell>
          <table:table-cell table:style-name="Default" office:value-type="float" office:value="-2825.5" calcext:value-type="float">
            <text:p>-2825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204.44" calcext:value-type="float">
            <text:p>-4204,44</text:p>
          </table:table-cell>
          <table:table-cell table:style-name="Default" office:value-type="float" office:value="12611.23" calcext:value-type="float">
            <text:p>12611,23</text:p>
          </table:table-cell>
          <table:table-cell table:number-columns-repeated="16366"/>
        </table:table-row>
        <table:table-row table:style-name="ro1">
          <table:table-cell office:value-type="float" office:value="6003519" calcext:value-type="float">
            <text:p>6003519</text:p>
          </table:table-cell>
          <table:table-cell table:style-name="Default" office:value-type="string" calcext:value-type="string">
            <text:p>JOSE RAIMUNDO DA SILVA FILHO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SETOR DE DOCUMENTOS - PRT-1ª</text:p>
          </table:table-cell>
          <table:table-cell table:style-name="Default" office:value-type="float" office:value="8628.2" calcext:value-type="float">
            <text:p>8628,2</text:p>
          </table:table-cell>
          <table:table-cell table:style-name="Default" office:value-type="float" office:value="266.81" calcext:value-type="float">
            <text:p>266,8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8895.01" calcext:value-type="float">
            <text:p>8895,01</text:p>
          </table:table-cell>
          <table:table-cell table:style-name="Default" office:value-type="float" office:value="-160.8" calcext:value-type="float">
            <text:p>-160,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60.8" calcext:value-type="float">
            <text:p>-160,8</text:p>
          </table:table-cell>
          <table:table-cell table:style-name="Default" office:value-type="float" office:value="8734.21" calcext:value-type="float">
            <text:p>8734,21</text:p>
          </table:table-cell>
          <table:table-cell table:number-columns-repeated="16366"/>
        </table:table-row>
        <table:table-row table:style-name="ro1">
          <table:table-cell office:value-type="float" office:value="6000348" calcext:value-type="float">
            <text:p>6000348</text:p>
          </table:table-cell>
          <table:table-cell table:style-name="Default" office:value-type="string" calcext:value-type="string">
            <text:p>JOSÉ RAIMUNDO DE ALMEID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Default" office:value-type="float" office:value="23449.89" calcext:value-type="float">
            <text:p>23449,89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23449.89" calcext:value-type="float">
            <text:p>23449,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397.39" calcext:value-type="float">
            <text:p>-5397,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397.39" calcext:value-type="float">
            <text:p>-5397,39</text:p>
          </table:table-cell>
          <table:table-cell table:style-name="Default" office:value-type="float" office:value="18052.5" calcext:value-type="float">
            <text:p>18052,5</text:p>
          </table:table-cell>
          <table:table-cell table:number-columns-repeated="16366"/>
        </table:table-row>
        <table:table-row table:style-name="ro1">
          <table:table-cell office:value-type="float" office:value="6003786" calcext:value-type="float">
            <text:p>6003786</text:p>
          </table:table-cell>
          <table:table-cell table:style-name="Default" office:value-type="string" calcext:value-type="string">
            <text:p>JOSE RAIMUNDO SAMPAIO DE JESU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ENGENHARIA - PRT02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1313.31" calcext:value-type="float">
            <text:p>1313,3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326.34" calcext:value-type="float">
            <text:p>22326,34</text:p>
          </table:table-cell>
          <table:table-cell table:style-name="Default" office:value-type="float" office:value="-2288.2" calcext:value-type="float">
            <text:p>-2288,2</text:p>
          </table:table-cell>
          <table:table-cell table:style-name="Default" office:value-type="float" office:value="-4090.89" calcext:value-type="float">
            <text:p>-4090,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379.09" calcext:value-type="float">
            <text:p>-6379,09</text:p>
          </table:table-cell>
          <table:table-cell table:style-name="Default" office:value-type="float" office:value="15947.25" calcext:value-type="float">
            <text:p>15947,25</text:p>
          </table:table-cell>
          <table:table-cell table:number-columns-repeated="16366"/>
        </table:table-row>
        <table:table-row table:style-name="ro2">
          <table:table-cell office:value-type="float" office:value="6000317" calcext:value-type="float">
            <text:p>6000317</text:p>
          </table:table-cell>
          <table:table-cell table:style-name="Default" office:value-type="string" calcext:value-type="string">
            <text:p>JOSÉ RIVALDO DE SOUZ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907.17" calcext:value-type="float">
            <text:p>907,1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714.41" calcext:value-type="float">
            <text:p>13714,41</text:p>
          </table:table-cell>
          <table:table-cell table:style-name="Default" office:value-type="float" office:value="-867.23" calcext:value-type="float">
            <text:p>-867,23</text:p>
          </table:table-cell>
          <table:table-cell table:style-name="Default" office:value-type="float" office:value="-2113.38" calcext:value-type="float">
            <text:p>-2113,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980.61" calcext:value-type="float">
            <text:p>-2980,61</text:p>
          </table:table-cell>
          <table:table-cell table:style-name="Default" office:value-type="float" office:value="10733.8" calcext:value-type="float">
            <text:p>10733,8</text:p>
          </table:table-cell>
          <table:table-cell table:number-columns-repeated="16366"/>
        </table:table-row>
        <table:table-row table:style-name="ro1">
          <table:table-cell office:value-type="float" office:value="6000864" calcext:value-type="float">
            <text:p>6000864</text:p>
          </table:table-cell>
          <table:table-cell table:style-name="Default" office:value-type="string" calcext:value-type="string">
            <text:p>JOSÉ ROBERTO SAMPAIO CARVALH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A PTM DE CABO FRI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360.67" calcext:value-type="float">
            <text:p>1360,6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167.91" calcext:value-type="float">
            <text:p>14167,91</text:p>
          </table:table-cell>
          <table:table-cell table:style-name="Default" office:value-type="float" office:value="-942.06" calcext:value-type="float">
            <text:p>-942,06</text:p>
          </table:table-cell>
          <table:table-cell table:style-name="Default" office:value-type="float" office:value="-2165.37" calcext:value-type="float">
            <text:p>-2165,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107.43" calcext:value-type="float">
            <text:p>-3107,43</text:p>
          </table:table-cell>
          <table:table-cell table:style-name="Default" office:value-type="float" office:value="11060.48" calcext:value-type="float">
            <text:p>11060,48</text:p>
          </table:table-cell>
          <table:table-cell table:number-columns-repeated="16366"/>
        </table:table-row>
        <table:table-row table:style-name="ro2">
          <table:table-cell office:value-type="float" office:value="6000627" calcext:value-type="float">
            <text:p>6000627</text:p>
          </table:table-cell>
          <table:table-cell table:style-name="Default" office:value-type="string" calcext:value-type="string">
            <text:p>JOSÉ SIMPLICIO DE CARVALH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632.47" calcext:value-type="float">
            <text:p>2632,4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439.71" calcext:value-type="float">
            <text:p>15439,71</text:p>
          </table:table-cell>
          <table:table-cell table:style-name="Default" office:value-type="float" office:value="-1151.91" calcext:value-type="float">
            <text:p>-1151,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151.91" calcext:value-type="float">
            <text:p>-1151,91</text:p>
          </table:table-cell>
          <table:table-cell table:style-name="Default" office:value-type="float" office:value="14287.8" calcext:value-type="float">
            <text:p>14287,8</text:p>
          </table:table-cell>
          <table:table-cell table:number-columns-repeated="16366"/>
        </table:table-row>
        <table:table-row table:style-name="ro1">
          <table:table-cell office:value-type="float" office:value="6000399" calcext:value-type="float">
            <text:p>6000399</text:p>
          </table:table-cell>
          <table:table-cell table:style-name="Default" office:value-type="string" calcext:value-type="string">
            <text:p>JOSE TUPINAMBA PEIXOTO SOUS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ISTÊNCIA MÉDICA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6390.23" calcext:value-type="float">
            <text:p>6390,2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7403.26" calcext:value-type="float">
            <text:p>27403,26</text:p>
          </table:table-cell>
          <table:table-cell table:style-name="Default" office:value-type="float" office:value="-3144.29" calcext:value-type="float">
            <text:p>-3144,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144.29" calcext:value-type="float">
            <text:p>-3144,29</text:p>
          </table:table-cell>
          <table:table-cell table:style-name="Default" office:value-type="float" office:value="24258.97" calcext:value-type="float">
            <text:p>24258,97</text:p>
          </table:table-cell>
          <table:table-cell table:number-columns-repeated="16366"/>
        </table:table-row>
        <table:table-row table:style-name="ro1">
          <table:table-cell office:value-type="float" office:value="6000345" calcext:value-type="float">
            <text:p>6000345</text:p>
          </table:table-cell>
          <table:table-cell table:style-name="Default" office:value-type="string" calcext:value-type="string">
            <text:p>JOSEMI BARBOSA DA SILVA 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5566.91" calcext:value-type="float">
            <text:p>5566,9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640.96" calcext:value-type="float">
            <text:p>18640,96</text:p>
          </table:table-cell>
          <table:table-cell table:style-name="Default" office:value-type="float" office:value="-1680.11" calcext:value-type="float">
            <text:p>-1680,11</text:p>
          </table:table-cell>
          <table:table-cell table:style-name="Default" office:value-type="float" office:value="-3192.5" calcext:value-type="float">
            <text:p>-3192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872.61" calcext:value-type="float">
            <text:p>-4872,61</text:p>
          </table:table-cell>
          <table:table-cell table:style-name="Default" office:value-type="float" office:value="13768.35" calcext:value-type="float">
            <text:p>13768,35</text:p>
          </table:table-cell>
          <table:table-cell table:number-columns-repeated="16366"/>
        </table:table-row>
        <table:table-row table:style-name="ro1">
          <table:table-cell office:value-type="float" office:value="6000147" calcext:value-type="float">
            <text:p>6000147</text:p>
          </table:table-cell>
          <table:table-cell table:style-name="Default" office:value-type="string" calcext:value-type="string">
            <text:p>JOSINA MACIEL GONCALV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Default" office:value-type="float" office:value="10895.04" calcext:value-type="float">
            <text:p>10895,04</text:p>
          </table:table-cell>
          <table:table-cell table:style-name="Default" office:value-type="float" office:value="9022.42" calcext:value-type="float">
            <text:p>9022,4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9917.46" calcext:value-type="float">
            <text:p>19917,46</text:p>
          </table:table-cell>
          <table:table-cell table:style-name="Default" office:value-type="float" office:value="-1890.74" calcext:value-type="float">
            <text:p>-1890,74</text:p>
          </table:table-cell>
          <table:table-cell table:style-name="Default" office:value-type="float" office:value="-3537.75" calcext:value-type="float">
            <text:p>-3537,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428.49" calcext:value-type="float">
            <text:p>-5428,49</text:p>
          </table:table-cell>
          <table:table-cell table:style-name="Default" office:value-type="float" office:value="14488.97" calcext:value-type="float">
            <text:p>14488,97</text:p>
          </table:table-cell>
          <table:table-cell table:number-columns-repeated="16366"/>
        </table:table-row>
        <table:table-row table:style-name="ro1">
          <table:table-cell office:value-type="float" office:value="6001055" calcext:value-type="float">
            <text:p>6001055</text:p>
          </table:table-cell>
          <table:table-cell table:style-name="Default" office:value-type="string" calcext:value-type="string">
            <text:p>JULIANA MARTINS LEM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UTUAÇÃO, ANÁLISE E DISTRIBUIÇÃO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350.21" calcext:value-type="float">
            <text:p>350,2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019.89" calcext:value-type="float">
            <text:p>22019,89</text:p>
          </table:table-cell>
          <table:table-cell table:style-name="Default" office:value-type="float" office:value="-2237.64" calcext:value-type="float">
            <text:p>-2237,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237.64" calcext:value-type="float">
            <text:p>-2237,64</text:p>
          </table:table-cell>
          <table:table-cell table:style-name="Default" office:value-type="float" office:value="19782.25" calcext:value-type="float">
            <text:p>19782,25</text:p>
          </table:table-cell>
          <table:table-cell table:number-columns-repeated="16366"/>
        </table:table-row>
        <table:table-row table:style-name="ro1">
          <table:table-cell office:value-type="float" office:value="6000657" calcext:value-type="float">
            <text:p>6000657</text:p>
          </table:table-cell>
          <table:table-cell table:style-name="Default" office:value-type="string" calcext:value-type="string">
            <text:p>JULIANE FONSECA OLIV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Default" office:value-type="float" office:value="22146.8" calcext:value-type="float">
            <text:p>22146,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22146.8" calcext:value-type="float">
            <text:p>22146,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039.05" calcext:value-type="float">
            <text:p>-5039,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039.05" calcext:value-type="float">
            <text:p>-5039,05</text:p>
          </table:table-cell>
          <table:table-cell table:style-name="Default" office:value-type="float" office:value="17107.75" calcext:value-type="float">
            <text:p>17107,75</text:p>
          </table:table-cell>
          <table:table-cell table:number-columns-repeated="16366"/>
        </table:table-row>
        <table:table-row table:style-name="ro2">
          <table:table-cell office:value-type="float" office:value="6001960" calcext:value-type="float">
            <text:p>6001960</text:p>
          </table:table-cell>
          <table:table-cell table:style-name="Default" office:value-type="string" calcext:value-type="string">
            <text:p>JULIO DE SIQUEIRA ABADIA</text:p>
          </table:table-cell>
          <table:table-cell table:style-name="ce2" office:value-type="string" calcext:value-type="string">
            <text:p>INATIVO PROPOR. COMPULSORIO - IDADE</text:p>
          </table:table-cell>
          <table:table-cell table:style-name="ce2" office:value-type="string" calcext:value-type="string">
            <text:p>DIRETORIA EXECUTIVA DO PROGRAMA DE SAÚDE E ASSISTÊNCIA SOCIAL - PLAN-ASSISTE</text:p>
          </table:table-cell>
          <table:table-cell table:style-name="Default" office:value-type="float" office:value="12115.35" calcext:value-type="float">
            <text:p>12115,35</text:p>
          </table:table-cell>
          <table:table-cell table:style-name="Default" office:value-type="float" office:value="45.33" calcext:value-type="float">
            <text:p>45,3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2160.68" calcext:value-type="float">
            <text:p>12160,68</text:p>
          </table:table-cell>
          <table:table-cell table:style-name="Default" office:value-type="float" office:value="-634.32" calcext:value-type="float">
            <text:p>-634,32</text:p>
          </table:table-cell>
          <table:table-cell table:style-name="Default" office:value-type="float" office:value="-1698.01" calcext:value-type="float">
            <text:p>-1698,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332.33" calcext:value-type="float">
            <text:p>-2332,33</text:p>
          </table:table-cell>
          <table:table-cell table:style-name="Default" office:value-type="float" office:value="9828.35" calcext:value-type="float">
            <text:p>9828,35</text:p>
          </table:table-cell>
          <table:table-cell table:number-columns-repeated="16366"/>
        </table:table-row>
        <table:table-row table:style-name="ro1">
          <table:table-cell office:value-type="float" office:value="6001019" calcext:value-type="float">
            <text:p>6001019</text:p>
          </table:table-cell>
          <table:table-cell table:style-name="Default" office:value-type="string" calcext:value-type="string">
            <text:p>KARIN DA CUNHA FERNANDEZ DE LA REGUE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PAUTAS, AUDIÊNCIAS E SESSÕES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942.69" calcext:value-type="float">
            <text:p>942,6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749.93" calcext:value-type="float">
            <text:p>13749,93</text:p>
          </table:table-cell>
          <table:table-cell table:style-name="Default" office:value-type="float" office:value="-873.09" calcext:value-type="float">
            <text:p>-873,09</text:p>
          </table:table-cell>
          <table:table-cell table:style-name="Default" office:value-type="float" office:value="-2592.99" calcext:value-type="float">
            <text:p>-2592,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466.08" calcext:value-type="float">
            <text:p>-3466,08</text:p>
          </table:table-cell>
          <table:table-cell table:style-name="Default" office:value-type="float" office:value="10283.85" calcext:value-type="float">
            <text:p>10283,85</text:p>
          </table:table-cell>
          <table:table-cell table:number-columns-repeated="16366"/>
        </table:table-row>
        <table:table-row table:style-name="ro1">
          <table:table-cell office:value-type="float" office:value="6000619" calcext:value-type="float">
            <text:p>6000619</text:p>
          </table:table-cell>
          <table:table-cell table:style-name="Default" office:value-type="string" calcext:value-type="string">
            <text:p>KATIA DE MEIRELES LIMA VERDE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10672.7" calcext:value-type="float">
            <text:p>10672,7</text:p>
          </table:table-cell>
          <table:table-cell table:style-name="Default" office:value-type="float" office:value="6998.83" calcext:value-type="float">
            <text:p>6998,8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671.53" calcext:value-type="float">
            <text:p>17671,53</text:p>
          </table:table-cell>
          <table:table-cell table:style-name="Default" office:value-type="float" office:value="-1520.16" calcext:value-type="float">
            <text:p>-1520,16</text:p>
          </table:table-cell>
          <table:table-cell table:style-name="Default" office:value-type="float" office:value="-3022.03" calcext:value-type="float">
            <text:p>-3022,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542.19" calcext:value-type="float">
            <text:p>-4542,19</text:p>
          </table:table-cell>
          <table:table-cell table:style-name="Default" office:value-type="float" office:value="13129.34" calcext:value-type="float">
            <text:p>13129,34</text:p>
          </table:table-cell>
          <table:table-cell table:number-columns-repeated="16366"/>
        </table:table-row>
        <table:table-row table:style-name="ro1">
          <table:table-cell office:value-type="float" office:value="6001070" calcext:value-type="float">
            <text:p>6001070</text:p>
          </table:table-cell>
          <table:table-cell table:style-name="Default" office:value-type="string" calcext:value-type="string">
            <text:p>KATIA REGINA COUTINHO CEZARIN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SSESSORIA TÉCNICA DA DIRETORIA REGIONAL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213.45" calcext:value-type="float">
            <text:p>213,4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420.91" calcext:value-type="float">
            <text:p>13420,91</text:p>
          </table:table-cell>
          <table:table-cell table:style-name="Default" office:value-type="float" office:value="-818.81" calcext:value-type="float">
            <text:p>-818,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18.81" calcext:value-type="float">
            <text:p>-818,81</text:p>
          </table:table-cell>
          <table:table-cell table:style-name="Default" office:value-type="float" office:value="12602.1" calcext:value-type="float">
            <text:p>12602,1</text:p>
          </table:table-cell>
          <table:table-cell table:number-columns-repeated="16366"/>
        </table:table-row>
        <table:table-row table:style-name="ro1">
          <table:table-cell office:value-type="float" office:value="6000529" calcext:value-type="float">
            <text:p>6000529</text:p>
          </table:table-cell>
          <table:table-cell table:style-name="Default" office:value-type="string" calcext:value-type="string">
            <text:p>KATIA REGINA DE MELO ALV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FORMAÇÃO E CAPACITAÇÃ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3989.58" calcext:value-type="float">
            <text:p>3989,5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197.04" calcext:value-type="float">
            <text:p>17197,04</text:p>
          </table:table-cell>
          <table:table-cell table:style-name="Default" office:value-type="float" office:value="-1441.87" calcext:value-type="float">
            <text:p>-1441,87</text:p>
          </table:table-cell>
          <table:table-cell table:style-name="Default" office:value-type="float" office:value="-3436.67" calcext:value-type="float">
            <text:p>-3436,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878.54" calcext:value-type="float">
            <text:p>-4878,54</text:p>
          </table:table-cell>
          <table:table-cell table:style-name="Default" office:value-type="float" office:value="12318.5" calcext:value-type="float">
            <text:p>12318,5</text:p>
          </table:table-cell>
          <table:table-cell table:number-columns-repeated="16366"/>
        </table:table-row>
        <table:table-row table:style-name="ro1">
          <table:table-cell office:value-type="float" office:value="6002595" calcext:value-type="float">
            <text:p>6002595</text:p>
          </table:table-cell>
          <table:table-cell table:style-name="Default" office:value-type="string" calcext:value-type="string">
            <text:p>KATIA SEGURA PAULILLO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4132.74" calcext:value-type="float">
            <text:p>4132,7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206.79" calcext:value-type="float">
            <text:p>17206,79</text:p>
          </table:table-cell>
          <table:table-cell table:style-name="Default" office:value-type="float" office:value="-1443.48" calcext:value-type="float">
            <text:p>-1443,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43.48" calcext:value-type="float">
            <text:p>-1443,48</text:p>
          </table:table-cell>
          <table:table-cell table:style-name="Default" office:value-type="float" office:value="15763.31" calcext:value-type="float">
            <text:p>15763,31</text:p>
          </table:table-cell>
          <table:table-cell table:number-columns-repeated="16366"/>
        </table:table-row>
        <table:table-row table:style-name="ro1">
          <table:table-cell office:value-type="float" office:value="6000384" calcext:value-type="float">
            <text:p>6000384</text:p>
          </table:table-cell>
          <table:table-cell table:style-name="Default" office:value-type="string" calcext:value-type="string">
            <text:p>KÊNIA VIVIANE CARDOSO FER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GESTÃO DE DESEMPENH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2623.55" calcext:value-type="float">
            <text:p>2623,5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831.01" calcext:value-type="float">
            <text:p>15831,01</text:p>
          </table:table-cell>
          <table:table-cell table:style-name="Default" office:value-type="float" office:value="-1216.47" calcext:value-type="float">
            <text:p>-1216,47</text:p>
          </table:table-cell>
          <table:table-cell table:style-name="Default" office:value-type="float" office:value="-3122.99" calcext:value-type="float">
            <text:p>-3122,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339.46" calcext:value-type="float">
            <text:p>-4339,46</text:p>
          </table:table-cell>
          <table:table-cell table:style-name="Default" office:value-type="float" office:value="11491.55" calcext:value-type="float">
            <text:p>11491,55</text:p>
          </table:table-cell>
          <table:table-cell table:number-columns-repeated="16366"/>
        </table:table-row>
        <table:table-row table:style-name="ro1">
          <table:table-cell office:value-type="float" office:value="6001541" calcext:value-type="float">
            <text:p>6001541</text:p>
          </table:table-cell>
          <table:table-cell table:style-name="Default" office:value-type="string" calcext:value-type="string">
            <text:p>LAIS DE OLIVEIRA PENID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6º OFÍCIO GERAL DA PRT DA 18ª REGIÃO</text:p>
          </table:table-cell>
          <table:table-cell table:style-name="Default" office:value-type="float" office:value="22107.45" calcext:value-type="float">
            <text:p>22107,45</text:p>
          </table:table-cell>
          <table:table-cell table:style-name="Default" office:value-type="float" office:value="262.66" calcext:value-type="float">
            <text:p>262,6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370.11" calcext:value-type="float">
            <text:p>22370,11</text:p>
          </table:table-cell>
          <table:table-cell table:style-name="Default" office:value-type="float" office:value="-2295.42" calcext:value-type="float">
            <text:p>-2295,42</text:p>
          </table:table-cell>
          <table:table-cell table:style-name="Default" office:value-type="float" office:value="-4624.53" calcext:value-type="float">
            <text:p>-4624,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919.95" calcext:value-type="float">
            <text:p>-6919,95</text:p>
          </table:table-cell>
          <table:table-cell table:style-name="Default" office:value-type="float" office:value="15450.16" calcext:value-type="float">
            <text:p>15450,16</text:p>
          </table:table-cell>
          <table:table-cell table:number-columns-repeated="16366"/>
        </table:table-row>
        <table:table-row table:style-name="ro2">
          <table:table-cell office:value-type="float" office:value="6006669" calcext:value-type="float">
            <text:p>6006669</text:p>
          </table:table-cell>
          <table:table-cell table:style-name="Default" office:value-type="string" calcext:value-type="string">
            <text:p>LANA CRISTINA RIBEIRO DE ARAÚJ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A COORDENADORIA DE DEFESA DOS INTERESSES DIFUSOS E COLETIVOS - CODIN - PRT21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570.18" calcext:value-type="float">
            <text:p>2570,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644.23" calcext:value-type="float">
            <text:p>15644,23</text:p>
          </table:table-cell>
          <table:table-cell table:style-name="Default" office:value-type="float" office:value="-1185.65" calcext:value-type="float">
            <text:p>-1185,65</text:p>
          </table:table-cell>
          <table:table-cell table:style-name="Default" office:value-type="float" office:value="-3027.97" calcext:value-type="float">
            <text:p>-3027,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213.62" calcext:value-type="float">
            <text:p>-4213,62</text:p>
          </table:table-cell>
          <table:table-cell table:style-name="Default" office:value-type="float" office:value="11430.61" calcext:value-type="float">
            <text:p>11430,61</text:p>
          </table:table-cell>
          <table:table-cell table:number-columns-repeated="16366"/>
        </table:table-row>
        <table:table-row table:style-name="ro1">
          <table:table-cell office:value-type="float" office:value="6000926" calcext:value-type="float">
            <text:p>6000926</text:p>
          </table:table-cell>
          <table:table-cell table:style-name="Default" office:value-type="string" calcext:value-type="string">
            <text:p>LIA BEATRIZ SOARES BAHI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CHEFIA DE GABINETE DO PROCURADOR-CHEFE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266.81" calcext:value-type="float">
            <text:p>266,8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474.27" calcext:value-type="float">
            <text:p>13474,27</text:p>
          </table:table-cell>
          <table:table-cell table:style-name="Default" office:value-type="float" office:value="-827.61" calcext:value-type="float">
            <text:p>-827,61</text:p>
          </table:table-cell>
          <table:table-cell table:style-name="Default" office:value-type="float" office:value="-2581.83" calcext:value-type="float">
            <text:p>-2581,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409.44" calcext:value-type="float">
            <text:p>-3409,44</text:p>
          </table:table-cell>
          <table:table-cell table:style-name="Default" office:value-type="float" office:value="10064.83" calcext:value-type="float">
            <text:p>10064,83</text:p>
          </table:table-cell>
          <table:table-cell table:number-columns-repeated="16366"/>
        </table:table-row>
        <table:table-row table:style-name="ro1">
          <table:table-cell office:value-type="float" office:value="6000452" calcext:value-type="float">
            <text:p>6000452</text:p>
          </table:table-cell>
          <table:table-cell table:style-name="Default" office:value-type="string" calcext:value-type="string">
            <text:p>LIA SOUZA PAIVA SEIXAS DOS ANJO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10895.04" calcext:value-type="float">
            <text:p>10895,04</text:p>
          </table:table-cell>
          <table:table-cell table:style-name="Default" office:value-type="float" office:value="15611.83" calcext:value-type="float">
            <text:p>15611,8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6506.87" calcext:value-type="float">
            <text:p>26506,87</text:p>
          </table:table-cell>
          <table:table-cell table:style-name="Default" office:value-type="float" office:value="-2977.99" calcext:value-type="float">
            <text:p>-2977,99</text:p>
          </table:table-cell>
          <table:table-cell table:style-name="Default" office:value-type="float" office:value="-5050.84" calcext:value-type="float">
            <text:p>-5050,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028.83" calcext:value-type="float">
            <text:p>-8028,83</text:p>
          </table:table-cell>
          <table:table-cell table:style-name="Default" office:value-type="float" office:value="18478.04" calcext:value-type="float">
            <text:p>18478,04</text:p>
          </table:table-cell>
          <table:table-cell table:number-columns-repeated="16366"/>
        </table:table-row>
        <table:table-row table:style-name="ro1">
          <table:table-cell office:value-type="float" office:value="6000296" calcext:value-type="float">
            <text:p>6000296</text:p>
          </table:table-cell>
          <table:table-cell table:style-name="Default" office:value-type="string" calcext:value-type="string">
            <text:p>LIDIA APARECIDA RAMOS MACHAD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3759.8" calcext:value-type="float">
            <text:p>3759,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4772.83" calcext:value-type="float">
            <text:p>24772,83</text:p>
          </table:table-cell>
          <table:table-cell table:style-name="Default" office:value-type="float" office:value="-2691.87" calcext:value-type="float">
            <text:p>-2691,87</text:p>
          </table:table-cell>
          <table:table-cell table:style-name="Default" office:value-type="float" office:value="-4652.66" calcext:value-type="float">
            <text:p>-4652,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344.53" calcext:value-type="float">
            <text:p>-7344,53</text:p>
          </table:table-cell>
          <table:table-cell table:style-name="Default" office:value-type="float" office:value="17428.3" calcext:value-type="float">
            <text:p>17428,3</text:p>
          </table:table-cell>
          <table:table-cell table:number-columns-repeated="16366"/>
        </table:table-row>
        <table:table-row table:style-name="ro1">
          <table:table-cell office:value-type="float" office:value="6000621" calcext:value-type="float">
            <text:p>6000621</text:p>
          </table:table-cell>
          <table:table-cell table:style-name="Default" office:value-type="string" calcext:value-type="string">
            <text:p>LIDIA FERNANDES GUIMARAES LEITE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323.86" calcext:value-type="float">
            <text:p>2323,8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397.91" calcext:value-type="float">
            <text:p>15397,91</text:p>
          </table:table-cell>
          <table:table-cell table:style-name="Default" office:value-type="float" office:value="-1145.01" calcext:value-type="float">
            <text:p>-1145,01</text:p>
          </table:table-cell>
          <table:table-cell table:style-name="Default" office:value-type="float" office:value="-2499.95" calcext:value-type="float">
            <text:p>-2499,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644.96" calcext:value-type="float">
            <text:p>-3644,96</text:p>
          </table:table-cell>
          <table:table-cell table:style-name="Default" office:value-type="float" office:value="11752.95" calcext:value-type="float">
            <text:p>11752,95</text:p>
          </table:table-cell>
          <table:table-cell table:number-columns-repeated="16366"/>
        </table:table-row>
        <table:table-row table:style-name="ro1">
          <table:table-cell office:value-type="float" office:value="2185177" calcext:value-type="float">
            <text:p>2185177</text:p>
          </table:table-cell>
          <table:table-cell table:style-name="Default" office:value-type="string" calcext:value-type="string">
            <text:p>LILIANA ARGOLLO MAIA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8578.86" calcext:value-type="float">
            <text:p>8578,8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652.91" calcext:value-type="float">
            <text:p>21652,91</text:p>
          </table:table-cell>
          <table:table-cell table:style-name="Default" office:value-type="float" office:value="-2177.09" calcext:value-type="float">
            <text:p>-2177,09</text:p>
          </table:table-cell>
          <table:table-cell table:style-name="Default" office:value-type="float" office:value="-3936.25" calcext:value-type="float">
            <text:p>-3936,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13.34" calcext:value-type="float">
            <text:p>-6113,34</text:p>
          </table:table-cell>
          <table:table-cell table:style-name="Default" office:value-type="float" office:value="15539.57" calcext:value-type="float">
            <text:p>15539,57</text:p>
          </table:table-cell>
          <table:table-cell table:number-columns-repeated="16366"/>
        </table:table-row>
        <table:table-row table:style-name="ro2">
          <table:table-cell office:value-type="float" office:value="6000033" calcext:value-type="float">
            <text:p>6000033</text:p>
          </table:table-cell>
          <table:table-cell table:style-name="Default" office:value-type="string" calcext:value-type="string">
            <text:p>LIVIA GARDENIA SILVA REGO BRIT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OPERACIONAL DA CHEFIA DE GABINETE DO PROCURADOR GERAL DO TRABALH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5527.15" calcext:value-type="float">
            <text:p>5527,1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734.61" calcext:value-type="float">
            <text:p>18734,61</text:p>
          </table:table-cell>
          <table:table-cell table:style-name="Default" office:value-type="float" office:value="-1695.57" calcext:value-type="float">
            <text:p>-1695,57</text:p>
          </table:table-cell>
          <table:table-cell table:style-name="Default" office:value-type="float" office:value="-3737.59" calcext:value-type="float">
            <text:p>-3737,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433.16" calcext:value-type="float">
            <text:p>-5433,16</text:p>
          </table:table-cell>
          <table:table-cell table:style-name="Default" office:value-type="float" office:value="13301.45" calcext:value-type="float">
            <text:p>13301,45</text:p>
          </table:table-cell>
          <table:table-cell table:number-columns-repeated="16366"/>
        </table:table-row>
        <table:table-row table:style-name="ro1">
          <table:table-cell office:value-type="float" office:value="6000003" calcext:value-type="float">
            <text:p>6000003</text:p>
          </table:table-cell>
          <table:table-cell table:style-name="Default" office:value-type="string" calcext:value-type="string">
            <text:p>LIZETE MARIA PEREIRA MACED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BENEFÍCIOS E CONSIGNAÇÕES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3574.18" calcext:value-type="float">
            <text:p>3574,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5243.86" calcext:value-type="float">
            <text:p>25243,86</text:p>
          </table:table-cell>
          <table:table-cell table:style-name="Default" office:value-type="float" office:value="-2769.59" calcext:value-type="float">
            <text:p>-2769,59</text:p>
          </table:table-cell>
          <table:table-cell table:style-name="Default" office:value-type="float" office:value="-4760.82" calcext:value-type="float">
            <text:p>-4760,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530.41" calcext:value-type="float">
            <text:p>-7530,41</text:p>
          </table:table-cell>
          <table:table-cell table:style-name="Default" office:value-type="float" office:value="17713.45" calcext:value-type="float">
            <text:p>17713,45</text:p>
          </table:table-cell>
          <table:table-cell table:number-columns-repeated="16366"/>
        </table:table-row>
        <table:table-row table:style-name="ro1">
          <table:table-cell office:value-type="float" office:value="6000892" calcext:value-type="float">
            <text:p>6000892</text:p>
          </table:table-cell>
          <table:table-cell table:style-name="Default" office:value-type="string" calcext:value-type="string">
            <text:p>LOURDES MARIA ROSA DE MACEDO GASPAR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3º OFÍCIO GERAL DA PTM DE UBERLÂNDIA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437.77" calcext:value-type="float">
            <text:p>437,7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107.45" calcext:value-type="float">
            <text:p>22107,45</text:p>
          </table:table-cell>
          <table:table-cell table:style-name="Default" office:value-type="float" office:value="-2252.08" calcext:value-type="float">
            <text:p>-2252,08</text:p>
          </table:table-cell>
          <table:table-cell table:style-name="Default" office:value-type="float" office:value="-4564.22" calcext:value-type="float">
            <text:p>-4564,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816.3" calcext:value-type="float">
            <text:p>-6816,3</text:p>
          </table:table-cell>
          <table:table-cell table:style-name="Default" office:value-type="float" office:value="15291.15" calcext:value-type="float">
            <text:p>15291,15</text:p>
          </table:table-cell>
          <table:table-cell table:number-columns-repeated="16366"/>
        </table:table-row>
        <table:table-row table:style-name="ro1">
          <table:table-cell office:value-type="float" office:value="6000582" calcext:value-type="float">
            <text:p>6000582</text:p>
          </table:table-cell>
          <table:table-cell table:style-name="Default" office:value-type="string" calcext:value-type="string">
            <text:p>LÚCIA AMÉLIA BRANDÃO SAL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PROCESSUAL DA COORDENADORIA DE PRIMEIRO GRAU</text:p>
          </table:table-cell>
          <table:table-cell table:style-name="Default" office:value-type="float" office:value="18355.97" calcext:value-type="float">
            <text:p>18355,97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8355.97" calcext:value-type="float">
            <text:p>18355,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628.29" calcext:value-type="float">
            <text:p>-3628,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628.29" calcext:value-type="float">
            <text:p>-3628,29</text:p>
          </table:table-cell>
          <table:table-cell table:style-name="Default" office:value-type="float" office:value="14727.68" calcext:value-type="float">
            <text:p>14727,68</text:p>
          </table:table-cell>
          <table:table-cell table:number-columns-repeated="16366"/>
        </table:table-row>
        <table:table-row table:style-name="ro1">
          <table:table-cell office:value-type="float" office:value="6000410" calcext:value-type="float">
            <text:p>6000410</text:p>
          </table:table-cell>
          <table:table-cell table:style-name="Default" office:value-type="string" calcext:value-type="string">
            <text:p>LUCIA DE OLIVEIRA VILLANO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AOS OFÍCIOS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457.4" calcext:value-type="float">
            <text:p>2457,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531.45" calcext:value-type="float">
            <text:p>15531,45</text:p>
          </table:table-cell>
          <table:table-cell table:style-name="Default" office:value-type="float" office:value="-1167.04" calcext:value-type="float">
            <text:p>-1167,04</text:p>
          </table:table-cell>
          <table:table-cell table:style-name="Default" office:value-type="float" office:value="-3002.07" calcext:value-type="float">
            <text:p>-3002,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169.11" calcext:value-type="float">
            <text:p>-4169,11</text:p>
          </table:table-cell>
          <table:table-cell table:style-name="Default" office:value-type="float" office:value="11362.34" calcext:value-type="float">
            <text:p>11362,34</text:p>
          </table:table-cell>
          <table:table-cell table:number-columns-repeated="16366"/>
        </table:table-row>
        <table:table-row table:style-name="ro1">
          <table:table-cell office:value-type="float" office:value="6000366" calcext:value-type="float">
            <text:p>6000366</text:p>
          </table:table-cell>
          <table:table-cell table:style-name="Default" office:value-type="string" calcext:value-type="string">
            <text:p>LUCIA FATIMA ROCHA 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GABINETES DOS SUBPROCURADORES GERAIS DO TRABALHO</text:p>
          </table:table-cell>
          <table:table-cell table:style-name="Default" office:value-type="float" office:value="10895.04" calcext:value-type="float">
            <text:p>10895,04</text:p>
          </table:table-cell>
          <table:table-cell table:style-name="Default" office:value-type="float" office:value="17472.94" calcext:value-type="float">
            <text:p>17472,9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8367.98" calcext:value-type="float">
            <text:p>28367,98</text:p>
          </table:table-cell>
          <table:table-cell table:style-name="Default" office:value-type="float" office:value="-3327.59" calcext:value-type="float">
            <text:p>-3327,59</text:p>
          </table:table-cell>
          <table:table-cell table:style-name="Default" office:value-type="float" office:value="-5466.51" calcext:value-type="float">
            <text:p>-5466,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794.1" calcext:value-type="float">
            <text:p>-8794,1</text:p>
          </table:table-cell>
          <table:table-cell table:style-name="Default" office:value-type="float" office:value="19573.88" calcext:value-type="float">
            <text:p>19573,88</text:p>
          </table:table-cell>
          <table:table-cell table:number-columns-repeated="16366"/>
        </table:table-row>
        <table:table-row table:style-name="ro1">
          <table:table-cell office:value-type="float" office:value="6001406" calcext:value-type="float">
            <text:p>6001406</text:p>
          </table:table-cell>
          <table:table-cell table:style-name="Default" office:value-type="string" calcext:value-type="string">
            <text:p>LUCIANA CRISTINA VIEIRA DE SOUZ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SECRETARIA OPERACIONAL DA DIRETORIA DE GESTÃO DE PESSOAS</text:p>
          </table:table-cell>
          <table:table-cell table:style-name="Default" office:value-type="float" office:value="6830.52" calcext:value-type="float">
            <text:p>6830,52</text:p>
          </table:table-cell>
          <table:table-cell table:style-name="Default" office:value-type="float" office:value="160.09" calcext:value-type="float">
            <text:p>160,0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6990.61" calcext:value-type="float">
            <text:p>6990,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71.09" calcext:value-type="float">
            <text:p>-871,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71.09" calcext:value-type="float">
            <text:p>-871,09</text:p>
          </table:table-cell>
          <table:table-cell table:style-name="Default" office:value-type="float" office:value="6119.52" calcext:value-type="float">
            <text:p>6119,52</text:p>
          </table:table-cell>
          <table:table-cell table:number-columns-repeated="16366"/>
        </table:table-row>
        <table:table-row table:style-name="ro1">
          <table:table-cell office:value-type="float" office:value="2149411" calcext:value-type="float">
            <text:p>2149411</text:p>
          </table:table-cell>
          <table:table-cell table:style-name="Default" office:value-type="string" calcext:value-type="string">
            <text:p>LUCIDIO SEVERIN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558.39" calcext:value-type="float">
            <text:p>2558,3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365.63" calcext:value-type="float">
            <text:p>15365,63</text:p>
          </table:table-cell>
          <table:table-cell table:style-name="Default" office:value-type="float" office:value="-1139.68" calcext:value-type="float">
            <text:p>-1139,68</text:p>
          </table:table-cell>
          <table:table-cell table:style-name="Default" office:value-type="float" office:value="-2492.54" calcext:value-type="float">
            <text:p>-2492,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632.22" calcext:value-type="float">
            <text:p>-3632,22</text:p>
          </table:table-cell>
          <table:table-cell table:style-name="Default" office:value-type="float" office:value="11733.41" calcext:value-type="float">
            <text:p>11733,41</text:p>
          </table:table-cell>
          <table:table-cell table:number-columns-repeated="16366"/>
        </table:table-row>
        <table:table-row table:style-name="ro1">
          <table:table-cell office:value-type="float" office:value="6002186" calcext:value-type="float">
            <text:p>6002186</text:p>
          </table:table-cell>
          <table:table-cell table:style-name="Default" office:value-type="string" calcext:value-type="string">
            <text:p>LUCILENE DE OLIVEIRA FLORES MENDONC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12807.24" calcext:value-type="float">
            <text:p>12807,24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-728.07" calcext:value-type="float">
            <text:p>-728,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28.07" calcext:value-type="float">
            <text:p>-728,07</text:p>
          </table:table-cell>
          <table:table-cell table:style-name="Default" office:value-type="float" office:value="12079.17" calcext:value-type="float">
            <text:p>12079,17</text:p>
          </table:table-cell>
          <table:table-cell table:number-columns-repeated="16366"/>
        </table:table-row>
        <table:table-row table:style-name="ro1">
          <table:table-cell office:value-type="float" office:value="6000433" calcext:value-type="float">
            <text:p>6000433</text:p>
          </table:table-cell>
          <table:table-cell table:style-name="Default" office:value-type="string" calcext:value-type="string">
            <text:p>LUCILIA MARIA CARNEIRO LIM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10895.04" calcext:value-type="float">
            <text:p>10895,04</text:p>
          </table:table-cell>
          <table:table-cell table:style-name="Default" office:value-type="float" office:value="1013.9" calcext:value-type="float">
            <text:p>1013,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1908.94" calcext:value-type="float">
            <text:p>11908,94</text:p>
          </table:table-cell>
          <table:table-cell table:style-name="Default" office:value-type="float" office:value="-597.82" calcext:value-type="float">
            <text:p>-597,82</text:p>
          </table:table-cell>
          <table:table-cell table:style-name="Default" office:value-type="float" office:value="-1690.96" calcext:value-type="float">
            <text:p>-1690,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288.78" calcext:value-type="float">
            <text:p>-2288,78</text:p>
          </table:table-cell>
          <table:table-cell table:style-name="Default" office:value-type="float" office:value="9620.16" calcext:value-type="float">
            <text:p>9620,16</text:p>
          </table:table-cell>
          <table:table-cell table:number-columns-repeated="16366"/>
        </table:table-row>
        <table:table-row table:style-name="ro1">
          <table:table-cell office:value-type="float" office:value="6002150" calcext:value-type="float">
            <text:p>6002150</text:p>
          </table:table-cell>
          <table:table-cell table:style-name="Default" office:value-type="string" calcext:value-type="string">
            <text:p>LUCIMAR BARBOSA DA LUZ CAÇÃ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Default" office:value-type="float" office:value="13207.46" calcext:value-type="float">
            <text:p>13207,46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-786.11" calcext:value-type="float">
            <text:p>-786,11</text:p>
          </table:table-cell>
          <table:table-cell table:style-name="Default" office:value-type="float" office:value="-2519.87" calcext:value-type="float">
            <text:p>-2519,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305.98" calcext:value-type="float">
            <text:p>-3305,98</text:p>
          </table:table-cell>
          <table:table-cell table:style-name="Default" office:value-type="float" office:value="9901.48" calcext:value-type="float">
            <text:p>9901,48</text:p>
          </table:table-cell>
          <table:table-cell table:number-columns-repeated="16366"/>
        </table:table-row>
        <table:table-row table:style-name="ro1">
          <table:table-cell office:value-type="float" office:value="6000613" calcext:value-type="float">
            <text:p>6000613</text:p>
          </table:table-cell>
          <table:table-cell table:style-name="Default" office:value-type="string" calcext:value-type="string">
            <text:p>LUDMILA DUARTE GOMES DE FARI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19º OFÍCIO GERAL DA PRT DA 06ª REGIÃ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5184.87" calcext:value-type="float">
            <text:p>5184,8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392.33" calcext:value-type="float">
            <text:p>18392,33</text:p>
          </table:table-cell>
          <table:table-cell table:style-name="Default" office:value-type="float" office:value="-1639.09" calcext:value-type="float">
            <text:p>-1639,09</text:p>
          </table:table-cell>
          <table:table-cell table:style-name="Default" office:value-type="float" office:value="-3711.14" calcext:value-type="float">
            <text:p>-3711,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350.23" calcext:value-type="float">
            <text:p>-5350,23</text:p>
          </table:table-cell>
          <table:table-cell table:style-name="Default" office:value-type="float" office:value="13042.1" calcext:value-type="float">
            <text:p>13042,1</text:p>
          </table:table-cell>
          <table:table-cell table:number-columns-repeated="16366"/>
        </table:table-row>
        <table:table-row table:style-name="ro1">
          <table:table-cell office:value-type="float" office:value="6000499" calcext:value-type="float">
            <text:p>6000499</text:p>
          </table:table-cell>
          <table:table-cell table:style-name="Default" office:value-type="string" calcext:value-type="string">
            <text:p>LUIS ALBERTO BAUER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3872.77" calcext:value-type="float">
            <text:p>3872,7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680.01" calcext:value-type="float">
            <text:p>16680,01</text:p>
          </table:table-cell>
          <table:table-cell table:style-name="Default" office:value-type="float" office:value="-1356.56" calcext:value-type="float">
            <text:p>-1356,56</text:p>
          </table:table-cell>
          <table:table-cell table:style-name="Default" office:value-type="float" office:value="-2690.07" calcext:value-type="float">
            <text:p>-2690,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046.63" calcext:value-type="float">
            <text:p>-4046,63</text:p>
          </table:table-cell>
          <table:table-cell table:style-name="Default" office:value-type="float" office:value="12633.38" calcext:value-type="float">
            <text:p>12633,38</text:p>
          </table:table-cell>
          <table:table-cell table:number-columns-repeated="16366"/>
        </table:table-row>
        <table:table-row table:style-name="ro1">
          <table:table-cell office:value-type="float" office:value="6000378" calcext:value-type="float">
            <text:p>6000378</text:p>
          </table:table-cell>
          <table:table-cell table:style-name="Default" office:value-type="string" calcext:value-type="string">
            <text:p>LUIZ ALBERTO CEZAR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ISTÊNCIA MÉDICA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4989.45" calcext:value-type="float">
            <text:p>4989,4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6002.48" calcext:value-type="float">
            <text:p>26002,48</text:p>
          </table:table-cell>
          <table:table-cell table:style-name="Default" office:value-type="float" office:value="-2894.76" calcext:value-type="float">
            <text:p>-2894,76</text:p>
          </table:table-cell>
          <table:table-cell table:style-name="Default" office:value-type="float" office:value="-4435.27" calcext:value-type="float">
            <text:p>-4435,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330.03" calcext:value-type="float">
            <text:p>-7330,03</text:p>
          </table:table-cell>
          <table:table-cell table:style-name="Default" office:value-type="float" office:value="18672.45" calcext:value-type="float">
            <text:p>18672,45</text:p>
          </table:table-cell>
          <table:table-cell table:number-columns-repeated="16366"/>
        </table:table-row>
        <table:table-row table:style-name="ro1">
          <table:table-cell office:value-type="float" office:value="6002471" calcext:value-type="float">
            <text:p>6002471</text:p>
          </table:table-cell>
          <table:table-cell table:style-name="Default" office:value-type="string" calcext:value-type="string">
            <text:p>LUIZ ANTONIO PORTUGAL JUNIOR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18º OFÍCIO GERAL DA PRT DA 9ª REGIÃO</text:p>
          </table:table-cell>
          <table:table-cell table:style-name="Default" office:value-type="float" office:value="13074.05" calcext:value-type="float">
            <text:p>13074,0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-766.76" calcext:value-type="float">
            <text:p>-766,76</text:p>
          </table:table-cell>
          <table:table-cell table:style-name="Default" office:value-type="float" office:value="-1964.91" calcext:value-type="float">
            <text:p>-1964,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731.67" calcext:value-type="float">
            <text:p>-2731,67</text:p>
          </table:table-cell>
          <table:table-cell table:style-name="Default" office:value-type="float" office:value="10342.38" calcext:value-type="float">
            <text:p>10342,38</text:p>
          </table:table-cell>
          <table:table-cell table:number-columns-repeated="16366"/>
        </table:table-row>
        <table:table-row table:style-name="ro1">
          <table:table-cell office:value-type="float" office:value="6000074" calcext:value-type="float">
            <text:p>6000074</text:p>
          </table:table-cell>
          <table:table-cell table:style-name="Default" office:value-type="string" calcext:value-type="string">
            <text:p>LUIZ FERNANDO DA COSTA COSCARELL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19º OFÍCIO GERAL DA PRT DA 1ª REGIÃ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1947.67" calcext:value-type="float">
            <text:p>1947,6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021.72" calcext:value-type="float">
            <text:p>15021,72</text:p>
          </table:table-cell>
          <table:table-cell table:style-name="Default" office:value-type="float" office:value="-1082.94" calcext:value-type="float">
            <text:p>-1082,94</text:p>
          </table:table-cell>
          <table:table-cell table:style-name="Default" office:value-type="float" office:value="-2885.02" calcext:value-type="float">
            <text:p>-2885,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967.96" calcext:value-type="float">
            <text:p>-3967,96</text:p>
          </table:table-cell>
          <table:table-cell table:style-name="Default" office:value-type="float" office:value="11053.76" calcext:value-type="float">
            <text:p>11053,76</text:p>
          </table:table-cell>
          <table:table-cell table:number-columns-repeated="16366"/>
        </table:table-row>
        <table:table-row table:style-name="ro1">
          <table:table-cell office:value-type="float" office:value="6001568" calcext:value-type="float">
            <text:p>6001568</text:p>
          </table:table-cell>
          <table:table-cell table:style-name="Default" office:value-type="string" calcext:value-type="string">
            <text:p>LUIZ FERNANDO DIAS LIMA SCHINDLER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PERÍCIAS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2063.54" calcext:value-type="float">
            <text:p>2063,5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3076.57" calcext:value-type="float">
            <text:p>23076,57</text:p>
          </table:table-cell>
          <table:table-cell table:style-name="Default" office:value-type="float" office:value="-2411.99" calcext:value-type="float">
            <text:p>-2411,99</text:p>
          </table:table-cell>
          <table:table-cell table:style-name="Default" office:value-type="float" office:value="-4786.75" calcext:value-type="float">
            <text:p>-4786,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198.74" calcext:value-type="float">
            <text:p>-7198,74</text:p>
          </table:table-cell>
          <table:table-cell table:style-name="Default" office:value-type="float" office:value="15877.83" calcext:value-type="float">
            <text:p>15877,83</text:p>
          </table:table-cell>
          <table:table-cell table:number-columns-repeated="16366"/>
        </table:table-row>
        <table:table-row table:style-name="ro1">
          <table:table-cell office:value-type="float" office:value="6000606" calcext:value-type="float">
            <text:p>6000606</text:p>
          </table:table-cell>
          <table:table-cell table:style-name="Default" office:value-type="string" calcext:value-type="string">
            <text:p>LUIZ FERNANDO SIMOES DE ARAUJ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6571.03" calcext:value-type="float">
            <text:p>6571,0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9645.08" calcext:value-type="float">
            <text:p>19645,08</text:p>
          </table:table-cell>
          <table:table-cell table:style-name="Default" office:value-type="float" office:value="-1845.79" calcext:value-type="float">
            <text:p>-1845,79</text:p>
          </table:table-cell>
          <table:table-cell table:style-name="Default" office:value-type="float" office:value="-3423.07" calcext:value-type="float">
            <text:p>-3423,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268.86" calcext:value-type="float">
            <text:p>-5268,86</text:p>
          </table:table-cell>
          <table:table-cell table:style-name="Default" office:value-type="float" office:value="14376.22" calcext:value-type="float">
            <text:p>14376,22</text:p>
          </table:table-cell>
          <table:table-cell table:number-columns-repeated="16366"/>
        </table:table-row>
        <table:table-row table:style-name="ro1">
          <table:table-cell office:value-type="float" office:value="6002860" calcext:value-type="float">
            <text:p>6002860</text:p>
          </table:table-cell>
          <table:table-cell table:style-name="Default" office:value-type="string" calcext:value-type="string">
            <text:p>LUIZ GONZAGA DE OLIVEIRA CHAV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ERÍCIAS DE ENGENHARIA E SEGURANÇA DO TRABALHO</text:p>
          </table:table-cell>
          <table:table-cell table:style-name="Default" office:value-type="float" office:value="6149.71" calcext:value-type="float">
            <text:p>6149,7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6149.71" calcext:value-type="float">
            <text:p>6149,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49.86" calcext:value-type="float">
            <text:p>-249,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49.86" calcext:value-type="float">
            <text:p>-249,86</text:p>
          </table:table-cell>
          <table:table-cell table:style-name="Default" office:value-type="float" office:value="5899.85" calcext:value-type="float">
            <text:p>5899,85</text:p>
          </table:table-cell>
          <table:table-cell table:number-columns-repeated="16366"/>
        </table:table-row>
        <table:table-row table:style-name="ro1">
          <table:table-cell office:value-type="float" office:value="6000884" calcext:value-type="float">
            <text:p>6000884</text:p>
          </table:table-cell>
          <table:table-cell table:style-name="Default" office:value-type="string" calcext:value-type="string">
            <text:p>LUIZ MARCOS ALV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SUPORTE AO USUÁRI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157.49" calcext:value-type="float">
            <text:p>2157,4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231.54" calcext:value-type="float">
            <text:p>15231,54</text:p>
          </table:table-cell>
          <table:table-cell table:style-name="Default" office:value-type="float" office:value="-1117.56" calcext:value-type="float">
            <text:p>-1117,56</text:p>
          </table:table-cell>
          <table:table-cell table:style-name="Default" office:value-type="float" office:value="-2461.75" calcext:value-type="float">
            <text:p>-2461,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579.31" calcext:value-type="float">
            <text:p>-3579,31</text:p>
          </table:table-cell>
          <table:table-cell table:style-name="Default" office:value-type="float" office:value="11652.23" calcext:value-type="float">
            <text:p>11652,23</text:p>
          </table:table-cell>
          <table:table-cell table:number-columns-repeated="16366"/>
        </table:table-row>
        <table:table-row table:style-name="ro1">
          <table:table-cell office:value-type="float" office:value="6003548" calcext:value-type="float">
            <text:p>6003548</text:p>
          </table:table-cell>
          <table:table-cell table:style-name="Default" office:value-type="string" calcext:value-type="string">
            <text:p>LUIZ PEREZ LIM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SUPORTE AO USUÁRIO</text:p>
          </table:table-cell>
          <table:table-cell table:style-name="Default" office:value-type="float" office:value="13074.05" calcext:value-type="float">
            <text:p>13074,0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-766.76" calcext:value-type="float">
            <text:p>-766,76</text:p>
          </table:table-cell>
          <table:table-cell table:style-name="Default" office:value-type="float" office:value="-2488.5" calcext:value-type="float">
            <text:p>-2488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255.26" calcext:value-type="float">
            <text:p>-3255,26</text:p>
          </table:table-cell>
          <table:table-cell table:style-name="Default" office:value-type="float" office:value="9818.79" calcext:value-type="float">
            <text:p>9818,79</text:p>
          </table:table-cell>
          <table:table-cell table:number-columns-repeated="16366"/>
        </table:table-row>
        <table:table-row table:style-name="ro1">
          <table:table-cell office:value-type="float" office:value="2083936" calcext:value-type="float">
            <text:p>2083936</text:p>
          </table:table-cell>
          <table:table-cell table:style-name="Default" office:value-type="string" calcext:value-type="string">
            <text:p>LUIZ VICTOR DE SOUZA BOTT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12441.32" calcext:value-type="float">
            <text:p>12441,32</text:p>
          </table:table-cell>
          <table:table-cell table:style-name="Default" office:value-type="float" office:value="9947.14" calcext:value-type="float">
            <text:p>9947,1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388.46" calcext:value-type="float">
            <text:p>22388,46</text:p>
          </table:table-cell>
          <table:table-cell table:style-name="Default" office:value-type="float" office:value="-2298.45" calcext:value-type="float">
            <text:p>-2298,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298.45" calcext:value-type="float">
            <text:p>-2298,45</text:p>
          </table:table-cell>
          <table:table-cell table:style-name="Default" office:value-type="float" office:value="20090.01" calcext:value-type="float">
            <text:p>20090,01</text:p>
          </table:table-cell>
          <table:table-cell table:number-columns-repeated="16366"/>
        </table:table-row>
        <table:table-row table:style-name="ro1">
          <table:table-cell office:value-type="float" office:value="6001324" calcext:value-type="float">
            <text:p>6001324</text:p>
          </table:table-cell>
          <table:table-cell table:style-name="Default" office:value-type="string" calcext:value-type="string">
            <text:p>LYDIA LINA DE AGUIAR MADEIRA CAMPOS</text:p>
          </table:table-cell>
          <table:table-cell table:style-name="ce2" office:value-type="string" calcext:value-type="string">
            <text:p>INATIVO PROPOR. COMPULSORIO - IDADE</text:p>
          </table:table-cell>
          <table:table-cell table:style-name="ce2" office:value-type="string" calcext:value-type="string">
            <text:p>1º OFÍCIO GERAL DA PROCURADORIA GERAL DO TRABALHO</text:p>
          </table:table-cell>
          <table:table-cell table:style-name="Default" office:value-type="float" office:value="7519.33" calcext:value-type="float">
            <text:p>7519,33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7519.33" calcext:value-type="float">
            <text:p>7519,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48.22" calcext:value-type="float">
            <text:p>-648,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48.22" calcext:value-type="float">
            <text:p>-648,22</text:p>
          </table:table-cell>
          <table:table-cell table:style-name="Default" office:value-type="float" office:value="6871.11" calcext:value-type="float">
            <text:p>6871,11</text:p>
          </table:table-cell>
          <table:table-cell table:number-columns-repeated="16366"/>
        </table:table-row>
        <table:table-row table:style-name="ro1">
          <table:table-cell office:value-type="float" office:value="6001642" calcext:value-type="float">
            <text:p>6001642</text:p>
          </table:table-cell>
          <table:table-cell table:style-name="Default" office:value-type="string" calcext:value-type="string">
            <text:p>MADELEINE MARIA CATUNDA MARTINIAN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Default" office:value-type="float" office:value="9605.43" calcext:value-type="float">
            <text:p>9605,43</text:p>
          </table:table-cell>
          <table:table-cell table:style-name="Default" office:value-type="float" office:value="2516.82" calcext:value-type="float">
            <text:p>2516,8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2122.25" calcext:value-type="float">
            <text:p>12122,25</text:p>
          </table:table-cell>
          <table:table-cell table:style-name="Default" office:value-type="float" office:value="-628.75" calcext:value-type="float">
            <text:p>-628,75</text:p>
          </table:table-cell>
          <table:table-cell table:style-name="Default" office:value-type="float" office:value="-1741.11" calcext:value-type="float">
            <text:p>-1741,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369.86" calcext:value-type="float">
            <text:p>-2369,86</text:p>
          </table:table-cell>
          <table:table-cell table:style-name="Default" office:value-type="float" office:value="9752.39" calcext:value-type="float">
            <text:p>9752,39</text:p>
          </table:table-cell>
          <table:table-cell table:number-columns-repeated="16366"/>
        </table:table-row>
        <table:table-row table:style-name="ro1">
          <table:table-cell office:value-type="float" office:value="2135732" calcext:value-type="float">
            <text:p>2135732</text:p>
          </table:table-cell>
          <table:table-cell table:style-name="Default" office:value-type="string" calcext:value-type="string">
            <text:p>MANUEL PEREIRA DE SOUS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558.39" calcext:value-type="float">
            <text:p>2558,3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365.63" calcext:value-type="float">
            <text:p>15365,63</text:p>
          </table:table-cell>
          <table:table-cell table:style-name="Default" office:value-type="float" office:value="-1139.68" calcext:value-type="float">
            <text:p>-1139,68</text:p>
          </table:table-cell>
          <table:table-cell table:style-name="Default" office:value-type="float" office:value="-2492.54" calcext:value-type="float">
            <text:p>-2492,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632.22" calcext:value-type="float">
            <text:p>-3632,22</text:p>
          </table:table-cell>
          <table:table-cell table:style-name="Default" office:value-type="float" office:value="11733.41" calcext:value-type="float">
            <text:p>11733,41</text:p>
          </table:table-cell>
          <table:table-cell table:number-columns-repeated="16366"/>
        </table:table-row>
        <table:table-row table:style-name="ro1">
          <table:table-cell office:value-type="float" office:value="6005966" calcext:value-type="float">
            <text:p>6005966</text:p>
          </table:table-cell>
          <table:table-cell table:style-name="Default" office:value-type="string" calcext:value-type="string">
            <text:p>MARA LUCIA RODRIGUES DE MELL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DIRETO AOS PROCURADORES - PRT01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13.45" calcext:value-type="float">
            <text:p>213,4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287.5" calcext:value-type="float">
            <text:p>13287,5</text:p>
          </table:table-cell>
          <table:table-cell table:style-name="Default" office:value-type="float" office:value="-797.71" calcext:value-type="float">
            <text:p>-797,71</text:p>
          </table:table-cell>
          <table:table-cell table:style-name="Default" office:value-type="float" office:value="-2015.09" calcext:value-type="float">
            <text:p>-2015,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812.8" calcext:value-type="float">
            <text:p>-2812,8</text:p>
          </table:table-cell>
          <table:table-cell table:style-name="Default" office:value-type="float" office:value="10474.7" calcext:value-type="float">
            <text:p>10474,7</text:p>
          </table:table-cell>
          <table:table-cell table:number-columns-repeated="16366"/>
        </table:table-row>
        <table:table-row table:style-name="ro1">
          <table:table-cell office:value-type="float" office:value="6002263" calcext:value-type="float">
            <text:p>6002263</text:p>
          </table:table-cell>
          <table:table-cell table:style-name="Default" office:value-type="string" calcext:value-type="string">
            <text:p>MARCELO BASSAN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Default" office:value-type="float" office:value="13074.05" calcext:value-type="float">
            <text:p>13074,0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-766.76" calcext:value-type="float">
            <text:p>-766,76</text:p>
          </table:table-cell>
          <table:table-cell table:style-name="Default" office:value-type="float" office:value="-2436.36" calcext:value-type="float">
            <text:p>-2436,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203.12" calcext:value-type="float">
            <text:p>-3203,12</text:p>
          </table:table-cell>
          <table:table-cell table:style-name="Default" office:value-type="float" office:value="9870.93" calcext:value-type="float">
            <text:p>9870,93</text:p>
          </table:table-cell>
          <table:table-cell table:number-columns-repeated="16366"/>
        </table:table-row>
        <table:table-row table:style-name="ro1">
          <table:table-cell office:value-type="float" office:value="6001687" calcext:value-type="float">
            <text:p>6001687</text:p>
          </table:table-cell>
          <table:table-cell table:style-name="Default" office:value-type="string" calcext:value-type="string">
            <text:p>MARCIA ANUNCIAÇAO DA COSTA VASCONCEL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ISTÊNCIA PSICOSSOCIAL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1636.62" calcext:value-type="float">
            <text:p>1636,6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3306.3" calcext:value-type="float">
            <text:p>23306,3</text:p>
          </table:table-cell>
          <table:table-cell table:style-name="Default" office:value-type="float" office:value="-2449.89" calcext:value-type="float">
            <text:p>-2449,89</text:p>
          </table:table-cell>
          <table:table-cell table:style-name="Default" office:value-type="float" office:value="-4315.91" calcext:value-type="float">
            <text:p>-4315,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765.8" calcext:value-type="float">
            <text:p>-6765,8</text:p>
          </table:table-cell>
          <table:table-cell table:style-name="Default" office:value-type="float" office:value="16540.5" calcext:value-type="float">
            <text:p>16540,5</text:p>
          </table:table-cell>
          <table:table-cell table:number-columns-repeated="16366"/>
        </table:table-row>
        <table:table-row table:style-name="ro1">
          <table:table-cell office:value-type="float" office:value="6004564" calcext:value-type="float">
            <text:p>6004564</text:p>
          </table:table-cell>
          <table:table-cell table:style-name="Default" office:value-type="string" calcext:value-type="string">
            <text:p>MÁRCIA CRISTINA MOREIRA CASTAÑON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RETORIA REGIONAL</text:p>
          </table:table-cell>
          <table:table-cell table:style-name="Default" office:value-type="float" office:value="8550.45" calcext:value-type="float">
            <text:p>8550,4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411.83" calcext:value-type="float">
            <text:p>411,83</text:p>
          </table:table-cell>
          <table:table-cell table:style-name="Default" office:value-type="float" office:value="5829.54" calcext:value-type="float">
            <text:p>5829,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791.82" calcext:value-type="float">
            <text:p>14791,82</text:p>
          </table:table-cell>
          <table:table-cell table:style-name="Default" office:value-type="float" office:value="-1912.37" calcext:value-type="float">
            <text:p>-1912,37</text:p>
          </table:table-cell>
          <table:table-cell table:style-name="Default" office:value-type="float" office:value="-4091.44" calcext:value-type="float">
            <text:p>-4091,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270.27" calcext:value-type="float">
            <text:p>-7270,27</text:p>
          </table:table-cell>
          <table:table-cell table:style-name="Default" office:value-type="float" office:value="7521.55" calcext:value-type="float">
            <text:p>7521,55</text:p>
          </table:table-cell>
          <table:table-cell table:number-columns-repeated="16366"/>
        </table:table-row>
        <table:table-row table:style-name="ro1">
          <table:table-cell office:value-type="float" office:value="6002997" calcext:value-type="float">
            <text:p>6002997</text:p>
          </table:table-cell>
          <table:table-cell table:style-name="Default" office:value-type="string" calcext:value-type="string">
            <text:p>MARCIA LETICIA ALV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4º OFÍCIO GERAL DA PRT DA 06ª REGIÃ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1618.57" calcext:value-type="float">
            <text:p>1618,5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826.03" calcext:value-type="float">
            <text:p>14826,03</text:p>
          </table:table-cell>
          <table:table-cell table:style-name="Default" office:value-type="float" office:value="-1050.65" calcext:value-type="float">
            <text:p>-1050,65</text:p>
          </table:table-cell>
          <table:table-cell table:style-name="Default" office:value-type="float" office:value="-2892.22" calcext:value-type="float">
            <text:p>-2892,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942.87" calcext:value-type="float">
            <text:p>-3942,87</text:p>
          </table:table-cell>
          <table:table-cell table:style-name="Default" office:value-type="float" office:value="10883.16" calcext:value-type="float">
            <text:p>10883,16</text:p>
          </table:table-cell>
          <table:table-cell table:number-columns-repeated="16366"/>
        </table:table-row>
        <table:table-row table:style-name="ro1">
          <table:table-cell office:value-type="float" office:value="6007687" calcext:value-type="float">
            <text:p>6007687</text:p>
          </table:table-cell>
          <table:table-cell table:style-name="Default" office:value-type="string" calcext:value-type="string">
            <text:p>MARCIA REGINA DZIER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30º OFÍCIO GERAL DA PRT DA 9ª REGIÃ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463.46" calcext:value-type="float">
            <text:p>2463,4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537.51" calcext:value-type="float">
            <text:p>15537,51</text:p>
          </table:table-cell>
          <table:table-cell table:style-name="Default" office:value-type="float" office:value="-1168.04" calcext:value-type="float">
            <text:p>-1168,04</text:p>
          </table:table-cell>
          <table:table-cell table:style-name="Default" office:value-type="float" office:value="-3055.6" calcext:value-type="float">
            <text:p>-3055,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223.64" calcext:value-type="float">
            <text:p>-4223,64</text:p>
          </table:table-cell>
          <table:table-cell table:style-name="Default" office:value-type="float" office:value="11313.87" calcext:value-type="float">
            <text:p>11313,87</text:p>
          </table:table-cell>
          <table:table-cell table:number-columns-repeated="16366"/>
        </table:table-row>
        <table:table-row table:style-name="ro1">
          <table:table-cell office:value-type="float" office:value="6002483" calcext:value-type="float">
            <text:p>6002483</text:p>
          </table:table-cell>
          <table:table-cell table:style-name="Default" office:value-type="string" calcext:value-type="string">
            <text:p>MÁRCIA TSUNE UEN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AUTAS</text:p>
          </table:table-cell>
          <table:table-cell table:style-name="Default" office:value-type="float" office:value="13074.05" calcext:value-type="float">
            <text:p>13074,0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-766.76" calcext:value-type="float">
            <text:p>-766,76</text:p>
          </table:table-cell>
          <table:table-cell table:style-name="Default" office:value-type="float" office:value="-2488.5" calcext:value-type="float">
            <text:p>-2488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255.26" calcext:value-type="float">
            <text:p>-3255,26</text:p>
          </table:table-cell>
          <table:table-cell table:style-name="Default" office:value-type="float" office:value="9818.79" calcext:value-type="float">
            <text:p>9818,79</text:p>
          </table:table-cell>
          <table:table-cell table:number-columns-repeated="16366"/>
        </table:table-row>
        <table:table-row table:style-name="ro1">
          <table:table-cell office:value-type="float" office:value="6006289" calcext:value-type="float">
            <text:p>6006289</text:p>
          </table:table-cell>
          <table:table-cell table:style-name="Default" office:value-type="string" calcext:value-type="string">
            <text:p>MARCIO JOSÉ DE QUEIROZ LIM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ASSESSORIA JURÍDICA DO GABINETE DO PROCURADOR-CHEFE</text:p>
          </table:table-cell>
          <table:table-cell table:style-name="Default" office:value-type="float" office:value="16348.08" calcext:value-type="float">
            <text:p>16348,0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6348.08" calcext:value-type="float">
            <text:p>16348,08</text:p>
          </table:table-cell>
          <table:table-cell table:style-name="Default" office:value-type="float" office:value="-1301.79" calcext:value-type="float">
            <text:p>-1301,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301.79" calcext:value-type="float">
            <text:p>-1301,79</text:p>
          </table:table-cell>
          <table:table-cell table:style-name="Default" office:value-type="float" office:value="15046.29" calcext:value-type="float">
            <text:p>15046,29</text:p>
          </table:table-cell>
          <table:table-cell table:number-columns-repeated="16366"/>
        </table:table-row>
        <table:table-row table:style-name="ro1">
          <table:table-cell office:value-type="float" office:value="6001851" calcext:value-type="float">
            <text:p>6001851</text:p>
          </table:table-cell>
          <table:table-cell table:style-name="Default" office:value-type="string" calcext:value-type="string">
            <text:p>MARCO ANTONIO ARENHART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TECNOLOGIA DA INFORMAÇÃO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1268.96" calcext:value-type="float">
            <text:p>1268,9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938.64" calcext:value-type="float">
            <text:p>22938,64</text:p>
          </table:table-cell>
          <table:table-cell table:style-name="Default" office:value-type="float" office:value="-2389.23" calcext:value-type="float">
            <text:p>-2389,23</text:p>
          </table:table-cell>
          <table:table-cell table:style-name="Default" office:value-type="float" office:value="-4755.08" calcext:value-type="float">
            <text:p>-4755,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144.31" calcext:value-type="float">
            <text:p>-7144,31</text:p>
          </table:table-cell>
          <table:table-cell table:style-name="Default" office:value-type="float" office:value="15794.33" calcext:value-type="float">
            <text:p>15794,33</text:p>
          </table:table-cell>
          <table:table-cell table:number-columns-repeated="16366"/>
        </table:table-row>
        <table:table-row table:style-name="ro1">
          <table:table-cell office:value-type="float" office:value="2199955" calcext:value-type="float">
            <text:p>2199955</text:p>
          </table:table-cell>
          <table:table-cell table:style-name="Default" office:value-type="string" calcext:value-type="string">
            <text:p>MARCO ANTÔNIO ASSUNÇÃO CAVALCANTE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Default" office:value-type="float" office:value="12075.4" calcext:value-type="float">
            <text:p>12075,4</text:p>
          </table:table-cell>
          <table:table-cell table:style-name="Default" office:value-type="float" office:value="1654.26" calcext:value-type="float">
            <text:p>1654,2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729.66" calcext:value-type="float">
            <text:p>13729,66</text:p>
          </table:table-cell>
          <table:table-cell table:style-name="Default" office:value-type="float" office:value="-869.75" calcext:value-type="float">
            <text:p>-869,75</text:p>
          </table:table-cell>
          <table:table-cell table:style-name="Default" office:value-type="float" office:value="-2064.74" calcext:value-type="float">
            <text:p>-2064,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934.49" calcext:value-type="float">
            <text:p>-2934,49</text:p>
          </table:table-cell>
          <table:table-cell table:style-name="Default" office:value-type="float" office:value="10795.17" calcext:value-type="float">
            <text:p>10795,17</text:p>
          </table:table-cell>
          <table:table-cell table:number-columns-repeated="16366"/>
        </table:table-row>
        <table:table-row table:style-name="ro1">
          <table:table-cell office:value-type="float" office:value="6000532" calcext:value-type="float">
            <text:p>6000532</text:p>
          </table:table-cell>
          <table:table-cell table:style-name="Default" office:value-type="string" calcext:value-type="string">
            <text:p>MARCOS ANACLET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4926.21" calcext:value-type="float">
            <text:p>4926,2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000.26" calcext:value-type="float">
            <text:p>18000,26</text:p>
          </table:table-cell>
          <table:table-cell table:style-name="Default" office:value-type="float" office:value="-1574.4" calcext:value-type="float">
            <text:p>-1574,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574.4" calcext:value-type="float">
            <text:p>-1574,4</text:p>
          </table:table-cell>
          <table:table-cell table:style-name="Default" office:value-type="float" office:value="16425.86" calcext:value-type="float">
            <text:p>16425,86</text:p>
          </table:table-cell>
          <table:table-cell table:number-columns-repeated="16366"/>
        </table:table-row>
        <table:table-row table:style-name="ro1">
          <table:table-cell office:value-type="float" office:value="6000194" calcext:value-type="float">
            <text:p>6000194</text:p>
          </table:table-cell>
          <table:table-cell table:style-name="Default" office:value-type="string" calcext:value-type="string">
            <text:p>MARCOS CIPRIANO FIL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3007.74" calcext:value-type="float">
            <text:p>3007,7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814.98" calcext:value-type="float">
            <text:p>15814,98</text:p>
          </table:table-cell>
          <table:table-cell table:style-name="Default" office:value-type="float" office:value="-1213.83" calcext:value-type="float">
            <text:p>-1213,83</text:p>
          </table:table-cell>
          <table:table-cell table:style-name="Default" office:value-type="float" office:value="-2058.52" calcext:value-type="float">
            <text:p>-2058,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272.35" calcext:value-type="float">
            <text:p>-3272,35</text:p>
          </table:table-cell>
          <table:table-cell table:style-name="Default" office:value-type="float" office:value="12542.63" calcext:value-type="float">
            <text:p>12542,63</text:p>
          </table:table-cell>
          <table:table-cell table:number-columns-repeated="16366"/>
        </table:table-row>
        <table:table-row table:style-name="ro1">
          <table:table-cell office:value-type="float" office:value="6001306" calcext:value-type="float">
            <text:p>6001306</text:p>
          </table:table-cell>
          <table:table-cell table:style-name="Default" office:value-type="string" calcext:value-type="string">
            <text:p>MARCOS DA CRUZ PED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591.98" calcext:value-type="float">
            <text:p>1591,9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399.22" calcext:value-type="float">
            <text:p>14399,22</text:p>
          </table:table-cell>
          <table:table-cell table:style-name="Default" office:value-type="float" office:value="-980.23" calcext:value-type="float">
            <text:p>-980,23</text:p>
          </table:table-cell>
          <table:table-cell table:style-name="Default" office:value-type="float" office:value="-2270.62" calcext:value-type="float">
            <text:p>-2270,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250.85" calcext:value-type="float">
            <text:p>-3250,85</text:p>
          </table:table-cell>
          <table:table-cell table:style-name="Default" office:value-type="float" office:value="11148.37" calcext:value-type="float">
            <text:p>11148,37</text:p>
          </table:table-cell>
          <table:table-cell table:number-columns-repeated="16366"/>
        </table:table-row>
        <table:table-row table:style-name="ro1">
          <table:table-cell office:value-type="float" office:value="6002463" calcext:value-type="float">
            <text:p>6002463</text:p>
          </table:table-cell>
          <table:table-cell table:style-name="Default" office:value-type="string" calcext:value-type="string">
            <text:p>MARCOS JOSÉ RAPOSO FRANC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TECNOLOGIA DA INFORMAÇÃO</text:p>
          </table:table-cell>
          <table:table-cell table:style-name="Default" office:value-type="float" office:value="21013.03" calcext:value-type="float">
            <text:p>21013,03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-2071.5" calcext:value-type="float">
            <text:p>-2071,5</text:p>
          </table:table-cell>
          <table:table-cell table:style-name="Default" office:value-type="float" office:value="-4312.92" calcext:value-type="float">
            <text:p>-4312,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384.42" calcext:value-type="float">
            <text:p>-6384,42</text:p>
          </table:table-cell>
          <table:table-cell table:style-name="Default" office:value-type="float" office:value="14628.61" calcext:value-type="float">
            <text:p>14628,61</text:p>
          </table:table-cell>
          <table:table-cell table:number-columns-repeated="16366"/>
        </table:table-row>
        <table:table-row table:style-name="ro1">
          <table:table-cell office:value-type="float" office:value="6001112" calcext:value-type="float">
            <text:p>6001112</text:p>
          </table:table-cell>
          <table:table-cell table:style-name="Default" office:value-type="string" calcext:value-type="string">
            <text:p>MARCUS REGIS DE SOUZ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EPARTAMENTO DE DOCUMENTAÇÃO E GESTÃO DA INFORMAÇÃ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125" calcext:value-type="float">
            <text:p>112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932.24" calcext:value-type="float">
            <text:p>13932,24</text:p>
          </table:table-cell>
          <table:table-cell table:style-name="Default" office:value-type="float" office:value="-903.17" calcext:value-type="float">
            <text:p>-903,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903.17" calcext:value-type="float">
            <text:p>-903,17</text:p>
          </table:table-cell>
          <table:table-cell table:style-name="Default" office:value-type="float" office:value="13029.07" calcext:value-type="float">
            <text:p>13029,07</text:p>
          </table:table-cell>
          <table:table-cell table:number-columns-repeated="16366"/>
        </table:table-row>
        <table:table-row table:style-name="ro1">
          <table:table-cell office:value-type="float" office:value="6000050" calcext:value-type="float">
            <text:p>6000050</text:p>
          </table:table-cell>
          <table:table-cell table:style-name="Default" office:value-type="string" calcext:value-type="string">
            <text:p>MARIA ADELAIDE CASSIA SILV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Default" office:value-type="float" office:value="12378.9" calcext:value-type="float">
            <text:p>12378,9</text:p>
          </table:table-cell>
          <table:table-cell table:style-name="Default" office:value-type="float" office:value="4381.98" calcext:value-type="float">
            <text:p>4381,9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760.88" calcext:value-type="float">
            <text:p>16760,88</text:p>
          </table:table-cell>
          <table:table-cell table:style-name="Default" office:value-type="float" office:value="-1369.9" calcext:value-type="float">
            <text:p>-1369,9</text:p>
          </table:table-cell>
          <table:table-cell table:style-name="Default" office:value-type="float" office:value="-2812.92" calcext:value-type="float">
            <text:p>-2812,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182.82" calcext:value-type="float">
            <text:p>-4182,82</text:p>
          </table:table-cell>
          <table:table-cell table:style-name="Default" office:value-type="float" office:value="12578.06" calcext:value-type="float">
            <text:p>12578,06</text:p>
          </table:table-cell>
          <table:table-cell table:number-columns-repeated="16366"/>
        </table:table-row>
        <table:table-row table:style-name="ro1">
          <table:table-cell office:value-type="float" office:value="6000447" calcext:value-type="float">
            <text:p>6000447</text:p>
          </table:table-cell>
          <table:table-cell table:style-name="Default" office:value-type="string" calcext:value-type="string">
            <text:p>MARIA ANGELA DOS SANTOS ARMELINI PARIZOTT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Default" office:value-type="float" office:value="10672.7" calcext:value-type="float">
            <text:p>10672,7</text:p>
          </table:table-cell>
          <table:table-cell table:style-name="Default" office:value-type="float" office:value="2601.33" calcext:value-type="float">
            <text:p>2601,3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274.03" calcext:value-type="float">
            <text:p>13274,03</text:p>
          </table:table-cell>
          <table:table-cell table:style-name="Default" office:value-type="float" office:value="-795.76" calcext:value-type="float">
            <text:p>-795,76</text:p>
          </table:table-cell>
          <table:table-cell table:style-name="Default" office:value-type="float" office:value="-2011.92" calcext:value-type="float">
            <text:p>-2011,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807.68" calcext:value-type="float">
            <text:p>-2807,68</text:p>
          </table:table-cell>
          <table:table-cell table:style-name="Default" office:value-type="float" office:value="10466.35" calcext:value-type="float">
            <text:p>10466,35</text:p>
          </table:table-cell>
          <table:table-cell table:number-columns-repeated="16366"/>
        </table:table-row>
        <table:table-row table:style-name="ro1">
          <table:table-cell office:value-type="float" office:value="6000341" calcext:value-type="float">
            <text:p>6000341</text:p>
          </table:table-cell>
          <table:table-cell table:style-name="Default" office:value-type="string" calcext:value-type="string">
            <text:p>MARIA APARECIDA VASCONCELO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Default" office:value-type="float" office:value="11006.22" calcext:value-type="float">
            <text:p>11006,22</text:p>
          </table:table-cell>
          <table:table-cell table:style-name="Default" office:value-type="float" office:value="14787.74" calcext:value-type="float">
            <text:p>14787,7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5793.96" calcext:value-type="float">
            <text:p>25793,96</text:p>
          </table:table-cell>
          <table:table-cell table:style-name="Default" office:value-type="float" office:value="-2860.36" calcext:value-type="float">
            <text:p>-2860,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860.36" calcext:value-type="float">
            <text:p>-2860,36</text:p>
          </table:table-cell>
          <table:table-cell table:style-name="Default" office:value-type="float" office:value="22933.6" calcext:value-type="float">
            <text:p>22933,6</text:p>
          </table:table-cell>
          <table:table-cell table:number-columns-repeated="16366"/>
        </table:table-row>
        <table:table-row table:style-name="ro1">
          <table:table-cell office:value-type="float" office:value="6000054" calcext:value-type="float">
            <text:p>6000054</text:p>
          </table:table-cell>
          <table:table-cell table:style-name="Default" office:value-type="string" calcext:value-type="string">
            <text:p>MARIA AUGUSTA DE SOUS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EPARTAMENTO DE DOCUMENTAÇÃO E GESTÃO DA INFORMAÇÃO</text:p>
          </table:table-cell>
          <table:table-cell table:style-name="Default" office:value-type="float" office:value="10672.7" calcext:value-type="float">
            <text:p>10672,7</text:p>
          </table:table-cell>
          <table:table-cell table:style-name="Default" office:value-type="float" office:value="4275.25" calcext:value-type="float">
            <text:p>4275,2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947.95" calcext:value-type="float">
            <text:p>14947,95</text:p>
          </table:table-cell>
          <table:table-cell table:style-name="Default" office:value-type="float" office:value="-1070.77" calcext:value-type="float">
            <text:p>-1070,77</text:p>
          </table:table-cell>
          <table:table-cell table:style-name="Default" office:value-type="float" office:value="-2396.63" calcext:value-type="float">
            <text:p>-2396,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467.4" calcext:value-type="float">
            <text:p>-3467,4</text:p>
          </table:table-cell>
          <table:table-cell table:style-name="Default" office:value-type="float" office:value="11480.55" calcext:value-type="float">
            <text:p>11480,55</text:p>
          </table:table-cell>
          <table:table-cell table:number-columns-repeated="16366"/>
        </table:table-row>
        <table:table-row table:style-name="ro1">
          <table:table-cell office:value-type="float" office:value="6000408" calcext:value-type="float">
            <text:p>6000408</text:p>
          </table:table-cell>
          <table:table-cell table:style-name="Default" office:value-type="string" calcext:value-type="string">
            <text:p>MARIA CAROLINA DOS SANTOS FER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AUTAS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3659.31" calcext:value-type="float">
            <text:p>3659,3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466.55" calcext:value-type="float">
            <text:p>16466,55</text:p>
          </table:table-cell>
          <table:table-cell table:style-name="Default" office:value-type="float" office:value="-1321.34" calcext:value-type="float">
            <text:p>-1321,34</text:p>
          </table:table-cell>
          <table:table-cell table:style-name="Default" office:value-type="float" office:value="-3216.79" calcext:value-type="float">
            <text:p>-3216,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538.13" calcext:value-type="float">
            <text:p>-4538,13</text:p>
          </table:table-cell>
          <table:table-cell table:style-name="Default" office:value-type="float" office:value="11928.42" calcext:value-type="float">
            <text:p>11928,42</text:p>
          </table:table-cell>
          <table:table-cell table:number-columns-repeated="16366"/>
        </table:table-row>
        <table:table-row table:style-name="ro1">
          <table:table-cell office:value-type="float" office:value="6000311" calcext:value-type="float">
            <text:p>6000311</text:p>
          </table:table-cell>
          <table:table-cell table:style-name="Default" office:value-type="string" calcext:value-type="string">
            <text:p>MARIA CELESTE DIAS PIR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516.82" calcext:value-type="float">
            <text:p>2516,8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324.06" calcext:value-type="float">
            <text:p>15324,06</text:p>
          </table:table-cell>
          <table:table-cell table:style-name="Default" office:value-type="float" office:value="-1132.82" calcext:value-type="float">
            <text:p>-1132,82</text:p>
          </table:table-cell>
          <table:table-cell table:style-name="Default" office:value-type="float" office:value="-2482.99" calcext:value-type="float">
            <text:p>-2482,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615.81" calcext:value-type="float">
            <text:p>-3615,81</text:p>
          </table:table-cell>
          <table:table-cell table:style-name="Default" office:value-type="float" office:value="11708.25" calcext:value-type="float">
            <text:p>11708,25</text:p>
          </table:table-cell>
          <table:table-cell table:number-columns-repeated="16366"/>
        </table:table-row>
        <table:table-row table:style-name="ro2">
          <table:table-cell office:value-type="float" office:value="6000021" calcext:value-type="float">
            <text:p>6000021</text:p>
          </table:table-cell>
          <table:table-cell table:style-name="Default" office:value-type="string" calcext:value-type="string">
            <text:p>MARIA CELIA ANTONIA DE MOURA E CAST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EXECUTIVA DE TECNOLOGIA DA INFORMAÇÃO E COMUNICAÇÃO DA SETIC DO GPGT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4008.43" calcext:value-type="float">
            <text:p>4008,4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815.67" calcext:value-type="float">
            <text:p>16815,67</text:p>
          </table:table-cell>
          <table:table-cell table:style-name="Default" office:value-type="float" office:value="-1378.94" calcext:value-type="float">
            <text:p>-1378,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378.94" calcext:value-type="float">
            <text:p>-1378,94</text:p>
          </table:table-cell>
          <table:table-cell table:style-name="Default" office:value-type="float" office:value="15436.73" calcext:value-type="float">
            <text:p>15436,73</text:p>
          </table:table-cell>
          <table:table-cell table:number-columns-repeated="16366"/>
        </table:table-row>
        <table:table-row table:style-name="ro1">
          <table:table-cell office:value-type="float" office:value="6000068" calcext:value-type="float">
            <text:p>6000068</text:p>
          </table:table-cell>
          <table:table-cell table:style-name="Default" office:value-type="string" calcext:value-type="string">
            <text:p>MARIA CELIA SANTOS RESENDE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14º OFÍCIO GERAL DA PRT DA 1ª REGIÃ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312.29" calcext:value-type="float">
            <text:p>2312,2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386.34" calcext:value-type="float">
            <text:p>15386,34</text:p>
          </table:table-cell>
          <table:table-cell table:style-name="Default" office:value-type="float" office:value="-1143.1" calcext:value-type="float">
            <text:p>-1143,1</text:p>
          </table:table-cell>
          <table:table-cell table:style-name="Default" office:value-type="float" office:value="-2497.29" calcext:value-type="float">
            <text:p>-2497,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640.39" calcext:value-type="float">
            <text:p>-3640,39</text:p>
          </table:table-cell>
          <table:table-cell table:style-name="Default" office:value-type="float" office:value="11745.95" calcext:value-type="float">
            <text:p>11745,95</text:p>
          </table:table-cell>
          <table:table-cell table:number-columns-repeated="16366"/>
        </table:table-row>
        <table:table-row table:style-name="ro1">
          <table:table-cell office:value-type="float" office:value="6000276" calcext:value-type="float">
            <text:p>6000276</text:p>
          </table:table-cell>
          <table:table-cell table:style-name="Default" office:value-type="string" calcext:value-type="string">
            <text:p>MARIA CONCEIÇÃO CASTRO REBELO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424.89" calcext:value-type="float">
            <text:p>2424,8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232.13" calcext:value-type="float">
            <text:p>15232,13</text:p>
          </table:table-cell>
          <table:table-cell table:style-name="Default" office:value-type="float" office:value="-1117.66" calcext:value-type="float">
            <text:p>-1117,66</text:p>
          </table:table-cell>
          <table:table-cell table:style-name="Default" office:value-type="float" office:value="-2409.74" calcext:value-type="float">
            <text:p>-2409,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527.4" calcext:value-type="float">
            <text:p>-3527,4</text:p>
          </table:table-cell>
          <table:table-cell table:style-name="Default" office:value-type="float" office:value="11704.73" calcext:value-type="float">
            <text:p>11704,73</text:p>
          </table:table-cell>
          <table:table-cell table:number-columns-repeated="16366"/>
        </table:table-row>
        <table:table-row table:style-name="ro1">
          <table:table-cell office:value-type="float" office:value="6000501" calcext:value-type="float">
            <text:p>6000501</text:p>
          </table:table-cell>
          <table:table-cell table:style-name="Default" office:value-type="string" calcext:value-type="string">
            <text:p>MARIA CREUSA DE SOUS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5620.27" calcext:value-type="float">
            <text:p>5620,2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694.32" calcext:value-type="float">
            <text:p>18694,32</text:p>
          </table:table-cell>
          <table:table-cell table:style-name="Default" office:value-type="float" office:value="-1688.92" calcext:value-type="float">
            <text:p>-1688,92</text:p>
          </table:table-cell>
          <table:table-cell table:style-name="Default" office:value-type="float" office:value="-3204.75" calcext:value-type="float">
            <text:p>-3204,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893.67" calcext:value-type="float">
            <text:p>-4893,67</text:p>
          </table:table-cell>
          <table:table-cell table:style-name="Default" office:value-type="float" office:value="13800.65" calcext:value-type="float">
            <text:p>13800,65</text:p>
          </table:table-cell>
          <table:table-cell table:number-columns-repeated="16366"/>
        </table:table-row>
        <table:table-row table:style-name="ro1">
          <table:table-cell office:value-type="float" office:value="6001645" calcext:value-type="float">
            <text:p>6001645</text:p>
          </table:table-cell>
          <table:table-cell table:style-name="Default" office:value-type="string" calcext:value-type="string">
            <text:p>MARIA CRISTINA NEVES CÓRDOV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BIBLIOTECA</text:p>
          </table:table-cell>
          <table:table-cell table:style-name="Default" office:value-type="float" office:value="21888.57" calcext:value-type="float">
            <text:p>21888,57</text:p>
          </table:table-cell>
          <table:table-cell table:style-name="Default" office:value-type="float" office:value="787.98" calcext:value-type="float">
            <text:p>787,9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676.55" calcext:value-type="float">
            <text:p>22676,55</text:p>
          </table:table-cell>
          <table:table-cell table:style-name="Default" office:value-type="float" office:value="-2345.99" calcext:value-type="float">
            <text:p>-2345,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345.99" calcext:value-type="float">
            <text:p>-2345,99</text:p>
          </table:table-cell>
          <table:table-cell table:style-name="Default" office:value-type="float" office:value="20330.56" calcext:value-type="float">
            <text:p>20330,56</text:p>
          </table:table-cell>
          <table:table-cell table:number-columns-repeated="16366"/>
        </table:table-row>
        <table:table-row table:style-name="ro1">
          <table:table-cell office:value-type="float" office:value="6000526" calcext:value-type="float">
            <text:p>6000526</text:p>
          </table:table-cell>
          <table:table-cell table:style-name="Default" office:value-type="string" calcext:value-type="string">
            <text:p>MARIA DA CONCEICAO BARREIRA E LIRA MACHAD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GABINETE DO PROCURADOR GERAL DO TRABALHO</text:p>
          </table:table-cell>
          <table:table-cell table:style-name="Default" office:value-type="float" office:value="17510.86" calcext:value-type="float">
            <text:p>17510,86</text:p>
          </table:table-cell>
          <table:table-cell table:style-name="Default" office:value-type="float" office:value="10657.33" calcext:value-type="float">
            <text:p>10657,3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8168.19" calcext:value-type="float">
            <text:p>28168,19</text:p>
          </table:table-cell>
          <table:table-cell table:style-name="Default" office:value-type="float" office:value="-3289.63" calcext:value-type="float">
            <text:p>-3289,63</text:p>
          </table:table-cell>
          <table:table-cell table:style-name="Default" office:value-type="float" office:value="-5422" calcext:value-type="float">
            <text:p>-54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711.63" calcext:value-type="float">
            <text:p>-8711,63</text:p>
          </table:table-cell>
          <table:table-cell table:style-name="Default" office:value-type="float" office:value="19456.56" calcext:value-type="float">
            <text:p>19456,56</text:p>
          </table:table-cell>
          <table:table-cell table:number-columns-repeated="16366"/>
        </table:table-row>
        <table:table-row table:style-name="ro1">
          <table:table-cell office:value-type="float" office:value="6001962" calcext:value-type="float">
            <text:p>6001962</text:p>
          </table:table-cell>
          <table:table-cell table:style-name="Default" office:value-type="string" calcext:value-type="string">
            <text:p>MARIA DA CONCEICAO GUERREIRO FERREIR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21ª REGIÃO - RN</text:p>
          </table:table-cell>
          <table:table-cell table:style-name="Default" office:value-type="float" office:value="19962.38" calcext:value-type="float">
            <text:p>19962,38</text:p>
          </table:table-cell>
          <table:table-cell table:style-name="Default" office:value-type="float" office:value="437.77" calcext:value-type="float">
            <text:p>437,7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0400.15" calcext:value-type="float">
            <text:p>20400,15</text:p>
          </table:table-cell>
          <table:table-cell table:style-name="Default" office:value-type="float" office:value="-1970.38" calcext:value-type="float">
            <text:p>-1970,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970.38" calcext:value-type="float">
            <text:p>-1970,38</text:p>
          </table:table-cell>
          <table:table-cell table:style-name="Default" office:value-type="float" office:value="18429.77" calcext:value-type="float">
            <text:p>18429,77</text:p>
          </table:table-cell>
          <table:table-cell table:number-columns-repeated="16366"/>
        </table:table-row>
        <table:table-row table:style-name="ro1">
          <table:table-cell office:value-type="float" office:value="6000997" calcext:value-type="float">
            <text:p>6000997</text:p>
          </table:table-cell>
          <table:table-cell table:style-name="Default" office:value-type="string" calcext:value-type="string">
            <text:p>MARIA DA CONCEIÇÃO MONTE LAG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RETORIA REGIONAL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66.81" calcext:value-type="float">
            <text:p>266,8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340.86" calcext:value-type="float">
            <text:p>13340,86</text:p>
          </table:table-cell>
          <table:table-cell table:style-name="Default" office:value-type="float" office:value="-805.6" calcext:value-type="float">
            <text:p>-805,6</text:p>
          </table:table-cell>
          <table:table-cell table:style-name="Default" office:value-type="float" office:value="-2551.19" calcext:value-type="float">
            <text:p>-2551,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356.79" calcext:value-type="float">
            <text:p>-3356,79</text:p>
          </table:table-cell>
          <table:table-cell table:style-name="Default" office:value-type="float" office:value="9984.07" calcext:value-type="float">
            <text:p>9984,07</text:p>
          </table:table-cell>
          <table:table-cell table:number-columns-repeated="16366"/>
        </table:table-row>
        <table:table-row table:style-name="ro1">
          <table:table-cell office:value-type="float" office:value="6000625" calcext:value-type="float">
            <text:p>6000625</text:p>
          </table:table-cell>
          <table:table-cell table:style-name="Default" office:value-type="string" calcext:value-type="string">
            <text:p>MARIA DA GRACA BRITO 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Default" office:value-type="float" office:value="11330.85" calcext:value-type="float">
            <text:p>11330,85</text:p>
          </table:table-cell>
          <table:table-cell table:style-name="Default" office:value-type="float" office:value="2365.32" calcext:value-type="float">
            <text:p>2365,3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696.17" calcext:value-type="float">
            <text:p>13696,17</text:p>
          </table:table-cell>
          <table:table-cell table:style-name="Default" office:value-type="float" office:value="-864.22" calcext:value-type="float">
            <text:p>-864,22</text:p>
          </table:table-cell>
          <table:table-cell table:style-name="Default" office:value-type="float" office:value="-2109.19" calcext:value-type="float">
            <text:p>-2109,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973.41" calcext:value-type="float">
            <text:p>-2973,41</text:p>
          </table:table-cell>
          <table:table-cell table:style-name="Default" office:value-type="float" office:value="10722.76" calcext:value-type="float">
            <text:p>10722,76</text:p>
          </table:table-cell>
          <table:table-cell table:number-columns-repeated="16366"/>
        </table:table-row>
        <table:table-row table:style-name="ro1">
          <table:table-cell office:value-type="float" office:value="6000560" calcext:value-type="float">
            <text:p>6000560</text:p>
          </table:table-cell>
          <table:table-cell table:style-name="Default" office:value-type="string" calcext:value-type="string">
            <text:p>MARIA DA SOLIDADE ALMEIDA ARAUJ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Default" office:value-type="float" office:value="18211.29" calcext:value-type="float">
            <text:p>18211,29</text:p>
          </table:table-cell>
          <table:table-cell table:style-name="Default" office:value-type="float" office:value="10744.88" calcext:value-type="float">
            <text:p>10744,8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8956.17" calcext:value-type="float">
            <text:p>28956,17</text:p>
          </table:table-cell>
          <table:table-cell table:style-name="Default" office:value-type="float" office:value="-3439.35" calcext:value-type="float">
            <text:p>-3439,35</text:p>
          </table:table-cell>
          <table:table-cell table:style-name="Default" office:value-type="float" office:value="-5597.53" calcext:value-type="float">
            <text:p>-5597,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036.88" calcext:value-type="float">
            <text:p>-9036,88</text:p>
          </table:table-cell>
          <table:table-cell table:style-name="Default" office:value-type="float" office:value="19919.29" calcext:value-type="float">
            <text:p>19919,29</text:p>
          </table:table-cell>
          <table:table-cell table:number-columns-repeated="16366"/>
        </table:table-row>
        <table:table-row table:style-name="ro1">
          <table:table-cell office:value-type="float" office:value="6001543" calcext:value-type="float">
            <text:p>6001543</text:p>
          </table:table-cell>
          <table:table-cell table:style-name="Default" office:value-type="string" calcext:value-type="string">
            <text:p>MARIA DAS GRACAS ALVES DE LIMA FERNAND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160.09" calcext:value-type="float">
            <text:p>160,0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367.55" calcext:value-type="float">
            <text:p>13367,55</text:p>
          </table:table-cell>
          <table:table-cell table:style-name="Default" office:value-type="float" office:value="-810" calcext:value-type="float">
            <text:p>-810</text:p>
          </table:table-cell>
          <table:table-cell table:style-name="Default" office:value-type="float" office:value="-2557.32" calcext:value-type="float">
            <text:p>-2557,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367.32" calcext:value-type="float">
            <text:p>-3367,32</text:p>
          </table:table-cell>
          <table:table-cell table:style-name="Default" office:value-type="float" office:value="10000.23" calcext:value-type="float">
            <text:p>10000,23</text:p>
          </table:table-cell>
          <table:table-cell table:number-columns-repeated="16366"/>
        </table:table-row>
        <table:table-row table:style-name="ro1">
          <table:table-cell office:value-type="float" office:value="6000665" calcext:value-type="float">
            <text:p>6000665</text:p>
          </table:table-cell>
          <table:table-cell table:style-name="Default" office:value-type="string" calcext:value-type="string">
            <text:p>MARIA DAS GRACAS ARAUJO LIM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NÚCLEO DE ÓRGÃO INTERVENIENTE - PRT16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3318.66" calcext:value-type="float">
            <text:p>3318,6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125.9" calcext:value-type="float">
            <text:p>16125,9</text:p>
          </table:table-cell>
          <table:table-cell table:style-name="Default" office:value-type="float" office:value="-1265.13" calcext:value-type="float">
            <text:p>-1265,13</text:p>
          </table:table-cell>
          <table:table-cell table:style-name="Default" office:value-type="float" office:value="-2614.98" calcext:value-type="float">
            <text:p>-2614,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880.11" calcext:value-type="float">
            <text:p>-3880,11</text:p>
          </table:table-cell>
          <table:table-cell table:style-name="Default" office:value-type="float" office:value="12245.79" calcext:value-type="float">
            <text:p>12245,79</text:p>
          </table:table-cell>
          <table:table-cell table:number-columns-repeated="16366"/>
        </table:table-row>
        <table:table-row table:style-name="ro1">
          <table:table-cell office:value-type="float" office:value="6001784" calcext:value-type="float">
            <text:p>6001784</text:p>
          </table:table-cell>
          <table:table-cell table:style-name="Default" office:value-type="string" calcext:value-type="string">
            <text:p>MARIA DAS GRACAS BEZERRA SANTO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3º OFÍCIO GERAL DA PRT DA 21ª REGIÃO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1313.31" calcext:value-type="float">
            <text:p>1313,3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326.34" calcext:value-type="float">
            <text:p>22326,34</text:p>
          </table:table-cell>
          <table:table-cell table:style-name="Default" office:value-type="float" office:value="-2288.2" calcext:value-type="float">
            <text:p>-2288,2</text:p>
          </table:table-cell>
          <table:table-cell table:style-name="Default" office:value-type="float" office:value="-4090.89" calcext:value-type="float">
            <text:p>-4090,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379.09" calcext:value-type="float">
            <text:p>-6379,09</text:p>
          </table:table-cell>
          <table:table-cell table:style-name="Default" office:value-type="float" office:value="15947.25" calcext:value-type="float">
            <text:p>15947,25</text:p>
          </table:table-cell>
          <table:table-cell table:number-columns-repeated="16366"/>
        </table:table-row>
        <table:table-row table:style-name="ro1">
          <table:table-cell office:value-type="float" office:value="6000993" calcext:value-type="float">
            <text:p>6000993</text:p>
          </table:table-cell>
          <table:table-cell table:style-name="Default" office:value-type="string" calcext:value-type="string">
            <text:p>MARIA DAS GRACAS DE MORAI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Default" office:value-type="float" office:value="12613.03" calcext:value-type="float">
            <text:p>12613,03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2613.03" calcext:value-type="float">
            <text:p>12613,03</text:p>
          </table:table-cell>
          <table:table-cell table:style-name="Default" office:value-type="float" office:value="-699.91" calcext:value-type="float">
            <text:p>-699,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699.91" calcext:value-type="float">
            <text:p>-699,91</text:p>
          </table:table-cell>
          <table:table-cell table:style-name="Default" office:value-type="float" office:value="11913.12" calcext:value-type="float">
            <text:p>11913,12</text:p>
          </table:table-cell>
          <table:table-cell table:number-columns-repeated="16366"/>
        </table:table-row>
        <table:table-row table:style-name="ro1">
          <table:table-cell office:value-type="float" office:value="6000117" calcext:value-type="float">
            <text:p>6000117</text:p>
          </table:table-cell>
          <table:table-cell table:style-name="Default" office:value-type="string" calcext:value-type="string">
            <text:p>MARIA DAS GRACAS PESSOA LIM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9112.22" calcext:value-type="float">
            <text:p>9112,2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319.68" calcext:value-type="float">
            <text:p>22319,68</text:p>
          </table:table-cell>
          <table:table-cell table:style-name="Default" office:value-type="float" office:value="-2287.1" calcext:value-type="float">
            <text:p>-2287,1</text:p>
          </table:table-cell>
          <table:table-cell table:style-name="Default" office:value-type="float" office:value="-4089.36" calcext:value-type="float">
            <text:p>-4089,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376.46" calcext:value-type="float">
            <text:p>-6376,46</text:p>
          </table:table-cell>
          <table:table-cell table:style-name="Default" office:value-type="float" office:value="15943.22" calcext:value-type="float">
            <text:p>15943,22</text:p>
          </table:table-cell>
          <table:table-cell table:number-columns-repeated="16366"/>
        </table:table-row>
        <table:table-row table:style-name="ro1">
          <table:table-cell office:value-type="float" office:value="6002398" calcext:value-type="float">
            <text:p>6002398</text:p>
          </table:table-cell>
          <table:table-cell table:style-name="Default" office:value-type="string" calcext:value-type="string">
            <text:p>MARIA DE FATIMA NUNES DELEUSE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Default" office:value-type="float" office:value="16164.14" calcext:value-type="float">
            <text:p>16164,14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6164.14" calcext:value-type="float">
            <text:p>16164,14</text:p>
          </table:table-cell>
          <table:table-cell table:style-name="Default" office:value-type="float" office:value="-1271.44" calcext:value-type="float">
            <text:p>-1271,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271.44" calcext:value-type="float">
            <text:p>-1271,44</text:p>
          </table:table-cell>
          <table:table-cell table:style-name="Default" office:value-type="float" office:value="14892.7" calcext:value-type="float">
            <text:p>14892,7</text:p>
          </table:table-cell>
          <table:table-cell table:number-columns-repeated="16366"/>
        </table:table-row>
        <table:table-row table:style-name="ro1">
          <table:table-cell office:value-type="float" office:value="6000634" calcext:value-type="float">
            <text:p>6000634</text:p>
          </table:table-cell>
          <table:table-cell table:style-name="Default" office:value-type="string" calcext:value-type="string">
            <text:p>MARIA DE FATIMA PEREIRA TOMAZETT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6642.02" calcext:value-type="float">
            <text:p>6642,0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9716.07" calcext:value-type="float">
            <text:p>19716,07</text:p>
          </table:table-cell>
          <table:table-cell table:style-name="Default" office:value-type="float" office:value="-1857.51" calcext:value-type="float">
            <text:p>-1857,51</text:p>
          </table:table-cell>
          <table:table-cell table:style-name="Default" office:value-type="float" office:value="-3491.5" calcext:value-type="float">
            <text:p>-3491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349.01" calcext:value-type="float">
            <text:p>-5349,01</text:p>
          </table:table-cell>
          <table:table-cell table:style-name="Default" office:value-type="float" office:value="14367.06" calcext:value-type="float">
            <text:p>14367,06</text:p>
          </table:table-cell>
          <table:table-cell table:number-columns-repeated="16366"/>
        </table:table-row>
        <table:table-row table:style-name="ro1">
          <table:table-cell office:value-type="float" office:value="6001888" calcext:value-type="float">
            <text:p>6001888</text:p>
          </table:table-cell>
          <table:table-cell table:style-name="Default" office:value-type="string" calcext:value-type="string">
            <text:p>MARIA DE FATIMA SOUZA DE CARVAL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BIBLIOTECA - PRT 10ª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2362.36" calcext:value-type="float">
            <text:p>2362,3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4032.04" calcext:value-type="float">
            <text:p>24032,04</text:p>
          </table:table-cell>
          <table:table-cell table:style-name="Default" office:value-type="float" office:value="-2569.64" calcext:value-type="float">
            <text:p>-2569,64</text:p>
          </table:table-cell>
          <table:table-cell table:style-name="Default" office:value-type="float" office:value="-4482.56" calcext:value-type="float">
            <text:p>-4482,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052.2" calcext:value-type="float">
            <text:p>-7052,2</text:p>
          </table:table-cell>
          <table:table-cell table:style-name="Default" office:value-type="float" office:value="16979.84" calcext:value-type="float">
            <text:p>16979,84</text:p>
          </table:table-cell>
          <table:table-cell table:number-columns-repeated="16366"/>
        </table:table-row>
        <table:table-row table:style-name="ro1">
          <table:table-cell office:value-type="float" office:value="6001446" calcext:value-type="float">
            <text:p>6001446</text:p>
          </table:table-cell>
          <table:table-cell table:style-name="Default" office:value-type="string" calcext:value-type="string">
            <text:p>MARIA DE LOURDES BARBOSA PIRES DOS SANTO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3435.22" calcext:value-type="float">
            <text:p>3435,22</text:p>
          </table:table-cell>
          <table:table-cell table:style-name="Default" office:value-type="float" office:value="160.09" calcext:value-type="float">
            <text:p>160,0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3595.31" calcext:value-type="float">
            <text:p>3595,3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3595.31" calcext:value-type="float">
            <text:p>3595,31</text:p>
          </table:table-cell>
          <table:table-cell table:number-columns-repeated="16366"/>
        </table:table-row>
        <table:table-row table:style-name="ro1">
          <table:table-cell office:value-type="float" office:value="1349531" calcext:value-type="float">
            <text:p>1349531</text:p>
          </table:table-cell>
          <table:table-cell table:style-name="Default" office:value-type="string" calcext:value-type="string">
            <text:p>MARIA DE LOURDES HENRIQUES BARATA SILVA MAGALHA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3970.23" calcext:value-type="float">
            <text:p>3970,2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777.47" calcext:value-type="float">
            <text:p>16777,47</text:p>
          </table:table-cell>
          <table:table-cell table:style-name="Default" office:value-type="float" office:value="-1372.64" calcext:value-type="float">
            <text:p>-1372,64</text:p>
          </table:table-cell>
          <table:table-cell table:style-name="Default" office:value-type="float" office:value="-2816.73" calcext:value-type="float">
            <text:p>-2816,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189.37" calcext:value-type="float">
            <text:p>-4189,37</text:p>
          </table:table-cell>
          <table:table-cell table:style-name="Default" office:value-type="float" office:value="12588.1" calcext:value-type="float">
            <text:p>12588,1</text:p>
          </table:table-cell>
          <table:table-cell table:number-columns-repeated="16366"/>
        </table:table-row>
        <table:table-row table:style-name="ro1">
          <table:table-cell office:value-type="float" office:value="6000552" calcext:value-type="float">
            <text:p>6000552</text:p>
          </table:table-cell>
          <table:table-cell table:style-name="Default" office:value-type="string" calcext:value-type="string">
            <text:p>MARIA DE LOURDES MEDEIROS DE CAST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RQUIV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586.99" calcext:value-type="float">
            <text:p>586,9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794.45" calcext:value-type="float">
            <text:p>13794,45</text:p>
          </table:table-cell>
          <table:table-cell table:style-name="Default" office:value-type="float" office:value="-880.44" calcext:value-type="float">
            <text:p>-880,44</text:p>
          </table:table-cell>
          <table:table-cell table:style-name="Default" office:value-type="float" office:value="-2655.35" calcext:value-type="float">
            <text:p>-2655,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535.79" calcext:value-type="float">
            <text:p>-3535,79</text:p>
          </table:table-cell>
          <table:table-cell table:style-name="Default" office:value-type="float" office:value="10258.66" calcext:value-type="float">
            <text:p>10258,66</text:p>
          </table:table-cell>
          <table:table-cell table:number-columns-repeated="16366"/>
        </table:table-row>
        <table:table-row table:style-name="ro1">
          <table:table-cell office:value-type="float" office:value="6000396" calcext:value-type="float">
            <text:p>6000396</text:p>
          </table:table-cell>
          <table:table-cell table:style-name="Default" office:value-type="string" calcext:value-type="string">
            <text:p>MARIA DE LOURDES NASCIMENTO BAHI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Default" office:value-type="float" office:value="11099.61" calcext:value-type="float">
            <text:p>11099,61</text:p>
          </table:table-cell>
          <table:table-cell table:style-name="Default" office:value-type="float" office:value="1227.36" calcext:value-type="float">
            <text:p>1227,3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2326.97" calcext:value-type="float">
            <text:p>12326,97</text:p>
          </table:table-cell>
          <table:table-cell table:style-name="Default" office:value-type="float" office:value="-658.44" calcext:value-type="float">
            <text:p>-658,44</text:p>
          </table:table-cell>
          <table:table-cell table:style-name="Default" office:value-type="float" office:value="-1789.25" calcext:value-type="float">
            <text:p>-1789,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447.69" calcext:value-type="float">
            <text:p>-2447,69</text:p>
          </table:table-cell>
          <table:table-cell table:style-name="Default" office:value-type="float" office:value="9879.28" calcext:value-type="float">
            <text:p>9879,28</text:p>
          </table:table-cell>
          <table:table-cell table:number-columns-repeated="16366"/>
        </table:table-row>
        <table:table-row table:style-name="ro1">
          <table:table-cell office:value-type="float" office:value="6000630" calcext:value-type="float">
            <text:p>6000630</text:p>
          </table:table-cell>
          <table:table-cell table:style-name="Default" office:value-type="string" calcext:value-type="string">
            <text:p>MARIA DE NAZARETH PINHO DE ASSI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16914.55" calcext:value-type="float">
            <text:p>16914,5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37927.58" calcext:value-type="float">
            <text:p>37927,58</text:p>
          </table:table-cell>
          <table:table-cell table:style-name="Default" office:value-type="float" office:value="-5143.92" calcext:value-type="float">
            <text:p>-5143,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143.92" calcext:value-type="float">
            <text:p>-5143,92</text:p>
          </table:table-cell>
          <table:table-cell table:style-name="Default" office:value-type="float" office:value="32783.66" calcext:value-type="float">
            <text:p>32783,66</text:p>
          </table:table-cell>
          <table:table-cell table:number-columns-repeated="16366"/>
        </table:table-row>
        <table:table-row table:style-name="ro1">
          <table:table-cell office:value-type="float" office:value="6000509" calcext:value-type="float">
            <text:p>6000509</text:p>
          </table:table-cell>
          <table:table-cell table:style-name="Default" office:value-type="string" calcext:value-type="string">
            <text:p>MARIA DIVINA MEIRAS DE MEDEIR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O CONCURSO DO GABINETE DO PROCURADOR-GERAL DO TRABALHO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6500.87" calcext:value-type="float">
            <text:p>6500,8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8170.55" calcext:value-type="float">
            <text:p>28170,55</text:p>
          </table:table-cell>
          <table:table-cell table:style-name="Default" office:value-type="float" office:value="-3290.08" calcext:value-type="float">
            <text:p>-3290,08</text:p>
          </table:table-cell>
          <table:table-cell table:style-name="Default" office:value-type="float" office:value="-5893.99" calcext:value-type="float">
            <text:p>-5893,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184.07" calcext:value-type="float">
            <text:p>-9184,07</text:p>
          </table:table-cell>
          <table:table-cell table:style-name="Default" office:value-type="float" office:value="18986.48" calcext:value-type="float">
            <text:p>18986,48</text:p>
          </table:table-cell>
          <table:table-cell table:number-columns-repeated="16366"/>
        </table:table-row>
        <table:table-row table:style-name="ro1">
          <table:table-cell office:value-type="float" office:value="6000302" calcext:value-type="float">
            <text:p>6000302</text:p>
          </table:table-cell>
          <table:table-cell table:style-name="Default" office:value-type="string" calcext:value-type="string">
            <text:p>MARIA DO CARMO DE SOUZA SAL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Default" office:value-type="float" office:value="13340.87" calcext:value-type="float">
            <text:p>13340,87</text:p>
          </table:table-cell>
          <table:table-cell table:style-name="Default" office:value-type="float" office:value="4811.33" calcext:value-type="float">
            <text:p>4811,3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152.2" calcext:value-type="float">
            <text:p>18152,2</text:p>
          </table:table-cell>
          <table:table-cell table:style-name="Default" office:value-type="float" office:value="-1599.47" calcext:value-type="float">
            <text:p>-1599,47</text:p>
          </table:table-cell>
          <table:table-cell table:style-name="Default" office:value-type="float" office:value="-3656" calcext:value-type="float">
            <text:p>-36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255.47" calcext:value-type="float">
            <text:p>-5255,47</text:p>
          </table:table-cell>
          <table:table-cell table:style-name="Default" office:value-type="float" office:value="12896.73" calcext:value-type="float">
            <text:p>12896,73</text:p>
          </table:table-cell>
          <table:table-cell table:number-columns-repeated="16366"/>
        </table:table-row>
        <table:table-row table:style-name="ro1">
          <table:table-cell office:value-type="float" office:value="6000381" calcext:value-type="float">
            <text:p>6000381</text:p>
          </table:table-cell>
          <table:table-cell table:style-name="Default" office:value-type="string" calcext:value-type="string">
            <text:p>MARIA DO CEU AIRES PRIMO FER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7342.54" calcext:value-type="float">
            <text:p>7342,5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0550" calcext:value-type="float">
            <text:p>20550</text:p>
          </table:table-cell>
          <table:table-cell table:style-name="Default" office:value-type="float" office:value="-1995.11" calcext:value-type="float">
            <text:p>-1995,11</text:p>
          </table:table-cell>
          <table:table-cell table:style-name="Default" office:value-type="float" office:value="-4102.32" calcext:value-type="float">
            <text:p>-4102,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097.43" calcext:value-type="float">
            <text:p>-6097,43</text:p>
          </table:table-cell>
          <table:table-cell table:style-name="Default" office:value-type="float" office:value="14452.57" calcext:value-type="float">
            <text:p>14452,57</text:p>
          </table:table-cell>
          <table:table-cell table:number-columns-repeated="16366"/>
        </table:table-row>
        <table:table-row table:style-name="ro1">
          <table:table-cell office:value-type="float" office:value="6000553" calcext:value-type="float">
            <text:p>6000553</text:p>
          </table:table-cell>
          <table:table-cell table:style-name="Default" office:value-type="string" calcext:value-type="string">
            <text:p>MARIA DO ROSARIO CONSTANCIO RAMOS 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IRETORIA DE DOCUMENTAÇÃO JURÍDICA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730.27" calcext:value-type="float">
            <text:p>2730,2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537.51" calcext:value-type="float">
            <text:p>15537,51</text:p>
          </table:table-cell>
          <table:table-cell table:style-name="Default" office:value-type="float" office:value="-1168.04" calcext:value-type="float">
            <text:p>-1168,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168.04" calcext:value-type="float">
            <text:p>-1168,04</text:p>
          </table:table-cell>
          <table:table-cell table:style-name="Default" office:value-type="float" office:value="14369.47" calcext:value-type="float">
            <text:p>14369,47</text:p>
          </table:table-cell>
          <table:table-cell table:number-columns-repeated="16366"/>
        </table:table-row>
        <table:table-row table:style-name="ro1">
          <table:table-cell office:value-type="float" office:value="6000660" calcext:value-type="float">
            <text:p>6000660</text:p>
          </table:table-cell>
          <table:table-cell table:style-name="Default" office:value-type="string" calcext:value-type="string">
            <text:p>MARIA EDILENE DE SOUZA FONSEC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Default" office:value-type="float" office:value="10672.7" calcext:value-type="float">
            <text:p>10672,7</text:p>
          </table:table-cell>
          <table:table-cell table:style-name="Default" office:value-type="float" office:value="8147.31" calcext:value-type="float">
            <text:p>8147,3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820.01" calcext:value-type="float">
            <text:p>18820,01</text:p>
          </table:table-cell>
          <table:table-cell table:style-name="Default" office:value-type="float" office:value="-1709.66" calcext:value-type="float">
            <text:p>-1709,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709.66" calcext:value-type="float">
            <text:p>-1709,66</text:p>
          </table:table-cell>
          <table:table-cell table:style-name="Default" office:value-type="float" office:value="17110.35" calcext:value-type="float">
            <text:p>17110,35</text:p>
          </table:table-cell>
          <table:table-cell table:number-columns-repeated="16366"/>
        </table:table-row>
        <table:table-row table:style-name="ro1">
          <table:table-cell office:value-type="float" office:value="6002783" calcext:value-type="float">
            <text:p>6002783</text:p>
          </table:table-cell>
          <table:table-cell table:style-name="Default" office:value-type="string" calcext:value-type="string">
            <text:p>MARIA ELIETE FERREIRA</text:p>
          </table:table-cell>
          <table:table-cell table:style-name="ce2" office:value-type="string" calcext:value-type="string">
            <text:p>TÉCNICO(A) DO MPU/ADMINISTRAÇÃ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Default" office:value-type="float" office:value="13207.45" calcext:value-type="float">
            <text:p>13207,45</text:p>
          </table:table-cell>
          <table:table-cell table:style-name="Default" office:value-type="float" office:value="1125" calcext:value-type="float">
            <text:p>112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856.06" calcext:value-type="float">
            <text:p>1856,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93.11" calcext:value-type="float">
            <text:p>1393,11</text:p>
          </table:table-cell>
          <table:table-cell table:style-name="Default" office:value-type="float" office:value="17581.62" calcext:value-type="float">
            <text:p>17581,62</text:p>
          </table:table-cell>
          <table:table-cell table:style-name="Default" office:value-type="float" office:value="-1856.06" calcext:value-type="float">
            <text:p>-1856,06</text:p>
          </table:table-cell>
          <table:table-cell table:style-name="Default" office:value-type="float" office:value="-2482.87" calcext:value-type="float">
            <text:p>-2482,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338.93" calcext:value-type="float">
            <text:p>-4338,93</text:p>
          </table:table-cell>
          <table:table-cell table:style-name="Default" office:value-type="float" office:value="13242.69" calcext:value-type="float">
            <text:p>13242,69</text:p>
          </table:table-cell>
          <table:table-cell table:number-columns-repeated="16366"/>
        </table:table-row>
        <table:table-row table:style-name="ro1">
          <table:table-cell office:value-type="float" office:value="6001421" calcext:value-type="float">
            <text:p>6001421</text:p>
          </table:table-cell>
          <table:table-cell table:style-name="Default" office:value-type="string" calcext:value-type="string">
            <text:p>MARIA ELISA MACHADO STELLIN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262.66" calcext:value-type="float">
            <text:p>262,6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932.34" calcext:value-type="float">
            <text:p>21932,34</text:p>
          </table:table-cell>
          <table:table-cell table:style-name="Default" office:value-type="float" office:value="-2223.19" calcext:value-type="float">
            <text:p>-2223,19</text:p>
          </table:table-cell>
          <table:table-cell table:style-name="Default" office:value-type="float" office:value="-4524.01" calcext:value-type="float">
            <text:p>-4524,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747.2" calcext:value-type="float">
            <text:p>-6747,2</text:p>
          </table:table-cell>
          <table:table-cell table:style-name="Default" office:value-type="float" office:value="15185.14" calcext:value-type="float">
            <text:p>15185,14</text:p>
          </table:table-cell>
          <table:table-cell table:number-columns-repeated="16366"/>
        </table:table-row>
        <table:table-row table:style-name="ro1">
          <table:table-cell office:value-type="float" office:value="6003341" calcext:value-type="float">
            <text:p>6003341</text:p>
          </table:table-cell>
          <table:table-cell table:style-name="Default" office:value-type="string" calcext:value-type="string">
            <text:p>MARIA ELISA PERAZZOLO LUC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PTM DE PELOTAS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175.1" calcext:value-type="float">
            <text:p>175,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844.78" calcext:value-type="float">
            <text:p>21844,78</text:p>
          </table:table-cell>
          <table:table-cell table:style-name="Default" office:value-type="float" office:value="-2208.74" calcext:value-type="float">
            <text:p>-2208,74</text:p>
          </table:table-cell>
          <table:table-cell table:style-name="Default" office:value-type="float" office:value="-3980.31" calcext:value-type="float">
            <text:p>-3980,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89.05" calcext:value-type="float">
            <text:p>-6189,05</text:p>
          </table:table-cell>
          <table:table-cell table:style-name="Default" office:value-type="float" office:value="15655.73" calcext:value-type="float">
            <text:p>15655,73</text:p>
          </table:table-cell>
          <table:table-cell table:number-columns-repeated="16366"/>
        </table:table-row>
        <table:table-row table:style-name="ro1">
          <table:table-cell office:value-type="float" office:value="6001352" calcext:value-type="float">
            <text:p>6001352</text:p>
          </table:table-cell>
          <table:table-cell table:style-name="Default" office:value-type="string" calcext:value-type="string">
            <text:p>MARIA ELIZABETH ALMEIDA MARQU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19612.16" calcext:value-type="float">
            <text:p>19612,16</text:p>
          </table:table-cell>
          <table:table-cell table:style-name="Default" office:value-type="float" office:value="175.1" calcext:value-type="float">
            <text:p>175,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9787.26" calcext:value-type="float">
            <text:p>19787,26</text:p>
          </table:table-cell>
          <table:table-cell table:style-name="Default" office:value-type="float" office:value="-1869.25" calcext:value-type="float">
            <text:p>-1869,25</text:p>
          </table:table-cell>
          <table:table-cell table:style-name="Default" office:value-type="float" office:value="-3507.85" calcext:value-type="float">
            <text:p>-3507,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377.1" calcext:value-type="float">
            <text:p>-5377,1</text:p>
          </table:table-cell>
          <table:table-cell table:style-name="Default" office:value-type="float" office:value="14410.16" calcext:value-type="float">
            <text:p>14410,16</text:p>
          </table:table-cell>
          <table:table-cell table:number-columns-repeated="16366"/>
        </table:table-row>
        <table:table-row table:style-name="ro1">
          <table:table-cell office:value-type="float" office:value="6005798" calcext:value-type="float">
            <text:p>6005798</text:p>
          </table:table-cell>
          <table:table-cell table:style-name="Default" office:value-type="string" calcext:value-type="string">
            <text:p>MARIA EUNICE DOS SANTOS ARAUJ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87.55" calcext:value-type="float">
            <text:p>87,5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100.58" calcext:value-type="float">
            <text:p>21100,58</text:p>
          </table:table-cell>
          <table:table-cell table:style-name="Default" office:value-type="float" office:value="-2085.95" calcext:value-type="float">
            <text:p>-2085,95</text:p>
          </table:table-cell>
          <table:table-cell table:style-name="Default" office:value-type="float" office:value="-3809.42" calcext:value-type="float">
            <text:p>-3809,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895.37" calcext:value-type="float">
            <text:p>-5895,37</text:p>
          </table:table-cell>
          <table:table-cell table:style-name="Default" office:value-type="float" office:value="15205.21" calcext:value-type="float">
            <text:p>15205,21</text:p>
          </table:table-cell>
          <table:table-cell table:number-columns-repeated="16366"/>
        </table:table-row>
        <table:table-row table:style-name="ro1">
          <table:table-cell office:value-type="float" office:value="6000446" calcext:value-type="float">
            <text:p>6000446</text:p>
          </table:table-cell>
          <table:table-cell table:style-name="Default" office:value-type="string" calcext:value-type="string">
            <text:p>MARIA GENY BRINO MATTU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730.27" calcext:value-type="float">
            <text:p>2730,2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804.32" calcext:value-type="float">
            <text:p>15804,32</text:p>
          </table:table-cell>
          <table:table-cell table:style-name="Default" office:value-type="float" office:value="-1212.07" calcext:value-type="float">
            <text:p>-1212,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212.07" calcext:value-type="float">
            <text:p>-1212,07</text:p>
          </table:table-cell>
          <table:table-cell table:style-name="Default" office:value-type="float" office:value="14592.25" calcext:value-type="float">
            <text:p>14592,25</text:p>
          </table:table-cell>
          <table:table-cell table:number-columns-repeated="16366"/>
        </table:table-row>
        <table:table-row table:style-name="ro1">
          <table:table-cell office:value-type="float" office:value="6000485" calcext:value-type="float">
            <text:p>6000485</text:p>
          </table:table-cell>
          <table:table-cell table:style-name="Default" office:value-type="string" calcext:value-type="string">
            <text:p>MARIA GORETE DE OLIVEIRA CHAV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Default" office:value-type="float" office:value="10895.04" calcext:value-type="float">
            <text:p>10895,04</text:p>
          </table:table-cell>
          <table:table-cell table:style-name="Default" office:value-type="float" office:value="7355.78" calcext:value-type="float">
            <text:p>7355,7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250.82" calcext:value-type="float">
            <text:p>18250,82</text:p>
          </table:table-cell>
          <table:table-cell table:style-name="Default" office:value-type="float" office:value="-1615.74" calcext:value-type="float">
            <text:p>-1615,74</text:p>
          </table:table-cell>
          <table:table-cell table:style-name="Default" office:value-type="float" office:value="-3155.05" calcext:value-type="float">
            <text:p>-3155,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770.79" calcext:value-type="float">
            <text:p>-4770,79</text:p>
          </table:table-cell>
          <table:table-cell table:style-name="Default" office:value-type="float" office:value="13480.03" calcext:value-type="float">
            <text:p>13480,03</text:p>
          </table:table-cell>
          <table:table-cell table:number-columns-repeated="16366"/>
        </table:table-row>
        <table:table-row table:style-name="ro1">
          <table:table-cell office:value-type="float" office:value="6000409" calcext:value-type="float">
            <text:p>6000409</text:p>
          </table:table-cell>
          <table:table-cell table:style-name="Default" office:value-type="string" calcext:value-type="string">
            <text:p>MARIA GORETI RIBEIRO LEMO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3812.01" calcext:value-type="float">
            <text:p>3812,0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619.25" calcext:value-type="float">
            <text:p>16619,25</text:p>
          </table:table-cell>
          <table:table-cell table:style-name="Default" office:value-type="float" office:value="-1346.53" calcext:value-type="float">
            <text:p>-1346,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346.53" calcext:value-type="float">
            <text:p>-1346,53</text:p>
          </table:table-cell>
          <table:table-cell table:style-name="Default" office:value-type="float" office:value="15272.72" calcext:value-type="float">
            <text:p>15272,72</text:p>
          </table:table-cell>
          <table:table-cell table:number-columns-repeated="16366"/>
        </table:table-row>
        <table:table-row table:style-name="ro1">
          <table:table-cell office:value-type="float" office:value="6000319" calcext:value-type="float">
            <text:p>6000319</text:p>
          </table:table-cell>
          <table:table-cell table:style-name="Default" office:value-type="string" calcext:value-type="string">
            <text:p>MARIA GORETTI CASTELAR TORRES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1838.64" calcext:value-type="float">
            <text:p>1838,6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3508.32" calcext:value-type="float">
            <text:p>23508,32</text:p>
          </table:table-cell>
          <table:table-cell table:style-name="Default" office:value-type="float" office:value="-2483.23" calcext:value-type="float">
            <text:p>-2483,23</text:p>
          </table:table-cell>
          <table:table-cell table:style-name="Default" office:value-type="float" office:value="-4362.3" calcext:value-type="float">
            <text:p>-4362,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845.53" calcext:value-type="float">
            <text:p>-6845,53</text:p>
          </table:table-cell>
          <table:table-cell table:style-name="Default" office:value-type="float" office:value="16662.79" calcext:value-type="float">
            <text:p>16662,79</text:p>
          </table:table-cell>
          <table:table-cell table:number-columns-repeated="16366"/>
        </table:table-row>
        <table:table-row table:style-name="ro1">
          <table:table-cell office:value-type="float" office:value="6000600" calcext:value-type="float">
            <text:p>6000600</text:p>
          </table:table-cell>
          <table:table-cell table:style-name="Default" office:value-type="string" calcext:value-type="string">
            <text:p>MARIA GUILHERMINA DE SOUZ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783.64" calcext:value-type="float">
            <text:p>2783,6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590.88" calcext:value-type="float">
            <text:p>15590,88</text:p>
          </table:table-cell>
          <table:table-cell table:style-name="Default" office:value-type="float" office:value="-1176.85" calcext:value-type="float">
            <text:p>-1176,85</text:p>
          </table:table-cell>
          <table:table-cell table:style-name="Default" office:value-type="float" office:value="-2544.26" calcext:value-type="float">
            <text:p>-2544,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721.11" calcext:value-type="float">
            <text:p>-3721,11</text:p>
          </table:table-cell>
          <table:table-cell table:style-name="Default" office:value-type="float" office:value="11869.77" calcext:value-type="float">
            <text:p>11869,77</text:p>
          </table:table-cell>
          <table:table-cell table:number-columns-repeated="16366"/>
        </table:table-row>
        <table:table-row table:style-name="ro1">
          <table:table-cell office:value-type="float" office:value="6000512" calcext:value-type="float">
            <text:p>6000512</text:p>
          </table:table-cell>
          <table:table-cell table:style-name="Default" office:value-type="string" calcext:value-type="string">
            <text:p>MARIA HELENA GONÇALVES GODIN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1120.63" calcext:value-type="float">
            <text:p>1120,6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194.68" calcext:value-type="float">
            <text:p>14194,68</text:p>
          </table:table-cell>
          <table:table-cell table:style-name="Default" office:value-type="float" office:value="-946.48" calcext:value-type="float">
            <text:p>-946,48</text:p>
          </table:table-cell>
          <table:table-cell table:style-name="Default" office:value-type="float" office:value="-2223.66" calcext:value-type="float">
            <text:p>-2223,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170.14" calcext:value-type="float">
            <text:p>-3170,14</text:p>
          </table:table-cell>
          <table:table-cell table:style-name="Default" office:value-type="float" office:value="11024.54" calcext:value-type="float">
            <text:p>11024,54</text:p>
          </table:table-cell>
          <table:table-cell table:number-columns-repeated="16366"/>
        </table:table-row>
        <table:table-row table:style-name="ro1">
          <table:table-cell office:value-type="float" office:value="6000129" calcext:value-type="float">
            <text:p>6000129</text:p>
          </table:table-cell>
          <table:table-cell table:style-name="Default" office:value-type="string" calcext:value-type="string">
            <text:p>MARIA IZABEL RODRIGUES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PROCESSUAL -PRT 8ª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4872.9" calcext:value-type="float">
            <text:p>4872,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680.14" calcext:value-type="float">
            <text:p>17680,14</text:p>
          </table:table-cell>
          <table:table-cell table:style-name="Default" office:value-type="float" office:value="-1521.58" calcext:value-type="float">
            <text:p>-1521,58</text:p>
          </table:table-cell>
          <table:table-cell table:style-name="Default" office:value-type="float" office:value="-3024" calcext:value-type="float">
            <text:p>-3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545.58" calcext:value-type="float">
            <text:p>-4545,58</text:p>
          </table:table-cell>
          <table:table-cell table:style-name="Default" office:value-type="float" office:value="13134.56" calcext:value-type="float">
            <text:p>13134,56</text:p>
          </table:table-cell>
          <table:table-cell table:number-columns-repeated="16366"/>
        </table:table-row>
        <table:table-row table:style-name="ro1">
          <table:table-cell office:value-type="float" office:value="6001673" calcext:value-type="float">
            <text:p>6001673</text:p>
          </table:table-cell>
          <table:table-cell table:style-name="Default" office:value-type="string" calcext:value-type="string">
            <text:p>MARIA IZETH DE MIRANDA MORA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1152.6" calcext:value-type="float">
            <text:p>1152,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165.63" calcext:value-type="float">
            <text:p>22165,63</text:p>
          </table:table-cell>
          <table:table-cell table:style-name="Default" office:value-type="float" office:value="-2261.68" calcext:value-type="float">
            <text:p>-2261,68</text:p>
          </table:table-cell>
          <table:table-cell table:style-name="Default" office:value-type="float" office:value="-4053.99" calcext:value-type="float">
            <text:p>-4053,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315.67" calcext:value-type="float">
            <text:p>-6315,67</text:p>
          </table:table-cell>
          <table:table-cell table:style-name="Default" office:value-type="float" office:value="15849.96" calcext:value-type="float">
            <text:p>15849,96</text:p>
          </table:table-cell>
          <table:table-cell table:number-columns-repeated="16366"/>
        </table:table-row>
        <table:table-row table:style-name="ro1">
          <table:table-cell office:value-type="float" office:value="6000280" calcext:value-type="float">
            <text:p>6000280</text:p>
          </table:table-cell>
          <table:table-cell table:style-name="Default" office:value-type="string" calcext:value-type="string">
            <text:p>MARIA JOSE DE SOUSA LACERDA 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MBULATÓRI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693.72" calcext:value-type="float">
            <text:p>693,7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767.77" calcext:value-type="float">
            <text:p>13767,77</text:p>
          </table:table-cell>
          <table:table-cell table:style-name="Default" office:value-type="float" office:value="-876.04" calcext:value-type="float">
            <text:p>-876,04</text:p>
          </table:table-cell>
          <table:table-cell table:style-name="Default" office:value-type="float" office:value="-2649.22" calcext:value-type="float">
            <text:p>-2649,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525.26" calcext:value-type="float">
            <text:p>-3525,26</text:p>
          </table:table-cell>
          <table:table-cell table:style-name="Default" office:value-type="float" office:value="10242.51" calcext:value-type="float">
            <text:p>10242,51</text:p>
          </table:table-cell>
          <table:table-cell table:number-columns-repeated="16366"/>
        </table:table-row>
        <table:table-row table:style-name="ro1">
          <table:table-cell office:value-type="float" office:value="6000028" calcext:value-type="float">
            <text:p>6000028</text:p>
          </table:table-cell>
          <table:table-cell table:style-name="Default" office:value-type="string" calcext:value-type="string">
            <text:p>MARIA JOSE DINIZ FERR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PATRIMÔNI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3566.85" calcext:value-type="float">
            <text:p>3566,8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374.09" calcext:value-type="float">
            <text:p>16374,09</text:p>
          </table:table-cell>
          <table:table-cell table:style-name="Default" office:value-type="float" office:value="-1306.08" calcext:value-type="float">
            <text:p>-1306,08</text:p>
          </table:table-cell>
          <table:table-cell table:style-name="Default" office:value-type="float" office:value="-3247.7" calcext:value-type="float">
            <text:p>-3247,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553.78" calcext:value-type="float">
            <text:p>-4553,78</text:p>
          </table:table-cell>
          <table:table-cell table:style-name="Default" office:value-type="float" office:value="11820.31" calcext:value-type="float">
            <text:p>11820,31</text:p>
          </table:table-cell>
          <table:table-cell table:number-columns-repeated="16366"/>
        </table:table-row>
        <table:table-row table:style-name="ro1">
          <table:table-cell office:value-type="float" office:value="6000476" calcext:value-type="float">
            <text:p>6000476</text:p>
          </table:table-cell>
          <table:table-cell table:style-name="Default" office:value-type="string" calcext:value-type="string">
            <text:p>MARIA JOSE MACHAD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O DEPARTAMENTO DE ASSISTÊNCIA INTEGRAL À SAÚDE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623.55" calcext:value-type="float">
            <text:p>2623,5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430.79" calcext:value-type="float">
            <text:p>15430,79</text:p>
          </table:table-cell>
          <table:table-cell table:style-name="Default" office:value-type="float" office:value="-1150.44" calcext:value-type="float">
            <text:p>-1150,44</text:p>
          </table:table-cell>
          <table:table-cell table:style-name="Default" office:value-type="float" office:value="-2340.03" calcext:value-type="float">
            <text:p>-2340,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490.47" calcext:value-type="float">
            <text:p>-3490,47</text:p>
          </table:table-cell>
          <table:table-cell table:style-name="Default" office:value-type="float" office:value="11940.32" calcext:value-type="float">
            <text:p>11940,32</text:p>
          </table:table-cell>
          <table:table-cell table:number-columns-repeated="16366"/>
        </table:table-row>
        <table:table-row table:style-name="ro1">
          <table:table-cell office:value-type="float" office:value="6000661" calcext:value-type="float">
            <text:p>6000661</text:p>
          </table:table-cell>
          <table:table-cell table:style-name="Default" office:value-type="string" calcext:value-type="string">
            <text:p>MARIA JULIA MENEZES BONFIM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CERVO E ATENDIMENT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893.97" calcext:value-type="float">
            <text:p>1893,9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701.21" calcext:value-type="float">
            <text:p>14701,21</text:p>
          </table:table-cell>
          <table:table-cell table:style-name="Default" office:value-type="float" office:value="-1030.05" calcext:value-type="float">
            <text:p>-1030,05</text:p>
          </table:table-cell>
          <table:table-cell table:style-name="Default" office:value-type="float" office:value="-2811.43" calcext:value-type="float">
            <text:p>-2811,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841.48" calcext:value-type="float">
            <text:p>-3841,48</text:p>
          </table:table-cell>
          <table:table-cell table:style-name="Default" office:value-type="float" office:value="10859.73" calcext:value-type="float">
            <text:p>10859,73</text:p>
          </table:table-cell>
          <table:table-cell table:number-columns-repeated="16366"/>
        </table:table-row>
        <table:table-row table:style-name="ro1">
          <table:table-cell office:value-type="float" office:value="6001441" calcext:value-type="float">
            <text:p>6001441</text:p>
          </table:table-cell>
          <table:table-cell table:style-name="Default" office:value-type="string" calcext:value-type="string">
            <text:p>MARIA LETICIA MACHADO SOARES GODIN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ERÍCIAS DE ENGENHARIA E SEGURANÇA DO TRABALHO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262.66" calcext:value-type="float">
            <text:p>262,6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932.34" calcext:value-type="float">
            <text:p>21932,34</text:p>
          </table:table-cell>
          <table:table-cell table:style-name="Default" office:value-type="float" office:value="-2223.19" calcext:value-type="float">
            <text:p>-2223,19</text:p>
          </table:table-cell>
          <table:table-cell table:style-name="Default" office:value-type="float" office:value="-4524.01" calcext:value-type="float">
            <text:p>-4524,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747.2" calcext:value-type="float">
            <text:p>-6747,2</text:p>
          </table:table-cell>
          <table:table-cell table:style-name="Default" office:value-type="float" office:value="15185.14" calcext:value-type="float">
            <text:p>15185,14</text:p>
          </table:table-cell>
          <table:table-cell table:number-columns-repeated="16366"/>
        </table:table-row>
        <table:table-row table:style-name="ro1">
          <table:table-cell office:value-type="float" office:value="6000508" calcext:value-type="float">
            <text:p>6000508</text:p>
          </table:table-cell>
          <table:table-cell table:style-name="Default" office:value-type="string" calcext:value-type="string">
            <text:p>MARIA LUCIA FURTADO VIEIRA ROCH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6302.67" calcext:value-type="float">
            <text:p>6302,6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7315.7" calcext:value-type="float">
            <text:p>27315,7</text:p>
          </table:table-cell>
          <table:table-cell table:style-name="Default" office:value-type="float" office:value="-3127.66" calcext:value-type="float">
            <text:p>-3127,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127.66" calcext:value-type="float">
            <text:p>-3127,66</text:p>
          </table:table-cell>
          <table:table-cell table:style-name="Default" office:value-type="float" office:value="24188.04" calcext:value-type="float">
            <text:p>24188,04</text:p>
          </table:table-cell>
          <table:table-cell table:number-columns-repeated="16366"/>
        </table:table-row>
        <table:table-row table:style-name="ro1">
          <table:table-cell office:value-type="float" office:value="6008301" calcext:value-type="float">
            <text:p>6008301</text:p>
          </table:table-cell>
          <table:table-cell table:style-name="Default" office:value-type="string" calcext:value-type="string">
            <text:p>MARIA LUIZA PEREIRA DE OLIVEIRA MEL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SSESSORIA DE COMUNICAÇÃO SOCIAL DO GABINETE DO PROCURADOR-CHEFE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8542.15" calcext:value-type="float">
            <text:p>8542,1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616.2" calcext:value-type="float">
            <text:p>21616,2</text:p>
          </table:table-cell>
          <table:table-cell table:style-name="Default" office:value-type="float" office:value="-2171.03" calcext:value-type="float">
            <text:p>-2171,03</text:p>
          </table:table-cell>
          <table:table-cell table:style-name="Default" office:value-type="float" office:value="-4399.28" calcext:value-type="float">
            <text:p>-4399,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570.31" calcext:value-type="float">
            <text:p>-6570,31</text:p>
          </table:table-cell>
          <table:table-cell table:style-name="Default" office:value-type="float" office:value="15045.89" calcext:value-type="float">
            <text:p>15045,89</text:p>
          </table:table-cell>
          <table:table-cell table:number-columns-repeated="16366"/>
        </table:table-row>
        <table:table-row table:style-name="ro1">
          <table:table-cell office:value-type="float" office:value="6000053" calcext:value-type="float">
            <text:p>6000053</text:p>
          </table:table-cell>
          <table:table-cell table:style-name="Default" office:value-type="string" calcext:value-type="string">
            <text:p>MARIA MADALENA DE OLIVEIRA SALERNO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9018.18" calcext:value-type="float">
            <text:p>9018,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825.42" calcext:value-type="float">
            <text:p>21825,42</text:p>
          </table:table-cell>
          <table:table-cell table:style-name="Default" office:value-type="float" office:value="-2205.55" calcext:value-type="float">
            <text:p>-2205,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205.55" calcext:value-type="float">
            <text:p>-2205,55</text:p>
          </table:table-cell>
          <table:table-cell table:style-name="Default" office:value-type="float" office:value="19619.87" calcext:value-type="float">
            <text:p>19619,87</text:p>
          </table:table-cell>
          <table:table-cell table:number-columns-repeated="16366"/>
        </table:table-row>
        <table:table-row table:style-name="ro1">
          <table:table-cell office:value-type="float" office:value="1832865" calcext:value-type="float">
            <text:p>1832865</text:p>
          </table:table-cell>
          <table:table-cell table:style-name="Default" office:value-type="string" calcext:value-type="string">
            <text:p>MARIA MARGARIDA DOREA PASS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4610.6" calcext:value-type="float">
            <text:p>4610,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417.84" calcext:value-type="float">
            <text:p>17417,84</text:p>
          </table:table-cell>
          <table:table-cell table:style-name="Default" office:value-type="float" office:value="-1478.3" calcext:value-type="float">
            <text:p>-1478,3</text:p>
          </table:table-cell>
          <table:table-cell table:style-name="Default" office:value-type="float" office:value="-2963.77" calcext:value-type="float">
            <text:p>-2963,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442.07" calcext:value-type="float">
            <text:p>-4442,07</text:p>
          </table:table-cell>
          <table:table-cell table:style-name="Default" office:value-type="float" office:value="12975.77" calcext:value-type="float">
            <text:p>12975,77</text:p>
          </table:table-cell>
          <table:table-cell table:number-columns-repeated="16366"/>
        </table:table-row>
        <table:table-row table:style-name="ro1">
          <table:table-cell office:value-type="float" office:value="6000199" calcext:value-type="float">
            <text:p>6000199</text:p>
          </table:table-cell>
          <table:table-cell table:style-name="Default" office:value-type="string" calcext:value-type="string">
            <text:p>MARIA NORMA DE FIGUEIREDO GONCALV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3042.11" calcext:value-type="float">
            <text:p>3042,1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116.16" calcext:value-type="float">
            <text:p>16116,16</text:p>
          </table:table-cell>
          <table:table-cell table:style-name="Default" office:value-type="float" office:value="-1263.52" calcext:value-type="float">
            <text:p>-1263,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263.52" calcext:value-type="float">
            <text:p>-1263,52</text:p>
          </table:table-cell>
          <table:table-cell table:style-name="Default" office:value-type="float" office:value="14852.64" calcext:value-type="float">
            <text:p>14852,64</text:p>
          </table:table-cell>
          <table:table-cell table:number-columns-repeated="16366"/>
        </table:table-row>
        <table:table-row table:style-name="ro1">
          <table:table-cell office:value-type="float" office:value="6003328" calcext:value-type="float">
            <text:p>6003328</text:p>
          </table:table-cell>
          <table:table-cell table:style-name="Default" office:value-type="string" calcext:value-type="string">
            <text:p>MARIA REGINA CHIQUETTO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BIBLIOTECA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350.21" calcext:value-type="float">
            <text:p>350,2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019.89" calcext:value-type="float">
            <text:p>22019,89</text:p>
          </table:table-cell>
          <table:table-cell table:style-name="Default" office:value-type="float" office:value="-2237.64" calcext:value-type="float">
            <text:p>-2237,64</text:p>
          </table:table-cell>
          <table:table-cell table:style-name="Default" office:value-type="float" office:value="-4544.11" calcext:value-type="float">
            <text:p>-4544,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781.75" calcext:value-type="float">
            <text:p>-6781,75</text:p>
          </table:table-cell>
          <table:table-cell table:style-name="Default" office:value-type="float" office:value="15238.14" calcext:value-type="float">
            <text:p>15238,14</text:p>
          </table:table-cell>
          <table:table-cell table:number-columns-repeated="16366"/>
        </table:table-row>
        <table:table-row table:style-name="ro1">
          <table:table-cell office:value-type="float" office:value="6000970" calcext:value-type="float">
            <text:p>6000970</text:p>
          </table:table-cell>
          <table:table-cell table:style-name="Default" office:value-type="string" calcext:value-type="string">
            <text:p>MARIA REGINA PITTET MUR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12º OFÍCIO GERAL DA PRT DA 18ª REGIÃO</text:p>
          </table:table-cell>
          <table:table-cell table:style-name="Default" office:value-type="float" office:value="10984.03" calcext:value-type="float">
            <text:p>10984,03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0984.03" calcext:value-type="float">
            <text:p>10984,03</text:p>
          </table:table-cell>
          <table:table-cell table:style-name="Default" office:value-type="float" office:value="-463.71" calcext:value-type="float">
            <text:p>-463,71</text:p>
          </table:table-cell>
          <table:table-cell table:style-name="Default" office:value-type="float" office:value="-1969.28" calcext:value-type="float">
            <text:p>-1969,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432.99" calcext:value-type="float">
            <text:p>-2432,99</text:p>
          </table:table-cell>
          <table:table-cell table:style-name="Default" office:value-type="float" office:value="8551.04" calcext:value-type="float">
            <text:p>8551,04</text:p>
          </table:table-cell>
          <table:table-cell table:number-columns-repeated="16366"/>
        </table:table-row>
        <table:table-row table:style-name="ro1">
          <table:table-cell office:value-type="float" office:value="6000952" calcext:value-type="float">
            <text:p>6000952</text:p>
          </table:table-cell>
          <table:table-cell table:style-name="Default" office:value-type="string" calcext:value-type="string">
            <text:p>MARIA REGINA TREVISAN OLIV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PROCESSUAL DA COORDENADORIA DE PRIMEIRO GRAU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725.29" calcext:value-type="float">
            <text:p>1725,2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532.53" calcext:value-type="float">
            <text:p>14532,53</text:p>
          </table:table-cell>
          <table:table-cell table:style-name="Default" office:value-type="float" office:value="-1002.22" calcext:value-type="float">
            <text:p>-1002,22</text:p>
          </table:table-cell>
          <table:table-cell table:style-name="Default" office:value-type="float" office:value="-2301.24" calcext:value-type="float">
            <text:p>-2301,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303.46" calcext:value-type="float">
            <text:p>-3303,46</text:p>
          </table:table-cell>
          <table:table-cell table:style-name="Default" office:value-type="float" office:value="11229.07" calcext:value-type="float">
            <text:p>11229,07</text:p>
          </table:table-cell>
          <table:table-cell table:number-columns-repeated="16366"/>
        </table:table-row>
        <table:table-row table:style-name="ro1">
          <table:table-cell office:value-type="float" office:value="6000020" calcext:value-type="float">
            <text:p>6000020</text:p>
          </table:table-cell>
          <table:table-cell table:style-name="Default" office:value-type="string" calcext:value-type="string">
            <text:p>MARIA TEODORA DE BRITO ARAUJO DO CARM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Default" office:value-type="float" office:value="10672.7" calcext:value-type="float">
            <text:p>10672,7</text:p>
          </table:table-cell>
          <table:table-cell table:style-name="Default" office:value-type="float" office:value="4010.75" calcext:value-type="float">
            <text:p>4010,7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683.45" calcext:value-type="float">
            <text:p>14683,45</text:p>
          </table:table-cell>
          <table:table-cell table:style-name="Default" office:value-type="float" office:value="-1027.12" calcext:value-type="float">
            <text:p>-1027,12</text:p>
          </table:table-cell>
          <table:table-cell table:style-name="Default" office:value-type="float" office:value="-2335.89" calcext:value-type="float">
            <text:p>-2335,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363.01" calcext:value-type="float">
            <text:p>-3363,01</text:p>
          </table:table-cell>
          <table:table-cell table:style-name="Default" office:value-type="float" office:value="11320.44" calcext:value-type="float">
            <text:p>11320,44</text:p>
          </table:table-cell>
          <table:table-cell table:number-columns-repeated="16366"/>
        </table:table-row>
        <table:table-row table:style-name="ro1">
          <table:table-cell office:value-type="float" office:value="6005752" calcext:value-type="float">
            <text:p>6005752</text:p>
          </table:table-cell>
          <table:table-cell table:style-name="Default" office:value-type="string" calcext:value-type="string">
            <text:p>MARIA TEREZA ANATER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Default" office:value-type="float" office:value="21669.68" calcext:value-type="float">
            <text:p>21669,6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-2179.85" calcext:value-type="float">
            <text:p>-2179,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179.85" calcext:value-type="float">
            <text:p>-2179,85</text:p>
          </table:table-cell>
          <table:table-cell table:style-name="Default" office:value-type="float" office:value="19489.83" calcext:value-type="float">
            <text:p>19489,83</text:p>
          </table:table-cell>
          <table:table-cell table:number-columns-repeated="16366"/>
        </table:table-row>
        <table:table-row table:style-name="ro1">
          <table:table-cell office:value-type="float" office:value="6001619" calcext:value-type="float">
            <text:p>6001619</text:p>
          </table:table-cell>
          <table:table-cell table:style-name="Default" office:value-type="string" calcext:value-type="string">
            <text:p>MARIA TEREZA GONÇALVES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PRIMEIRO GRAU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262.66" calcext:value-type="float">
            <text:p>262,6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932.34" calcext:value-type="float">
            <text:p>21932,34</text:p>
          </table:table-cell>
          <table:table-cell table:style-name="Default" office:value-type="float" office:value="-2223.19" calcext:value-type="float">
            <text:p>-2223,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223.19" calcext:value-type="float">
            <text:p>-2223,19</text:p>
          </table:table-cell>
          <table:table-cell table:style-name="Default" office:value-type="float" office:value="19709.15" calcext:value-type="float">
            <text:p>19709,15</text:p>
          </table:table-cell>
          <table:table-cell table:number-columns-repeated="16366"/>
        </table:table-row>
        <table:table-row table:style-name="ro1">
          <table:table-cell office:value-type="float" office:value="6000477" calcext:value-type="float">
            <text:p>6000477</text:p>
          </table:table-cell>
          <table:table-cell table:style-name="Default" office:value-type="string" calcext:value-type="string">
            <text:p>MARIA VALDIRA DOS ANJOS FARI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ESSOAL, PLAN-ASSISTE E PROTOCOLO - PRT14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907.17" calcext:value-type="float">
            <text:p>907,1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714.41" calcext:value-type="float">
            <text:p>13714,41</text:p>
          </table:table-cell>
          <table:table-cell table:style-name="Default" office:value-type="float" office:value="-867.23" calcext:value-type="float">
            <text:p>-867,23</text:p>
          </table:table-cell>
          <table:table-cell table:style-name="Default" office:value-type="float" office:value="-2113.38" calcext:value-type="float">
            <text:p>-2113,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980.61" calcext:value-type="float">
            <text:p>-2980,61</text:p>
          </table:table-cell>
          <table:table-cell table:style-name="Default" office:value-type="float" office:value="10733.8" calcext:value-type="float">
            <text:p>10733,8</text:p>
          </table:table-cell>
          <table:table-cell table:number-columns-repeated="16366"/>
        </table:table-row>
        <table:table-row table:style-name="ro1">
          <table:table-cell office:value-type="float" office:value="6000052" calcext:value-type="float">
            <text:p>6000052</text:p>
          </table:table-cell>
          <table:table-cell table:style-name="Default" office:value-type="string" calcext:value-type="string">
            <text:p>MARIA VERBENA COSTA PACHECO MAGALHÃ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Default" office:value-type="float" office:value="17510.86" calcext:value-type="float">
            <text:p>17510,86</text:p>
          </table:table-cell>
          <table:table-cell table:style-name="Default" office:value-type="float" office:value="4993.26" calcext:value-type="float">
            <text:p>4993,2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504.12" calcext:value-type="float">
            <text:p>22504,12</text:p>
          </table:table-cell>
          <table:table-cell table:style-name="Default" office:value-type="float" office:value="-2317.53" calcext:value-type="float">
            <text:p>-2317,53</text:p>
          </table:table-cell>
          <table:table-cell table:style-name="Default" office:value-type="float" office:value="-4027.44" calcext:value-type="float">
            <text:p>-4027,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344.97" calcext:value-type="float">
            <text:p>-6344,97</text:p>
          </table:table-cell>
          <table:table-cell table:style-name="Default" office:value-type="float" office:value="16159.15" calcext:value-type="float">
            <text:p>16159,15</text:p>
          </table:table-cell>
          <table:table-cell table:number-columns-repeated="16366"/>
        </table:table-row>
        <table:table-row table:style-name="ro1">
          <table:table-cell office:value-type="float" office:value="6002684" calcext:value-type="float">
            <text:p>6002684</text:p>
          </table:table-cell>
          <table:table-cell table:style-name="Default" office:value-type="string" calcext:value-type="string">
            <text:p>MARILIA CONRADO MARTIN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213.45" calcext:value-type="float">
            <text:p>213,4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420.91" calcext:value-type="float">
            <text:p>13420,91</text:p>
          </table:table-cell>
          <table:table-cell table:style-name="Default" office:value-type="float" office:value="-818.81" calcext:value-type="float">
            <text:p>-818,81</text:p>
          </table:table-cell>
          <table:table-cell table:style-name="Default" office:value-type="float" office:value="-2569.57" calcext:value-type="float">
            <text:p>-2569,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388.38" calcext:value-type="float">
            <text:p>-3388,38</text:p>
          </table:table-cell>
          <table:table-cell table:style-name="Default" office:value-type="float" office:value="10032.53" calcext:value-type="float">
            <text:p>10032,53</text:p>
          </table:table-cell>
          <table:table-cell table:number-columns-repeated="16366"/>
        </table:table-row>
        <table:table-row table:style-name="ro1">
          <table:table-cell office:value-type="float" office:value="6001149" calcext:value-type="float">
            <text:p>6001149</text:p>
          </table:table-cell>
          <table:table-cell table:style-name="Default" office:value-type="string" calcext:value-type="string">
            <text:p>MARIO DE JESUS NESTI ALEXANDR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LMOXARIFAD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13.45" calcext:value-type="float">
            <text:p>213,4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020.69" calcext:value-type="float">
            <text:p>13020,69</text:p>
          </table:table-cell>
          <table:table-cell table:style-name="Default" office:value-type="float" office:value="-759.03" calcext:value-type="float">
            <text:p>-759,03</text:p>
          </table:table-cell>
          <table:table-cell table:style-name="Default" office:value-type="float" office:value="-1952.36" calcext:value-type="float">
            <text:p>-1952,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711.39" calcext:value-type="float">
            <text:p>-2711,39</text:p>
          </table:table-cell>
          <table:table-cell table:style-name="Default" office:value-type="float" office:value="10309.3" calcext:value-type="float">
            <text:p>10309,3</text:p>
          </table:table-cell>
          <table:table-cell table:number-columns-repeated="16366"/>
        </table:table-row>
        <table:table-row table:style-name="ro1">
          <table:table-cell office:value-type="float" office:value="6000520" calcext:value-type="float">
            <text:p>6000520</text:p>
          </table:table-cell>
          <table:table-cell table:style-name="Default" office:value-type="string" calcext:value-type="string">
            <text:p>MARIO LIMA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748.12" calcext:value-type="float">
            <text:p>2748,1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555.36" calcext:value-type="float">
            <text:p>15555,36</text:p>
          </table:table-cell>
          <table:table-cell table:style-name="Default" office:value-type="float" office:value="-1170.99" calcext:value-type="float">
            <text:p>-1170,99</text:p>
          </table:table-cell>
          <table:table-cell table:style-name="Default" office:value-type="float" office:value="-2536.1" calcext:value-type="float">
            <text:p>-2536,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707.09" calcext:value-type="float">
            <text:p>-3707,09</text:p>
          </table:table-cell>
          <table:table-cell table:style-name="Default" office:value-type="float" office:value="11848.27" calcext:value-type="float">
            <text:p>11848,27</text:p>
          </table:table-cell>
          <table:table-cell table:number-columns-repeated="16366"/>
        </table:table-row>
        <table:table-row table:style-name="ro1">
          <table:table-cell office:value-type="float" office:value="6004569" calcext:value-type="float">
            <text:p>6004569</text:p>
          </table:table-cell>
          <table:table-cell table:style-name="Default" office:value-type="string" calcext:value-type="string">
            <text:p>MARISA JOANES DO NASCIMENT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CONTROLE DE ACORDÃOS - PRT01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529.69" calcext:value-type="float">
            <text:p>1529,6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336.93" calcext:value-type="float">
            <text:p>14336,93</text:p>
          </table:table-cell>
          <table:table-cell table:style-name="Default" office:value-type="float" office:value="-969.95" calcext:value-type="float">
            <text:p>-969,95</text:p>
          </table:table-cell>
          <table:table-cell table:style-name="Default" office:value-type="float" office:value="-2204.18" calcext:value-type="float">
            <text:p>-2204,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174.13" calcext:value-type="float">
            <text:p>-3174,13</text:p>
          </table:table-cell>
          <table:table-cell table:style-name="Default" office:value-type="float" office:value="11162.8" calcext:value-type="float">
            <text:p>11162,8</text:p>
          </table:table-cell>
          <table:table-cell table:number-columns-repeated="16366"/>
        </table:table-row>
        <table:table-row table:style-name="ro1">
          <table:table-cell office:value-type="float" office:value="6000096" calcext:value-type="float">
            <text:p>6000096</text:p>
          </table:table-cell>
          <table:table-cell table:style-name="Default" office:value-type="string" calcext:value-type="string">
            <text:p>MARISA NOGUEIRA DOS SANTOS CABRAL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120.63" calcext:value-type="float">
            <text:p>1120,6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927.87" calcext:value-type="float">
            <text:p>13927,87</text:p>
          </table:table-cell>
          <table:table-cell table:style-name="Default" office:value-type="float" office:value="-902.45" calcext:value-type="float">
            <text:p>-902,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902.45" calcext:value-type="float">
            <text:p>-902,45</text:p>
          </table:table-cell>
          <table:table-cell table:style-name="Default" office:value-type="float" office:value="13025.42" calcext:value-type="float">
            <text:p>13025,42</text:p>
          </table:table-cell>
          <table:table-cell table:number-columns-repeated="16366"/>
        </table:table-row>
        <table:table-row table:style-name="ro1">
          <table:table-cell office:value-type="float" office:value="6001690" calcext:value-type="float">
            <text:p>6001690</text:p>
          </table:table-cell>
          <table:table-cell table:style-name="Default" office:value-type="string" calcext:value-type="string">
            <text:p>MARIZA ROSA CARLOS ANASTACI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13.45" calcext:value-type="float">
            <text:p>213,4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020.69" calcext:value-type="float">
            <text:p>13020,69</text:p>
          </table:table-cell>
          <table:table-cell table:style-name="Default" office:value-type="float" office:value="-759.03" calcext:value-type="float">
            <text:p>-759,03</text:p>
          </table:table-cell>
          <table:table-cell table:style-name="Default" office:value-type="float" office:value="-1952.36" calcext:value-type="float">
            <text:p>-1952,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711.39" calcext:value-type="float">
            <text:p>-2711,39</text:p>
          </table:table-cell>
          <table:table-cell table:style-name="Default" office:value-type="float" office:value="10309.3" calcext:value-type="float">
            <text:p>10309,3</text:p>
          </table:table-cell>
          <table:table-cell table:number-columns-repeated="16366"/>
        </table:table-row>
        <table:table-row table:style-name="ro1">
          <table:table-cell office:value-type="float" office:value="6001023" calcext:value-type="float">
            <text:p>6001023</text:p>
          </table:table-cell>
          <table:table-cell table:style-name="Default" office:value-type="string" calcext:value-type="string">
            <text:p>MARLA MARIA CAVALCANTE TASHIRO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66.81" calcext:value-type="float">
            <text:p>266,8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340.86" calcext:value-type="float">
            <text:p>13340,86</text:p>
          </table:table-cell>
          <table:table-cell table:style-name="Default" office:value-type="float" office:value="-805.6" calcext:value-type="float">
            <text:p>-805,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05.6" calcext:value-type="float">
            <text:p>-805,6</text:p>
          </table:table-cell>
          <table:table-cell table:style-name="Default" office:value-type="float" office:value="12535.26" calcext:value-type="float">
            <text:p>12535,26</text:p>
          </table:table-cell>
          <table:table-cell table:number-columns-repeated="16366"/>
        </table:table-row>
        <table:table-row table:style-name="ro1">
          <table:table-cell office:value-type="float" office:value="6001503" calcext:value-type="float">
            <text:p>6001503</text:p>
          </table:table-cell>
          <table:table-cell table:style-name="Default" office:value-type="string" calcext:value-type="string">
            <text:p>MARLENE TAVEIRA DA SILV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8965.06" calcext:value-type="float">
            <text:p>8965,06</text:p>
          </table:table-cell>
          <table:table-cell table:style-name="Default" office:value-type="float" office:value="889.33" calcext:value-type="float">
            <text:p>889,3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9854.39" calcext:value-type="float">
            <text:p>9854,39</text:p>
          </table:table-cell>
          <table:table-cell table:style-name="Default" office:value-type="float" office:value="-299.91" calcext:value-type="float">
            <text:p>-299,91</text:p>
          </table:table-cell>
          <table:table-cell table:style-name="Default" office:value-type="float" office:value="-1207.88" calcext:value-type="float">
            <text:p>-1207,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07.79" calcext:value-type="float">
            <text:p>-1507,79</text:p>
          </table:table-cell>
          <table:table-cell table:style-name="Default" office:value-type="float" office:value="8346.6" calcext:value-type="float">
            <text:p>8346,6</text:p>
          </table:table-cell>
          <table:table-cell table:number-columns-repeated="16366"/>
        </table:table-row>
        <table:table-row table:style-name="ro1">
          <table:table-cell office:value-type="float" office:value="6001628" calcext:value-type="float">
            <text:p>6001628</text:p>
          </table:table-cell>
          <table:table-cell table:style-name="Default" office:value-type="string" calcext:value-type="string">
            <text:p>MARLI SALETE FAVERO GUED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160.09" calcext:value-type="float">
            <text:p>160,0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367.55" calcext:value-type="float">
            <text:p>13367,55</text:p>
          </table:table-cell>
          <table:table-cell table:style-name="Default" office:value-type="float" office:value="-810" calcext:value-type="float">
            <text:p>-810</text:p>
          </table:table-cell>
          <table:table-cell table:style-name="Default" office:value-type="float" office:value="-2033.73" calcext:value-type="float">
            <text:p>-2033,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843.73" calcext:value-type="float">
            <text:p>-2843,73</text:p>
          </table:table-cell>
          <table:table-cell table:style-name="Default" office:value-type="float" office:value="10523.82" calcext:value-type="float">
            <text:p>10523,82</text:p>
          </table:table-cell>
          <table:table-cell table:number-columns-repeated="16366"/>
        </table:table-row>
        <table:table-row table:style-name="ro1">
          <table:table-cell office:value-type="float" office:value="6000376" calcext:value-type="float">
            <text:p>6000376</text:p>
          </table:table-cell>
          <table:table-cell table:style-name="Default" office:value-type="string" calcext:value-type="string">
            <text:p>MARLICE PERES DAVIL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951.69" calcext:value-type="float">
            <text:p>2951,6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758.93" calcext:value-type="float">
            <text:p>15758,93</text:p>
          </table:table-cell>
          <table:table-cell table:style-name="Default" office:value-type="float" office:value="-1204.58" calcext:value-type="float">
            <text:p>-1204,58</text:p>
          </table:table-cell>
          <table:table-cell table:style-name="Default" office:value-type="float" office:value="-2582.85" calcext:value-type="float">
            <text:p>-2582,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787.43" calcext:value-type="float">
            <text:p>-3787,43</text:p>
          </table:table-cell>
          <table:table-cell table:style-name="Default" office:value-type="float" office:value="11971.5" calcext:value-type="float">
            <text:p>11971,5</text:p>
          </table:table-cell>
          <table:table-cell table:number-columns-repeated="16366"/>
        </table:table-row>
        <table:table-row table:style-name="ro1">
          <table:table-cell office:value-type="float" office:value="6000539" calcext:value-type="float">
            <text:p>6000539</text:p>
          </table:table-cell>
          <table:table-cell table:style-name="Default" office:value-type="string" calcext:value-type="string">
            <text:p>MARLUCE LIMA BARROS 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Default" office:value-type="float" office:value="12638.25" calcext:value-type="float">
            <text:p>12638,25</text:p>
          </table:table-cell>
          <table:table-cell table:style-name="Default" office:value-type="float" office:value="4168.52" calcext:value-type="float">
            <text:p>4168,5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806.77" calcext:value-type="float">
            <text:p>16806,77</text:p>
          </table:table-cell>
          <table:table-cell table:style-name="Default" office:value-type="float" office:value="-1377.47" calcext:value-type="float">
            <text:p>-1377,47</text:p>
          </table:table-cell>
          <table:table-cell table:style-name="Default" office:value-type="float" office:value="-2823.46" calcext:value-type="float">
            <text:p>-2823,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200.93" calcext:value-type="float">
            <text:p>-4200,93</text:p>
          </table:table-cell>
          <table:table-cell table:style-name="Default" office:value-type="float" office:value="12605.84" calcext:value-type="float">
            <text:p>12605,84</text:p>
          </table:table-cell>
          <table:table-cell table:number-columns-repeated="16366"/>
        </table:table-row>
        <table:table-row table:style-name="ro1">
          <table:table-cell office:value-type="float" office:value="6001354" calcext:value-type="float">
            <text:p>6001354</text:p>
          </table:table-cell>
          <table:table-cell table:style-name="Default" office:value-type="string" calcext:value-type="string">
            <text:p>MARTA DA SILVA MARQUES</text:p>
          </table:table-cell>
          <table:table-cell table:style-name="ce2" office:value-type="string" calcext:value-type="string">
            <text:p>INATIVO INTEGRAL P/DOENCA E T.SERV.</text:p>
          </table:table-cell>
          <table:table-cell table:style-name="ce2" office:value-type="string" calcext:value-type="string">
            <text:p>SEÇÃO DE PERÍCIAS DE MEDICINA DO TRABALH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13.45" calcext:value-type="float">
            <text:p>213,4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287.5" calcext:value-type="float">
            <text:p>13287,5</text:p>
          </table:table-cell>
          <table:table-cell table:style-name="Default" office:value-type="float" office:value="-797.71" calcext:value-type="float">
            <text:p>-797,71</text:p>
          </table:table-cell>
          <table:table-cell table:style-name="Default" office:value-type="float" office:value="-2538.69" calcext:value-type="float">
            <text:p>-2538,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336.4" calcext:value-type="float">
            <text:p>-3336,4</text:p>
          </table:table-cell>
          <table:table-cell table:style-name="Default" office:value-type="float" office:value="9951.1" calcext:value-type="float">
            <text:p>9951,1</text:p>
          </table:table-cell>
          <table:table-cell table:number-columns-repeated="16366"/>
        </table:table-row>
        <table:table-row table:style-name="ro1">
          <table:table-cell office:value-type="float" office:value="6000025" calcext:value-type="float">
            <text:p>6000025</text:p>
          </table:table-cell>
          <table:table-cell table:style-name="Default" office:value-type="string" calcext:value-type="string">
            <text:p>MATILDE OLIVEIRA QUEIROZ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MONTAGEM DE PAUTAS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4008.43" calcext:value-type="float">
            <text:p>4008,4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815.67" calcext:value-type="float">
            <text:p>16815,67</text:p>
          </table:table-cell>
          <table:table-cell table:style-name="Default" office:value-type="float" office:value="-1378.94" calcext:value-type="float">
            <text:p>-1378,94</text:p>
          </table:table-cell>
          <table:table-cell table:style-name="Default" office:value-type="float" office:value="-3296.96" calcext:value-type="float">
            <text:p>-3296,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675.9" calcext:value-type="float">
            <text:p>-4675,9</text:p>
          </table:table-cell>
          <table:table-cell table:style-name="Default" office:value-type="float" office:value="12139.77" calcext:value-type="float">
            <text:p>12139,77</text:p>
          </table:table-cell>
          <table:table-cell table:number-columns-repeated="16366"/>
        </table:table-row>
        <table:table-row table:style-name="ro1">
          <table:table-cell office:value-type="float" office:value="6006624" calcext:value-type="float">
            <text:p>6006624</text:p>
          </table:table-cell>
          <table:table-cell table:style-name="Default" office:value-type="string" calcext:value-type="string">
            <text:p>MAURI NEUSA FERNANDES DE BARR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165.07" calcext:value-type="float">
            <text:p>1165,0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972.31" calcext:value-type="float">
            <text:p>13972,31</text:p>
          </table:table-cell>
          <table:table-cell table:style-name="Default" office:value-type="float" office:value="-909.79" calcext:value-type="float">
            <text:p>-909,79</text:p>
          </table:table-cell>
          <table:table-cell table:style-name="Default" office:value-type="float" office:value="-2172.59" calcext:value-type="float">
            <text:p>-2172,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082.38" calcext:value-type="float">
            <text:p>-3082,38</text:p>
          </table:table-cell>
          <table:table-cell table:style-name="Default" office:value-type="float" office:value="10889.93" calcext:value-type="float">
            <text:p>10889,93</text:p>
          </table:table-cell>
          <table:table-cell table:number-columns-repeated="16366"/>
        </table:table-row>
        <table:table-row table:style-name="ro1">
          <table:table-cell office:value-type="float" office:value="6002099" calcext:value-type="float">
            <text:p>6002099</text:p>
          </table:table-cell>
          <table:table-cell table:style-name="Default" office:value-type="string" calcext:value-type="string">
            <text:p>MAURICIO JORGE PORTELA ARAUJO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EPARTAMENTO DE DESENVOLVIMENTO DE PESSOAS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53.36" calcext:value-type="float">
            <text:p>53,3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127.41" calcext:value-type="float">
            <text:p>13127,41</text:p>
          </table:table-cell>
          <table:table-cell table:style-name="Default" office:value-type="float" office:value="-774.5" calcext:value-type="float">
            <text:p>-774,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74.5" calcext:value-type="float">
            <text:p>-774,5</text:p>
          </table:table-cell>
          <table:table-cell table:style-name="Default" office:value-type="float" office:value="12352.91" calcext:value-type="float">
            <text:p>12352,91</text:p>
          </table:table-cell>
          <table:table-cell table:number-columns-repeated="16366"/>
        </table:table-row>
        <table:table-row table:style-name="ro1">
          <table:table-cell office:value-type="float" office:value="6007186" calcext:value-type="float">
            <text:p>6007186</text:p>
          </table:table-cell>
          <table:table-cell table:style-name="Default" office:value-type="string" calcext:value-type="string">
            <text:p>MAURO MISSE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Default" office:value-type="float" office:value="7032.15" calcext:value-type="float">
            <text:p>7032,1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7032.15" calcext:value-type="float">
            <text:p>7032,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14.24" calcext:value-type="float">
            <text:p>-514,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14.24" calcext:value-type="float">
            <text:p>-514,24</text:p>
          </table:table-cell>
          <table:table-cell table:style-name="Default" office:value-type="float" office:value="6517.91" calcext:value-type="float">
            <text:p>6517,91</text:p>
          </table:table-cell>
          <table:table-cell table:number-columns-repeated="16366"/>
        </table:table-row>
        <table:table-row table:style-name="ro1">
          <table:table-cell office:value-type="float" office:value="6000591" calcext:value-type="float">
            <text:p>6000591</text:p>
          </table:table-cell>
          <table:table-cell table:style-name="Default" office:value-type="string" calcext:value-type="string">
            <text:p>MEI OTSUK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11526.52" calcext:value-type="float">
            <text:p>11526,52</text:p>
          </table:table-cell>
          <table:table-cell table:style-name="Default" office:value-type="float" office:value="693.72" calcext:value-type="float">
            <text:p>693,7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2220.24" calcext:value-type="float">
            <text:p>12220,24</text:p>
          </table:table-cell>
          <table:table-cell table:style-name="Default" office:value-type="float" office:value="-642.96" calcext:value-type="float">
            <text:p>-642,96</text:p>
          </table:table-cell>
          <table:table-cell table:style-name="Default" office:value-type="float" office:value="-1764.15" calcext:value-type="float">
            <text:p>-1764,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407.11" calcext:value-type="float">
            <text:p>-2407,11</text:p>
          </table:table-cell>
          <table:table-cell table:style-name="Default" office:value-type="float" office:value="9813.13" calcext:value-type="float">
            <text:p>9813,13</text:p>
          </table:table-cell>
          <table:table-cell table:number-columns-repeated="16366"/>
        </table:table-row>
        <table:table-row table:style-name="ro1">
          <table:table-cell office:value-type="float" office:value="6000517" calcext:value-type="float">
            <text:p>6000517</text:p>
          </table:table-cell>
          <table:table-cell table:style-name="Default" office:value-type="string" calcext:value-type="string">
            <text:p>MEIRY APOLINARIO DE ALENCAR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NÁLISE DE RECURSOS E GLOSAS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316.23" calcext:value-type="float">
            <text:p>1316,2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123.47" calcext:value-type="float">
            <text:p>14123,47</text:p>
          </table:table-cell>
          <table:table-cell table:style-name="Default" office:value-type="float" office:value="-934.73" calcext:value-type="float">
            <text:p>-934,73</text:p>
          </table:table-cell>
          <table:table-cell table:style-name="Default" office:value-type="float" office:value="-2678.76" calcext:value-type="float">
            <text:p>-2678,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613.49" calcext:value-type="float">
            <text:p>-3613,49</text:p>
          </table:table-cell>
          <table:table-cell table:style-name="Default" office:value-type="float" office:value="10509.98" calcext:value-type="float">
            <text:p>10509,98</text:p>
          </table:table-cell>
          <table:table-cell table:number-columns-repeated="16366"/>
        </table:table-row>
        <table:table-row table:style-name="ro1">
          <table:table-cell office:value-type="float" office:value="6001678" calcext:value-type="float">
            <text:p>6001678</text:p>
          </table:table-cell>
          <table:table-cell table:style-name="Default" office:value-type="string" calcext:value-type="string">
            <text:p>MENILDO JESUS DE SOUSA FREIT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ERÍCIAS CONTÁBEIS</text:p>
          </table:table-cell>
          <table:table-cell table:style-name="Default" office:value-type="float" office:value="21888.57" calcext:value-type="float">
            <text:p>21888,57</text:p>
          </table:table-cell>
          <table:table-cell table:style-name="Default" office:value-type="float" office:value="1400.86" calcext:value-type="float">
            <text:p>1400,8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3289.43" calcext:value-type="float">
            <text:p>23289,43</text:p>
          </table:table-cell>
          <table:table-cell table:style-name="Default" office:value-type="float" office:value="-2447.11" calcext:value-type="float">
            <text:p>-2447,11</text:p>
          </table:table-cell>
          <table:table-cell table:style-name="Default" office:value-type="float" office:value="-4783.5" calcext:value-type="float">
            <text:p>-4783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230.61" calcext:value-type="float">
            <text:p>-7230,61</text:p>
          </table:table-cell>
          <table:table-cell table:style-name="Default" office:value-type="float" office:value="16058.82" calcext:value-type="float">
            <text:p>16058,82</text:p>
          </table:table-cell>
          <table:table-cell table:number-columns-repeated="16366"/>
        </table:table-row>
        <table:table-row table:style-name="ro1">
          <table:table-cell office:value-type="float" office:value="6000008" calcext:value-type="float">
            <text:p>6000008</text:p>
          </table:table-cell>
          <table:table-cell table:style-name="Default" office:value-type="string" calcext:value-type="string">
            <text:p>MONICA MARIA MONTENEGRO GOM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12946.47" calcext:value-type="float">
            <text:p>12946,4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34616.15" calcext:value-type="float">
            <text:p>34616,15</text:p>
          </table:table-cell>
          <table:table-cell table:style-name="Default" office:value-type="float" office:value="-4514.74" calcext:value-type="float">
            <text:p>-4514,74</text:p>
          </table:table-cell>
          <table:table-cell table:style-name="Default" office:value-type="float" office:value="-7381.88" calcext:value-type="float">
            <text:p>-7381,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896.62" calcext:value-type="float">
            <text:p>-11896,62</text:p>
          </table:table-cell>
          <table:table-cell table:style-name="Default" office:value-type="float" office:value="22719.53" calcext:value-type="float">
            <text:p>22719,53</text:p>
          </table:table-cell>
          <table:table-cell table:number-columns-repeated="16366"/>
        </table:table-row>
        <table:table-row table:style-name="ro1">
          <table:table-cell office:value-type="float" office:value="6005237" calcext:value-type="float">
            <text:p>6005237</text:p>
          </table:table-cell>
          <table:table-cell table:style-name="Default" office:value-type="string" calcext:value-type="string">
            <text:p>NATALICIO DE NADA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11º OFÍCIO GERAL DA PRT DA 9ª REGIÃO</text:p>
          </table:table-cell>
          <table:table-cell table:style-name="Default" office:value-type="float" office:value="21669.68" calcext:value-type="float">
            <text:p>21669,6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-2179.85" calcext:value-type="float">
            <text:p>-2179,85</text:p>
          </table:table-cell>
          <table:table-cell table:style-name="Default" office:value-type="float" office:value="-4463.7" calcext:value-type="float">
            <text:p>-4463,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643.55" calcext:value-type="float">
            <text:p>-6643,55</text:p>
          </table:table-cell>
          <table:table-cell table:style-name="Default" office:value-type="float" office:value="15026.13" calcext:value-type="float">
            <text:p>15026,13</text:p>
          </table:table-cell>
          <table:table-cell table:number-columns-repeated="16366"/>
        </table:table-row>
        <table:table-row table:style-name="ro1">
          <table:table-cell office:value-type="float" office:value="6001093" calcext:value-type="float">
            <text:p>6001093</text:p>
          </table:table-cell>
          <table:table-cell table:style-name="Default" office:value-type="string" calcext:value-type="string">
            <text:p>NEIDE BARRETO FARIA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AUTUAÇÃO, ANÁLISE E DISTRIBUIÇÃ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885.38" calcext:value-type="float">
            <text:p>1885,3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692.62" calcext:value-type="float">
            <text:p>14692,62</text:p>
          </table:table-cell>
          <table:table-cell table:style-name="Default" office:value-type="float" office:value="-1028.64" calcext:value-type="float">
            <text:p>-1028,64</text:p>
          </table:table-cell>
          <table:table-cell table:style-name="Default" office:value-type="float" office:value="-2338" calcext:value-type="float">
            <text:p>-23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366.64" calcext:value-type="float">
            <text:p>-3366,64</text:p>
          </table:table-cell>
          <table:table-cell table:style-name="Default" office:value-type="float" office:value="11325.98" calcext:value-type="float">
            <text:p>11325,98</text:p>
          </table:table-cell>
          <table:table-cell table:number-columns-repeated="16366"/>
        </table:table-row>
        <table:table-row table:style-name="ro1">
          <table:table-cell office:value-type="float" office:value="6006173" calcext:value-type="float">
            <text:p>6006173</text:p>
          </table:table-cell>
          <table:table-cell table:style-name="Default" office:value-type="string" calcext:value-type="string">
            <text:p>NELICE DE ANDRADE CARVALH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9º OFÍCIO GERAL DA PRT DA 17ª REGIÃO</text:p>
          </table:table-cell>
          <table:table-cell table:style-name="Default" office:value-type="float" office:value="12449.3" calcext:value-type="float">
            <text:p>12449,3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2449.3" calcext:value-type="float">
            <text:p>12449,3</text:p>
          </table:table-cell>
          <table:table-cell table:style-name="Default" office:value-type="float" office:value="-676.17" calcext:value-type="float">
            <text:p>-676,17</text:p>
          </table:table-cell>
          <table:table-cell table:style-name="Default" office:value-type="float" office:value="-2341.61" calcext:value-type="float">
            <text:p>-2341,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017.78" calcext:value-type="float">
            <text:p>-3017,78</text:p>
          </table:table-cell>
          <table:table-cell table:style-name="Default" office:value-type="float" office:value="9431.52" calcext:value-type="float">
            <text:p>9431,52</text:p>
          </table:table-cell>
          <table:table-cell table:number-columns-repeated="16366"/>
        </table:table-row>
        <table:table-row table:style-name="ro1">
          <table:table-cell office:value-type="float" office:value="6000866" calcext:value-type="float">
            <text:p>6000866</text:p>
          </table:table-cell>
          <table:table-cell table:style-name="Default" office:value-type="string" calcext:value-type="string">
            <text:p>NELSON DUARTE DE OLIVEIRA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11766.65" calcext:value-type="float">
            <text:p>11766,65</text:p>
          </table:table-cell>
          <table:table-cell table:style-name="Default" office:value-type="float" office:value="800.45" calcext:value-type="float">
            <text:p>800,4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2567.1" calcext:value-type="float">
            <text:p>12567,1</text:p>
          </table:table-cell>
          <table:table-cell table:style-name="Default" office:value-type="float" office:value="-693.25" calcext:value-type="float">
            <text:p>-693,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693.25" calcext:value-type="float">
            <text:p>-693,25</text:p>
          </table:table-cell>
          <table:table-cell table:style-name="Default" office:value-type="float" office:value="11873.85" calcext:value-type="float">
            <text:p>11873,85</text:p>
          </table:table-cell>
          <table:table-cell table:number-columns-repeated="16366"/>
        </table:table-row>
        <table:table-row table:style-name="ro1">
          <table:table-cell office:value-type="float" office:value="6002330" calcext:value-type="float">
            <text:p>6002330</text:p>
          </table:table-cell>
          <table:table-cell table:style-name="Default" office:value-type="string" calcext:value-type="string">
            <text:p>NEUSA ELIANE GERONAZZ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Default" office:value-type="float" office:value="12323.55" calcext:value-type="float">
            <text:p>12323,5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2323.55" calcext:value-type="float">
            <text:p>12323,55</text:p>
          </table:table-cell>
          <table:table-cell table:style-name="Default" office:value-type="float" office:value="-657.94" calcext:value-type="float">
            <text:p>-657,94</text:p>
          </table:table-cell>
          <table:table-cell table:style-name="Default" office:value-type="float" office:value="-1736.31" calcext:value-type="float">
            <text:p>-1736,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394.25" calcext:value-type="float">
            <text:p>-2394,25</text:p>
          </table:table-cell>
          <table:table-cell table:style-name="Default" office:value-type="float" office:value="9929.3" calcext:value-type="float">
            <text:p>9929,3</text:p>
          </table:table-cell>
          <table:table-cell table:number-columns-repeated="16366"/>
        </table:table-row>
        <table:table-row table:style-name="ro1">
          <table:table-cell office:value-type="float" office:value="6000543" calcext:value-type="float">
            <text:p>6000543</text:p>
          </table:table-cell>
          <table:table-cell table:style-name="Default" office:value-type="string" calcext:value-type="string">
            <text:p>NILMA HELENA VISCARDI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907.17" calcext:value-type="float">
            <text:p>907,1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714.41" calcext:value-type="float">
            <text:p>13714,41</text:p>
          </table:table-cell>
          <table:table-cell table:style-name="Default" office:value-type="float" office:value="-867.23" calcext:value-type="float">
            <text:p>-867,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67.23" calcext:value-type="float">
            <text:p>-867,23</text:p>
          </table:table-cell>
          <table:table-cell table:style-name="Default" office:value-type="float" office:value="12847.18" calcext:value-type="float">
            <text:p>12847,18</text:p>
          </table:table-cell>
          <table:table-cell table:number-columns-repeated="16366"/>
        </table:table-row>
        <table:table-row table:style-name="ro1">
          <table:table-cell office:value-type="float" office:value="2041564" calcext:value-type="float">
            <text:p>2041564</text:p>
          </table:table-cell>
          <table:table-cell table:style-name="Default" office:value-type="string" calcext:value-type="string">
            <text:p>NILSON VALENTIM DEST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5489.42" calcext:value-type="float">
            <text:p>5489,4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296.66" calcext:value-type="float">
            <text:p>18296,66</text:p>
          </table:table-cell>
          <table:table-cell table:style-name="Default" office:value-type="float" office:value="-1623.3" calcext:value-type="float">
            <text:p>-1623,3</text:p>
          </table:table-cell>
          <table:table-cell table:style-name="Default" office:value-type="float" office:value="-3113.44" calcext:value-type="float">
            <text:p>-3113,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736.74" calcext:value-type="float">
            <text:p>-4736,74</text:p>
          </table:table-cell>
          <table:table-cell table:style-name="Default" office:value-type="float" office:value="13559.92" calcext:value-type="float">
            <text:p>13559,92</text:p>
          </table:table-cell>
          <table:table-cell table:number-columns-repeated="16366"/>
        </table:table-row>
        <table:table-row table:style-name="ro1">
          <table:table-cell office:value-type="float" office:value="6000114" calcext:value-type="float">
            <text:p>6000114</text:p>
          </table:table-cell>
          <table:table-cell table:style-name="Default" office:value-type="string" calcext:value-type="string">
            <text:p>NILZETE MONTEIRO DE SOUSA SILV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Default" office:value-type="float" office:value="11766.65" calcext:value-type="float">
            <text:p>11766,65</text:p>
          </table:table-cell>
          <table:table-cell table:style-name="Default" office:value-type="float" office:value="8648.87" calcext:value-type="float">
            <text:p>8648,8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0415.52" calcext:value-type="float">
            <text:p>20415,52</text:p>
          </table:table-cell>
          <table:table-cell table:style-name="Default" office:value-type="float" office:value="-1972.92" calcext:value-type="float">
            <text:p>-1972,92</text:p>
          </table:table-cell>
          <table:table-cell table:style-name="Default" office:value-type="float" office:value="-3652.12" calcext:value-type="float">
            <text:p>-3652,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625.04" calcext:value-type="float">
            <text:p>-5625,04</text:p>
          </table:table-cell>
          <table:table-cell table:style-name="Default" office:value-type="float" office:value="14790.48" calcext:value-type="float">
            <text:p>14790,48</text:p>
          </table:table-cell>
          <table:table-cell table:number-columns-repeated="16366"/>
        </table:table-row>
        <table:table-row table:style-name="ro1">
          <table:table-cell office:value-type="float" office:value="6000487" calcext:value-type="float">
            <text:p>6000487</text:p>
          </table:table-cell>
          <table:table-cell table:style-name="Default" office:value-type="string" calcext:value-type="string">
            <text:p>NIVALDO DE PAUL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O CONCURSO DO GABINETE DO PROCURADOR-GERAL DO TRABALH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3847.34" calcext:value-type="float">
            <text:p>3847,3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921.39" calcext:value-type="float">
            <text:p>16921,39</text:p>
          </table:table-cell>
          <table:table-cell table:style-name="Default" office:value-type="float" office:value="-1396.38" calcext:value-type="float">
            <text:p>-1396,38</text:p>
          </table:table-cell>
          <table:table-cell table:style-name="Default" office:value-type="float" office:value="-2849.78" calcext:value-type="float">
            <text:p>-2849,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246.16" calcext:value-type="float">
            <text:p>-4246,16</text:p>
          </table:table-cell>
          <table:table-cell table:style-name="Default" office:value-type="float" office:value="12675.23" calcext:value-type="float">
            <text:p>12675,23</text:p>
          </table:table-cell>
          <table:table-cell table:number-columns-repeated="16366"/>
        </table:table-row>
        <table:table-row table:style-name="ro1">
          <table:table-cell office:value-type="float" office:value="6005220" calcext:value-type="float">
            <text:p>6005220</text:p>
          </table:table-cell>
          <table:table-cell table:style-name="Default" office:value-type="string" calcext:value-type="string">
            <text:p>NIVANY MARIA ROCH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ADMINISTRATIVA DE APOIO ÀS COORDENADORIAS NACIONAIS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3499.22" calcext:value-type="float">
            <text:p>3499,2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306.46" calcext:value-type="float">
            <text:p>16306,46</text:p>
          </table:table-cell>
          <table:table-cell table:style-name="Default" office:value-type="float" office:value="-1294.92" calcext:value-type="float">
            <text:p>-1294,92</text:p>
          </table:table-cell>
          <table:table-cell table:style-name="Default" office:value-type="float" office:value="-3232.17" calcext:value-type="float">
            <text:p>-3232,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527.09" calcext:value-type="float">
            <text:p>-4527,09</text:p>
          </table:table-cell>
          <table:table-cell table:style-name="Default" office:value-type="float" office:value="11779.37" calcext:value-type="float">
            <text:p>11779,37</text:p>
          </table:table-cell>
          <table:table-cell table:number-columns-repeated="16366"/>
        </table:table-row>
        <table:table-row table:style-name="ro1">
          <table:table-cell office:value-type="float" office:value="6000587" calcext:value-type="float">
            <text:p>6000587</text:p>
          </table:table-cell>
          <table:table-cell table:style-name="Default" office:value-type="string" calcext:value-type="string">
            <text:p>NOEMI MARIA OLIVEIRA DE CASTR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Default" office:value-type="float" office:value="10672.7" calcext:value-type="float">
            <text:p>10672,7</text:p>
          </table:table-cell>
          <table:table-cell table:style-name="Default" office:value-type="float" office:value="1227.36" calcext:value-type="float">
            <text:p>1227,3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1900.06" calcext:value-type="float">
            <text:p>11900,06</text:p>
          </table:table-cell>
          <table:table-cell table:style-name="Default" office:value-type="float" office:value="-596.53" calcext:value-type="float">
            <text:p>-596,53</text:p>
          </table:table-cell>
          <table:table-cell table:style-name="Default" office:value-type="float" office:value="-1688.87" calcext:value-type="float">
            <text:p>-1688,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285.4" calcext:value-type="float">
            <text:p>-2285,4</text:p>
          </table:table-cell>
          <table:table-cell table:style-name="Default" office:value-type="float" office:value="9614.66" calcext:value-type="float">
            <text:p>9614,66</text:p>
          </table:table-cell>
          <table:table-cell table:number-columns-repeated="16366"/>
        </table:table-row>
        <table:table-row table:style-name="ro1">
          <table:table-cell office:value-type="float" office:value="6000375" calcext:value-type="float">
            <text:p>6000375</text:p>
          </table:table-cell>
          <table:table-cell table:style-name="Default" office:value-type="string" calcext:value-type="string">
            <text:p>NORMA BAPTISTA PE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PTM DE CABO FRI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4149.67" calcext:value-type="float">
            <text:p>4149,6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956.91" calcext:value-type="float">
            <text:p>16956,91</text:p>
          </table:table-cell>
          <table:table-cell table:style-name="Default" office:value-type="float" office:value="-1402.25" calcext:value-type="float">
            <text:p>-1402,25</text:p>
          </table:table-cell>
          <table:table-cell table:style-name="Default" office:value-type="float" office:value="-2805.79" calcext:value-type="float">
            <text:p>-2805,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208.04" calcext:value-type="float">
            <text:p>-4208,04</text:p>
          </table:table-cell>
          <table:table-cell table:style-name="Default" office:value-type="float" office:value="12748.87" calcext:value-type="float">
            <text:p>12748,87</text:p>
          </table:table-cell>
          <table:table-cell table:number-columns-repeated="16366"/>
        </table:table-row>
        <table:table-row table:style-name="ro1">
          <table:table-cell office:value-type="float" office:value="6006279" calcext:value-type="float">
            <text:p>6006279</text:p>
          </table:table-cell>
          <table:table-cell table:style-name="Default" office:value-type="string" calcext:value-type="string">
            <text:p>NORMA INEZ MATOS GAMA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720.68" calcext:value-type="float">
            <text:p>2720,6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794.73" calcext:value-type="float">
            <text:p>15794,73</text:p>
          </table:table-cell>
          <table:table-cell table:style-name="Default" office:value-type="float" office:value="-1210.49" calcext:value-type="float">
            <text:p>-1210,49</text:p>
          </table:table-cell>
          <table:table-cell table:style-name="Default" office:value-type="float" office:value="-3062.52" calcext:value-type="float">
            <text:p>-3062,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273.01" calcext:value-type="float">
            <text:p>-4273,01</text:p>
          </table:table-cell>
          <table:table-cell table:style-name="Default" office:value-type="float" office:value="11521.72" calcext:value-type="float">
            <text:p>11521,72</text:p>
          </table:table-cell>
          <table:table-cell table:number-columns-repeated="16366"/>
        </table:table-row>
        <table:table-row table:style-name="ro1">
          <table:table-cell office:value-type="float" office:value="6000287" calcext:value-type="float">
            <text:p>6000287</text:p>
          </table:table-cell>
          <table:table-cell table:style-name="Default" office:value-type="string" calcext:value-type="string">
            <text:p>OLGA RAMINELL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291.57" calcext:value-type="float">
            <text:p>2291,5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098.81" calcext:value-type="float">
            <text:p>15098,81</text:p>
          </table:table-cell>
          <table:table-cell table:style-name="Default" office:value-type="float" office:value="-1095.66" calcext:value-type="float">
            <text:p>-1095,66</text:p>
          </table:table-cell>
          <table:table-cell table:style-name="Default" office:value-type="float" office:value="-2431.27" calcext:value-type="float">
            <text:p>-2431,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526.93" calcext:value-type="float">
            <text:p>-3526,93</text:p>
          </table:table-cell>
          <table:table-cell table:style-name="Default" office:value-type="float" office:value="11571.88" calcext:value-type="float">
            <text:p>11571,88</text:p>
          </table:table-cell>
          <table:table-cell table:number-columns-repeated="16366"/>
        </table:table-row>
        <table:table-row table:style-name="ro1">
          <table:table-cell office:value-type="float" office:value="6000502" calcext:value-type="float">
            <text:p>6000502</text:p>
          </table:table-cell>
          <table:table-cell table:style-name="Default" office:value-type="string" calcext:value-type="string">
            <text:p>OLIVIA FERREIRA DE VASCONCEL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COORDENAÇÃO DE PAUTAS DE JULGAMENT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1747.44" calcext:value-type="float">
            <text:p>1747,4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821.49" calcext:value-type="float">
            <text:p>14821,49</text:p>
          </table:table-cell>
          <table:table-cell table:style-name="Default" office:value-type="float" office:value="-1049.9" calcext:value-type="float">
            <text:p>-1049,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049.9" calcext:value-type="float">
            <text:p>-1049,9</text:p>
          </table:table-cell>
          <table:table-cell table:style-name="Default" office:value-type="float" office:value="13771.59" calcext:value-type="float">
            <text:p>13771,59</text:p>
          </table:table-cell>
          <table:table-cell table:number-columns-repeated="16366"/>
        </table:table-row>
        <table:table-row table:style-name="ro1">
          <table:table-cell office:value-type="float" office:value="6003692" calcext:value-type="float">
            <text:p>6003692</text:p>
          </table:table-cell>
          <table:table-cell table:style-name="Default" office:value-type="string" calcext:value-type="string">
            <text:p>OSCAR JOSÉ CORRE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24º OFÍCIO GERAL DA PRT DA 05ª REGIÃO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1973.74" calcext:value-type="float">
            <text:p>1973,7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3643.42" calcext:value-type="float">
            <text:p>23643,42</text:p>
          </table:table-cell>
          <table:table-cell table:style-name="Default" office:value-type="float" office:value="-2505.52" calcext:value-type="float">
            <text:p>-2505,52</text:p>
          </table:table-cell>
          <table:table-cell table:style-name="Default" office:value-type="float" office:value="-4393.32" calcext:value-type="float">
            <text:p>-4393,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898.84" calcext:value-type="float">
            <text:p>-6898,84</text:p>
          </table:table-cell>
          <table:table-cell table:style-name="Default" office:value-type="float" office:value="16744.58" calcext:value-type="float">
            <text:p>16744,58</text:p>
          </table:table-cell>
          <table:table-cell table:number-columns-repeated="16366"/>
        </table:table-row>
        <table:table-row table:style-name="ro1">
          <table:table-cell office:value-type="float" office:value="6000424" calcext:value-type="float">
            <text:p>6000424</text:p>
          </table:table-cell>
          <table:table-cell table:style-name="Default" office:value-type="string" calcext:value-type="string">
            <text:p>OSIRES DE ALMEIDA GRANG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16418.54" calcext:value-type="float">
            <text:p>16418,5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38088.22" calcext:value-type="float">
            <text:p>38088,22</text:p>
          </table:table-cell>
          <table:table-cell table:style-name="Default" office:value-type="float" office:value="-5174.44" calcext:value-type="float">
            <text:p>-5174,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174.44" calcext:value-type="float">
            <text:p>-5174,44</text:p>
          </table:table-cell>
          <table:table-cell table:style-name="Default" office:value-type="float" office:value="32913.78" calcext:value-type="float">
            <text:p>32913,78</text:p>
          </table:table-cell>
          <table:table-cell table:number-columns-repeated="16366"/>
        </table:table-row>
        <table:table-row table:style-name="ro1">
          <table:table-cell office:value-type="float" office:value="6001427" calcext:value-type="float">
            <text:p>6001427</text:p>
          </table:table-cell>
          <table:table-cell table:style-name="Default" office:value-type="string" calcext:value-type="string">
            <text:p>OSVALDO SANTIAGO LOP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TRANSPORTES - PRT05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747.08" calcext:value-type="float">
            <text:p>747,0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554.32" calcext:value-type="float">
            <text:p>13554,32</text:p>
          </table:table-cell>
          <table:table-cell table:style-name="Default" office:value-type="float" office:value="-840.82" calcext:value-type="float">
            <text:p>-840,82</text:p>
          </table:table-cell>
          <table:table-cell table:style-name="Default" office:value-type="float" office:value="-2076.61" calcext:value-type="float">
            <text:p>-2076,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917.43" calcext:value-type="float">
            <text:p>-2917,43</text:p>
          </table:table-cell>
          <table:table-cell table:style-name="Default" office:value-type="float" office:value="10636.89" calcext:value-type="float">
            <text:p>10636,89</text:p>
          </table:table-cell>
          <table:table-cell table:number-columns-repeated="16366"/>
        </table:table-row>
        <table:table-row table:style-name="ro1">
          <table:table-cell office:value-type="float" office:value="6000350" calcext:value-type="float">
            <text:p>6000350</text:p>
          </table:table-cell>
          <table:table-cell table:style-name="Default" office:value-type="string" calcext:value-type="string">
            <text:p>PAULO APARECIDO DA SILV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GESTÃO DE DESEMPENHO</text:p>
          </table:table-cell>
          <table:table-cell table:style-name="Default" office:value-type="float" office:value="25094.16" calcext:value-type="float">
            <text:p>25094,16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25094.16" calcext:value-type="float">
            <text:p>25094,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859.24" calcext:value-type="float">
            <text:p>-5859,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859.24" calcext:value-type="float">
            <text:p>-5859,24</text:p>
          </table:table-cell>
          <table:table-cell table:style-name="Default" office:value-type="float" office:value="19234.92" calcext:value-type="float">
            <text:p>19234,92</text:p>
          </table:table-cell>
          <table:table-cell table:number-columns-repeated="16366"/>
        </table:table-row>
        <table:table-row table:style-name="ro1">
          <table:table-cell office:value-type="float" office:value="6000168" calcext:value-type="float">
            <text:p>6000168</text:p>
          </table:table-cell>
          <table:table-cell table:style-name="Default" office:value-type="string" calcext:value-type="string">
            <text:p>PAULO CESAR DA COSTA COSCARELL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21º OFÍCIO GERAL DA PRT DA 1ª REGIÃ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5024.78" calcext:value-type="float">
            <text:p>5024,7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832.02" calcext:value-type="float">
            <text:p>17832,02</text:p>
          </table:table-cell>
          <table:table-cell table:style-name="Default" office:value-type="float" office:value="-1546.64" calcext:value-type="float">
            <text:p>-1546,64</text:p>
          </table:table-cell>
          <table:table-cell table:style-name="Default" office:value-type="float" office:value="-3530.34" calcext:value-type="float">
            <text:p>-3530,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076.98" calcext:value-type="float">
            <text:p>-5076,98</text:p>
          </table:table-cell>
          <table:table-cell table:style-name="Default" office:value-type="float" office:value="12755.04" calcext:value-type="float">
            <text:p>12755,04</text:p>
          </table:table-cell>
          <table:table-cell table:number-columns-repeated="16366"/>
        </table:table-row>
        <table:table-row table:style-name="ro1">
          <table:table-cell office:value-type="float" office:value="6000379" calcext:value-type="float">
            <text:p>6000379</text:p>
          </table:table-cell>
          <table:table-cell table:style-name="Default" office:value-type="string" calcext:value-type="string">
            <text:p>PAULO ROBERTO DA SILVA PACHECO</text:p>
          </table:table-cell>
          <table:table-cell table:style-name="ce2" office:value-type="string" calcext:value-type="string">
            <text:p>TÉCNICO(A) DO MPU/ADMINISTRAÇÃ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948.39" calcext:value-type="float">
            <text:p>2948,3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112.89" calcext:value-type="float">
            <text:p>2112,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93.11" calcext:value-type="float">
            <text:p>1393,11</text:p>
          </table:table-cell>
          <table:table-cell table:style-name="Default" office:value-type="float" office:value="19261.63" calcext:value-type="float">
            <text:p>19261,63</text:p>
          </table:table-cell>
          <table:table-cell table:style-name="Default" office:value-type="float" office:value="-2112.89" calcext:value-type="float">
            <text:p>-2112,89</text:p>
          </table:table-cell>
          <table:table-cell table:style-name="Default" office:value-type="float" office:value="-2888.01" calcext:value-type="float">
            <text:p>-2888,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000.9" calcext:value-type="float">
            <text:p>-5000,9</text:p>
          </table:table-cell>
          <table:table-cell table:style-name="Default" office:value-type="float" office:value="14260.73" calcext:value-type="float">
            <text:p>14260,73</text:p>
          </table:table-cell>
          <table:table-cell table:number-columns-repeated="16366"/>
        </table:table-row>
        <table:table-row table:style-name="ro1">
          <table:table-cell office:value-type="float" office:value="6002135" calcext:value-type="float">
            <text:p>6002135</text:p>
          </table:table-cell>
          <table:table-cell table:style-name="Default" office:value-type="string" calcext:value-type="string">
            <text:p>PAULO SILVA DE VASCONCELOS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Default" office:value-type="float" office:value="9924.49" calcext:value-type="float">
            <text:p>9924,49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9924.49" calcext:value-type="float">
            <text:p>9924,49</text:p>
          </table:table-cell>
          <table:table-cell table:style-name="Default" office:value-type="float" office:value="-1218.94" calcext:value-type="float">
            <text:p>-1218,94</text:p>
          </table:table-cell>
          <table:table-cell table:style-name="Default" office:value-type="float" office:value="-974.43" calcext:value-type="float">
            <text:p>-974,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193.37" calcext:value-type="float">
            <text:p>-2193,37</text:p>
          </table:table-cell>
          <table:table-cell table:style-name="Default" office:value-type="float" office:value="7731.12" calcext:value-type="float">
            <text:p>7731,12</text:p>
          </table:table-cell>
          <table:table-cell table:number-columns-repeated="16366"/>
        </table:table-row>
        <table:table-row table:style-name="ro1">
          <table:table-cell office:value-type="float" office:value="6000475" calcext:value-type="float">
            <text:p>6000475</text:p>
          </table:table-cell>
          <table:table-cell table:style-name="Default" office:value-type="string" calcext:value-type="string">
            <text:p>PEDRO ALBERTO TEIX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TRANSPORTES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067.27" calcext:value-type="float">
            <text:p>1067,2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874.51" calcext:value-type="float">
            <text:p>13874,51</text:p>
          </table:table-cell>
          <table:table-cell table:style-name="Default" office:value-type="float" office:value="-893.65" calcext:value-type="float">
            <text:p>-893,65</text:p>
          </table:table-cell>
          <table:table-cell table:style-name="Default" office:value-type="float" office:value="-2150.14" calcext:value-type="float">
            <text:p>-2150,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043.79" calcext:value-type="float">
            <text:p>-3043,79</text:p>
          </table:table-cell>
          <table:table-cell table:style-name="Default" office:value-type="float" office:value="10830.72" calcext:value-type="float">
            <text:p>10830,72</text:p>
          </table:table-cell>
          <table:table-cell table:number-columns-repeated="16366"/>
        </table:table-row>
        <table:table-row table:style-name="ro1">
          <table:table-cell office:value-type="float" office:value="6000013" calcext:value-type="float">
            <text:p>6000013</text:p>
          </table:table-cell>
          <table:table-cell table:style-name="Default" office:value-type="string" calcext:value-type="string">
            <text:p>PEDRO GOMES DA SILV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Default" office:value-type="float" office:value="19812.29" calcext:value-type="float">
            <text:p>19812,29</text:p>
          </table:table-cell>
          <table:table-cell table:style-name="Default" office:value-type="float" office:value="7283.8" calcext:value-type="float">
            <text:p>7283,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7096.09" calcext:value-type="float">
            <text:p>27096,09</text:p>
          </table:table-cell>
          <table:table-cell table:style-name="Default" office:value-type="float" office:value="-3085.93" calcext:value-type="float">
            <text:p>-3085,93</text:p>
          </table:table-cell>
          <table:table-cell table:style-name="Default" office:value-type="float" office:value="-5131.06" calcext:value-type="float">
            <text:p>-5131,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216.99" calcext:value-type="float">
            <text:p>-8216,99</text:p>
          </table:table-cell>
          <table:table-cell table:style-name="Default" office:value-type="float" office:value="18879.1" calcext:value-type="float">
            <text:p>18879,1</text:p>
          </table:table-cell>
          <table:table-cell table:number-columns-repeated="16366"/>
        </table:table-row>
        <table:table-row table:style-name="ro2">
          <table:table-cell office:value-type="float" office:value="6003273" calcext:value-type="float">
            <text:p>6003273</text:p>
          </table:table-cell>
          <table:table-cell table:style-name="Default" office:value-type="string" calcext:value-type="string">
            <text:p>PIERRE LAUVRENCE GONÇALVES DE SOUS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06.72" calcext:value-type="float">
            <text:p>106,7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2913.96" calcext:value-type="float">
            <text:p>12913,96</text:p>
          </table:table-cell>
          <table:table-cell table:style-name="Default" office:value-type="float" office:value="-743.55" calcext:value-type="float">
            <text:p>-743,55</text:p>
          </table:table-cell>
          <table:table-cell table:style-name="Default" office:value-type="float" office:value="-1339.25" calcext:value-type="float">
            <text:p>-1339,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82.8" calcext:value-type="float">
            <text:p>-2082,8</text:p>
          </table:table-cell>
          <table:table-cell table:style-name="Default" office:value-type="float" office:value="10831.16" calcext:value-type="float">
            <text:p>10831,16</text:p>
          </table:table-cell>
          <table:table-cell table:number-columns-repeated="16366"/>
        </table:table-row>
        <table:table-row table:style-name="ro1">
          <table:table-cell office:value-type="float" office:value="6008427" calcext:value-type="float">
            <text:p>6008427</text:p>
          </table:table-cell>
          <table:table-cell table:style-name="Default" office:value-type="string" calcext:value-type="string">
            <text:p>RAFAEL BOTANI NASCIMENTO DOS SANTO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33º OFÍCIO GERAL DA PRT DA 05ª REGIÃ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53.36" calcext:value-type="float">
            <text:p>53,3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260.82" calcext:value-type="float">
            <text:p>13260,82</text:p>
          </table:table-cell>
          <table:table-cell table:style-name="Default" office:value-type="float" office:value="-793.84" calcext:value-type="float">
            <text:p>-793,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93.84" calcext:value-type="float">
            <text:p>-793,84</text:p>
          </table:table-cell>
          <table:table-cell table:style-name="Default" office:value-type="float" office:value="12466.98" calcext:value-type="float">
            <text:p>12466,98</text:p>
          </table:table-cell>
          <table:table-cell table:number-columns-repeated="16366"/>
        </table:table-row>
        <table:table-row table:style-name="ro1">
          <table:table-cell office:value-type="float" office:value="6000413" calcext:value-type="float">
            <text:p>6000413</text:p>
          </table:table-cell>
          <table:table-cell table:style-name="Default" office:value-type="string" calcext:value-type="string">
            <text:p>RAIMUNDO CIRO MEL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DOCUMENTAÇÃO FISCAL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5406.81" calcext:value-type="float">
            <text:p>5406,8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614.27" calcext:value-type="float">
            <text:p>18614,27</text:p>
          </table:table-cell>
          <table:table-cell table:style-name="Default" office:value-type="float" office:value="-1675.71" calcext:value-type="float">
            <text:p>-1675,71</text:p>
          </table:table-cell>
          <table:table-cell table:style-name="Default" office:value-type="float" office:value="-3238.5" calcext:value-type="float">
            <text:p>-3238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914.21" calcext:value-type="float">
            <text:p>-4914,21</text:p>
          </table:table-cell>
          <table:table-cell table:style-name="Default" office:value-type="float" office:value="13700.06" calcext:value-type="float">
            <text:p>13700,06</text:p>
          </table:table-cell>
          <table:table-cell table:number-columns-repeated="16366"/>
        </table:table-row>
        <table:table-row table:style-name="ro1">
          <table:table-cell office:value-type="float" office:value="6000402" calcext:value-type="float">
            <text:p>6000402</text:p>
          </table:table-cell>
          <table:table-cell table:style-name="Default" office:value-type="string" calcext:value-type="string">
            <text:p>RAIMUNDO CLARINDO GOM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173.99" calcext:value-type="float">
            <text:p>1173,9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981.23" calcext:value-type="float">
            <text:p>13981,23</text:p>
          </table:table-cell>
          <table:table-cell table:style-name="Default" office:value-type="float" office:value="-911.26" calcext:value-type="float">
            <text:p>-911,26</text:p>
          </table:table-cell>
          <table:table-cell table:style-name="Default" office:value-type="float" office:value="-2122.51" calcext:value-type="float">
            <text:p>-2122,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033.77" calcext:value-type="float">
            <text:p>-3033,77</text:p>
          </table:table-cell>
          <table:table-cell table:style-name="Default" office:value-type="float" office:value="10947.46" calcext:value-type="float">
            <text:p>10947,46</text:p>
          </table:table-cell>
          <table:table-cell table:number-columns-repeated="16366"/>
        </table:table-row>
        <table:table-row table:style-name="ro1">
          <table:table-cell office:value-type="float" office:value="6002524" calcext:value-type="float">
            <text:p>6002524</text:p>
          </table:table-cell>
          <table:table-cell table:style-name="Default" office:value-type="string" calcext:value-type="string">
            <text:p>RAIMUNDO GUILHERME CORREI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2º OFÍCIO GERAL DA PTM DE CAMPINA GRANDE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350.21" calcext:value-type="float">
            <text:p>350,2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363.24" calcext:value-type="float">
            <text:p>21363,24</text:p>
          </table:table-cell>
          <table:table-cell table:style-name="Default" office:value-type="float" office:value="-2129.29" calcext:value-type="float">
            <text:p>-2129,29</text:p>
          </table:table-cell>
          <table:table-cell table:style-name="Default" office:value-type="float" office:value="-3869.74" calcext:value-type="float">
            <text:p>-3869,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999.03" calcext:value-type="float">
            <text:p>-5999,03</text:p>
          </table:table-cell>
          <table:table-cell table:style-name="Default" office:value-type="float" office:value="15364.21" calcext:value-type="float">
            <text:p>15364,21</text:p>
          </table:table-cell>
          <table:table-cell table:number-columns-repeated="16366"/>
        </table:table-row>
        <table:table-row table:style-name="ro1">
          <table:table-cell office:value-type="float" office:value="6000353" calcext:value-type="float">
            <text:p>6000353</text:p>
          </table:table-cell>
          <table:table-cell table:style-name="Default" office:value-type="string" calcext:value-type="string">
            <text:p>RAIMUNDO NONATO ASSUNCAO DO VALE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PAGAMENTO DE APOSENTADORIAS E PENSÕES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3250.02" calcext:value-type="float">
            <text:p>3250,0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457.48" calcext:value-type="float">
            <text:p>16457,48</text:p>
          </table:table-cell>
          <table:table-cell table:style-name="Default" office:value-type="float" office:value="-1319.84" calcext:value-type="float">
            <text:p>-1319,84</text:p>
          </table:table-cell>
          <table:table-cell table:style-name="Default" office:value-type="float" office:value="-3266.85" calcext:value-type="float">
            <text:p>-3266,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586.69" calcext:value-type="float">
            <text:p>-4586,69</text:p>
          </table:table-cell>
          <table:table-cell table:style-name="Default" office:value-type="float" office:value="11870.79" calcext:value-type="float">
            <text:p>11870,79</text:p>
          </table:table-cell>
          <table:table-cell table:number-columns-repeated="16366"/>
        </table:table-row>
        <table:table-row table:style-name="ro1">
          <table:table-cell office:value-type="float" office:value="6001171" calcext:value-type="float">
            <text:p>6001171</text:p>
          </table:table-cell>
          <table:table-cell table:style-name="Default" office:value-type="string" calcext:value-type="string">
            <text:p>RAIMUNDO NONATO DA SILVA BENARR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DISTRIBUIÇÃO - PRT 11ª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4472.43" calcext:value-type="float">
            <text:p>4472,4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546.48" calcext:value-type="float">
            <text:p>17546,48</text:p>
          </table:table-cell>
          <table:table-cell table:style-name="Default" office:value-type="float" office:value="-1499.52" calcext:value-type="float">
            <text:p>-1499,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99.52" calcext:value-type="float">
            <text:p>-1499,52</text:p>
          </table:table-cell>
          <table:table-cell table:style-name="Default" office:value-type="float" office:value="16046.96" calcext:value-type="float">
            <text:p>16046,96</text:p>
          </table:table-cell>
          <table:table-cell table:number-columns-repeated="16366"/>
        </table:table-row>
        <table:table-row table:style-name="ro2">
          <table:table-cell office:value-type="float" office:value="6000868" calcext:value-type="float">
            <text:p>6000868</text:p>
          </table:table-cell>
          <table:table-cell table:style-name="Default" office:value-type="string" calcext:value-type="string">
            <text:p>RAIMUNDO OTAVIO DOS SANTO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480.27" calcext:value-type="float">
            <text:p>480,2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287.51" calcext:value-type="float">
            <text:p>13287,51</text:p>
          </table:table-cell>
          <table:table-cell table:style-name="Default" office:value-type="float" office:value="-797.71" calcext:value-type="float">
            <text:p>-797,71</text:p>
          </table:table-cell>
          <table:table-cell table:style-name="Default" office:value-type="float" office:value="-2538.69" calcext:value-type="float">
            <text:p>-2538,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336.4" calcext:value-type="float">
            <text:p>-3336,4</text:p>
          </table:table-cell>
          <table:table-cell table:style-name="Default" office:value-type="float" office:value="9951.11" calcext:value-type="float">
            <text:p>9951,11</text:p>
          </table:table-cell>
          <table:table-cell table:number-columns-repeated="16366"/>
        </table:table-row>
        <table:table-row table:style-name="ro1">
          <table:table-cell office:value-type="float" office:value="6000597" calcext:value-type="float">
            <text:p>6000597</text:p>
          </table:table-cell>
          <table:table-cell table:style-name="Default" office:value-type="string" calcext:value-type="string">
            <text:p>RANULFO DE SOUZA LEIT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O CONCURSO DO GABINETE DO PROCURADOR-GERAL DO TRABALH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5620.27" calcext:value-type="float">
            <text:p>5620,2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827.73" calcext:value-type="float">
            <text:p>18827,73</text:p>
          </table:table-cell>
          <table:table-cell table:style-name="Default" office:value-type="float" office:value="-1710.93" calcext:value-type="float">
            <text:p>-1710,93</text:p>
          </table:table-cell>
          <table:table-cell table:style-name="Default" office:value-type="float" office:value="-3183.25" calcext:value-type="float">
            <text:p>-3183,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894.18" calcext:value-type="float">
            <text:p>-4894,18</text:p>
          </table:table-cell>
          <table:table-cell table:style-name="Default" office:value-type="float" office:value="13933.55" calcext:value-type="float">
            <text:p>13933,55</text:p>
          </table:table-cell>
          <table:table-cell table:number-columns-repeated="16366"/>
        </table:table-row>
        <table:table-row table:style-name="ro1">
          <table:table-cell office:value-type="float" office:value="6000521" calcext:value-type="float">
            <text:p>6000521</text:p>
          </table:table-cell>
          <table:table-cell table:style-name="Default" office:value-type="string" calcext:value-type="string">
            <text:p>REGINA AMAZONAS DE SOUZA PEDROS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1013.9" calcext:value-type="float">
            <text:p>1013,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087.95" calcext:value-type="float">
            <text:p>14087,95</text:p>
          </table:table-cell>
          <table:table-cell table:style-name="Default" office:value-type="float" office:value="-928.87" calcext:value-type="float">
            <text:p>-928,87</text:p>
          </table:table-cell>
          <table:table-cell table:style-name="Default" office:value-type="float" office:value="-2199.15" calcext:value-type="float">
            <text:p>-2199,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128.02" calcext:value-type="float">
            <text:p>-3128,02</text:p>
          </table:table-cell>
          <table:table-cell table:style-name="Default" office:value-type="float" office:value="10959.93" calcext:value-type="float">
            <text:p>10959,93</text:p>
          </table:table-cell>
          <table:table-cell table:number-columns-repeated="16366"/>
        </table:table-row>
        <table:table-row table:style-name="ro1">
          <table:table-cell office:value-type="float" office:value="6000103" calcext:value-type="float">
            <text:p>6000103</text:p>
          </table:table-cell>
          <table:table-cell table:style-name="Default" office:value-type="string" calcext:value-type="string">
            <text:p>REGINA CAVALCANTE DE ALBUQUERQUE PACHEC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Default" office:value-type="float" office:value="10895.04" calcext:value-type="float">
            <text:p>10895,04</text:p>
          </table:table-cell>
          <table:table-cell table:style-name="Default" office:value-type="float" office:value="9129.15" calcext:value-type="float">
            <text:p>9129,1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0024.19" calcext:value-type="float">
            <text:p>20024,19</text:p>
          </table:table-cell>
          <table:table-cell table:style-name="Default" office:value-type="float" office:value="-1908.35" calcext:value-type="float">
            <text:p>-1908,35</text:p>
          </table:table-cell>
          <table:table-cell table:style-name="Default" office:value-type="float" office:value="-3562.26" calcext:value-type="float">
            <text:p>-3562,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470.61" calcext:value-type="float">
            <text:p>-5470,61</text:p>
          </table:table-cell>
          <table:table-cell table:style-name="Default" office:value-type="float" office:value="14553.58" calcext:value-type="float">
            <text:p>14553,58</text:p>
          </table:table-cell>
          <table:table-cell table:number-columns-repeated="16366"/>
        </table:table-row>
        <table:table-row table:style-name="ro1">
          <table:table-cell office:value-type="float" office:value="6000493" calcext:value-type="float">
            <text:p>6000493</text:p>
          </table:table-cell>
          <table:table-cell table:style-name="Default" office:value-type="string" calcext:value-type="string">
            <text:p>REGINETE FERNANDES MESSI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3º OFÍCIO GERAL DA PRT DA 13ª REGIÃ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943.73" calcext:value-type="float">
            <text:p>2943,7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017.78" calcext:value-type="float">
            <text:p>16017,78</text:p>
          </table:table-cell>
          <table:table-cell table:style-name="Default" office:value-type="float" office:value="-1247.29" calcext:value-type="float">
            <text:p>-1247,29</text:p>
          </table:table-cell>
          <table:table-cell table:style-name="Default" office:value-type="float" office:value="-2642.29" calcext:value-type="float">
            <text:p>-2642,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889.58" calcext:value-type="float">
            <text:p>-3889,58</text:p>
          </table:table-cell>
          <table:table-cell table:style-name="Default" office:value-type="float" office:value="12128.2" calcext:value-type="float">
            <text:p>12128,2</text:p>
          </table:table-cell>
          <table:table-cell table:number-columns-repeated="16366"/>
        </table:table-row>
        <table:table-row table:style-name="ro1">
          <table:table-cell office:value-type="float" office:value="6005257" calcext:value-type="float">
            <text:p>6005257</text:p>
          </table:table-cell>
          <table:table-cell table:style-name="Default" office:value-type="string" calcext:value-type="string">
            <text:p>REGIVALDO SILVA LIM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PTM DE JUAZEIR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890.37" calcext:value-type="float">
            <text:p>2890,3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697.61" calcext:value-type="float">
            <text:p>15697,61</text:p>
          </table:table-cell>
          <table:table-cell table:style-name="Default" office:value-type="float" office:value="-1194.46" calcext:value-type="float">
            <text:p>-1194,46</text:p>
          </table:table-cell>
          <table:table-cell table:style-name="Default" office:value-type="float" office:value="-2988.09" calcext:value-type="float">
            <text:p>-2988,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182.55" calcext:value-type="float">
            <text:p>-4182,55</text:p>
          </table:table-cell>
          <table:table-cell table:style-name="Default" office:value-type="float" office:value="11515.06" calcext:value-type="float">
            <text:p>11515,06</text:p>
          </table:table-cell>
          <table:table-cell table:number-columns-repeated="16366"/>
        </table:table-row>
        <table:table-row table:style-name="ro1">
          <table:table-cell office:value-type="float" office:value="6000601" calcext:value-type="float">
            <text:p>6000601</text:p>
          </table:table-cell>
          <table:table-cell table:style-name="Default" office:value-type="string" calcext:value-type="string">
            <text:p>RENATO CHAVES MARTIN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19º OFÍCIO GERAL DA PROCURADORIA GERAL DO TRABALH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472.38" calcext:value-type="float">
            <text:p>2472,3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546.43" calcext:value-type="float">
            <text:p>15546,43</text:p>
          </table:table-cell>
          <table:table-cell table:style-name="Default" office:value-type="float" office:value="-1169.52" calcext:value-type="float">
            <text:p>-1169,52</text:p>
          </table:table-cell>
          <table:table-cell table:style-name="Default" office:value-type="float" office:value="-2534.05" calcext:value-type="float">
            <text:p>-2534,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703.57" calcext:value-type="float">
            <text:p>-3703,57</text:p>
          </table:table-cell>
          <table:table-cell table:style-name="Default" office:value-type="float" office:value="11842.86" calcext:value-type="float">
            <text:p>11842,86</text:p>
          </table:table-cell>
          <table:table-cell table:number-columns-repeated="16366"/>
        </table:table-row>
        <table:table-row table:style-name="ro1">
          <table:table-cell office:value-type="float" office:value="6000899" calcext:value-type="float">
            <text:p>6000899</text:p>
          </table:table-cell>
          <table:table-cell table:style-name="Default" office:value-type="string" calcext:value-type="string">
            <text:p>RICARDO MAGNO DE CARVAL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PATRIMÔNI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4993.51" calcext:value-type="float">
            <text:p>4993,5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200.97" calcext:value-type="float">
            <text:p>18200,97</text:p>
          </table:table-cell>
          <table:table-cell table:style-name="Default" office:value-type="float" office:value="-1607.52" calcext:value-type="float">
            <text:p>-1607,52</text:p>
          </table:table-cell>
          <table:table-cell table:style-name="Default" office:value-type="float" office:value="-3562.92" calcext:value-type="float">
            <text:p>-3562,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170.44" calcext:value-type="float">
            <text:p>-5170,44</text:p>
          </table:table-cell>
          <table:table-cell table:style-name="Default" office:value-type="float" office:value="13030.53" calcext:value-type="float">
            <text:p>13030,53</text:p>
          </table:table-cell>
          <table:table-cell table:number-columns-repeated="16366"/>
        </table:table-row>
        <table:table-row table:style-name="ro1">
          <table:table-cell office:value-type="float" office:value="6004772" calcext:value-type="float">
            <text:p>6004772</text:p>
          </table:table-cell>
          <table:table-cell table:style-name="Default" office:value-type="string" calcext:value-type="string">
            <text:p>RINALDO VENTURIN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PATRIMÔNIO</text:p>
          </table:table-cell>
          <table:table-cell table:style-name="Default" office:value-type="float" office:value="13074.05" calcext:value-type="float">
            <text:p>13074,0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-766.76" calcext:value-type="float">
            <text:p>-766,76</text:p>
          </table:table-cell>
          <table:table-cell table:style-name="Default" office:value-type="float" office:value="-2488.5" calcext:value-type="float">
            <text:p>-2488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255.26" calcext:value-type="float">
            <text:p>-3255,26</text:p>
          </table:table-cell>
          <table:table-cell table:style-name="Default" office:value-type="float" office:value="9818.79" calcext:value-type="float">
            <text:p>9818,79</text:p>
          </table:table-cell>
          <table:table-cell table:number-columns-repeated="16366"/>
        </table:table-row>
        <table:table-row table:style-name="ro1">
          <table:table-cell office:value-type="float" office:value="6002130" calcext:value-type="float">
            <text:p>6002130</text:p>
          </table:table-cell>
          <table:table-cell table:style-name="Default" office:value-type="string" calcext:value-type="string">
            <text:p>RITA APARECIDA DE ARAUJ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87.55" calcext:value-type="float">
            <text:p>87,5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757.23" calcext:value-type="float">
            <text:p>21757,23</text:p>
          </table:table-cell>
          <table:table-cell table:style-name="Default" office:value-type="float" office:value="-2194.3" calcext:value-type="float">
            <text:p>-2194,3</text:p>
          </table:table-cell>
          <table:table-cell table:style-name="Default" office:value-type="float" office:value="-4431.66" calcext:value-type="float">
            <text:p>-4431,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625.96" calcext:value-type="float">
            <text:p>-6625,96</text:p>
          </table:table-cell>
          <table:table-cell table:style-name="Default" office:value-type="float" office:value="15131.27" calcext:value-type="float">
            <text:p>15131,27</text:p>
          </table:table-cell>
          <table:table-cell table:number-columns-repeated="16366"/>
        </table:table-row>
        <table:table-row table:style-name="ro1">
          <table:table-cell office:value-type="float" office:value="6000574" calcext:value-type="float">
            <text:p>6000574</text:p>
          </table:table-cell>
          <table:table-cell table:style-name="Default" office:value-type="string" calcext:value-type="string">
            <text:p>RITA DA CONCEICAO ANTUNES PINTO OLIVEIRA 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APOIO À LOGÍSTICA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640.36" calcext:value-type="float">
            <text:p>640,3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447.6" calcext:value-type="float">
            <text:p>13447,6</text:p>
          </table:table-cell>
          <table:table-cell table:style-name="Default" office:value-type="float" office:value="-823.21" calcext:value-type="float">
            <text:p>-823,21</text:p>
          </table:table-cell>
          <table:table-cell table:style-name="Default" office:value-type="float" office:value="-1999.97" calcext:value-type="float">
            <text:p>-1999,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823.18" calcext:value-type="float">
            <text:p>-2823,18</text:p>
          </table:table-cell>
          <table:table-cell table:style-name="Default" office:value-type="float" office:value="10624.42" calcext:value-type="float">
            <text:p>10624,42</text:p>
          </table:table-cell>
          <table:table-cell table:number-columns-repeated="16366"/>
        </table:table-row>
        <table:table-row table:style-name="ro1">
          <table:table-cell office:value-type="float" office:value="6000439" calcext:value-type="float">
            <text:p>6000439</text:p>
          </table:table-cell>
          <table:table-cell table:style-name="Default" office:value-type="string" calcext:value-type="string">
            <text:p>RITA DE CASSIA DA CRUZ CARVALHO 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Default" office:value-type="float" office:value="11099.61" calcext:value-type="float">
            <text:p>11099,61</text:p>
          </table:table-cell>
          <table:table-cell table:style-name="Default" office:value-type="float" office:value="4328.61" calcext:value-type="float">
            <text:p>4328,6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428.22" calcext:value-type="float">
            <text:p>15428,22</text:p>
          </table:table-cell>
          <table:table-cell table:style-name="Default" office:value-type="float" office:value="-1150.01" calcext:value-type="float">
            <text:p>-1150,01</text:p>
          </table:table-cell>
          <table:table-cell table:style-name="Default" office:value-type="float" office:value="-2506.91" calcext:value-type="float">
            <text:p>-2506,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656.92" calcext:value-type="float">
            <text:p>-3656,92</text:p>
          </table:table-cell>
          <table:table-cell table:style-name="Default" office:value-type="float" office:value="11771.3" calcext:value-type="float">
            <text:p>11771,3</text:p>
          </table:table-cell>
          <table:table-cell table:number-columns-repeated="16366"/>
        </table:table-row>
        <table:table-row table:style-name="ro1">
          <table:table-cell office:value-type="float" office:value="6000064" calcext:value-type="float">
            <text:p>6000064</text:p>
          </table:table-cell>
          <table:table-cell table:style-name="Default" office:value-type="string" calcext:value-type="string">
            <text:p>RIVANLUCIA RICARDO DE SAL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GERENCIAMENTO DE SERVIÇOS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623.55" calcext:value-type="float">
            <text:p>2623,5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430.79" calcext:value-type="float">
            <text:p>15430,79</text:p>
          </table:table-cell>
          <table:table-cell table:style-name="Default" office:value-type="float" office:value="-1150.44" calcext:value-type="float">
            <text:p>-1150,44</text:p>
          </table:table-cell>
          <table:table-cell table:style-name="Default" office:value-type="float" office:value="-2978.95" calcext:value-type="float">
            <text:p>-2978,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129.39" calcext:value-type="float">
            <text:p>-4129,39</text:p>
          </table:table-cell>
          <table:table-cell table:style-name="Default" office:value-type="float" office:value="11301.4" calcext:value-type="float">
            <text:p>11301,4</text:p>
          </table:table-cell>
          <table:table-cell table:number-columns-repeated="16366"/>
        </table:table-row>
        <table:table-row table:style-name="ro1">
          <table:table-cell office:value-type="float" office:value="6002475" calcext:value-type="float">
            <text:p>6002475</text:p>
          </table:table-cell>
          <table:table-cell table:style-name="Default" office:value-type="string" calcext:value-type="string">
            <text:p>ROBERTO NEGR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175.1" calcext:value-type="float">
            <text:p>175,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188.13" calcext:value-type="float">
            <text:p>21188,13</text:p>
          </table:table-cell>
          <table:table-cell table:style-name="Default" office:value-type="float" office:value="-2100.4" calcext:value-type="float">
            <text:p>-2100,4</text:p>
          </table:table-cell>
          <table:table-cell table:style-name="Default" office:value-type="float" office:value="-3725.25" calcext:value-type="float">
            <text:p>-3725,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825.65" calcext:value-type="float">
            <text:p>-5825,65</text:p>
          </table:table-cell>
          <table:table-cell table:style-name="Default" office:value-type="float" office:value="15362.48" calcext:value-type="float">
            <text:p>15362,48</text:p>
          </table:table-cell>
          <table:table-cell table:number-columns-repeated="16366"/>
        </table:table-row>
        <table:table-row table:style-name="ro1">
          <table:table-cell office:value-type="float" office:value="6000849" calcext:value-type="float">
            <text:p>6000849</text:p>
          </table:table-cell>
          <table:table-cell table:style-name="Default" office:value-type="string" calcext:value-type="string">
            <text:p>ROBSON ALV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SSISTÊNCIA ODONTOLOGICA</text:p>
          </table:table-cell>
          <table:table-cell table:style-name="Default" office:value-type="float" office:value="21888.57" calcext:value-type="float">
            <text:p>21888,57</text:p>
          </table:table-cell>
          <table:table-cell table:style-name="Default" office:value-type="float" office:value="2786.19" calcext:value-type="float">
            <text:p>2786,1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4674.76" calcext:value-type="float">
            <text:p>24674,76</text:p>
          </table:table-cell>
          <table:table-cell table:style-name="Default" office:value-type="float" office:value="-2675.69" calcext:value-type="float">
            <text:p>-2675,69</text:p>
          </table:table-cell>
          <table:table-cell table:style-name="Default" office:value-type="float" office:value="-5101.6" calcext:value-type="float">
            <text:p>-5101,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777.29" calcext:value-type="float">
            <text:p>-7777,29</text:p>
          </table:table-cell>
          <table:table-cell table:style-name="Default" office:value-type="float" office:value="16897.47" calcext:value-type="float">
            <text:p>16897,47</text:p>
          </table:table-cell>
          <table:table-cell table:number-columns-repeated="16366"/>
        </table:table-row>
        <table:table-row table:style-name="ro1">
          <table:table-cell office:value-type="float" office:value="6003917" calcext:value-type="float">
            <text:p>6003917</text:p>
          </table:table-cell>
          <table:table-cell table:style-name="Default" office:value-type="string" calcext:value-type="string">
            <text:p>ROBSON THEODORO PEDROS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A PTM DE GUARULHOS</text:p>
          </table:table-cell>
          <table:table-cell table:style-name="Default" office:value-type="float" office:value="5806.06" calcext:value-type="float">
            <text:p>5806,06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6433.76" calcext:value-type="float">
            <text:p>6433,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239.82" calcext:value-type="float">
            <text:p>12239,82</text:p>
          </table:table-cell>
          <table:table-cell table:style-name="Default" office:value-type="float" office:value="-1560.2" calcext:value-type="float">
            <text:p>-1560,2</text:p>
          </table:table-cell>
          <table:table-cell table:style-name="Default" office:value-type="float" office:value="-3601.34" calcext:value-type="float">
            <text:p>-3601,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048.06" calcext:value-type="float">
            <text:p>-6048,06</text:p>
          </table:table-cell>
          <table:table-cell table:style-name="Default" office:value-type="float" office:value="6191.76" calcext:value-type="float">
            <text:p>6191,76</text:p>
          </table:table-cell>
          <table:table-cell table:number-columns-repeated="16366"/>
        </table:table-row>
        <table:table-row table:style-name="ro1">
          <table:table-cell office:value-type="float" office:value="6000578" calcext:value-type="float">
            <text:p>6000578</text:p>
          </table:table-cell>
          <table:table-cell table:style-name="Default" office:value-type="string" calcext:value-type="string">
            <text:p>ROMAO DA SILVA MIRON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GABINETE DO PROCURADOR GERAL DO TRABALH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890.37" calcext:value-type="float">
            <text:p>2890,3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697.61" calcext:value-type="float">
            <text:p>15697,61</text:p>
          </table:table-cell>
          <table:table-cell table:style-name="Default" office:value-type="float" office:value="-1194.46" calcext:value-type="float">
            <text:p>-1194,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194.46" calcext:value-type="float">
            <text:p>-1194,46</text:p>
          </table:table-cell>
          <table:table-cell table:style-name="Default" office:value-type="float" office:value="14503.15" calcext:value-type="float">
            <text:p>14503,15</text:p>
          </table:table-cell>
          <table:table-cell table:number-columns-repeated="16366"/>
        </table:table-row>
        <table:table-row table:style-name="ro1">
          <table:table-cell office:value-type="float" office:value="6001713" calcext:value-type="float">
            <text:p>6001713</text:p>
          </table:table-cell>
          <table:table-cell table:style-name="Default" office:value-type="string" calcext:value-type="string">
            <text:p>RONALDO GORRI VELLOSO LA CORT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4989.36" calcext:value-type="float">
            <text:p>4989,3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6659.04" calcext:value-type="float">
            <text:p>26659,04</text:p>
          </table:table-cell>
          <table:table-cell table:style-name="Default" office:value-type="float" office:value="-3003.1" calcext:value-type="float">
            <text:p>-3003,1</text:p>
          </table:table-cell>
          <table:table-cell table:style-name="Default" office:value-type="float" office:value="-4091" calcext:value-type="float">
            <text:p>-40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094.1" calcext:value-type="float">
            <text:p>-7094,1</text:p>
          </table:table-cell>
          <table:table-cell table:style-name="Default" office:value-type="float" office:value="19564.94" calcext:value-type="float">
            <text:p>19564,94</text:p>
          </table:table-cell>
          <table:table-cell table:number-columns-repeated="16366"/>
        </table:table-row>
        <table:table-row table:style-name="ro1">
          <table:table-cell office:value-type="float" office:value="6008918" calcext:value-type="float">
            <text:p>6008918</text:p>
          </table:table-cell>
          <table:table-cell table:style-name="Default" office:value-type="string" calcext:value-type="string">
            <text:p>RONALDO SAMPAIO MARQUES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SETOR DE TRANSPORTES</text:p>
          </table:table-cell>
          <table:table-cell table:style-name="Default" office:value-type="float" office:value="8035.78" calcext:value-type="float">
            <text:p>8035,7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0008.07" calcext:value-type="float">
            <text:p>30008,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12.83" calcext:value-type="float">
            <text:p>4512,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556.68" calcext:value-type="float">
            <text:p>42556,68</text:p>
          </table:table-cell>
          <table:table-cell table:style-name="Default" office:value-type="float" office:value="-1468.36" calcext:value-type="float">
            <text:p>-1468,36</text:p>
          </table:table-cell>
          <table:table-cell table:style-name="Default" office:value-type="float" office:value="-2277.88" calcext:value-type="float">
            <text:p>-2277,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076.03" calcext:value-type="float">
            <text:p>-5076,03</text:p>
          </table:table-cell>
          <table:table-cell table:style-name="Default" office:value-type="float" office:value="37480.65" calcext:value-type="float">
            <text:p>37480,65</text:p>
          </table:table-cell>
          <table:table-cell table:number-columns-repeated="16366"/>
        </table:table-row>
        <table:table-row table:style-name="ro1">
          <table:table-cell office:value-type="float" office:value="6000245" calcext:value-type="float">
            <text:p>6000245</text:p>
          </table:table-cell>
          <table:table-cell table:style-name="Default" office:value-type="string" calcext:value-type="string">
            <text:p>ROSAMARIA FERNANDES CHAVES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2410.09" calcext:value-type="float">
            <text:p>2410,0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617.55" calcext:value-type="float">
            <text:p>15617,55</text:p>
          </table:table-cell>
          <table:table-cell table:style-name="Default" office:value-type="float" office:value="-1181.25" calcext:value-type="float">
            <text:p>-1181,25</text:p>
          </table:table-cell>
          <table:table-cell table:style-name="Default" office:value-type="float" office:value="-3073.98" calcext:value-type="float">
            <text:p>-3073,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255.23" calcext:value-type="float">
            <text:p>-4255,23</text:p>
          </table:table-cell>
          <table:table-cell table:style-name="Default" office:value-type="float" office:value="11362.32" calcext:value-type="float">
            <text:p>11362,32</text:p>
          </table:table-cell>
          <table:table-cell table:number-columns-repeated="16366"/>
        </table:table-row>
        <table:table-row table:style-name="ro1">
          <table:table-cell office:value-type="float" office:value="6000458" calcext:value-type="float">
            <text:p>6000458</text:p>
          </table:table-cell>
          <table:table-cell table:style-name="Default" office:value-type="string" calcext:value-type="string">
            <text:p>ROSANA LOTUS FERREIRA 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2844.94" calcext:value-type="float">
            <text:p>2844,9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3857.97" calcext:value-type="float">
            <text:p>23857,97</text:p>
          </table:table-cell>
          <table:table-cell table:style-name="Default" office:value-type="float" office:value="-2540.92" calcext:value-type="float">
            <text:p>-2540,92</text:p>
          </table:table-cell>
          <table:table-cell table:style-name="Default" office:value-type="float" office:value="-4442.59" calcext:value-type="float">
            <text:p>-4442,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983.51" calcext:value-type="float">
            <text:p>-6983,51</text:p>
          </table:table-cell>
          <table:table-cell table:style-name="Default" office:value-type="float" office:value="16874.46" calcext:value-type="float">
            <text:p>16874,46</text:p>
          </table:table-cell>
          <table:table-cell table:number-columns-repeated="16366"/>
        </table:table-row>
        <table:table-row table:style-name="ro1">
          <table:table-cell office:value-type="float" office:value="6000467" calcext:value-type="float">
            <text:p>6000467</text:p>
          </table:table-cell>
          <table:table-cell table:style-name="Default" office:value-type="string" calcext:value-type="string">
            <text:p>ROSANA MARIA NEGREIROS FALCÃO DE SOUZ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PROCESSOS TÉCNICOS E PERIÓDICOS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2943.08" calcext:value-type="float">
            <text:p>2943,0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4612.76" calcext:value-type="float">
            <text:p>24612,76</text:p>
          </table:table-cell>
          <table:table-cell table:style-name="Default" office:value-type="float" office:value="-2665.46" calcext:value-type="float">
            <text:p>-2665,46</text:p>
          </table:table-cell>
          <table:table-cell table:style-name="Default" office:value-type="float" office:value="-5139.5" calcext:value-type="float">
            <text:p>-5139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804.96" calcext:value-type="float">
            <text:p>-7804,96</text:p>
          </table:table-cell>
          <table:table-cell table:style-name="Default" office:value-type="float" office:value="16807.8" calcext:value-type="float">
            <text:p>16807,8</text:p>
          </table:table-cell>
          <table:table-cell table:number-columns-repeated="16366"/>
        </table:table-row>
        <table:table-row table:style-name="ro1">
          <table:table-cell office:value-type="float" office:value="6000893" calcext:value-type="float">
            <text:p>6000893</text:p>
          </table:table-cell>
          <table:table-cell table:style-name="Default" office:value-type="string" calcext:value-type="string">
            <text:p>ROSYMARA COELHO DE PINHO TAVARES PROENC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2º OFÍCIO GERAL DA PRT DA 3ª REGIÃO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437.77" calcext:value-type="float">
            <text:p>437,7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107.45" calcext:value-type="float">
            <text:p>22107,45</text:p>
          </table:table-cell>
          <table:table-cell table:style-name="Default" office:value-type="float" office:value="-2252.08" calcext:value-type="float">
            <text:p>-2252,08</text:p>
          </table:table-cell>
          <table:table-cell table:style-name="Default" office:value-type="float" office:value="-4564.22" calcext:value-type="float">
            <text:p>-4564,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816.3" calcext:value-type="float">
            <text:p>-6816,3</text:p>
          </table:table-cell>
          <table:table-cell table:style-name="Default" office:value-type="float" office:value="15291.15" calcext:value-type="float">
            <text:p>15291,15</text:p>
          </table:table-cell>
          <table:table-cell table:number-columns-repeated="16366"/>
        </table:table-row>
        <table:table-row table:style-name="ro1">
          <table:table-cell office:value-type="float" office:value="6006050" calcext:value-type="float">
            <text:p>6006050</text:p>
          </table:table-cell>
          <table:table-cell table:style-name="Default" office:value-type="string" calcext:value-type="string">
            <text:p>RUBERLI ALMEIDA DE OLIVEIRA RAZZE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CHEFIA DE GABINETE DO VICE-PROCURADOR-GERAL DO TRABALH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213.45" calcext:value-type="float">
            <text:p>213,4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420.91" calcext:value-type="float">
            <text:p>13420,91</text:p>
          </table:table-cell>
          <table:table-cell table:style-name="Default" office:value-type="float" office:value="-818.81" calcext:value-type="float">
            <text:p>-818,81</text:p>
          </table:table-cell>
          <table:table-cell table:style-name="Default" office:value-type="float" office:value="-2465.3" calcext:value-type="float">
            <text:p>-2465,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284.11" calcext:value-type="float">
            <text:p>-3284,11</text:p>
          </table:table-cell>
          <table:table-cell table:style-name="Default" office:value-type="float" office:value="10136.8" calcext:value-type="float">
            <text:p>10136,8</text:p>
          </table:table-cell>
          <table:table-cell table:number-columns-repeated="16366"/>
        </table:table-row>
        <table:table-row table:style-name="ro1">
          <table:table-cell office:value-type="float" office:value="6000312" calcext:value-type="float">
            <text:p>6000312</text:p>
          </table:table-cell>
          <table:table-cell table:style-name="Default" office:value-type="string" calcext:value-type="string">
            <text:p>RUTH SARAIVA LEAO GAY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Default" office:value-type="float" office:value="14709.12" calcext:value-type="float">
            <text:p>14709,12</text:p>
          </table:table-cell>
          <table:table-cell table:style-name="Default" office:value-type="float" office:value="2562.63" calcext:value-type="float">
            <text:p>2562,6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271.75" calcext:value-type="float">
            <text:p>17271,75</text:p>
          </table:table-cell>
          <table:table-cell table:style-name="Default" office:value-type="float" office:value="-1454.19" calcext:value-type="float">
            <text:p>-1454,19</text:p>
          </table:table-cell>
          <table:table-cell table:style-name="Default" office:value-type="float" office:value="-2930.23" calcext:value-type="float">
            <text:p>-2930,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384.42" calcext:value-type="float">
            <text:p>-4384,42</text:p>
          </table:table-cell>
          <table:table-cell table:style-name="Default" office:value-type="float" office:value="12887.33" calcext:value-type="float">
            <text:p>12887,33</text:p>
          </table:table-cell>
          <table:table-cell table:number-columns-repeated="16366"/>
        </table:table-row>
        <table:table-row table:style-name="ro1">
          <table:table-cell office:value-type="float" office:value="6001868" calcext:value-type="float">
            <text:p>6001868</text:p>
          </table:table-cell>
          <table:table-cell table:style-name="Default" office:value-type="string" calcext:value-type="string">
            <text:p>SAMAR AGOSTINHO CARNEIRO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907.17" calcext:value-type="float">
            <text:p>907,1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714.41" calcext:value-type="float">
            <text:p>13714,41</text:p>
          </table:table-cell>
          <table:table-cell table:style-name="Default" office:value-type="float" office:value="-867.23" calcext:value-type="float">
            <text:p>-867,23</text:p>
          </table:table-cell>
          <table:table-cell table:style-name="Default" office:value-type="float" office:value="-2113.38" calcext:value-type="float">
            <text:p>-2113,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980.61" calcext:value-type="float">
            <text:p>-2980,61</text:p>
          </table:table-cell>
          <table:table-cell table:style-name="Default" office:value-type="float" office:value="10733.8" calcext:value-type="float">
            <text:p>10733,8</text:p>
          </table:table-cell>
          <table:table-cell table:number-columns-repeated="16366"/>
        </table:table-row>
        <table:table-row table:style-name="ro1">
          <table:table-cell office:value-type="float" office:value="6000421" calcext:value-type="float">
            <text:p>6000421</text:p>
          </table:table-cell>
          <table:table-cell table:style-name="Default" office:value-type="string" calcext:value-type="string">
            <text:p>SANDRA GOMES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À ATIVIDADE DE ÓRGÃO INTERVENIENTE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960.54" calcext:value-type="float">
            <text:p>960,5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767.78" calcext:value-type="float">
            <text:p>13767,78</text:p>
          </table:table-cell>
          <table:table-cell table:style-name="Default" office:value-type="float" office:value="-876.04" calcext:value-type="float">
            <text:p>-876,04</text:p>
          </table:table-cell>
          <table:table-cell table:style-name="Default" office:value-type="float" office:value="-2073.49" calcext:value-type="float">
            <text:p>-2073,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949.53" calcext:value-type="float">
            <text:p>-2949,53</text:p>
          </table:table-cell>
          <table:table-cell table:style-name="Default" office:value-type="float" office:value="10818.25" calcext:value-type="float">
            <text:p>10818,25</text:p>
          </table:table-cell>
          <table:table-cell table:number-columns-repeated="16366"/>
        </table:table-row>
        <table:table-row table:style-name="ro1">
          <table:table-cell office:value-type="float" office:value="6000307" calcext:value-type="float">
            <text:p>6000307</text:p>
          </table:table-cell>
          <table:table-cell table:style-name="Default" office:value-type="string" calcext:value-type="string">
            <text:p>SANDRA MARIA ARANHA FER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REGIONAL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3919.29" calcext:value-type="float">
            <text:p>3919,2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126.75" calcext:value-type="float">
            <text:p>17126,75</text:p>
          </table:table-cell>
          <table:table-cell table:style-name="Default" office:value-type="float" office:value="-1430.27" calcext:value-type="float">
            <text:p>-1430,27</text:p>
          </table:table-cell>
          <table:table-cell table:style-name="Default" office:value-type="float" office:value="-3420.53" calcext:value-type="float">
            <text:p>-3420,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850.8" calcext:value-type="float">
            <text:p>-4850,8</text:p>
          </table:table-cell>
          <table:table-cell table:style-name="Default" office:value-type="float" office:value="12275.95" calcext:value-type="float">
            <text:p>12275,95</text:p>
          </table:table-cell>
          <table:table-cell table:number-columns-repeated="16366"/>
        </table:table-row>
        <table:table-row table:style-name="ro1">
          <table:table-cell office:value-type="float" office:value="6000504" calcext:value-type="float">
            <text:p>6000504</text:p>
          </table:table-cell>
          <table:table-cell table:style-name="Default" office:value-type="string" calcext:value-type="string">
            <text:p>SANDRA REGINA DA SILV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BIBLIOTECA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2961.3" calcext:value-type="float">
            <text:p>2961,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4630.98" calcext:value-type="float">
            <text:p>24630,98</text:p>
          </table:table-cell>
          <table:table-cell table:style-name="Default" office:value-type="float" office:value="-2668.47" calcext:value-type="float">
            <text:p>-2668,47</text:p>
          </table:table-cell>
          <table:table-cell table:style-name="Default" office:value-type="float" office:value="-5091.55" calcext:value-type="float">
            <text:p>-5091,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760.02" calcext:value-type="float">
            <text:p>-7760,02</text:p>
          </table:table-cell>
          <table:table-cell table:style-name="Default" office:value-type="float" office:value="16870.96" calcext:value-type="float">
            <text:p>16870,96</text:p>
          </table:table-cell>
          <table:table-cell table:number-columns-repeated="16366"/>
        </table:table-row>
        <table:table-row table:style-name="ro1">
          <table:table-cell office:value-type="float" office:value="2084784" calcext:value-type="float">
            <text:p>2084784</text:p>
          </table:table-cell>
          <table:table-cell table:style-name="Default" office:value-type="string" calcext:value-type="string">
            <text:p>SEBASTIANA GOMES DA SER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4546.56" calcext:value-type="float">
            <text:p>4546,5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353.8" calcext:value-type="float">
            <text:p>17353,8</text:p>
          </table:table-cell>
          <table:table-cell table:style-name="Default" office:value-type="float" office:value="-1467.73" calcext:value-type="float">
            <text:p>-1467,73</text:p>
          </table:table-cell>
          <table:table-cell table:style-name="Default" office:value-type="float" office:value="-2937.04" calcext:value-type="float">
            <text:p>-2937,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404.77" calcext:value-type="float">
            <text:p>-4404,77</text:p>
          </table:table-cell>
          <table:table-cell table:style-name="Default" office:value-type="float" office:value="12949.03" calcext:value-type="float">
            <text:p>12949,03</text:p>
          </table:table-cell>
          <table:table-cell table:number-columns-repeated="16366"/>
        </table:table-row>
        <table:table-row table:style-name="ro1">
          <table:table-cell office:value-type="float" office:value="6009088" calcext:value-type="float">
            <text:p>6009088</text:p>
          </table:table-cell>
          <table:table-cell table:style-name="Default" office:value-type="string" calcext:value-type="string">
            <text:p>SEBASTIANA LINO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60.09" calcext:value-type="float">
            <text:p>160,0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2967.33" calcext:value-type="float">
            <text:p>12967,33</text:p>
          </table:table-cell>
          <table:table-cell table:style-name="Default" office:value-type="float" office:value="-751.29" calcext:value-type="float">
            <text:p>-751,29</text:p>
          </table:table-cell>
          <table:table-cell table:style-name="Default" office:value-type="float" office:value="-2463.41" calcext:value-type="float">
            <text:p>-2463,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214.7" calcext:value-type="float">
            <text:p>-3214,7</text:p>
          </table:table-cell>
          <table:table-cell table:style-name="Default" office:value-type="float" office:value="9752.63" calcext:value-type="float">
            <text:p>9752,63</text:p>
          </table:table-cell>
          <table:table-cell table:number-columns-repeated="16366"/>
        </table:table-row>
        <table:table-row table:style-name="ro1">
          <table:table-cell office:value-type="float" office:value="6000171" calcext:value-type="float">
            <text:p>6000171</text:p>
          </table:table-cell>
          <table:table-cell table:style-name="Default" office:value-type="string" calcext:value-type="string">
            <text:p>SEBASTIANA VIEIRA DA CO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387.45" calcext:value-type="float">
            <text:p>1387,4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194.69" calcext:value-type="float">
            <text:p>14194,69</text:p>
          </table:table-cell>
          <table:table-cell table:style-name="Default" office:value-type="float" office:value="-946.48" calcext:value-type="float">
            <text:p>-946,48</text:p>
          </table:table-cell>
          <table:table-cell table:style-name="Default" office:value-type="float" office:value="-2223.66" calcext:value-type="float">
            <text:p>-2223,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170.14" calcext:value-type="float">
            <text:p>-3170,14</text:p>
          </table:table-cell>
          <table:table-cell table:style-name="Default" office:value-type="float" office:value="11024.55" calcext:value-type="float">
            <text:p>11024,55</text:p>
          </table:table-cell>
          <table:table-cell table:number-columns-repeated="16366"/>
        </table:table-row>
        <table:table-row table:style-name="ro1">
          <table:table-cell office:value-type="float" office:value="6000289" calcext:value-type="float">
            <text:p>6000289</text:p>
          </table:table-cell>
          <table:table-cell table:style-name="Default" office:value-type="string" calcext:value-type="string">
            <text:p>SEBASTIAO DE OLIVEIRA FER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344.93" calcext:value-type="float">
            <text:p>2344,9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152.17" calcext:value-type="float">
            <text:p>15152,17</text:p>
          </table:table-cell>
          <table:table-cell table:style-name="Default" office:value-type="float" office:value="-1104.46" calcext:value-type="float">
            <text:p>-1104,46</text:p>
          </table:table-cell>
          <table:table-cell table:style-name="Default" office:value-type="float" office:value="-2443.52" calcext:value-type="float">
            <text:p>-2443,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547.98" calcext:value-type="float">
            <text:p>-3547,98</text:p>
          </table:table-cell>
          <table:table-cell table:style-name="Default" office:value-type="float" office:value="11604.19" calcext:value-type="float">
            <text:p>11604,19</text:p>
          </table:table-cell>
          <table:table-cell table:number-columns-repeated="16366"/>
        </table:table-row>
        <table:table-row table:style-name="ro1">
          <table:table-cell office:value-type="float" office:value="6001440" calcext:value-type="float">
            <text:p>6001440</text:p>
          </table:table-cell>
          <table:table-cell table:style-name="Default" office:value-type="string" calcext:value-type="string">
            <text:p>SEBASTIAO PEDROSA PE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160.09" calcext:value-type="float">
            <text:p>160,0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234.14" calcext:value-type="float">
            <text:p>13234,14</text:p>
          </table:table-cell>
          <table:table-cell table:style-name="Default" office:value-type="float" office:value="-789.98" calcext:value-type="float">
            <text:p>-789,98</text:p>
          </table:table-cell>
          <table:table-cell table:style-name="Default" office:value-type="float" office:value="-2002.54" calcext:value-type="float">
            <text:p>-2002,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792.52" calcext:value-type="float">
            <text:p>-2792,52</text:p>
          </table:table-cell>
          <table:table-cell table:style-name="Default" office:value-type="float" office:value="10441.62" calcext:value-type="float">
            <text:p>10441,62</text:p>
          </table:table-cell>
          <table:table-cell table:number-columns-repeated="16366"/>
        </table:table-row>
        <table:table-row table:style-name="ro1">
          <table:table-cell office:value-type="float" office:value="6000640" calcext:value-type="float">
            <text:p>6000640</text:p>
          </table:table-cell>
          <table:table-cell table:style-name="Default" office:value-type="string" calcext:value-type="string">
            <text:p>SEBASTIÃO RODRIGUES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4071.77" calcext:value-type="float">
            <text:p>4071,7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279.23" calcext:value-type="float">
            <text:p>17279,23</text:p>
          </table:table-cell>
          <table:table-cell table:style-name="Default" office:value-type="float" office:value="-1455.43" calcext:value-type="float">
            <text:p>-1455,43</text:p>
          </table:table-cell>
          <table:table-cell table:style-name="Default" office:value-type="float" office:value="-2827.67" calcext:value-type="float">
            <text:p>-2827,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283.1" calcext:value-type="float">
            <text:p>-4283,1</text:p>
          </table:table-cell>
          <table:table-cell table:style-name="Default" office:value-type="float" office:value="12996.13" calcext:value-type="float">
            <text:p>12996,13</text:p>
          </table:table-cell>
          <table:table-cell table:number-columns-repeated="16366"/>
        </table:table-row>
        <table:table-row table:style-name="ro1">
          <table:table-cell office:value-type="float" office:value="6000011" calcext:value-type="float">
            <text:p>6000011</text:p>
          </table:table-cell>
          <table:table-cell table:style-name="Default" office:value-type="string" calcext:value-type="string">
            <text:p>SELI DE SOUZA CO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FORMAÇÃO E CAPACITAÇÃ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13947.24" calcext:value-type="float">
            <text:p>13947,2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7154.7" calcext:value-type="float">
            <text:p>27154,7</text:p>
          </table:table-cell>
          <table:table-cell table:style-name="Default" office:value-type="float" office:value="-3097.07" calcext:value-type="float">
            <text:p>-3097,07</text:p>
          </table:table-cell>
          <table:table-cell table:style-name="Default" office:value-type="float" office:value="-5719.84" calcext:value-type="float">
            <text:p>-5719,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816.91" calcext:value-type="float">
            <text:p>-8816,91</text:p>
          </table:table-cell>
          <table:table-cell table:style-name="Default" office:value-type="float" office:value="18337.79" calcext:value-type="float">
            <text:p>18337,79</text:p>
          </table:table-cell>
          <table:table-cell table:number-columns-repeated="16366"/>
        </table:table-row>
        <table:table-row table:style-name="ro1">
          <table:table-cell office:value-type="float" office:value="6001593" calcext:value-type="float">
            <text:p>6001593</text:p>
          </table:table-cell>
          <table:table-cell table:style-name="Default" office:value-type="string" calcext:value-type="string">
            <text:p>SELMA MARIA ALVES VILA NOVA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ASSESSORIA TÉCNICA DA DIRETORIA REGIONAL</text:p>
          </table:table-cell>
          <table:table-cell table:style-name="Default" office:value-type="float" office:value="8199.56" calcext:value-type="float">
            <text:p>8199,56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8199.56" calcext:value-type="float">
            <text:p>8199,56</text:p>
          </table:table-cell>
          <table:table-cell table:style-name="Default" office:value-type="float" office:value="-59.96" calcext:value-type="float">
            <text:p>-59,96</text:p>
          </table:table-cell>
          <table:table-cell table:style-name="Default" office:value-type="float" office:value="-1203.55" calcext:value-type="float">
            <text:p>-1203,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263.51" calcext:value-type="float">
            <text:p>-1263,51</text:p>
          </table:table-cell>
          <table:table-cell table:style-name="Default" office:value-type="float" office:value="6936.05" calcext:value-type="float">
            <text:p>6936,05</text:p>
          </table:table-cell>
          <table:table-cell table:number-columns-repeated="16366"/>
        </table:table-row>
        <table:table-row table:style-name="ro1">
          <table:table-cell office:value-type="float" office:value="6000623" calcext:value-type="float">
            <text:p>6000623</text:p>
          </table:table-cell>
          <table:table-cell table:style-name="Default" office:value-type="string" calcext:value-type="string">
            <text:p>SELVINA SANTOS DA ROS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Default" office:value-type="float" office:value="11526.52" calcext:value-type="float">
            <text:p>11526,52</text:p>
          </table:table-cell>
          <table:table-cell table:style-name="Default" office:value-type="float" office:value="1013.9" calcext:value-type="float">
            <text:p>1013,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2540.42" calcext:value-type="float">
            <text:p>12540,42</text:p>
          </table:table-cell>
          <table:table-cell table:style-name="Default" office:value-type="float" office:value="-689.39" calcext:value-type="float">
            <text:p>-689,39</text:p>
          </table:table-cell>
          <table:table-cell table:style-name="Default" office:value-type="float" office:value="-1839.43" calcext:value-type="float">
            <text:p>-1839,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528.82" calcext:value-type="float">
            <text:p>-2528,82</text:p>
          </table:table-cell>
          <table:table-cell table:style-name="Default" office:value-type="float" office:value="10011.6" calcext:value-type="float">
            <text:p>10011,6</text:p>
          </table:table-cell>
          <table:table-cell table:number-columns-repeated="16366"/>
        </table:table-row>
        <table:table-row table:style-name="ro1">
          <table:table-cell office:value-type="float" office:value="6000438" calcext:value-type="float">
            <text:p>6000438</text:p>
          </table:table-cell>
          <table:table-cell table:style-name="Default" office:value-type="string" calcext:value-type="string">
            <text:p>SERGIO LEITE DE MORAES REG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3317.27" calcext:value-type="float">
            <text:p>3317,2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124.51" calcext:value-type="float">
            <text:p>16124,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014.64" calcext:value-type="float">
            <text:p>-3014,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014.64" calcext:value-type="float">
            <text:p>-3014,64</text:p>
          </table:table-cell>
          <table:table-cell table:style-name="Default" office:value-type="float" office:value="13109.87" calcext:value-type="float">
            <text:p>13109,87</text:p>
          </table:table-cell>
          <table:table-cell table:number-columns-repeated="16366"/>
        </table:table-row>
        <table:table-row table:style-name="ro1">
          <table:table-cell office:value-type="float" office:value="6000536" calcext:value-type="float">
            <text:p>6000536</text:p>
          </table:table-cell>
          <table:table-cell table:style-name="Default" office:value-type="string" calcext:value-type="string">
            <text:p>SERGIO SOMBRI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18803.83" calcext:value-type="float">
            <text:p>18803,8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40473.51" calcext:value-type="float">
            <text:p>40473,51</text:p>
          </table:table-cell>
          <table:table-cell table:style-name="Default" office:value-type="float" office:value="-5627.64" calcext:value-type="float">
            <text:p>-5627,64</text:p>
          </table:table-cell>
          <table:table-cell table:style-name="Default" office:value-type="float" office:value="-8163.01" calcext:value-type="float">
            <text:p>-8163,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3790.65" calcext:value-type="float">
            <text:p>-13790,65</text:p>
          </table:table-cell>
          <table:table-cell table:style-name="Default" office:value-type="float" office:value="26682.86" calcext:value-type="float">
            <text:p>26682,86</text:p>
          </table:table-cell>
          <table:table-cell table:number-columns-repeated="16366"/>
        </table:table-row>
        <table:table-row table:style-name="ro1">
          <table:table-cell office:value-type="float" office:value="6000069" calcext:value-type="float">
            <text:p>6000069</text:p>
          </table:table-cell>
          <table:table-cell table:style-name="Default" office:value-type="string" calcext:value-type="string">
            <text:p>SERLI VIEIRA JULIAO DE SOUZ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17510.86" calcext:value-type="float">
            <text:p>17510,86</text:p>
          </table:table-cell>
          <table:table-cell table:style-name="Default" office:value-type="float" office:value="10655.08" calcext:value-type="float">
            <text:p>10655,0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8165.94" calcext:value-type="float">
            <text:p>28165,94</text:p>
          </table:table-cell>
          <table:table-cell table:style-name="Default" office:value-type="float" office:value="-3289.2" calcext:value-type="float">
            <text:p>-3289,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289.2" calcext:value-type="float">
            <text:p>-3289,2</text:p>
          </table:table-cell>
          <table:table-cell table:style-name="Default" office:value-type="float" office:value="24876.74" calcext:value-type="float">
            <text:p>24876,74</text:p>
          </table:table-cell>
          <table:table-cell table:number-columns-repeated="16366"/>
        </table:table-row>
        <table:table-row table:style-name="ro1">
          <table:table-cell office:value-type="float" office:value="6000313" calcext:value-type="float">
            <text:p>6000313</text:p>
          </table:table-cell>
          <table:table-cell table:style-name="Default" office:value-type="string" calcext:value-type="string">
            <text:p>SIDNEY RAGASINE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Default" office:value-type="float" office:value="18011.16" calcext:value-type="float">
            <text:p>18011,16</text:p>
          </table:table-cell>
          <table:table-cell table:style-name="Default" office:value-type="float" office:value="12912.01" calcext:value-type="float">
            <text:p>12912,0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30923.17" calcext:value-type="float">
            <text:p>30923,17</text:p>
          </table:table-cell>
          <table:table-cell table:style-name="Default" office:value-type="float" office:value="-3813.08" calcext:value-type="float">
            <text:p>-3813,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813.08" calcext:value-type="float">
            <text:p>-3813,08</text:p>
          </table:table-cell>
          <table:table-cell table:style-name="Default" office:value-type="float" office:value="27110.09" calcext:value-type="float">
            <text:p>27110,09</text:p>
          </table:table-cell>
          <table:table-cell table:number-columns-repeated="16366"/>
        </table:table-row>
        <table:table-row table:style-name="ro1">
          <table:table-cell office:value-type="float" office:value="6000387" calcext:value-type="float">
            <text:p>6000387</text:p>
          </table:table-cell>
          <table:table-cell table:style-name="Default" office:value-type="string" calcext:value-type="string">
            <text:p>SIENA DA SILVA NEI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4ª REGIÃO - R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783.64" calcext:value-type="float">
            <text:p>2783,6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590.88" calcext:value-type="float">
            <text:p>15590,88</text:p>
          </table:table-cell>
          <table:table-cell table:style-name="Default" office:value-type="float" office:value="-1176.85" calcext:value-type="float">
            <text:p>-1176,85</text:p>
          </table:table-cell>
          <table:table-cell table:style-name="Default" office:value-type="float" office:value="-2544.26" calcext:value-type="float">
            <text:p>-2544,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721.11" calcext:value-type="float">
            <text:p>-3721,11</text:p>
          </table:table-cell>
          <table:table-cell table:style-name="Default" office:value-type="float" office:value="11869.77" calcext:value-type="float">
            <text:p>11869,77</text:p>
          </table:table-cell>
          <table:table-cell table:number-columns-repeated="16366"/>
        </table:table-row>
        <table:table-row table:style-name="ro1">
          <table:table-cell office:value-type="float" office:value="6000656" calcext:value-type="float">
            <text:p>6000656</text:p>
          </table:table-cell>
          <table:table-cell table:style-name="Default" office:value-type="string" calcext:value-type="string">
            <text:p>SILVANA DE FATIMA FLOR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AOS OFÍCIOS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795.62" calcext:value-type="float">
            <text:p>2795,6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869.67" calcext:value-type="float">
            <text:p>15869,67</text:p>
          </table:table-cell>
          <table:table-cell table:style-name="Default" office:value-type="float" office:value="-1222.85" calcext:value-type="float">
            <text:p>-1222,85</text:p>
          </table:table-cell>
          <table:table-cell table:style-name="Default" office:value-type="float" office:value="-3131.87" calcext:value-type="float">
            <text:p>-3131,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354.72" calcext:value-type="float">
            <text:p>-4354,72</text:p>
          </table:table-cell>
          <table:table-cell table:style-name="Default" office:value-type="float" office:value="11514.95" calcext:value-type="float">
            <text:p>11514,95</text:p>
          </table:table-cell>
          <table:table-cell table:number-columns-repeated="16366"/>
        </table:table-row>
        <table:table-row table:style-name="ro1">
          <table:table-cell office:value-type="float" office:value="6000470" calcext:value-type="float">
            <text:p>6000470</text:p>
          </table:table-cell>
          <table:table-cell table:style-name="Default" office:value-type="string" calcext:value-type="string">
            <text:p>SILVANIA ELIZABETH ATHAYDE DIAS ALV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3364.36" calcext:value-type="float">
            <text:p>3364,3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171.6" calcext:value-type="float">
            <text:p>16171,6</text:p>
          </table:table-cell>
          <table:table-cell table:style-name="Default" office:value-type="float" office:value="-1272.67" calcext:value-type="float">
            <text:p>-1272,67</text:p>
          </table:table-cell>
          <table:table-cell table:style-name="Default" office:value-type="float" office:value="-3201.2" calcext:value-type="float">
            <text:p>-3201,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473.87" calcext:value-type="float">
            <text:p>-4473,87</text:p>
          </table:table-cell>
          <table:table-cell table:style-name="Default" office:value-type="float" office:value="11697.73" calcext:value-type="float">
            <text:p>11697,73</text:p>
          </table:table-cell>
          <table:table-cell table:number-columns-repeated="16366"/>
        </table:table-row>
        <table:table-row table:style-name="ro1">
          <table:table-cell office:value-type="float" office:value="6005659" calcext:value-type="float">
            <text:p>6005659</text:p>
          </table:table-cell>
          <table:table-cell table:style-name="Default" office:value-type="string" calcext:value-type="string">
            <text:p>SILVIO DARIO SOBRINHO</text:p>
          </table:table-cell>
          <table:table-cell table:style-name="ce2" office:value-type="string" calcext:value-type="string">
            <text:p>INATIVO INTEGRAL P/DOENCA E T.SERV.</text:p>
          </table:table-cell>
          <table:table-cell table:style-name="ce2" office:value-type="string" calcext:value-type="string">
            <text:p>DIVISÃO DE PERÍCIAS</text:p>
          </table:table-cell>
          <table:table-cell table:style-name="Default" office:value-type="float" office:value="12394.91" calcext:value-type="float">
            <text:p>12394,9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2394.91" calcext:value-type="float">
            <text:p>12394,91</text:p>
          </table:table-cell>
          <table:table-cell table:style-name="Default" office:value-type="float" office:value="-668.29" calcext:value-type="float">
            <text:p>-668,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668.29" calcext:value-type="float">
            <text:p>-668,29</text:p>
          </table:table-cell>
          <table:table-cell table:style-name="Default" office:value-type="float" office:value="11726.62" calcext:value-type="float">
            <text:p>11726,62</text:p>
          </table:table-cell>
          <table:table-cell table:number-columns-repeated="16366"/>
        </table:table-row>
        <table:table-row table:style-name="ro1">
          <table:table-cell office:value-type="float" office:value="6005785" calcext:value-type="float">
            <text:p>6005785</text:p>
          </table:table-cell>
          <table:table-cell table:style-name="Default" office:value-type="string" calcext:value-type="string">
            <text:p>SIMONE DE ASSUMPÇÃO RAM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PROGRAMAÇÃO ORÇAMENTÁRIA</text:p>
          </table:table-cell>
          <table:table-cell table:style-name="Default" office:value-type="float" office:value="21013.03" calcext:value-type="float">
            <text:p>21013,03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-2071.5" calcext:value-type="float">
            <text:p>-2071,5</text:p>
          </table:table-cell>
          <table:table-cell table:style-name="Default" office:value-type="float" office:value="-4312.92" calcext:value-type="float">
            <text:p>-4312,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384.42" calcext:value-type="float">
            <text:p>-6384,42</text:p>
          </table:table-cell>
          <table:table-cell table:style-name="Default" office:value-type="float" office:value="14628.61" calcext:value-type="float">
            <text:p>14628,61</text:p>
          </table:table-cell>
          <table:table-cell table:number-columns-repeated="16366"/>
        </table:table-row>
        <table:table-row table:style-name="ro1">
          <table:table-cell office:value-type="float" office:value="6007967" calcext:value-type="float">
            <text:p>6007967</text:p>
          </table:table-cell>
          <table:table-cell table:style-name="Default" office:value-type="string" calcext:value-type="string">
            <text:p>SIMONE TABET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AUTUAÇÃO, ANÁLISE E DISTRIBUIÇÃO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2410.09" calcext:value-type="float">
            <text:p>2410,0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617.55" calcext:value-type="float">
            <text:p>15617,55</text:p>
          </table:table-cell>
          <table:table-cell table:style-name="Default" office:value-type="float" office:value="-1181.25" calcext:value-type="float">
            <text:p>-1181,25</text:p>
          </table:table-cell>
          <table:table-cell table:style-name="Default" office:value-type="float" office:value="-3073.98" calcext:value-type="float">
            <text:p>-3073,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255.23" calcext:value-type="float">
            <text:p>-4255,23</text:p>
          </table:table-cell>
          <table:table-cell table:style-name="Default" office:value-type="float" office:value="11362.32" calcext:value-type="float">
            <text:p>11362,32</text:p>
          </table:table-cell>
          <table:table-cell table:number-columns-repeated="16366"/>
        </table:table-row>
        <table:table-row table:style-name="ro1">
          <table:table-cell office:value-type="float" office:value="6000575" calcext:value-type="float">
            <text:p>6000575</text:p>
          </table:table-cell>
          <table:table-cell table:style-name="Default" office:value-type="string" calcext:value-type="string">
            <text:p>SIRLENE NOGUEIRA PAI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EPARTAMENTO DE DESENVOLVIMENTO DE PESSOAS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1734.22" calcext:value-type="float">
            <text:p>1734,2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941.68" calcext:value-type="float">
            <text:p>14941,68</text:p>
          </table:table-cell>
          <table:table-cell table:style-name="Default" office:value-type="float" office:value="-1069.73" calcext:value-type="float">
            <text:p>-1069,73</text:p>
          </table:table-cell>
          <table:table-cell table:style-name="Default" office:value-type="float" office:value="-2343.05" calcext:value-type="float">
            <text:p>-2343,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412.78" calcext:value-type="float">
            <text:p>-3412,78</text:p>
          </table:table-cell>
          <table:table-cell table:style-name="Default" office:value-type="float" office:value="11528.9" calcext:value-type="float">
            <text:p>11528,9</text:p>
          </table:table-cell>
          <table:table-cell table:number-columns-repeated="16366"/>
        </table:table-row>
        <table:table-row table:style-name="ro1">
          <table:table-cell office:value-type="float" office:value="6000393" calcext:value-type="float">
            <text:p>6000393</text:p>
          </table:table-cell>
          <table:table-cell table:style-name="Default" office:value-type="string" calcext:value-type="string">
            <text:p>SOLANGE CONCEIÇÃO DAS VIRGENS CARVALH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Default" office:value-type="float" office:value="18211.29" calcext:value-type="float">
            <text:p>18211,29</text:p>
          </table:table-cell>
          <table:table-cell table:style-name="Default" office:value-type="float" office:value="2698.18" calcext:value-type="float">
            <text:p>2698,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0909.47" calcext:value-type="float">
            <text:p>20909,47</text:p>
          </table:table-cell>
          <table:table-cell table:style-name="Default" office:value-type="float" office:value="-2054.42" calcext:value-type="float">
            <text:p>-2054,42</text:p>
          </table:table-cell>
          <table:table-cell table:style-name="Default" office:value-type="float" office:value="-3765.54" calcext:value-type="float">
            <text:p>-3765,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819.96" calcext:value-type="float">
            <text:p>-5819,96</text:p>
          </table:table-cell>
          <table:table-cell table:style-name="Default" office:value-type="float" office:value="15089.51" calcext:value-type="float">
            <text:p>15089,51</text:p>
          </table:table-cell>
          <table:table-cell table:number-columns-repeated="16366"/>
        </table:table-row>
        <table:table-row table:style-name="ro1">
          <table:table-cell office:value-type="float" office:value="6000134" calcext:value-type="float">
            <text:p>6000134</text:p>
          </table:table-cell>
          <table:table-cell table:style-name="Default" office:value-type="string" calcext:value-type="string">
            <text:p>SOLANGE TRAMUNT PONT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Default" office:value-type="float" office:value="10895.04" calcext:value-type="float">
            <text:p>10895,04</text:p>
          </table:table-cell>
          <table:table-cell table:style-name="Default" office:value-type="float" office:value="9958.5" calcext:value-type="float">
            <text:p>9958,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0853.54" calcext:value-type="float">
            <text:p>20853,54</text:p>
          </table:table-cell>
          <table:table-cell table:style-name="Default" office:value-type="float" office:value="-2045.19" calcext:value-type="float">
            <text:p>-2045,19</text:p>
          </table:table-cell>
          <table:table-cell table:style-name="Default" office:value-type="float" office:value="-3752.7" calcext:value-type="float">
            <text:p>-3752,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797.89" calcext:value-type="float">
            <text:p>-5797,89</text:p>
          </table:table-cell>
          <table:table-cell table:style-name="Default" office:value-type="float" office:value="15055.65" calcext:value-type="float">
            <text:p>15055,65</text:p>
          </table:table-cell>
          <table:table-cell table:number-columns-repeated="16366"/>
        </table:table-row>
        <table:table-row table:style-name="ro1">
          <table:table-cell office:value-type="float" office:value="6000166" calcext:value-type="float">
            <text:p>6000166</text:p>
          </table:table-cell>
          <table:table-cell table:style-name="Default" office:value-type="string" calcext:value-type="string">
            <text:p>SONIA MARIZA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ESTUDOS E PROJETOS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205.56" calcext:value-type="float">
            <text:p>2205,5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012.8" calcext:value-type="float">
            <text:p>15012,8</text:p>
          </table:table-cell>
          <table:table-cell table:style-name="Default" office:value-type="float" office:value="-1081.47" calcext:value-type="float">
            <text:p>-1081,47</text:p>
          </table:table-cell>
          <table:table-cell table:style-name="Default" office:value-type="float" office:value="-2411.52" calcext:value-type="float">
            <text:p>-2411,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492.99" calcext:value-type="float">
            <text:p>-3492,99</text:p>
          </table:table-cell>
          <table:table-cell table:style-name="Default" office:value-type="float" office:value="11519.81" calcext:value-type="float">
            <text:p>11519,81</text:p>
          </table:table-cell>
          <table:table-cell table:number-columns-repeated="16366"/>
        </table:table-row>
        <table:table-row table:style-name="ro1">
          <table:table-cell office:value-type="float" office:value="6001250" calcext:value-type="float">
            <text:p>6001250</text:p>
          </table:table-cell>
          <table:table-cell table:style-name="Default" office:value-type="string" calcext:value-type="string">
            <text:p>SONIA SOUSA DE AVELLAR MENEZES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Default" office:value-type="float" office:value="10279.97" calcext:value-type="float">
            <text:p>10279,97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0279.97" calcext:value-type="float">
            <text:p>10279,97</text:p>
          </table:table-cell>
          <table:table-cell table:style-name="Default" office:value-type="float" office:value="-361.62" calcext:value-type="float">
            <text:p>-361,62</text:p>
          </table:table-cell>
          <table:table-cell table:style-name="Default" office:value-type="float" office:value="-1307.95" calcext:value-type="float">
            <text:p>-1307,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69.57" calcext:value-type="float">
            <text:p>-1669,57</text:p>
          </table:table-cell>
          <table:table-cell table:style-name="Default" office:value-type="float" office:value="8610.4" calcext:value-type="float">
            <text:p>8610,4</text:p>
          </table:table-cell>
          <table:table-cell table:number-columns-repeated="16366"/>
        </table:table-row>
        <table:table-row table:style-name="ro1">
          <table:table-cell office:value-type="float" office:value="6000419" calcext:value-type="float">
            <text:p>6000419</text:p>
          </table:table-cell>
          <table:table-cell table:style-name="Default" office:value-type="string" calcext:value-type="string">
            <text:p>SUELI MENDES DA CRUZ D AVIL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APOIO À ATIVIDADE DE ÓRGÃO AGENTE</text:p>
          </table:table-cell>
          <table:table-cell table:style-name="Default" office:value-type="float" office:value="13207.46" calcext:value-type="float">
            <text:p>13207,46</text:p>
          </table:table-cell>
          <table:table-cell table:style-name="Default" office:value-type="float" office:value="2730.27" calcext:value-type="float">
            <text:p>2730,2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937.73" calcext:value-type="float">
            <text:p>15937,73</text:p>
          </table:table-cell>
          <table:table-cell table:style-name="Default" office:value-type="float" office:value="-1234.08" calcext:value-type="float">
            <text:p>-1234,08</text:p>
          </table:table-cell>
          <table:table-cell table:style-name="Default" office:value-type="float" office:value="-3147.5" calcext:value-type="float">
            <text:p>-3147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381.58" calcext:value-type="float">
            <text:p>-4381,58</text:p>
          </table:table-cell>
          <table:table-cell table:style-name="Default" office:value-type="float" office:value="11556.15" calcext:value-type="float">
            <text:p>11556,15</text:p>
          </table:table-cell>
          <table:table-cell table:number-columns-repeated="16366"/>
        </table:table-row>
        <table:table-row table:style-name="ro1">
          <table:table-cell office:value-type="float" office:value="6000417" calcext:value-type="float">
            <text:p>6000417</text:p>
          </table:table-cell>
          <table:table-cell table:style-name="Default" office:value-type="string" calcext:value-type="string">
            <text:p>SUELI VAZ FONSEC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10672.7" calcext:value-type="float">
            <text:p>10672,7</text:p>
          </table:table-cell>
          <table:table-cell table:style-name="Default" office:value-type="float" office:value="4221.89" calcext:value-type="float">
            <text:p>4221,8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894.59" calcext:value-type="float">
            <text:p>14894,59</text:p>
          </table:table-cell>
          <table:table-cell table:style-name="Default" office:value-type="float" office:value="-1061.96" calcext:value-type="float">
            <text:p>-1061,96</text:p>
          </table:table-cell>
          <table:table-cell table:style-name="Default" office:value-type="float" office:value="-2384.37" calcext:value-type="float">
            <text:p>-2384,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446.33" calcext:value-type="float">
            <text:p>-3446,33</text:p>
          </table:table-cell>
          <table:table-cell table:style-name="Default" office:value-type="float" office:value="11448.26" calcext:value-type="float">
            <text:p>11448,26</text:p>
          </table:table-cell>
          <table:table-cell table:number-columns-repeated="16366"/>
        </table:table-row>
        <table:table-row table:style-name="ro1">
          <table:table-cell office:value-type="float" office:value="6000663" calcext:value-type="float">
            <text:p>6000663</text:p>
          </table:table-cell>
          <table:table-cell table:style-name="Default" office:value-type="string" calcext:value-type="string">
            <text:p>TADEU SIMOES DE LIM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MONTAGEM DE PAUTAS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6580.08" calcext:value-type="float">
            <text:p>6580,0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9387.32" calcext:value-type="float">
            <text:p>19387,32</text:p>
          </table:table-cell>
          <table:table-cell table:style-name="Default" office:value-type="float" office:value="-1803.26" calcext:value-type="float">
            <text:p>-1803,26</text:p>
          </table:table-cell>
          <table:table-cell table:style-name="Default" office:value-type="float" office:value="-2831.59" calcext:value-type="float">
            <text:p>-2831,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634.85" calcext:value-type="float">
            <text:p>-4634,85</text:p>
          </table:table-cell>
          <table:table-cell table:style-name="Default" office:value-type="float" office:value="14752.47" calcext:value-type="float">
            <text:p>14752,47</text:p>
          </table:table-cell>
          <table:table-cell table:number-columns-repeated="16366"/>
        </table:table-row>
        <table:table-row table:style-name="ro1">
          <table:table-cell office:value-type="float" office:value="6000389" calcext:value-type="float">
            <text:p>6000389</text:p>
          </table:table-cell>
          <table:table-cell table:style-name="Default" office:value-type="string" calcext:value-type="string">
            <text:p>TANIA CRISTINA DE DEU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PROCESSUAL DA COORDENADORIA DE PRIMEIRO E SEGUNDO GRAUS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5344.97" calcext:value-type="float">
            <text:p>5344,9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419.02" calcext:value-type="float">
            <text:p>18419,02</text:p>
          </table:table-cell>
          <table:table-cell table:style-name="Default" office:value-type="float" office:value="-1643.49" calcext:value-type="float">
            <text:p>-1643,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643.49" calcext:value-type="float">
            <text:p>-1643,49</text:p>
          </table:table-cell>
          <table:table-cell table:style-name="Default" office:value-type="float" office:value="16775.53" calcext:value-type="float">
            <text:p>16775,53</text:p>
          </table:table-cell>
          <table:table-cell table:number-columns-repeated="16366"/>
        </table:table-row>
        <table:table-row table:style-name="ro1">
          <table:table-cell office:value-type="float" office:value="6000380" calcext:value-type="float">
            <text:p>6000380</text:p>
          </table:table-cell>
          <table:table-cell table:style-name="Default" office:value-type="string" calcext:value-type="string">
            <text:p>TANIA MARIA DE LIMA IV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SUPRIMENTOS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885.73" calcext:value-type="float">
            <text:p>2885,7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959.78" calcext:value-type="float">
            <text:p>15959,78</text:p>
          </table:table-cell>
          <table:table-cell table:style-name="Default" office:value-type="float" office:value="-1237.72" calcext:value-type="float">
            <text:p>-1237,72</text:p>
          </table:table-cell>
          <table:table-cell table:style-name="Default" office:value-type="float" office:value="-3152.56" calcext:value-type="float">
            <text:p>-3152,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390.28" calcext:value-type="float">
            <text:p>-4390,28</text:p>
          </table:table-cell>
          <table:table-cell table:style-name="Default" office:value-type="float" office:value="11569.5" calcext:value-type="float">
            <text:p>11569,5</text:p>
          </table:table-cell>
          <table:table-cell table:number-columns-repeated="16366"/>
        </table:table-row>
        <table:table-row table:style-name="ro1">
          <table:table-cell office:value-type="float" office:value="6000019" calcext:value-type="float">
            <text:p>6000019</text:p>
          </table:table-cell>
          <table:table-cell table:style-name="Default" office:value-type="string" calcext:value-type="string">
            <text:p>TANIA MARIA FERREIRA DE CASTR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8º OFÍCIO GERAL DA PROCURADORIA GERAL DO TRABALH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5087.01" calcext:value-type="float">
            <text:p>5087,0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8161.06" calcext:value-type="float">
            <text:p>18161,06</text:p>
          </table:table-cell>
          <table:table-cell table:style-name="Default" office:value-type="float" office:value="-1600.93" calcext:value-type="float">
            <text:p>-1600,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600.93" calcext:value-type="float">
            <text:p>-1600,93</text:p>
          </table:table-cell>
          <table:table-cell table:style-name="Default" office:value-type="float" office:value="16560.13" calcext:value-type="float">
            <text:p>16560,13</text:p>
          </table:table-cell>
          <table:table-cell table:number-columns-repeated="16366"/>
        </table:table-row>
        <table:table-row table:style-name="ro1">
          <table:table-cell office:value-type="float" office:value="6001741" calcext:value-type="float">
            <text:p>6001741</text:p>
          </table:table-cell>
          <table:table-cell table:style-name="Default" office:value-type="string" calcext:value-type="string">
            <text:p>TANIA MARIA QUEIROZ DO PASS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CENTRO DE DOCUMENTAÇÃO E INFORMAÇÃO-PRT-5ª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437.77" calcext:value-type="float">
            <text:p>437,7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450.8" calcext:value-type="float">
            <text:p>21450,8</text:p>
          </table:table-cell>
          <table:table-cell table:style-name="Default" office:value-type="float" office:value="-2143.74" calcext:value-type="float">
            <text:p>-2143,74</text:p>
          </table:table-cell>
          <table:table-cell table:style-name="Default" office:value-type="float" office:value="-3889.84" calcext:value-type="float">
            <text:p>-3889,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033.58" calcext:value-type="float">
            <text:p>-6033,58</text:p>
          </table:table-cell>
          <table:table-cell table:style-name="Default" office:value-type="float" office:value="15417.22" calcext:value-type="float">
            <text:p>15417,22</text:p>
          </table:table-cell>
          <table:table-cell table:number-columns-repeated="16366"/>
        </table:table-row>
        <table:table-row table:style-name="ro1">
          <table:table-cell office:value-type="float" office:value="6000200" calcext:value-type="float">
            <text:p>6000200</text:p>
          </table:table-cell>
          <table:table-cell table:style-name="Default" office:value-type="string" calcext:value-type="string">
            <text:p>TELMA TRINDADE CAMPO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693.72" calcext:value-type="float">
            <text:p>693,7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500.96" calcext:value-type="float">
            <text:p>13500,96</text:p>
          </table:table-cell>
          <table:table-cell table:style-name="Default" office:value-type="float" office:value="-832.01" calcext:value-type="float">
            <text:p>-832,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32.01" calcext:value-type="float">
            <text:p>-832,01</text:p>
          </table:table-cell>
          <table:table-cell table:style-name="Default" office:value-type="float" office:value="12668.95" calcext:value-type="float">
            <text:p>12668,95</text:p>
          </table:table-cell>
          <table:table-cell table:number-columns-repeated="16366"/>
        </table:table-row>
        <table:table-row table:style-name="ro1">
          <table:table-cell office:value-type="float" office:value="6000628" calcext:value-type="float">
            <text:p>6000628</text:p>
          </table:table-cell>
          <table:table-cell table:style-name="Default" office:value-type="string" calcext:value-type="string">
            <text:p>TEREZA CRISTINA MATOS DE CARVALHO</text:p>
          </table:table-cell>
          <table:table-cell table:style-name="ce2" office:value-type="string" calcext:value-type="string">
            <text:p>INATIVO INTEGRAL P/DOENCA E T.SERV.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689.78" calcext:value-type="float">
            <text:p>1689,7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497.02" calcext:value-type="float">
            <text:p>14497,02</text:p>
          </table:table-cell>
          <table:table-cell table:style-name="Default" office:value-type="float" office:value="-996.36" calcext:value-type="float">
            <text:p>-996,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996.36" calcext:value-type="float">
            <text:p>-996,36</text:p>
          </table:table-cell>
          <table:table-cell table:style-name="Default" office:value-type="float" office:value="13500.66" calcext:value-type="float">
            <text:p>13500,66</text:p>
          </table:table-cell>
          <table:table-cell table:number-columns-repeated="16366"/>
        </table:table-row>
        <table:table-row table:style-name="ro1">
          <table:table-cell office:value-type="float" office:value="6003231" calcext:value-type="float">
            <text:p>6003231</text:p>
          </table:table-cell>
          <table:table-cell table:style-name="Default" office:value-type="string" calcext:value-type="string">
            <text:p>TEREZA FUTAMI MATAYOSH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PAUTAS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53.36" calcext:value-type="float">
            <text:p>53,3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127.41" calcext:value-type="float">
            <text:p>13127,41</text:p>
          </table:table-cell>
          <table:table-cell table:style-name="Default" office:value-type="float" office:value="-774.5" calcext:value-type="float">
            <text:p>-774,5</text:p>
          </table:table-cell>
          <table:table-cell table:style-name="Default" office:value-type="float" office:value="-2501.05" calcext:value-type="float">
            <text:p>-2501,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275.55" calcext:value-type="float">
            <text:p>-3275,55</text:p>
          </table:table-cell>
          <table:table-cell table:style-name="Default" office:value-type="float" office:value="9851.86" calcext:value-type="float">
            <text:p>9851,86</text:p>
          </table:table-cell>
          <table:table-cell table:number-columns-repeated="16366"/>
        </table:table-row>
        <table:table-row table:style-name="ro1">
          <table:table-cell office:value-type="float" office:value="6000297" calcext:value-type="float">
            <text:p>6000297</text:p>
          </table:table-cell>
          <table:table-cell table:style-name="Default" office:value-type="string" calcext:value-type="string">
            <text:p>TERUMI YOSHIMU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6953.62" calcext:value-type="float">
            <text:p>6953,6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9760.86" calcext:value-type="float">
            <text:p>19760,86</text:p>
          </table:table-cell>
          <table:table-cell table:style-name="Default" office:value-type="float" office:value="-1864.9" calcext:value-type="float">
            <text:p>-1864,9</text:p>
          </table:table-cell>
          <table:table-cell table:style-name="Default" office:value-type="float" office:value="-3501.79" calcext:value-type="float">
            <text:p>-3501,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366.69" calcext:value-type="float">
            <text:p>-5366,69</text:p>
          </table:table-cell>
          <table:table-cell table:style-name="Default" office:value-type="float" office:value="14394.17" calcext:value-type="float">
            <text:p>14394,17</text:p>
          </table:table-cell>
          <table:table-cell table:number-columns-repeated="16366"/>
        </table:table-row>
        <table:table-row table:style-name="ro1">
          <table:table-cell office:value-type="float" office:value="6000603" calcext:value-type="float">
            <text:p>6000603</text:p>
          </table:table-cell>
          <table:table-cell table:style-name="Default" office:value-type="string" calcext:value-type="string">
            <text:p>THERESA ZETTEL CARN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9963.92" calcext:value-type="float">
            <text:p>9963,9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30976.95" calcext:value-type="float">
            <text:p>30976,95</text:p>
          </table:table-cell>
          <table:table-cell table:style-name="Default" office:value-type="float" office:value="-3823.3" calcext:value-type="float">
            <text:p>-3823,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823.3" calcext:value-type="float">
            <text:p>-3823,3</text:p>
          </table:table-cell>
          <table:table-cell table:style-name="Default" office:value-type="float" office:value="27153.65" calcext:value-type="float">
            <text:p>27153,65</text:p>
          </table:table-cell>
          <table:table-cell table:number-columns-repeated="16366"/>
        </table:table-row>
        <table:table-row table:style-name="ro1">
          <table:table-cell office:value-type="float" office:value="6000075" calcext:value-type="float">
            <text:p>6000075</text:p>
          </table:table-cell>
          <table:table-cell table:style-name="Default" office:value-type="string" calcext:value-type="string">
            <text:p>THEREZINHA RAYMUNDO DE MELO VI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DOCUMENTOS - PRT-1ª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625.87" calcext:value-type="float">
            <text:p>2625,8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433.11" calcext:value-type="float">
            <text:p>15433,11</text:p>
          </table:table-cell>
          <table:table-cell table:style-name="Default" office:value-type="float" office:value="-1150.82" calcext:value-type="float">
            <text:p>-1150,82</text:p>
          </table:table-cell>
          <table:table-cell table:style-name="Default" office:value-type="float" office:value="-2455.89" calcext:value-type="float">
            <text:p>-2455,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606.71" calcext:value-type="float">
            <text:p>-3606,71</text:p>
          </table:table-cell>
          <table:table-cell table:style-name="Default" office:value-type="float" office:value="11826.4" calcext:value-type="float">
            <text:p>11826,4</text:p>
          </table:table-cell>
          <table:table-cell table:number-columns-repeated="16366"/>
        </table:table-row>
        <table:table-row table:style-name="ro1">
          <table:table-cell office:value-type="float" office:value="6006434" calcext:value-type="float">
            <text:p>6006434</text:p>
          </table:table-cell>
          <table:table-cell table:style-name="Default" office:value-type="string" calcext:value-type="string">
            <text:p>UBIRATAN VALENTIM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ATENDIMENTO À SERVIÇOS DIVERSOS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525.75" calcext:value-type="float">
            <text:p>2525,7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599.8" calcext:value-type="float">
            <text:p>15599,8</text:p>
          </table:table-cell>
          <table:table-cell table:style-name="Default" office:value-type="float" office:value="-1178.32" calcext:value-type="float">
            <text:p>-1178,32</text:p>
          </table:table-cell>
          <table:table-cell table:style-name="Default" office:value-type="float" office:value="-2546.31" calcext:value-type="float">
            <text:p>-2546,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724.63" calcext:value-type="float">
            <text:p>-3724,63</text:p>
          </table:table-cell>
          <table:table-cell table:style-name="Default" office:value-type="float" office:value="11875.17" calcext:value-type="float">
            <text:p>11875,17</text:p>
          </table:table-cell>
          <table:table-cell table:number-columns-repeated="16366"/>
        </table:table-row>
        <table:table-row table:style-name="ro1">
          <table:table-cell office:value-type="float" office:value="6000191" calcext:value-type="float">
            <text:p>6000191</text:p>
          </table:table-cell>
          <table:table-cell table:style-name="Default" office:value-type="string" calcext:value-type="string">
            <text:p>VALDA LESS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EPARTAMENTO DE DOCUMENTAÇÃO E GESTÃO DA INFORMAÇÃO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734.22" calcext:value-type="float">
            <text:p>1734,2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541.46" calcext:value-type="float">
            <text:p>14541,46</text:p>
          </table:table-cell>
          <table:table-cell table:style-name="Default" office:value-type="float" office:value="-1003.7" calcext:value-type="float">
            <text:p>-1003,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003.7" calcext:value-type="float">
            <text:p>-1003,7</text:p>
          </table:table-cell>
          <table:table-cell table:style-name="Default" office:value-type="float" office:value="13537.76" calcext:value-type="float">
            <text:p>13537,76</text:p>
          </table:table-cell>
          <table:table-cell table:number-columns-repeated="16366"/>
        </table:table-row>
        <table:table-row table:style-name="ro1">
          <table:table-cell office:value-type="float" office:value="6001638" calcext:value-type="float">
            <text:p>6001638</text:p>
          </table:table-cell>
          <table:table-cell table:style-name="Default" office:value-type="string" calcext:value-type="string">
            <text:p>VALERIA JARDIM ROTTGER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7257.43" calcext:value-type="float">
            <text:p>7257,43</text:p>
          </table:table-cell>
          <table:table-cell table:style-name="Default" office:value-type="float" office:value="160.09" calcext:value-type="float">
            <text:p>160,0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7417.52" calcext:value-type="float">
            <text:p>7417,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88.49" calcext:value-type="float">
            <text:p>-988,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88.49" calcext:value-type="float">
            <text:p>-988,49</text:p>
          </table:table-cell>
          <table:table-cell table:style-name="Default" office:value-type="float" office:value="6429.03" calcext:value-type="float">
            <text:p>6429,03</text:p>
          </table:table-cell>
          <table:table-cell table:number-columns-repeated="16366"/>
        </table:table-row>
        <table:table-row table:style-name="ro1">
          <table:table-cell office:value-type="float" office:value="6000291" calcext:value-type="float">
            <text:p>6000291</text:p>
          </table:table-cell>
          <table:table-cell table:style-name="Default" office:value-type="string" calcext:value-type="string">
            <text:p>VANILDE MACIEL PINTO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184.84" calcext:value-type="float">
            <text:p>2184,8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992.08" calcext:value-type="float">
            <text:p>14992,08</text:p>
          </table:table-cell>
          <table:table-cell table:style-name="Default" office:value-type="float" office:value="-1078.05" calcext:value-type="float">
            <text:p>-1078,05</text:p>
          </table:table-cell>
          <table:table-cell table:style-name="Default" office:value-type="float" office:value="-2406.76" calcext:value-type="float">
            <text:p>-2406,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484.81" calcext:value-type="float">
            <text:p>-3484,81</text:p>
          </table:table-cell>
          <table:table-cell table:style-name="Default" office:value-type="float" office:value="11507.27" calcext:value-type="float">
            <text:p>11507,27</text:p>
          </table:table-cell>
          <table:table-cell table:number-columns-repeated="16366"/>
        </table:table-row>
        <table:table-row table:style-name="ro1">
          <table:table-cell office:value-type="float" office:value="6001502" calcext:value-type="float">
            <text:p>6001502</text:p>
          </table:table-cell>
          <table:table-cell table:style-name="Default" office:value-type="string" calcext:value-type="string">
            <text:p>VERA ACCORS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Default" office:value-type="float" office:value="21013.03" calcext:value-type="float">
            <text:p>21013,03</text:p>
          </table:table-cell>
          <table:table-cell table:style-name="Default" office:value-type="float" office:value="262.66" calcext:value-type="float">
            <text:p>262,6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1275.69" calcext:value-type="float">
            <text:p>21275,69</text:p>
          </table:table-cell>
          <table:table-cell table:style-name="Default" office:value-type="float" office:value="-2114.84" calcext:value-type="float">
            <text:p>-2114,84</text:p>
          </table:table-cell>
          <table:table-cell table:style-name="Default" office:value-type="float" office:value="-3849.63" calcext:value-type="float">
            <text:p>-3849,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964.47" calcext:value-type="float">
            <text:p>-5964,47</text:p>
          </table:table-cell>
          <table:table-cell table:style-name="Default" office:value-type="float" office:value="15311.22" calcext:value-type="float">
            <text:p>15311,22</text:p>
          </table:table-cell>
          <table:table-cell table:number-columns-repeated="16366"/>
        </table:table-row>
        <table:table-row table:style-name="ro1">
          <table:table-cell office:value-type="float" office:value="1349538" calcext:value-type="float">
            <text:p>1349538</text:p>
          </table:table-cell>
          <table:table-cell table:style-name="Default" office:value-type="string" calcext:value-type="string">
            <text:p>VERA FERNANDES GANDRES CASIMIR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3906.2" calcext:value-type="float">
            <text:p>3906,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6980.25" calcext:value-type="float">
            <text:p>16980,25</text:p>
          </table:table-cell>
          <table:table-cell table:style-name="Default" office:value-type="float" office:value="-1406.1" calcext:value-type="float">
            <text:p>-1406,1</text:p>
          </table:table-cell>
          <table:table-cell table:style-name="Default" office:value-type="float" office:value="-2863.29" calcext:value-type="float">
            <text:p>-2863,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269.39" calcext:value-type="float">
            <text:p>-4269,39</text:p>
          </table:table-cell>
          <table:table-cell table:style-name="Default" office:value-type="float" office:value="12710.86" calcext:value-type="float">
            <text:p>12710,86</text:p>
          </table:table-cell>
          <table:table-cell table:number-columns-repeated="16366"/>
        </table:table-row>
        <table:table-row table:style-name="ro1">
          <table:table-cell office:value-type="float" office:value="6001703" calcext:value-type="float">
            <text:p>6001703</text:p>
          </table:table-cell>
          <table:table-cell table:style-name="Default" office:value-type="string" calcext:value-type="string">
            <text:p>VERA JOANA PICCOL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ADMINISTRAÇÃO</text:p>
          </table:table-cell>
          <table:table-cell table:style-name="Default" office:value-type="float" office:value="21669.68" calcext:value-type="float">
            <text:p>21669,68</text:p>
          </table:table-cell>
          <table:table-cell table:style-name="Default" office:value-type="float" office:value="437.77" calcext:value-type="float">
            <text:p>437,7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2107.45" calcext:value-type="float">
            <text:p>22107,45</text:p>
          </table:table-cell>
          <table:table-cell table:style-name="Default" office:value-type="float" office:value="-2252.08" calcext:value-type="float">
            <text:p>-2252,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252.08" calcext:value-type="float">
            <text:p>-2252,08</text:p>
          </table:table-cell>
          <table:table-cell table:style-name="Default" office:value-type="float" office:value="19855.37" calcext:value-type="float">
            <text:p>19855,37</text:p>
          </table:table-cell>
          <table:table-cell table:number-columns-repeated="16366"/>
        </table:table-row>
        <table:table-row table:style-name="ro1">
          <table:table-cell office:value-type="float" office:value="6000242" calcext:value-type="float">
            <text:p>6000242</text:p>
          </table:table-cell>
          <table:table-cell table:style-name="Default" office:value-type="string" calcext:value-type="string">
            <text:p>VERA LUCIA DOS SANTOS BOCCHIN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ADMINISTRATIVA DA SECRETARIA DO CONSELHO SUPERIOR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7393.1" calcext:value-type="float">
            <text:p>7393,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0200.34" calcext:value-type="float">
            <text:p>20200,34</text:p>
          </table:table-cell>
          <table:table-cell table:style-name="Default" office:value-type="float" office:value="-1937.41" calcext:value-type="float">
            <text:p>-1937,41</text:p>
          </table:table-cell>
          <table:table-cell table:style-name="Default" office:value-type="float" office:value="-3550.57" calcext:value-type="float">
            <text:p>-3550,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487.98" calcext:value-type="float">
            <text:p>-5487,98</text:p>
          </table:table-cell>
          <table:table-cell table:style-name="Default" office:value-type="float" office:value="14712.36" calcext:value-type="float">
            <text:p>14712,36</text:p>
          </table:table-cell>
          <table:table-cell table:number-columns-repeated="16366"/>
        </table:table-row>
        <table:table-row table:style-name="ro1">
          <table:table-cell office:value-type="float" office:value="6000535" calcext:value-type="float">
            <text:p>6000535</text:p>
          </table:table-cell>
          <table:table-cell table:style-name="Default" office:value-type="string" calcext:value-type="string">
            <text:p>VERA LUCIA JAPIASSU CEZARIO DE MEL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Default" office:value-type="float" office:value="11330.85" calcext:value-type="float">
            <text:p>11330,85</text:p>
          </table:table-cell>
          <table:table-cell table:style-name="Default" office:value-type="float" office:value="1852.51" calcext:value-type="float">
            <text:p>1852,5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183.36" calcext:value-type="float">
            <text:p>13183,36</text:p>
          </table:table-cell>
          <table:table-cell table:style-name="Default" office:value-type="float" office:value="-782.61" calcext:value-type="float">
            <text:p>-782,61</text:p>
          </table:table-cell>
          <table:table-cell table:style-name="Default" office:value-type="float" office:value="-1990.61" calcext:value-type="float">
            <text:p>-1990,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773.22" calcext:value-type="float">
            <text:p>-2773,22</text:p>
          </table:table-cell>
          <table:table-cell table:style-name="Default" office:value-type="float" office:value="10410.14" calcext:value-type="float">
            <text:p>10410,14</text:p>
          </table:table-cell>
          <table:table-cell table:number-columns-repeated="16366"/>
        </table:table-row>
        <table:table-row table:style-name="ro1">
          <table:table-cell office:value-type="float" office:value="6000406" calcext:value-type="float">
            <text:p>6000406</text:p>
          </table:table-cell>
          <table:table-cell table:style-name="Default" office:value-type="string" calcext:value-type="string">
            <text:p>VERA LUCIA MEYER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Default" office:value-type="float" office:value="10672.7" calcext:value-type="float">
            <text:p>10672,7</text:p>
          </table:table-cell>
          <table:table-cell table:style-name="Default" office:value-type="float" office:value="9641.71" calcext:value-type="float">
            <text:p>9641,7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0314.41" calcext:value-type="float">
            <text:p>20314,41</text:p>
          </table:table-cell>
          <table:table-cell table:style-name="Default" office:value-type="float" office:value="-1956.23" calcext:value-type="float">
            <text:p>-1956,23</text:p>
          </table:table-cell>
          <table:table-cell table:style-name="Default" office:value-type="float" office:value="-3628.9" calcext:value-type="float">
            <text:p>-3628,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585.13" calcext:value-type="float">
            <text:p>-5585,13</text:p>
          </table:table-cell>
          <table:table-cell table:style-name="Default" office:value-type="float" office:value="14729.28" calcext:value-type="float">
            <text:p>14729,28</text:p>
          </table:table-cell>
          <table:table-cell table:number-columns-repeated="16366"/>
        </table:table-row>
        <table:table-row table:style-name="ro1">
          <table:table-cell office:value-type="float" office:value="6000258" calcext:value-type="float">
            <text:p>6000258</text:p>
          </table:table-cell>
          <table:table-cell table:style-name="Default" office:value-type="string" calcext:value-type="string">
            <text:p>VICENTE DE PAULA SOAR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DIÁRIAS, TRANSPORTE E SEGURANÇA INSTITUCIONAL - PRT03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680.85" calcext:value-type="float">
            <text:p>1680,8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488.09" calcext:value-type="float">
            <text:p>14488,09</text:p>
          </table:table-cell>
          <table:table-cell table:style-name="Default" office:value-type="float" office:value="-994.89" calcext:value-type="float">
            <text:p>-994,89</text:p>
          </table:table-cell>
          <table:table-cell table:style-name="Default" office:value-type="float" office:value="-2186.76" calcext:value-type="float">
            <text:p>-2186,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181.65" calcext:value-type="float">
            <text:p>-3181,65</text:p>
          </table:table-cell>
          <table:table-cell table:style-name="Default" office:value-type="float" office:value="11306.44" calcext:value-type="float">
            <text:p>11306,44</text:p>
          </table:table-cell>
          <table:table-cell table:number-columns-repeated="16366"/>
        </table:table-row>
        <table:table-row table:style-name="ro1">
          <table:table-cell office:value-type="float" office:value="6000004" calcext:value-type="float">
            <text:p>6000004</text:p>
          </table:table-cell>
          <table:table-cell table:style-name="Default" office:value-type="string" calcext:value-type="string">
            <text:p>VICENTINA MARIA DE RESENDE SALVIAN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EXECUÇÃO FINANCEIRA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4115.16" calcext:value-type="float">
            <text:p>4115,1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189.21" calcext:value-type="float">
            <text:p>17189,21</text:p>
          </table:table-cell>
          <table:table-cell table:style-name="Default" office:value-type="float" office:value="-1440.57" calcext:value-type="float">
            <text:p>-1440,57</text:p>
          </table:table-cell>
          <table:table-cell table:style-name="Default" office:value-type="float" office:value="-2911.28" calcext:value-type="float">
            <text:p>-2911,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351.85" calcext:value-type="float">
            <text:p>-4351,85</text:p>
          </table:table-cell>
          <table:table-cell table:style-name="Default" office:value-type="float" office:value="12837.36" calcext:value-type="float">
            <text:p>12837,36</text:p>
          </table:table-cell>
          <table:table-cell table:number-columns-repeated="16366"/>
        </table:table-row>
        <table:table-row table:style-name="ro1">
          <table:table-cell office:value-type="float" office:value="6000093" calcext:value-type="float">
            <text:p>6000093</text:p>
          </table:table-cell>
          <table:table-cell table:style-name="Default" office:value-type="string" calcext:value-type="string">
            <text:p>VILMA DE FREIT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1227.36" calcext:value-type="float">
            <text:p>1227,3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4034.6" calcext:value-type="float">
            <text:p>14034,6</text:p>
          </table:table-cell>
          <table:table-cell table:style-name="Default" office:value-type="float" office:value="-920.06" calcext:value-type="float">
            <text:p>-920,06</text:p>
          </table:table-cell>
          <table:table-cell table:style-name="Default" office:value-type="float" office:value="-2186.9" calcext:value-type="float">
            <text:p>-2186,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106.96" calcext:value-type="float">
            <text:p>-3106,96</text:p>
          </table:table-cell>
          <table:table-cell table:style-name="Default" office:value-type="float" office:value="10927.64" calcext:value-type="float">
            <text:p>10927,64</text:p>
          </table:table-cell>
          <table:table-cell table:number-columns-repeated="16366"/>
        </table:table-row>
        <table:table-row table:style-name="ro1">
          <table:table-cell office:value-type="float" office:value="6001252" calcext:value-type="float">
            <text:p>6001252</text:p>
          </table:table-cell>
          <table:table-cell table:style-name="Default" office:value-type="string" calcext:value-type="string">
            <text:p>VILMA TAKAYASSU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ESSORIA DE COMUNICAÇÃO SOCIAL DO GABINETE DO PROCURADOR-CHEFE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13.45" calcext:value-type="float">
            <text:p>213,4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020.69" calcext:value-type="float">
            <text:p>13020,69</text:p>
          </table:table-cell>
          <table:table-cell table:style-name="Default" office:value-type="float" office:value="-759.03" calcext:value-type="float">
            <text:p>-759,03</text:p>
          </table:table-cell>
          <table:table-cell table:style-name="Default" office:value-type="float" office:value="-1952.36" calcext:value-type="float">
            <text:p>-1952,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711.39" calcext:value-type="float">
            <text:p>-2711,39</text:p>
          </table:table-cell>
          <table:table-cell table:style-name="Default" office:value-type="float" office:value="10309.3" calcext:value-type="float">
            <text:p>10309,3</text:p>
          </table:table-cell>
          <table:table-cell table:number-columns-repeated="16366"/>
        </table:table-row>
        <table:table-row table:style-name="ro1">
          <table:table-cell office:value-type="float" office:value="6000581" calcext:value-type="float">
            <text:p>6000581</text:p>
          </table:table-cell>
          <table:table-cell table:style-name="Default" office:value-type="string" calcext:value-type="string">
            <text:p>WALDER ALVES DE SOUZ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TRANSPORTES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2516.82" calcext:value-type="float">
            <text:p>2516,8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324.06" calcext:value-type="float">
            <text:p>15324,06</text:p>
          </table:table-cell>
          <table:table-cell table:style-name="Default" office:value-type="float" office:value="-759.27" calcext:value-type="float">
            <text:p>-759,27</text:p>
          </table:table-cell>
          <table:table-cell table:style-name="Default" office:value-type="float" office:value="-2476.35" calcext:value-type="float">
            <text:p>-2476,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355" calcext:value-type="float">
            <text:p>-5355</text:p>
          </table:table-cell>
          <table:table-cell table:style-name="Default" office:value-type="float" office:value="9969.06" calcext:value-type="float">
            <text:p>9969,06</text:p>
          </table:table-cell>
          <table:table-cell table:number-columns-repeated="16366"/>
        </table:table-row>
        <table:table-row table:style-name="ro1">
          <table:table-cell office:value-type="float" office:value="6001488" calcext:value-type="float">
            <text:p>6001488</text:p>
          </table:table-cell>
          <table:table-cell table:style-name="Default" office:value-type="string" calcext:value-type="string">
            <text:p>WARTON SOUZ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FREQUÊNCIA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2196.64" calcext:value-type="float">
            <text:p>2196,6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270.69" calcext:value-type="float">
            <text:p>15270,69</text:p>
          </table:table-cell>
          <table:table-cell table:style-name="Default" office:value-type="float" office:value="-1124.02" calcext:value-type="float">
            <text:p>-1124,02</text:p>
          </table:table-cell>
          <table:table-cell table:style-name="Default" office:value-type="float" office:value="-2366.46" calcext:value-type="float">
            <text:p>-2366,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490.48" calcext:value-type="float">
            <text:p>-3490,48</text:p>
          </table:table-cell>
          <table:table-cell table:style-name="Default" office:value-type="float" office:value="11780.21" calcext:value-type="float">
            <text:p>11780,21</text:p>
          </table:table-cell>
          <table:table-cell table:number-columns-repeated="16366"/>
        </table:table-row>
        <table:table-row table:style-name="ro1">
          <table:table-cell office:value-type="float" office:value="6005822" calcext:value-type="float">
            <text:p>6005822</text:p>
          </table:table-cell>
          <table:table-cell table:style-name="Default" office:value-type="string" calcext:value-type="string">
            <text:p>WASHINGTON GONÇALVES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Default" office:value-type="float" office:value="13074.05" calcext:value-type="float">
            <text:p>13074,05</text:p>
          </table:table-cell>
          <table:table-cell table:style-name="Default" office:value-type="float" office:value="106.72" calcext:value-type="float">
            <text:p>106,7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180.77" calcext:value-type="float">
            <text:p>13180,77</text:p>
          </table:table-cell>
          <table:table-cell table:style-name="Default" office:value-type="float" office:value="-782.24" calcext:value-type="float">
            <text:p>-782,24</text:p>
          </table:table-cell>
          <table:table-cell table:style-name="Default" office:value-type="float" office:value="-1990" calcext:value-type="float">
            <text:p>-19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772.24" calcext:value-type="float">
            <text:p>-2772,24</text:p>
          </table:table-cell>
          <table:table-cell table:style-name="Default" office:value-type="float" office:value="10408.53" calcext:value-type="float">
            <text:p>10408,53</text:p>
          </table:table-cell>
          <table:table-cell table:number-columns-repeated="16366"/>
        </table:table-row>
        <table:table-row table:style-name="ro1">
          <table:table-cell office:value-type="float" office:value="6000391" calcext:value-type="float">
            <text:p>6000391</text:p>
          </table:table-cell>
          <table:table-cell table:style-name="Default" office:value-type="string" calcext:value-type="string">
            <text:p>WILMA SILVEIRA FAGUND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ATENDIMENTO AO PÚBLICO E PROTOCOLO-GERAL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907.17" calcext:value-type="float">
            <text:p>907,1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714.41" calcext:value-type="float">
            <text:p>13714,41</text:p>
          </table:table-cell>
          <table:table-cell table:style-name="Default" office:value-type="float" office:value="-867.23" calcext:value-type="float">
            <text:p>-867,23</text:p>
          </table:table-cell>
          <table:table-cell table:style-name="Default" office:value-type="float" office:value="-2113.38" calcext:value-type="float">
            <text:p>-2113,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980.61" calcext:value-type="float">
            <text:p>-2980,61</text:p>
          </table:table-cell>
          <table:table-cell table:style-name="Default" office:value-type="float" office:value="10733.8" calcext:value-type="float">
            <text:p>10733,8</text:p>
          </table:table-cell>
          <table:table-cell table:number-columns-repeated="16366"/>
        </table:table-row>
        <table:table-row table:style-name="ro1">
          <table:table-cell office:value-type="float" office:value="6000198" calcext:value-type="float">
            <text:p>6000198</text:p>
          </table:table-cell>
          <table:table-cell table:style-name="Default" office:value-type="string" calcext:value-type="string">
            <text:p>WILMA SOUZA FERREIRA MONT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Default" office:value-type="float" office:value="12807.24" calcext:value-type="float">
            <text:p>12807,24</text:p>
          </table:table-cell>
          <table:table-cell table:style-name="Default" office:value-type="float" office:value="693.72" calcext:value-type="float">
            <text:p>693,7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500.96" calcext:value-type="float">
            <text:p>13500,96</text:p>
          </table:table-cell>
          <table:table-cell table:style-name="Default" office:value-type="float" office:value="-832.01" calcext:value-type="float">
            <text:p>-832,01</text:p>
          </table:table-cell>
          <table:table-cell table:style-name="Default" office:value-type="float" office:value="-2064.36" calcext:value-type="float">
            <text:p>-2064,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896.37" calcext:value-type="float">
            <text:p>-2896,37</text:p>
          </table:table-cell>
          <table:table-cell table:style-name="Default" office:value-type="float" office:value="10604.59" calcext:value-type="float">
            <text:p>10604,59</text:p>
          </table:table-cell>
          <table:table-cell table:number-columns-repeated="16366"/>
        </table:table-row>
        <table:table-row table:style-name="ro1">
          <table:table-cell office:value-type="float" office:value="2040948" calcext:value-type="float">
            <text:p>2040948</text:p>
          </table:table-cell>
          <table:table-cell table:style-name="Default" office:value-type="string" calcext:value-type="string">
            <text:p>WILSON DE SOUZA CAVALCANTE <text:s/>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Default" office:value-type="float" office:value="11709.48" calcext:value-type="float">
            <text:p>11709,48</text:p>
          </table:table-cell>
          <table:table-cell table:style-name="Default" office:value-type="float" office:value="3370.64" calcext:value-type="float">
            <text:p>3370,6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5080.12" calcext:value-type="float">
            <text:p>15080,12</text:p>
          </table:table-cell>
          <table:table-cell table:style-name="Default" office:value-type="float" office:value="-1092.57" calcext:value-type="float">
            <text:p>-1092,57</text:p>
          </table:table-cell>
          <table:table-cell table:style-name="Default" office:value-type="float" office:value="-2426.98" calcext:value-type="float">
            <text:p>-2426,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519.55" calcext:value-type="float">
            <text:p>-3519,55</text:p>
          </table:table-cell>
          <table:table-cell table:style-name="Default" office:value-type="float" office:value="11560.57" calcext:value-type="float">
            <text:p>11560,57</text:p>
          </table:table-cell>
          <table:table-cell table:number-columns-repeated="16366"/>
        </table:table-row>
        <table:table-row table:style-name="ro1">
          <table:table-cell office:value-type="float" office:value="6000544" calcext:value-type="float">
            <text:p>6000544</text:p>
          </table:table-cell>
          <table:table-cell table:style-name="Default" office:value-type="string" calcext:value-type="string">
            <text:p>YARA THEREZINHA DE LIMA SANTO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Default" office:value-type="float" office:value="10459.24" calcext:value-type="float">
            <text:p>10459,24</text:p>
          </table:table-cell>
          <table:table-cell table:style-name="Default" office:value-type="float" office:value="2054.4" calcext:value-type="float">
            <text:p>2054,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2513.64" calcext:value-type="float">
            <text:p>12513,64</text:p>
          </table:table-cell>
          <table:table-cell table:style-name="Default" office:value-type="float" office:value="-685.5" calcext:value-type="float">
            <text:p>-685,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685.5" calcext:value-type="float">
            <text:p>-685,5</text:p>
          </table:table-cell>
          <table:table-cell table:style-name="Default" office:value-type="float" office:value="11828.14" calcext:value-type="float">
            <text:p>11828,14</text:p>
          </table:table-cell>
          <table:table-cell table:number-columns-repeated="16366"/>
        </table:table-row>
        <table:table-row table:style-name="ro1" table:number-rows-repeated="104809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GoogleOpenSans" svg:font-family="GoogleOpenSan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7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 loext:blank-width-char="("> $</number:text>
      <number:fill-character> </number:fill-character>
      <number:text>- _)</number:text>
    </number:number-style>
    <number:text-style style:name="N127">
      <number:text loext:blank-width-char="("> </number:text>
      <number:text-content/>
      <number:text loext:blank-width-char=")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 _)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1:20:12.44448767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muneracaoServidoresInativos-m" style:display-name="PageStyle_RemuneracaoServidoresInativos-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9T11:27:27.229585090</dc:date>
    <meta:editing-duration>PT9M50S</meta:editing-duration>
    <meta:editing-cycles>4</meta:editing-cycles>
    <meta:generator>LibreOffice/24.2.3.2$Linux_X86_64 LibreOffice_project/420$Build-2</meta:generator>
    <meta:document-statistic meta:table-count="1" meta:cell-count="8694" meta:object-count="0"/>
  </office:meta>
</office:document-meta>
</file>